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5.692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5.49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7.662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3.639cm"/>
    </style:style>
    <style:style style:name="co13" style:family="table-column">
      <style:table-column-properties fo:break-before="auto" style:column-width="17.01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92">
            <text:p>92</text:p>
          </table:table-cell>
          <table:table-cell office:value-type="string">
            <text:p>M</text:p>
          </table:table-cell>
          <table:table-cell office:value-type="string">
            <text:p>Ryszard Galla</text:p>
          </table:table-cell>
          <table:table-cell office:value-type="string">
            <text:p>22-07-1956</text:p>
          </table:table-cell>
          <table:table-cell office:value-type="float" office:value="55">
            <text:p>55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niez.</text:p>
          </table:table-cell>
          <table:table-cell office:value-type="float" office:value="11794">
            <text:p>11794</text:p>
          </table:table-cell>
          <table:table-cell office:value-type="string">
            <text:p>inżynier mechani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7.0385376,51.1078852 17.9244381,50.670428&lt;/coordinates&gt;&lt;/LineString&gt;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M</text:p>
          </table:table-cell>
          <table:table-cell office:value-type="string">
            <text:p>Jarosław Tomasz Jagiełło</text:p>
          </table:table-cell>
          <table:table-cell office:value-type="string">
            <text:p>15-05-1971</text:p>
          </table:table-cell>
          <table:table-cell office:value-type="float" office:value="40">
            <text:p>40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niez.</text:p>
          </table:table-cell>
          <table:table-cell office:value-type="float" office:value="6596">
            <text:p>6596</text:p>
          </table:table-cell>
          <table:table-cell office:value-type="string">
            <text:p>urzędnik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plec</text:p>
          </table:table-cell>
          <table:table-cell office:value-type="string">
            <text:p>imnz</text:p>
          </table:table-cell>
          <table:table-cell table:style-name="Default" office:value-type="string">
            <text:p>dat_ur</text:p>
          </table:table-cell>
          <table:table-cell office:value-type="string">
            <text:p>wiek</text:p>
          </table:table-cell>
          <table:table-cell office:value-type="string">
            <text:p>mce_ur</text:p>
          </table:table-cell>
          <table:table-cell office:value-type="string">
            <text:p>wsp</text:p>
          </table:table-cell>
          <table:table-cell office:value-type="string">
            <text:p>partia</text:p>
          </table:table-cell>
          <table:table-cell office:value-type="string">
            <text:p>log</text:p>
          </table:table-cell>
          <table:table-cell office:value-type="string">
            <text:p>zawod</text:p>
          </table:table-cell>
          <table:table-cell office:value-type="string">
            <text:p>nrokregu</text:p>
          </table:table-cell>
          <table:table-cell office:value-type="string">
            <text:p>nzokregu</text:p>
          </table:table-cell>
          <table:table-cell office:value-type="string">
            <text:p>odleglos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Adam Abramowicz</text:p>
          </table:table-cell>
          <table:table-cell office:value-type="string">
            <text:p>10-03-1961</text:p>
          </table:table-cell>
          <table:table-cell office:value-type="float" office:value="50">
            <text:p>50</text:p>
          </table:table-cell>
          <table:table-cell office:value-type="string">
            <text:p>Biała Podlaska,Polska</text:p>
          </table:table-cell>
          <table:table-cell office:value-type="string">
            <text:p>52.0324265 23.1164689</text:p>
          </table:table-cell>
          <table:table-cell office:value-type="string">
            <text:p>PiS</text:p>
          </table:table-cell>
          <table:table-cell office:value-type="float" office:value="12708">
            <text:p>12708</text:p>
          </table:table-cell>
          <table:table-cell office:value-type="string">
            <text:p>przedsiębiorc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1164689,52.0324265 23.4711986,51.1431232&lt;/coordinates&gt;&lt;/LineString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Andrzej Adamczyk</text:p>
          </table:table-cell>
          <table:table-cell office:value-type="string">
            <text:p>04-01-1959</text:p>
          </table:table-cell>
          <table:table-cell office:value-type="float" office:value="52">
            <text:p>52</text:p>
          </table:table-cell>
          <table:table-cell office:value-type="string">
            <text:p>Krzeszowice,Polska</text:p>
          </table:table-cell>
          <table:table-cell office:value-type="string">
            <text:p>50.14192 19.63231</text:p>
          </table:table-cell>
          <table:table-cell office:value-type="string">
            <text:p>PiS</text:p>
          </table:table-cell>
          <table:table-cell office:value-type="float" office:value="14297">
            <text:p>14297</text:p>
          </table:table-cell>
          <table:table-cell office:value-type="string">
            <text:p>parlamentarzyst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63231,50.14192 19.9449799,50.0646501&lt;/coordinates&gt;&lt;/LineString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string">
            <text:p>Waldemar Andzel</text:p>
          </table:table-cell>
          <table:table-cell office:value-type="string">
            <text:p>17-09-1971</text:p>
          </table:table-cell>
          <table:table-cell office:value-type="float" office:value="40">
            <text:p>40</text:p>
          </table:table-cell>
          <table:table-cell office:value-type="string">
            <text:p>Czeladź,Polska</text:p>
          </table:table-cell>
          <table:table-cell office:value-type="string">
            <text:p>50.317273 19.0704415</text:p>
          </table:table-cell>
          <table:table-cell office:value-type="string">
            <text:p>PiS</text:p>
          </table:table-cell>
          <table:table-cell office:value-type="float" office:value="10328">
            <text:p>10328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0704415,50.317273 19.1040791,50.2862638&lt;/coordinates&gt;&lt;/LineString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string">
            <text:p>Dorota Arciszewska-Mielewczyk</text:p>
          </table:table-cell>
          <table:table-cell office:value-type="string">
            <text:p>16-02-1968</text:p>
          </table:table-cell>
          <table:table-cell office:value-type="float" office:value="43">
            <text:p>43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iS</text:p>
          </table:table-cell>
          <table:table-cell office:value-type="float" office:value="18088">
            <text:p>18088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305409,54.5188898 18.5305409,54.5188898&lt;/coordinates&gt;&lt;/LineString&gt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string">
            <text:p>Jan Krzysztof Ardanowski</text:p>
          </table:table-cell>
          <table:table-cell office:value-type="string">
            <text:p>11-02-1961</text:p>
          </table:table-cell>
          <table:table-cell office:value-type="float" office:value="50">
            <text:p>50</text:p>
          </table:table-cell>
          <table:table-cell office:value-type="string">
            <text:p>Czernikowo,Polska</text:p>
          </table:table-cell>
          <table:table-cell office:value-type="string">
            <text:p>52.9473392 18.9381426</text:p>
          </table:table-cell>
          <table:table-cell office:value-type="string">
            <text:p>PiS</text:p>
          </table:table-cell>
          <table:table-cell office:value-type="float" office:value="14841">
            <text:p>14841</text:p>
          </table:table-cell>
          <table:table-cell office:value-type="string">
            <text:p>magister inżynier rolnictw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9381426,52.9473392 18.5984437,53.0137902&lt;/coordinates&gt;&lt;/LineString&gt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</text:p>
          </table:table-cell>
          <table:table-cell office:value-type="string">
            <text:p>Iwona Ewa Arent</text:p>
          </table:table-cell>
          <table:table-cell office:value-type="string">
            <text:p>04-06-1968</text:p>
          </table:table-cell>
          <table:table-cell office:value-type="float" office:value="43">
            <text:p>43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iS</text:p>
          </table:table-cell>
          <table:table-cell office:value-type="float" office:value="11955">
            <text:p>11955</text:p>
          </table:table-cell>
          <table:table-cell office:value-type="string">
            <text:p>politolog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string">
            <text:p>Marek Ast</text:p>
          </table:table-cell>
          <table:table-cell office:value-type="string">
            <text:p>27-09-1958</text:p>
          </table:table-cell>
          <table:table-cell office:value-type="float" office:value="53">
            <text:p>53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PiS</text:p>
          </table:table-cell>
          <table:table-cell office:value-type="float" office:value="12598">
            <text:p>12598</text:p>
          </table:table-cell>
          <table:table-cell office:value-type="string">
            <text:p>radca prawny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string">
            <text:p>Zbigniew Babalski</text:p>
          </table:table-cell>
          <table:table-cell office:value-type="string">
            <text:p>27-04-1953</text:p>
          </table:table-cell>
          <table:table-cell office:value-type="float" office:value="58">
            <text:p>58</text:p>
          </table:table-cell>
          <table:table-cell office:value-type="string">
            <text:p>Ostróda,Polska</text:p>
          </table:table-cell>
          <table:table-cell office:value-type="string">
            <text:p>53.6963007 19.9647952</text:p>
          </table:table-cell>
          <table:table-cell office:value-type="string">
            <text:p>PiS</text:p>
          </table:table-cell>
          <table:table-cell office:value-type="float" office:value="7217">
            <text:p>7217</text:p>
          </table:table-cell>
          <table:table-cell office:value-type="string">
            <text:p>inż. rolnictw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9647952,53.6963007 19.4044897,54.1560613&lt;/coordinates&gt;&lt;/LineString&gt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string">
            <text:p>Piotr Babinetz</text:p>
          </table:table-cell>
          <table:table-cell office:value-type="string">
            <text:p>09-09-1969</text:p>
          </table:table-cell>
          <table:table-cell office:value-type="float" office:value="42">
            <text:p>42</text:p>
          </table:table-cell>
          <table:table-cell office:value-type="string">
            <text:p>Krosno,Polska</text:p>
          </table:table-cell>
          <table:table-cell office:value-type="string">
            <text:p>49.6824761 21.7660531</text:p>
          </table:table-cell>
          <table:table-cell office:value-type="string">
            <text:p>PiS</text:p>
          </table:table-cell>
          <table:table-cell office:value-type="float" office:value="7239">
            <text:p>7239</text:p>
          </table:table-cell>
          <table:table-cell office:value-type="string">
            <text:p>history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1.7660531,49.6824761 21.7660531,49.6824761&lt;/coordinates&gt;&lt;/LineString&gt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</text:p>
          </table:table-cell>
          <table:table-cell office:value-type="string">
            <text:p>Barbara Bartuś</text:p>
          </table:table-cell>
          <table:table-cell office:value-type="string">
            <text:p>03-07-1967</text:p>
          </table:table-cell>
          <table:table-cell office:value-type="float" office:value="44">
            <text:p>44</text:p>
          </table:table-cell>
          <table:table-cell office:value-type="string">
            <text:p>Gorlice,Polska</text:p>
          </table:table-cell>
          <table:table-cell office:value-type="string">
            <text:p>49.6546159 21.1596321</text:p>
          </table:table-cell>
          <table:table-cell office:value-type="string">
            <text:p>PiS</text:p>
          </table:table-cell>
          <table:table-cell office:value-type="float" office:value="14652">
            <text:p>14652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1.1596321,49.6546159 20.7153326,49.6174535&lt;/coordinates&gt;&lt;/LineString&gt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string">
            <text:p>Dariusz Bąk</text:p>
          </table:table-cell>
          <table:table-cell office:value-type="string">
            <text:p>04-01-1958</text:p>
          </table:table-cell>
          <table:table-cell office:value-type="float" office:value="53">
            <text:p>53</text:p>
          </table:table-cell>
          <table:table-cell office:value-type="string">
            <text:p>Mogielnica,Polska</text:p>
          </table:table-cell>
          <table:table-cell office:value-type="string">
            <text:p>51.6940669 20.7235402</text:p>
          </table:table-cell>
          <table:table-cell office:value-type="string">
            <text:p>PiS</text:p>
          </table:table-cell>
          <table:table-cell office:value-type="float" office:value="10217">
            <text:p>10217</text:p>
          </table:table-cell>
          <table:table-cell office:value-type="string">
            <text:p>leśnik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0.7235402,51.6940669 21.1471333,51.4027236&lt;/coordinates&gt;&lt;/LineString&gt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string">
            <text:p>Włodzimierz Bernacki</text:p>
          </table:table-cell>
          <table:table-cell office:value-type="string">
            <text:p>17-02-1960</text:p>
          </table:table-cell>
          <table:table-cell office:value-type="float" office:value="51">
            <text:p>51</text:p>
          </table:table-cell>
          <table:table-cell office:value-type="string">
            <text:p>Proszowice,Polska</text:p>
          </table:table-cell>
          <table:table-cell office:value-type="string">
            <text:p>50.1921916 20.2890751</text:p>
          </table:table-cell>
          <table:table-cell office:value-type="string">
            <text:p>PiS</text:p>
          </table:table-cell>
          <table:table-cell office:value-type="float" office:value="18699">
            <text:p>18699</text:p>
          </table:table-cell>
          <table:table-cell office:value-type="string">
            <text:p>nauczyciel akademicki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2890751,50.1921916 20.9858407,50.0121011&lt;/coordinates&gt;&lt;/LineString&gt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</text:p>
          </table:table-cell>
          <table:table-cell office:value-type="string">
            <text:p>Andrzej Bętkowski</text:p>
          </table:table-cell>
          <table:table-cell office:value-type="string">
            <text:p>28-12-1951</text:p>
          </table:table-cell>
          <table:table-cell office:value-type="float" office:value="60">
            <text:p>60</text:p>
          </table:table-cell>
          <table:table-cell office:value-type="string">
            <text:p>Skarżysko-Kamienna,Polska</text:p>
          </table:table-cell>
          <table:table-cell office:value-type="string">
            <text:p>51.114294 20.8477827</text:p>
          </table:table-cell>
          <table:table-cell office:value-type="string">
            <text:p>PiS</text:p>
          </table:table-cell>
          <table:table-cell office:value-type="float" office:value="4591">
            <text:p>4591</text:p>
          </table:table-cell>
          <table:table-cell office:value-type="string">
            <text:p>menadżer sportu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477827,51.114294 20.6285677,50.8660773&lt;/coordinates&gt;&lt;/LineString&gt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</text:p>
          </table:table-cell>
          <table:table-cell office:value-type="string">
            <text:p>Mariusz Błaszczak</text:p>
          </table:table-cell>
          <table:table-cell office:value-type="string">
            <text:p>19-09-1969</text:p>
          </table:table-cell>
          <table:table-cell office:value-type="float" office:value="42">
            <text:p>42</text:p>
          </table:table-cell>
          <table:table-cell office:value-type="string">
            <text:p>Legionowo,Polska</text:p>
          </table:table-cell>
          <table:table-cell office:value-type="string">
            <text:p>52.4044483 20.9499697</text:p>
          </table:table-cell>
          <table:table-cell office:value-type="string">
            <text:p>PiS</text:p>
          </table:table-cell>
          <table:table-cell office:value-type="float" office:value="44319">
            <text:p>44319</text:p>
          </table:table-cell>
          <table:table-cell office:value-type="string">
            <text:p>urzędnik państwowy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9499697,52.4044483 21.0122287,52.2296756&lt;/coordinates&gt;&lt;/LineString&gt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</text:p>
          </table:table-cell>
          <table:table-cell office:value-type="string">
            <text:p>Joachim Brudziński</text:p>
          </table:table-cell>
          <table:table-cell office:value-type="string">
            <text:p>04-02-1968</text:p>
          </table:table-cell>
          <table:table-cell office:value-type="float" office:value="43">
            <text:p>43</text:p>
          </table:table-cell>
          <table:table-cell office:value-type="string">
            <text:p>Świerklaniec,Polska</text:p>
          </table:table-cell>
          <table:table-cell office:value-type="string">
            <text:p>50.4415438 18.9371501</text:p>
          </table:table-cell>
          <table:table-cell office:value-type="string">
            <text:p>PiS</text:p>
          </table:table-cell>
          <table:table-cell office:value-type="float" office:value="38700">
            <text:p>3870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8.9371501,50.4415438 14.5528116,53.4285438&lt;/coordinates&gt;&lt;/LineString&gt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</text:p>
          </table:table-cell>
          <table:table-cell office:value-type="string">
            <text:p>Barbara Bubula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7502">
            <text:p>7502</text:p>
          </table:table-cell>
          <table:table-cell office:value-type="string">
            <text:p>filolog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</text:p>
          </table:table-cell>
          <table:table-cell office:value-type="string">
            <text:p>Zbigniew Chmielowiec</text:p>
          </table:table-cell>
          <table:table-cell office:value-type="string">
            <text:p>22-09-1954</text:p>
          </table:table-cell>
          <table:table-cell office:value-type="float" office:value="57">
            <text:p>57</text:p>
          </table:table-cell>
          <table:table-cell office:value-type="string">
            <text:p>Kolbuszowa,Polska</text:p>
          </table:table-cell>
          <table:table-cell office:value-type="string">
            <text:p>50.24417 21.77627</text:p>
          </table:table-cell>
          <table:table-cell office:value-type="string">
            <text:p>PiS</text:p>
          </table:table-cell>
          <table:table-cell office:value-type="float" office:value="16038">
            <text:p>16038</text:p>
          </table:table-cell>
          <table:table-cell office:value-type="string">
            <text:p>inżynier inżynierii środowisk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77627,50.24417 21.9992806,50.0409469&lt;/coordinates&gt;&lt;/LineString&gt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</text:p>
          </table:table-cell>
          <table:table-cell office:value-type="string">
            <text:p>Witold Czarnecki</text:p>
          </table:table-cell>
          <table:table-cell office:value-type="string">
            <text:p>12-04-1953</text:p>
          </table:table-cell>
          <table:table-cell office:value-type="float" office:value="58">
            <text:p>58</text:p>
          </table:table-cell>
          <table:table-cell office:value-type="string">
            <text:p>Murowana Goślina,Polska</text:p>
          </table:table-cell>
          <table:table-cell office:value-type="string">
            <text:p>52.5738181 17.008658</text:p>
          </table:table-cell>
          <table:table-cell office:value-type="string">
            <text:p>PiS</text:p>
          </table:table-cell>
          <table:table-cell office:value-type="float" office:value="10201">
            <text:p>10201</text:p>
          </table:table-cell>
          <table:table-cell office:value-type="string">
            <text:p>wykładowca akademicki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008658,52.5738181 18.2510729,52.2230334&lt;/coordinates&gt;&lt;/LineString&gt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</text:p>
          </table:table-cell>
          <table:table-cell office:value-type="string">
            <text:p>Arkadiusz Czartoryski</text:p>
          </table:table-cell>
          <table:table-cell office:value-type="string">
            <text:p>14-04-1966</text:p>
          </table:table-cell>
          <table:table-cell office:value-type="float" office:value="45">
            <text:p>45</text:p>
          </table:table-cell>
          <table:table-cell office:value-type="string">
            <text:p>Ostrołęka,Polska</text:p>
          </table:table-cell>
          <table:table-cell office:value-type="string">
            <text:p>53.0876544 21.5592554</text:p>
          </table:table-cell>
          <table:table-cell office:value-type="string">
            <text:p>PiS</text:p>
          </table:table-cell>
          <table:table-cell office:value-type="float" office:value="17516">
            <text:p>17516</text:p>
          </table:table-cell>
          <table:table-cell office:value-type="string">
            <text:p>nauczyciel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5592554,53.0876544 22.2901645,52.1676031&lt;/coordinates&gt;&lt;/LineString&gt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</text:p>
          </table:table-cell>
          <table:table-cell office:value-type="string">
            <text:p>Edward Czesak</text:p>
          </table:table-cell>
          <table:table-cell office:value-type="string">
            <text:p>22-02-1951</text:p>
          </table:table-cell>
          <table:table-cell office:value-type="float" office:value="60">
            <text:p>60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iS</text:p>
          </table:table-cell>
          <table:table-cell office:value-type="float" office:value="18787">
            <text:p>18787</text:p>
          </table:table-cell>
          <table:table-cell office:value-type="string">
            <text:p>parlamentarzys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</text:p>
          </table:table-cell>
          <table:table-cell office:value-type="string">
            <text:p>Leszek Dobrzyński</text:p>
          </table:table-cell>
          <table:table-cell office:value-type="string">
            <text:p>05-06-1967</text:p>
          </table:table-cell>
          <table:table-cell office:value-type="float" office:value="44">
            <text:p>44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iS</text:p>
          </table:table-cell>
          <table:table-cell office:value-type="float" office:value="6107">
            <text:p>6107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</text:p>
          </table:table-cell>
          <table:table-cell office:value-type="string">
            <text:p>Zbigniew Dolata</text:p>
          </table:table-cell>
          <table:table-cell office:value-type="string">
            <text:p>01-12-1965</text:p>
          </table:table-cell>
          <table:table-cell office:value-type="float" office:value="46">
            <text:p>46</text:p>
          </table:table-cell>
          <table:table-cell office:value-type="string">
            <text:p>Koźmin,Polska</text:p>
          </table:table-cell>
          <table:table-cell office:value-type="string">
            <text:p>52.0824804 18.6709707</text:p>
          </table:table-cell>
          <table:table-cell office:value-type="string">
            <text:p>PiS</text:p>
          </table:table-cell>
          <table:table-cell office:value-type="float" office:value="11939">
            <text:p>11939</text:p>
          </table:table-cell>
          <table:table-cell office:value-type="string">
            <text:p>nauczyciel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6709707,52.0824804 18.2510729,52.2230334&lt;/coordinates&gt;&lt;/LineString&gt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</text:p>
          </table:table-cell>
          <table:table-cell office:value-type="string">
            <text:p>Andrzej Duda</text:p>
          </table:table-cell>
          <table:table-cell office:value-type="string">
            <text:p>16-05-1972</text:p>
          </table:table-cell>
          <table:table-cell office:value-type="float" office:value="39">
            <text:p>39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79981">
            <text:p>79981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</text:p>
          </table:table-cell>
          <table:table-cell office:value-type="string">
            <text:p>Jan Dziedziczak</text:p>
          </table:table-cell>
          <table:table-cell office:value-type="string">
            <text:p>03-08-1981</text:p>
          </table:table-cell>
          <table:table-cell office:value-type="float" office:value="30">
            <text:p>3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15954">
            <text:p>15954</text:p>
          </table:table-cell>
          <table:table-cell office:value-type="string">
            <text:p>polit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21.0122287,52.2296756 18.0853462,51.7672799&lt;/coordinates&gt;&lt;/LineString&gt;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</text:p>
          </table:table-cell>
          <table:table-cell office:value-type="string">
            <text:p>Tadeusz Dziuba</text:p>
          </table:table-cell>
          <table:table-cell office:value-type="string">
            <text:p>17-12-1948</text:p>
          </table:table-cell>
          <table:table-cell office:value-type="float" office:value="63">
            <text:p>63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28508">
            <text:p>28508</text:p>
          </table:table-cell>
          <table:table-cell office:value-type="string">
            <text:p>inżynier technolog drewn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</text:p>
          </table:table-cell>
          <table:table-cell office:value-type="string">
            <text:p>Jacek Falfus</text:p>
          </table:table-cell>
          <table:table-cell office:value-type="string">
            <text:p>01-02-1951</text:p>
          </table:table-cell>
          <table:table-cell office:value-type="float" office:value="60">
            <text:p>60</text:p>
          </table:table-cell>
          <table:table-cell office:value-type="string">
            <text:p>Siemianowice Śląskie,Polska</text:p>
          </table:table-cell>
          <table:table-cell office:value-type="string">
            <text:p>50.3264314 19.0295714</text:p>
          </table:table-cell>
          <table:table-cell office:value-type="string">
            <text:p>PiS</text:p>
          </table:table-cell>
          <table:table-cell office:value-type="float" office:value="11391">
            <text:p>11391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295714,50.3264314 19.0583845,49.8223768&lt;/coordinates&gt;&lt;/LineString&gt;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K</text:p>
          </table:table-cell>
          <table:table-cell office:value-type="string">
            <text:p>Anna Fotyga</text:p>
          </table:table-cell>
          <table:table-cell office:value-type="string">
            <text:p>12-01-1957</text:p>
          </table:table-cell>
          <table:table-cell office:value-type="float" office:value="54">
            <text:p>54</text:p>
          </table:table-cell>
          <table:table-cell office:value-type="string">
            <text:p>Lębork,Polska</text:p>
          </table:table-cell>
          <table:table-cell office:value-type="string">
            <text:p>54.544642 17.7532511</text:p>
          </table:table-cell>
          <table:table-cell office:value-type="string">
            <text:p>PiS</text:p>
          </table:table-cell>
          <table:table-cell office:value-type="float" office:value="24662">
            <text:p>24662</text:p>
          </table:table-cell>
          <table:table-cell office:value-type="string">
            <text:p>ekonomistk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7.7532511,54.544642 18.6466384,54.3520252&lt;/coordinates&gt;&lt;/LineString&gt;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</text:p>
          </table:table-cell>
          <table:table-cell office:value-type="string">
            <text:p>Zbigniew Girzyński</text:p>
          </table:table-cell>
          <table:table-cell office:value-type="string">
            <text:p>17-03-1973</text:p>
          </table:table-cell>
          <table:table-cell office:value-type="float" office:value="38">
            <text:p>38</text:p>
          </table:table-cell>
          <table:table-cell office:value-type="string">
            <text:p>Sierpc,Polska</text:p>
          </table:table-cell>
          <table:table-cell office:value-type="string">
            <text:p>52.8568142 19.669432</text:p>
          </table:table-cell>
          <table:table-cell office:value-type="string">
            <text:p>PiS</text:p>
          </table:table-cell>
          <table:table-cell office:value-type="float" office:value="24907">
            <text:p>24907</text:p>
          </table:table-cell>
          <table:table-cell office:value-type="string">
            <text:p>wykładowca akademick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669432,52.8568142 18.5984437,53.0137902&lt;/coordinates&gt;&lt;/LineString&gt;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office:value-type="string">
            <text:p>Szymon Giżyński</text:p>
          </table:table-cell>
          <table:table-cell office:value-type="string">
            <text:p>08-03-1956</text:p>
          </table:table-cell>
          <table:table-cell office:value-type="float" office:value="55">
            <text:p>55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iS</text:p>
          </table:table-cell>
          <table:table-cell office:value-type="float" office:value="9146">
            <text:p>9146</text:p>
          </table:table-cell>
          <table:table-cell office:value-type="string">
            <text:p>poseł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</text:p>
          </table:table-cell>
          <table:table-cell office:value-type="string">
            <text:p>Kazimierz Gołojuch</text:p>
          </table:table-cell>
          <table:table-cell office:value-type="string">
            <text:p>05-02-1964</text:p>
          </table:table-cell>
          <table:table-cell office:value-type="float" office:value="47">
            <text:p>47</text:p>
          </table:table-cell>
          <table:table-cell office:value-type="string">
            <text:p>Łańcut,Polska</text:p>
          </table:table-cell>
          <table:table-cell office:value-type="string">
            <text:p>50.06824 22.2298</text:p>
          </table:table-cell>
          <table:table-cell office:value-type="string">
            <text:p>PiS</text:p>
          </table:table-cell>
          <table:table-cell office:value-type="float" office:value="12311">
            <text:p>12311</text:p>
          </table:table-cell>
          <table:table-cell office:value-type="string">
            <text:p>inżynier mechanizacji rolnictw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2298,50.06824 21.9992806,50.0409469&lt;/coordinates&gt;&lt;/LineString&gt;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K</text:p>
          </table:table-cell>
          <table:table-cell office:value-type="string">
            <text:p>Małgorzata Gosiewska</text:p>
          </table:table-cell>
          <table:table-cell office:value-type="string">
            <text:p>22-07-1966</text:p>
          </table:table-cell>
          <table:table-cell office:value-type="float" office:value="45">
            <text:p>45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iS</text:p>
          </table:table-cell>
          <table:table-cell office:value-type="float" office:value="8129">
            <text:p>8129</text:p>
          </table:table-cell>
          <table:table-cell office:value-type="string">
            <text:p>urzęd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6466384,54.3520252 21.0122287,52.2296756&lt;/coordinates&gt;&lt;/LineString&gt;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</text:p>
          </table:table-cell>
          <table:table-cell office:value-type="string">
            <text:p>Artur Górski</text:p>
          </table:table-cell>
          <table:table-cell office:value-type="string">
            <text:p>30-01-1970</text:p>
          </table:table-cell>
          <table:table-cell office:value-type="float" office:value="41">
            <text:p>41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4762">
            <text:p>4762</text:p>
          </table:table-cell>
          <table:table-cell office:value-type="string">
            <text:p>nauczyciel akademic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</text:p>
          </table:table-cell>
          <table:table-cell office:value-type="string">
            <text:p>Tomasz Górski</text:p>
          </table:table-cell>
          <table:table-cell office:value-type="string">
            <text:p>15-08-1973</text:p>
          </table:table-cell>
          <table:table-cell office:value-type="float" office:value="38">
            <text:p>38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9197">
            <text:p>919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</text:p>
          </table:table-cell>
          <table:table-cell office:value-type="string">
            <text:p>Czesław Hoc</text:p>
          </table:table-cell>
          <table:table-cell office:value-type="string">
            <text:p>22-02-1954</text:p>
          </table:table-cell>
          <table:table-cell office:value-type="float" office:value="57">
            <text:p>57</text:p>
          </table:table-cell>
          <table:table-cell office:value-type="string">
            <text:p>Jelenin,Polska</text:p>
          </table:table-cell>
          <table:table-cell office:value-type="string">
            <text:p>51.6696613 15.4662287</text:p>
          </table:table-cell>
          <table:table-cell office:value-type="string">
            <text:p>PiS</text:p>
          </table:table-cell>
          <table:table-cell office:value-type="float" office:value="19942">
            <text:p>19942</text:p>
          </table:table-cell>
          <table:table-cell office:value-type="string">
            <text:p>lekarz medycyny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5.4662287,51.6696613 16.1714908,54.1943219&lt;/coordinates&gt;&lt;/LineString&gt;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</text:p>
          </table:table-cell>
          <table:table-cell office:value-type="string">
            <text:p>Adam Hofman</text:p>
          </table:table-cell>
          <table:table-cell office:value-type="string">
            <text:p>23-05-1980</text:p>
          </table:table-cell>
          <table:table-cell office:value-type="float" office:value="31">
            <text:p>31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iS</text:p>
          </table:table-cell>
          <table:table-cell office:value-type="float" office:value="24047">
            <text:p>24047</text:p>
          </table:table-cell>
          <table:table-cell office:value-type="string">
            <text:p>politolog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0853462,51.7672799 18.2510729,52.2230334&lt;/coordinates&gt;&lt;/LineString&gt;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K</text:p>
          </table:table-cell>
          <table:table-cell office:value-type="string">
            <text:p>Józefa Hrynkiewicz</text:p>
          </table:table-cell>
          <table:table-cell office:value-type="string">
            <text:p>07-10-1945</text:p>
          </table:table-cell>
          <table:table-cell office:value-type="float" office:value="66">
            <text:p>66</text:p>
          </table:table-cell>
          <table:table-cell office:value-type="string">
            <text:p>Daniuszewo,Białoruś</text:p>
          </table:table-cell>
          <table:table-cell office:value-type="string">
            <text:p>54.5577544 26.4033662</text:p>
          </table:table-cell>
          <table:table-cell office:value-type="string">
            <text:p>PiS</text:p>
          </table:table-cell>
          <table:table-cell office:value-type="float" office:value="17039">
            <text:p>17039</text:p>
          </table:table-cell>
          <table:table-cell office:value-type="string">
            <text:p>nauczyciel akademicki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6.4033662,54.5577544 21.9992806,50.0409469&lt;/coordinates&gt;&lt;/LineString&gt;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</text:p>
          </table:table-cell>
          <table:table-cell office:value-type="string">
            <text:p>Michał Jach</text:p>
          </table:table-cell>
          <table:table-cell office:value-type="string">
            <text:p>23-09-1951</text:p>
          </table:table-cell>
          <table:table-cell office:value-type="float" office:value="60">
            <text:p>60</text:p>
          </table:table-cell>
          <table:table-cell office:value-type="string">
            <text:p>Łomża,Polska</text:p>
          </table:table-cell>
          <table:table-cell office:value-type="string">
            <text:p>53.1781197 22.0590321</text:p>
          </table:table-cell>
          <table:table-cell office:value-type="string">
            <text:p>PiS</text:p>
          </table:table-cell>
          <table:table-cell office:value-type="float" office:value="4383">
            <text:p>4383</text:p>
          </table:table-cell>
          <table:table-cell office:value-type="string">
            <text:p>ekonomista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22.0590321,53.1781197 14.5528116,53.4285438&lt;/coordinates&gt;&lt;/LineString&gt;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M</text:p>
          </table:table-cell>
          <table:table-cell office:value-type="string">
            <text:p>Dawid Jackiewicz</text:p>
          </table:table-cell>
          <table:table-cell office:value-type="string">
            <text:p>18-03-1973</text:p>
          </table:table-cell>
          <table:table-cell office:value-type="float" office:value="38">
            <text:p>38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26648">
            <text:p>26648</text:p>
          </table:table-cell>
          <table:table-cell office:value-type="string">
            <text:p>politolog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</text:p>
          </table:table-cell>
          <table:table-cell office:value-type="string">
            <text:p>Wiesław Stanisław Janczyk</text:p>
          </table:table-cell>
          <table:table-cell office:value-type="string">
            <text:p>07-04-1964</text:p>
          </table:table-cell>
          <table:table-cell office:value-type="float" office:value="47">
            <text:p>47</text:p>
          </table:table-cell>
          <table:table-cell office:value-type="string">
            <text:p>Chomranice,Polska</text:p>
          </table:table-cell>
          <table:table-cell office:value-type="string">
            <text:p>49.6818575 20.591103</text:p>
          </table:table-cell>
          <table:table-cell office:value-type="string">
            <text:p>PiS</text:p>
          </table:table-cell>
          <table:table-cell office:value-type="float" office:value="13993">
            <text:p>13993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591103,49.6818575 20.7153326,49.6174535&lt;/coordinates&gt;&lt;/LineString&gt;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</text:p>
          </table:table-cell>
          <table:table-cell office:value-type="string">
            <text:p>Wojciech Jasiński</text:p>
          </table:table-cell>
          <table:table-cell office:value-type="string">
            <text:p>01-04-1948</text:p>
          </table:table-cell>
          <table:table-cell office:value-type="float" office:value="63">
            <text:p>63</text:p>
          </table:table-cell>
          <table:table-cell office:value-type="string">
            <text:p>Gostynin,Polska</text:p>
          </table:table-cell>
          <table:table-cell office:value-type="string">
            <text:p>52.4293273 19.4619176</text:p>
          </table:table-cell>
          <table:table-cell office:value-type="string">
            <text:p>PiS</text:p>
          </table:table-cell>
          <table:table-cell office:value-type="float" office:value="26125">
            <text:p>26125</text:p>
          </table:table-cell>
          <table:table-cell office:value-type="string">
            <text:p>praw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4619176,52.4293273 19.7065364,52.5463446&lt;/coordinates&gt;&lt;/LineString&gt;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</text:p>
          </table:table-cell>
          <table:table-cell office:value-type="string">
            <text:p>Andrzej Jaworski</text:p>
          </table:table-cell>
          <table:table-cell office:value-type="string">
            <text:p>16-12-1970</text:p>
          </table:table-cell>
          <table:table-cell office:value-type="float" office:value="41">
            <text:p>41</text:p>
          </table:table-cell>
          <table:table-cell office:value-type="string">
            <text:p>Włocławek,Polska</text:p>
          </table:table-cell>
          <table:table-cell office:value-type="string">
            <text:p>52.6483303 19.0677357</text:p>
          </table:table-cell>
          <table:table-cell office:value-type="string">
            <text:p>PiS</text:p>
          </table:table-cell>
          <table:table-cell office:value-type="float" office:value="22770">
            <text:p>22770</text:p>
          </table:table-cell>
          <table:table-cell office:value-type="string">
            <text:p>menadżer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9.0677357,52.6483303 18.6466384,54.3520252&lt;/coordinates&gt;&lt;/LineString&gt;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M</text:p>
          </table:table-cell>
          <table:table-cell office:value-type="string">
            <text:p>Krzysztof Jurgiel</text:p>
          </table:table-cell>
          <table:table-cell office:value-type="string">
            <text:p>18-11-1953</text:p>
          </table:table-cell>
          <table:table-cell office:value-type="float" office:value="58">
            <text:p>58</text:p>
          </table:table-cell>
          <table:table-cell office:value-type="string">
            <text:p>Ogrodniki,Polska</text:p>
          </table:table-cell>
          <table:table-cell office:value-type="string">
            <text:p>52.566568 21.785429</text:p>
          </table:table-cell>
          <table:table-cell office:value-type="string">
            <text:p>PiS</text:p>
          </table:table-cell>
          <table:table-cell office:value-type="float" office:value="35763">
            <text:p>35763</text:p>
          </table:table-cell>
          <table:table-cell office:value-type="string">
            <text:p>inżynier geodet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1.785429,52.566568 23.1688403,53.1324886&lt;/coordinates&gt;&lt;/LineString&gt;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</text:p>
          </table:table-cell>
          <table:table-cell office:value-type="string">
            <text:p>Tomasz Kaczmarek</text:p>
          </table:table-cell>
          <table:table-cell office:value-type="string">
            <text:p>15-08-1976</text:p>
          </table:table-cell>
          <table:table-cell office:value-type="float" office:value="35">
            <text:p>35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4332">
            <text:p>4332</text:p>
          </table:table-cell>
          <table:table-cell office:value-type="string">
            <text:p>socj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7.0385376,51.1078852 20.6285677,50.8660773&lt;/coordinates&gt;&lt;/LineString&gt;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</text:p>
          </table:table-cell>
          <table:table-cell office:value-type="string">
            <text:p>Jarosław Kaczyński</text:p>
          </table:table-cell>
          <table:table-cell office:value-type="string">
            <text:p>18-06-1949</text:p>
          </table:table-cell>
          <table:table-cell office:value-type="float" office:value="62">
            <text:p>6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202297">
            <text:p>202297</text:p>
          </table:table-cell>
          <table:table-cell office:value-type="string">
            <text:p>poseł na sejm RP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M</text:p>
          </table:table-cell>
          <table:table-cell office:value-type="string">
            <text:p>Mariusz Kamiński</text:p>
          </table:table-cell>
          <table:table-cell office:value-type="string">
            <text:p>25-09-1965</text:p>
          </table:table-cell>
          <table:table-cell office:value-type="float" office:value="46">
            <text:p>46</text:p>
          </table:table-cell>
          <table:table-cell office:value-type="string">
            <text:p>Sochaczew,Polska</text:p>
          </table:table-cell>
          <table:table-cell office:value-type="string">
            <text:p>52.2293372 20.238359</text:p>
          </table:table-cell>
          <table:table-cell office:value-type="string">
            <text:p>PiS</text:p>
          </table:table-cell>
          <table:table-cell office:value-type="float" office:value="17535">
            <text:p>17535</text:p>
          </table:table-cell>
          <table:table-cell office:value-type="string">
            <text:p>history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238359,52.2293372 21.0122287,52.2296756&lt;/coordinates&gt;&lt;/LineString&gt;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M</text:p>
          </table:table-cell>
          <table:table-cell office:value-type="string">
            <text:p>Mariusz Antoni Kamiński</text:p>
          </table:table-cell>
          <table:table-cell office:value-type="string">
            <text:p>30-03-1978</text:p>
          </table:table-cell>
          <table:table-cell office:value-type="float" office:value="33">
            <text:p>33</text:p>
          </table:table-cell>
          <table:table-cell office:value-type="string">
            <text:p>Łapy,Polska</text:p>
          </table:table-cell>
          <table:table-cell office:value-type="string">
            <text:p>52.9912947 22.8843128</text:p>
          </table:table-cell>
          <table:table-cell office:value-type="string">
            <text:p>PiS</text:p>
          </table:table-cell>
          <table:table-cell office:value-type="float" office:value="22675">
            <text:p>22675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8843128,52.9912947 23.1688403,53.1324886&lt;/coordinates&gt;&lt;/LineString&gt;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K</text:p>
          </table:table-cell>
          <table:table-cell office:value-type="string">
            <text:p>Izabela Kloc</text:p>
          </table:table-cell>
          <table:table-cell office:value-type="string">
            <text:p>08-05-1963</text:p>
          </table:table-cell>
          <table:table-cell office:value-type="float" office:value="48">
            <text:p>48</text:p>
          </table:table-cell>
          <table:table-cell office:value-type="string">
            <text:p>Mikołów,Polska</text:p>
          </table:table-cell>
          <table:table-cell office:value-type="string">
            <text:p>50.1790184 18.9038037</text:p>
          </table:table-cell>
          <table:table-cell office:value-type="string">
            <text:p>PiS</text:p>
          </table:table-cell>
          <table:table-cell office:value-type="float" office:value="12833">
            <text:p>12833</text:p>
          </table:table-cell>
          <table:table-cell office:value-type="string">
            <text:p>ekspert ds. funduszy europejskich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038037,50.1790184 18.5462847,50.1021742&lt;/coordinates&gt;&lt;/LineString&gt;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Sławomir Kłosowski</text:p>
          </table:table-cell>
          <table:table-cell office:value-type="string">
            <text:p>21-02-1964</text:p>
          </table:table-cell>
          <table:table-cell office:value-type="float" office:value="47">
            <text:p>47</text:p>
          </table:table-cell>
          <table:table-cell office:value-type="string">
            <text:p>Wambierzyce,Polska</text:p>
          </table:table-cell>
          <table:table-cell office:value-type="string">
            <text:p>50.4826993 16.4444752</text:p>
          </table:table-cell>
          <table:table-cell office:value-type="string">
            <text:p>PiS</text:p>
          </table:table-cell>
          <table:table-cell office:value-type="float" office:value="14165">
            <text:p>14165</text:p>
          </table:table-cell>
          <table:table-cell office:value-type="string">
            <text:p>nauczyciel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4444752,50.4826993 17.9244381,50.670428&lt;/coordinates&gt;&lt;/LineString&gt;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ech Kołakowski</text:p>
          </table:table-cell>
          <table:table-cell office:value-type="string">
            <text:p>13-06-1963</text:p>
          </table:table-cell>
          <table:table-cell office:value-type="float" office:value="48">
            <text:p>48</text:p>
          </table:table-cell>
          <table:table-cell office:value-type="string">
            <text:p>Zambrów,Polska</text:p>
          </table:table-cell>
          <table:table-cell office:value-type="string">
            <text:p>52.9849941 22.2413857</text:p>
          </table:table-cell>
          <table:table-cell office:value-type="string">
            <text:p>PiS</text:p>
          </table:table-cell>
          <table:table-cell office:value-type="float" office:value="13502">
            <text:p>1350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2413857,52.9849941 23.1688403,53.1324886&lt;/coordinates&gt;&lt;/LineString&gt;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obert Kołakowski</text:p>
          </table:table-cell>
          <table:table-cell office:value-type="string">
            <text:p>15-03-1963</text:p>
          </table:table-cell>
          <table:table-cell office:value-type="float" office:value="48">
            <text:p>48</text:p>
          </table:table-cell>
          <table:table-cell office:value-type="string">
            <text:p>Ciechanów,Polska</text:p>
          </table:table-cell>
          <table:table-cell office:value-type="string">
            <text:p>52.8814838 20.6197948</text:p>
          </table:table-cell>
          <table:table-cell office:value-type="string">
            <text:p>PiS</text:p>
          </table:table-cell>
          <table:table-cell office:value-type="float" office:value="9314">
            <text:p>9314</text:p>
          </table:table-cell>
          <table:table-cell office:value-type="string">
            <text:p>history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6197948,52.8814838 19.7065364,52.5463446&lt;/coordinates&gt;&lt;/LineString&gt;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</text:p>
          </table:table-cell>
          <table:table-cell office:value-type="string">
            <text:p>Henryk Kowalczyk</text:p>
          </table:table-cell>
          <table:table-cell office:value-type="string">
            <text:p>15-07-1956</text:p>
          </table:table-cell>
          <table:table-cell office:value-type="float" office:value="55">
            <text:p>55</text:p>
          </table:table-cell>
          <table:table-cell office:value-type="string">
            <text:p>Żabianka,Polska</text:p>
          </table:table-cell>
          <table:table-cell office:value-type="string">
            <text:p>51.6873815 21.8459054</text:p>
          </table:table-cell>
          <table:table-cell office:value-type="string">
            <text:p>PiS</text:p>
          </table:table-cell>
          <table:table-cell office:value-type="float" office:value="13713">
            <text:p>13713</text:p>
          </table:table-cell>
          <table:table-cell office:value-type="string">
            <text:p>urzęd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8459054,51.6873815 22.2901645,52.1676031&lt;/coordinates&gt;&lt;/LineString&gt;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</text:p>
          </table:table-cell>
          <table:table-cell office:value-type="string">
            <text:p>Maks Kraczkowski</text:p>
          </table:table-cell>
          <table:table-cell office:value-type="string">
            <text:p>09-03-1979</text:p>
          </table:table-cell>
          <table:table-cell office:value-type="float" office:value="32">
            <text:p>3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10389">
            <text:p>10389</text:p>
          </table:table-cell>
          <table:table-cell office:value-type="string">
            <text:p>praw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21.0122287,52.2296756 16.7382266,53.1509671&lt;/coordinates&gt;&lt;/LineString&gt;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</text:p>
          </table:table-cell>
          <table:table-cell office:value-type="string">
            <text:p>Leonard Krasulski</text:p>
          </table:table-cell>
          <table:table-cell office:value-type="string">
            <text:p>08-11-1950</text:p>
          </table:table-cell>
          <table:table-cell office:value-type="float" office:value="61">
            <text:p>61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iS</text:p>
          </table:table-cell>
          <table:table-cell office:value-type="float" office:value="12790">
            <text:p>12790</text:p>
          </table:table-cell>
          <table:table-cell office:value-type="string">
            <text:p>poseł na Sejm Rzeczypospolitej Polskiej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8.5600956,54.441581 19.4044897,54.1560613&lt;/coordinates&gt;&lt;/LineString&gt;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K</text:p>
          </table:table-cell>
          <table:table-cell office:value-type="string">
            <text:p>Elżbieta Kruk</text:p>
          </table:table-cell>
          <table:table-cell office:value-type="string">
            <text:p>19-11-1959</text:p>
          </table:table-cell>
          <table:table-cell office:value-type="float" office:value="52">
            <text:p>5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iS</text:p>
          </table:table-cell>
          <table:table-cell office:value-type="float" office:value="30048">
            <text:p>30048</text:p>
          </table:table-cell>
          <table:table-cell office:value-type="string">
            <text:p>history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</text:p>
          </table:table-cell>
          <table:table-cell office:value-type="string">
            <text:p>Marek Kuchciński</text:p>
          </table:table-cell>
          <table:table-cell office:value-type="string">
            <text:p>09-08-1955</text:p>
          </table:table-cell>
          <table:table-cell office:value-type="float" office:value="56">
            <text:p>56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PiS</text:p>
          </table:table-cell>
          <table:table-cell office:value-type="float" office:value="23128">
            <text:p>23128</text:p>
          </table:table-cell>
          <table:table-cell office:value-type="string">
            <text:p>parlamentarzy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</text:p>
          </table:table-cell>
          <table:table-cell office:value-type="string">
            <text:p>Zbigniew Kuźmiuk</text:p>
          </table:table-cell>
          <table:table-cell office:value-type="string">
            <text:p>19-09-1956</text:p>
          </table:table-cell>
          <table:table-cell office:value-type="float" office:value="55">
            <text:p>55</text:p>
          </table:table-cell>
          <table:table-cell office:value-type="string">
            <text:p>Komorowo,Polska</text:p>
          </table:table-cell>
          <table:table-cell office:value-type="string">
            <text:p>52.82889 21.847719</text:p>
          </table:table-cell>
          <table:table-cell office:value-type="string">
            <text:p>PiS</text:p>
          </table:table-cell>
          <table:table-cell office:value-type="float" office:value="29223">
            <text:p>29223</text:p>
          </table:table-cell>
          <table:table-cell office:value-type="string">
            <text:p>nauczyciel akademicki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847719,52.82889 21.1471333,51.4027236&lt;/coordinates&gt;&lt;/LineString&gt;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</text:p>
          </table:table-cell>
          <table:table-cell office:value-type="string">
            <text:p>Adam Kwiatkowski</text:p>
          </table:table-cell>
          <table:table-cell office:value-type="string">
            <text:p>07-12-1972</text:p>
          </table:table-cell>
          <table:table-cell office:value-type="float" office:value="39">
            <text:p>39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6284">
            <text:p>6284</text:p>
          </table:table-cell>
          <table:table-cell office:value-type="string">
            <text:p>urzęd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</text:p>
          </table:table-cell>
          <table:table-cell office:value-type="string">
            <text:p>Tomasz Latos</text:p>
          </table:table-cell>
          <table:table-cell office:value-type="string">
            <text:p>08-03-1964</text:p>
          </table:table-cell>
          <table:table-cell office:value-type="float" office:value="47">
            <text:p>47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20308">
            <text:p>20308</text:p>
          </table:table-cell>
          <table:table-cell office:value-type="string">
            <text:p>lekarz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6.9251681,52.406374 18.0084378,53.1234804&lt;/coordinates&gt;&lt;/LineString&gt;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</text:p>
          </table:table-cell>
          <table:table-cell office:value-type="string">
            <text:p>Krzysztof Lipiec</text:p>
          </table:table-cell>
          <table:table-cell office:value-type="string">
            <text:p>11-10-1959</text:p>
          </table:table-cell>
          <table:table-cell office:value-type="float" office:value="52">
            <text:p>52</text:p>
          </table:table-cell>
          <table:table-cell office:value-type="string">
            <text:p>Starachowice,Polska</text:p>
          </table:table-cell>
          <table:table-cell office:value-type="string">
            <text:p>51.0368289 21.0709769</text:p>
          </table:table-cell>
          <table:table-cell office:value-type="string">
            <text:p>PiS</text:p>
          </table:table-cell>
          <table:table-cell office:value-type="float" office:value="6774">
            <text:p>6774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0709769,51.0368289 20.6285677,50.8660773&lt;/coordinates&gt;&lt;/LineString&gt;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</text:p>
          </table:table-cell>
          <table:table-cell office:value-type="string">
            <text:p>Adam Lipiński</text:p>
          </table:table-cell>
          <table:table-cell office:value-type="string">
            <text:p>11-09-1956</text:p>
          </table:table-cell>
          <table:table-cell office:value-type="float" office:value="55">
            <text:p>55</text:p>
          </table:table-cell>
          <table:table-cell office:value-type="string">
            <text:p>Głubczyce,Polska</text:p>
          </table:table-cell>
          <table:table-cell office:value-type="string">
            <text:p>50.20027 17.8287</text:p>
          </table:table-cell>
          <table:table-cell office:value-type="string">
            <text:p>PiS</text:p>
          </table:table-cell>
          <table:table-cell office:value-type="float" office:value="25523">
            <text:p>25523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8287,50.20027 16.1553231,51.2070067&lt;/coordinates&gt;&lt;/LineString&gt;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</text:p>
          </table:table-cell>
          <table:table-cell office:value-type="string">
            <text:p>Marek Łatas</text:p>
          </table:table-cell>
          <table:table-cell office:value-type="string">
            <text:p>20-04-1960</text:p>
          </table:table-cell>
          <table:table-cell office:value-type="float" office:value="51">
            <text:p>51</text:p>
          </table:table-cell>
          <table:table-cell office:value-type="string">
            <text:p>Myślenice,Polska</text:p>
          </table:table-cell>
          <table:table-cell office:value-type="string">
            <text:p>49.83347 19.93965</text:p>
          </table:table-cell>
          <table:table-cell office:value-type="string">
            <text:p>PiS</text:p>
          </table:table-cell>
          <table:table-cell office:value-type="float" office:value="12466">
            <text:p>12466</text:p>
          </table:table-cell>
          <table:table-cell office:value-type="string">
            <text:p>nauczyciel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3965,49.83347 19.3995292,50.1441846&lt;/coordinates&gt;&lt;/LineString&gt;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M</text:p>
          </table:table-cell>
          <table:table-cell office:value-type="string">
            <text:p>Maciej Łopiński</text:p>
          </table:table-cell>
          <table:table-cell office:value-type="string">
            <text:p>19-08-1947</text:p>
          </table:table-cell>
          <table:table-cell office:value-type="float" office:value="64">
            <text:p>6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iS</text:p>
          </table:table-cell>
          <table:table-cell office:value-type="float" office:value="15794">
            <text:p>15794</text:p>
          </table:table-cell>
          <table:table-cell office:value-type="string">
            <text:p>fil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K</text:p>
          </table:table-cell>
          <table:table-cell office:value-type="string">
            <text:p>Marzena Machałek</text:p>
          </table:table-cell>
          <table:table-cell office:value-type="string">
            <text:p>29-08-1960</text:p>
          </table:table-cell>
          <table:table-cell office:value-type="float" office:value="51">
            <text:p>51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11812">
            <text:p>11812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0385376,51.1078852 16.1553231,51.2070067&lt;/coordinates&gt;&lt;/LineString&gt;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</text:p>
          </table:table-cell>
          <table:table-cell office:value-type="string">
            <text:p>Antoni Macierewicz</text:p>
          </table:table-cell>
          <table:table-cell office:value-type="string">
            <text:p>03-08-1948</text:p>
          </table:table-cell>
          <table:table-cell office:value-type="float" office:value="63">
            <text:p>6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41871">
            <text:p>41871</text:p>
          </table:table-cell>
          <table:table-cell office:value-type="string">
            <text:p>historyk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1.0122287,52.2296756 19.7030244,51.4051721&lt;/coordinates&gt;&lt;/LineString&gt;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K</text:p>
          </table:table-cell>
          <table:table-cell office:value-type="string">
            <text:p>Ewa Malik</text:p>
          </table:table-cell>
          <table:table-cell office:value-type="string">
            <text:p>11-01-1961</text:p>
          </table:table-cell>
          <table:table-cell office:value-type="float" office:value="50">
            <text:p>50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iS</text:p>
          </table:table-cell>
          <table:table-cell office:value-type="float" office:value="25214">
            <text:p>25214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1040791,50.2862638 19.1040791,50.2862638&lt;/coordinates&gt;&lt;/LineString&gt;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</text:p>
          </table:table-cell>
          <table:table-cell office:value-type="string">
            <text:p>Maciej Małecki</text:p>
          </table:table-cell>
          <table:table-cell office:value-type="string">
            <text:p>09-10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9757">
            <text:p>9757</text:p>
          </table:table-cell>
          <table:table-cell office:value-type="string">
            <text:p>history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K</text:p>
          </table:table-cell>
          <table:table-cell office:value-type="string">
            <text:p>Gabriela Masłowska</text:p>
          </table:table-cell>
          <table:table-cell office:value-type="string">
            <text:p>27-06-1950</text:p>
          </table:table-cell>
          <table:table-cell office:value-type="float" office:value="61">
            <text:p>61</text:p>
          </table:table-cell>
          <table:table-cell office:value-type="string">
            <text:p>Batorz,Polska</text:p>
          </table:table-cell>
          <table:table-cell office:value-type="string">
            <text:p>50.8498749 22.4930317</text:p>
          </table:table-cell>
          <table:table-cell office:value-type="string">
            <text:p>PiS</text:p>
          </table:table-cell>
          <table:table-cell office:value-type="float" office:value="17777">
            <text:p>17777</text:p>
          </table:table-cell>
          <table:table-cell office:value-type="string">
            <text:p>nauczyciel akademicki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4930317,50.8498749 22.5684463,51.2464536&lt;/coordinates&gt;&lt;/LineString&gt;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M</text:p>
          </table:table-cell>
          <table:table-cell office:value-type="string">
            <text:p>Marcin Mastalerek</text:p>
          </table:table-cell>
          <table:table-cell office:value-type="string">
            <text:p>15-09-1984</text:p>
          </table:table-cell>
          <table:table-cell office:value-type="float" office:value="27">
            <text:p>2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iS</text:p>
          </table:table-cell>
          <table:table-cell office:value-type="float" office:value="8509">
            <text:p>8509</text:p>
          </table:table-cell>
          <table:table-cell office:value-type="string">
            <text:p>samorządowiec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4.5528116,53.4285438 18.7302994,51.5956014&lt;/coordinates&gt;&lt;/LineString&gt;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M</text:p>
          </table:table-cell>
          <table:table-cell office:value-type="string">
            <text:p>Jerzy Materna</text:p>
          </table:table-cell>
          <table:table-cell office:value-type="string">
            <text:p>25-03-1956</text:p>
          </table:table-cell>
          <table:table-cell office:value-type="float" office:value="55">
            <text:p>55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PiS</text:p>
          </table:table-cell>
          <table:table-cell office:value-type="float" office:value="12868">
            <text:p>12868</text:p>
          </table:table-cell>
          <table:table-cell office:value-type="string">
            <text:p>inż. budownictwa lądowego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</text:p>
          </table:table-cell>
          <table:table-cell office:value-type="string">
            <text:p>Grzegorz Matusiak</text:p>
          </table:table-cell>
          <table:table-cell office:value-type="string">
            <text:p>24-02-1961</text:p>
          </table:table-cell>
          <table:table-cell office:value-type="float" office:value="50">
            <text:p>50</text:p>
          </table:table-cell>
          <table:table-cell office:value-type="string">
            <text:p>Jaworzno,Polska</text:p>
          </table:table-cell>
          <table:table-cell office:value-type="string">
            <text:p>50.204987 19.2739314</text:p>
          </table:table-cell>
          <table:table-cell office:value-type="string">
            <text:p>PiS</text:p>
          </table:table-cell>
          <table:table-cell office:value-type="float" office:value="6889">
            <text:p>6889</text:p>
          </table:table-cell>
          <table:table-cell office:value-type="string">
            <text:p>inżynier energety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9.2739314,50.204987 18.5462847,50.1021742&lt;/coordinates&gt;&lt;/LineString&gt;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M</text:p>
          </table:table-cell>
          <table:table-cell office:value-type="string">
            <text:p>Marek Matuszewski</text:p>
          </table:table-cell>
          <table:table-cell office:value-type="string">
            <text:p>14-08-1959</text:p>
          </table:table-cell>
          <table:table-cell office:value-type="float" office:value="52">
            <text:p>52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iS</text:p>
          </table:table-cell>
          <table:table-cell office:value-type="float" office:value="16207">
            <text:p>16207</text:p>
          </table:table-cell>
          <table:table-cell office:value-type="string">
            <text:p>przedsiębiorc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4060704,51.8550576 18.7302994,51.5956014&lt;/coordinates&gt;&lt;/LineString&gt;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K</text:p>
          </table:table-cell>
          <table:table-cell office:value-type="string">
            <text:p>Beata Mazurek</text:p>
          </table:table-cell>
          <table:table-cell office:value-type="string">
            <text:p>19-10-1967</text:p>
          </table:table-cell>
          <table:table-cell office:value-type="float" office:value="44">
            <text:p>44</text:p>
          </table:table-cell>
          <table:table-cell office:value-type="string">
            <text:p>Ostrów Mazowiecka,Polska</text:p>
          </table:table-cell>
          <table:table-cell office:value-type="string">
            <text:p>52.8024372 21.8950416</text:p>
          </table:table-cell>
          <table:table-cell office:value-type="string">
            <text:p>PiS</text:p>
          </table:table-cell>
          <table:table-cell office:value-type="float" office:value="22249">
            <text:p>22249</text:p>
          </table:table-cell>
          <table:table-cell office:value-type="string">
            <text:p>socj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1.8950416,52.8024372 23.4711986,51.1431232&lt;/coordinates&gt;&lt;/LineString&gt;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</text:p>
          </table:table-cell>
          <table:table-cell office:value-type="string">
            <text:p>Krzysztof Michałkiewicz</text:p>
          </table:table-cell>
          <table:table-cell office:value-type="string">
            <text:p>26-09-1953</text:p>
          </table:table-cell>
          <table:table-cell office:value-type="float" office:value="58">
            <text:p>58</text:p>
          </table:table-cell>
          <table:table-cell office:value-type="string">
            <text:p>Oborniki Śląskie,Polska</text:p>
          </table:table-cell>
          <table:table-cell office:value-type="string">
            <text:p>51.3009866 16.9148091</text:p>
          </table:table-cell>
          <table:table-cell office:value-type="string">
            <text:p>PiS</text:p>
          </table:table-cell>
          <table:table-cell office:value-type="float" office:value="11816">
            <text:p>11816</text:p>
          </table:table-cell>
          <table:table-cell office:value-type="string">
            <text:p>socj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16.9148091,51.3009866 22.5684463,51.2464536&lt;/coordinates&gt;&lt;/LineString&gt;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</text:p>
          </table:table-cell>
          <table:table-cell office:value-type="string">
            <text:p>Kazimierz Moskal</text:p>
          </table:table-cell>
          <table:table-cell office:value-type="string">
            <text:p>02-02-1962</text:p>
          </table:table-cell>
          <table:table-cell office:value-type="float" office:value="49">
            <text:p>49</text:p>
          </table:table-cell>
          <table:table-cell office:value-type="string">
            <text:p>Żyraków,Polska</text:p>
          </table:table-cell>
          <table:table-cell office:value-type="string">
            <text:p>50.0858431 21.3968693</text:p>
          </table:table-cell>
          <table:table-cell office:value-type="string">
            <text:p>PiS</text:p>
          </table:table-cell>
          <table:table-cell office:value-type="float" office:value="14234">
            <text:p>14234</text:p>
          </table:table-cell>
          <table:table-cell office:value-type="string">
            <text:p>nauczyciel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3968693,50.0858431 21.9992806,50.0409469&lt;/coordinates&gt;&lt;/LineString&gt;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</text:p>
          </table:table-cell>
          <table:table-cell office:value-type="string">
            <text:p>Piotr Naimski</text:p>
          </table:table-cell>
          <table:table-cell office:value-type="string">
            <text:p>02-02-1951</text:p>
          </table:table-cell>
          <table:table-cell office:value-type="float" office:value="60">
            <text:p>6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5388">
            <text:p>5388</text:p>
          </table:table-cell>
          <table:table-cell office:value-type="string">
            <text:p>biochemik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1.0122287,52.2296756 20.7153326,49.6174535&lt;/coordinates&gt;&lt;/LineString&gt;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K</text:p>
          </table:table-cell>
          <table:table-cell office:value-type="string">
            <text:p>Maria Nowak</text:p>
          </table:table-cell>
          <table:table-cell office:value-type="string">
            <text:p>31-03-1950</text:p>
          </table:table-cell>
          <table:table-cell office:value-type="float" office:value="61">
            <text:p>61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PiS</text:p>
          </table:table-cell>
          <table:table-cell office:value-type="float" office:value="10820">
            <text:p>10820</text:p>
          </table:table-cell>
          <table:table-cell office:value-type="string">
            <text:p>matematyk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545728,50.2974884 19.0237815,50.2648919&lt;/coordinates&gt;&lt;/LineString&gt;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</text:p>
          </table:table-cell>
          <table:table-cell office:value-type="string">
            <text:p>Marek Opioła</text:p>
          </table:table-cell>
          <table:table-cell office:value-type="string">
            <text:p>24-09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9545">
            <text:p>9545</text:p>
          </table:table-cell>
          <table:table-cell office:value-type="string">
            <text:p>poseł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</text:p>
          </table:table-cell>
          <table:table-cell office:value-type="string">
            <text:p>Jacek Osuch</text:p>
          </table:table-cell>
          <table:table-cell office:value-type="string">
            <text:p>28-08-1958</text:p>
          </table:table-cell>
          <table:table-cell office:value-type="float" office:value="53">
            <text:p>53</text:p>
          </table:table-cell>
          <table:table-cell office:value-type="string">
            <text:p>Olkusz,Polska</text:p>
          </table:table-cell>
          <table:table-cell office:value-type="string">
            <text:p>50.2813157 19.5656869</text:p>
          </table:table-cell>
          <table:table-cell office:value-type="string">
            <text:p>PiS</text:p>
          </table:table-cell>
          <table:table-cell office:value-type="float" office:value="10997">
            <text:p>10997</text:p>
          </table:table-cell>
          <table:table-cell office:value-type="string">
            <text:p>parlamentarzyst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5656869,50.2813157 19.9449799,50.0646501&lt;/coordinates&gt;&lt;/LineString&gt;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</text:p>
          </table:table-cell>
          <table:table-cell office:value-type="string">
            <text:p>Stanisław Ożóg</text:p>
          </table:table-cell>
          <table:table-cell office:value-type="string">
            <text:p>27-05-1953</text:p>
          </table:table-cell>
          <table:table-cell office:value-type="float" office:value="58">
            <text:p>58</text:p>
          </table:table-cell>
          <table:table-cell office:value-type="string">
            <text:p>Sokołów Małopolski,Polska</text:p>
          </table:table-cell>
          <table:table-cell office:value-type="string">
            <text:p>50.22904 22.11964</text:p>
          </table:table-cell>
          <table:table-cell office:value-type="string">
            <text:p>PiS</text:p>
          </table:table-cell>
          <table:table-cell office:value-type="float" office:value="37160">
            <text:p>37160</text:p>
          </table:table-cell>
          <table:table-cell office:value-type="string">
            <text:p>inżynier geode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11964,50.22904 21.9992806,50.0409469&lt;/coordinates&gt;&lt;/LineString&gt;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K</text:p>
          </table:table-cell>
          <table:table-cell office:value-type="string">
            <text:p>Anna Paluch</text:p>
          </table:table-cell>
          <table:table-cell office:value-type="string">
            <text:p>31-03-1960</text:p>
          </table:table-cell>
          <table:table-cell office:value-type="float" office:value="51">
            <text:p>51</text:p>
          </table:table-cell>
          <table:table-cell office:value-type="string">
            <text:p>Nowy Targ,Polska</text:p>
          </table:table-cell>
          <table:table-cell office:value-type="string">
            <text:p>49.4774647 20.032096</text:p>
          </table:table-cell>
          <table:table-cell office:value-type="string">
            <text:p>PiS</text:p>
          </table:table-cell>
          <table:table-cell office:value-type="float" office:value="9764">
            <text:p>9764</text:p>
          </table:table-cell>
          <table:table-cell office:value-type="string">
            <text:p>pracownik samorządow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032096,49.4774647 20.7153326,49.6174535&lt;/coordinates&gt;&lt;/LineString&gt;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K</text:p>
          </table:table-cell>
          <table:table-cell office:value-type="string">
            <text:p>Krystyna Pawłowicz</text:p>
          </table:table-cell>
          <table:table-cell office:value-type="string">
            <text:p>14-04-1952</text:p>
          </table:table-cell>
          <table:table-cell office:value-type="float" office:value="59">
            <text:p>59</text:p>
          </table:table-cell>
          <table:table-cell office:value-type="string">
            <text:p>Wojcieszów,Polska</text:p>
          </table:table-cell>
          <table:table-cell office:value-type="string">
            <text:p>50.95167 15.92209</text:p>
          </table:table-cell>
          <table:table-cell office:value-type="string">
            <text:p>PiS</text:p>
          </table:table-cell>
          <table:table-cell office:value-type="float" office:value="20681">
            <text:p>20681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5.92209,50.95167 22.2901645,52.1676031&lt;/coordinates&gt;&lt;/LineString&gt;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</text:p>
          </table:table-cell>
          <table:table-cell office:value-type="string">
            <text:p>Bolesław Grzegorz Piecha</text:p>
          </table:table-cell>
          <table:table-cell office:value-type="string">
            <text:p>19-09-1954</text:p>
          </table:table-cell>
          <table:table-cell office:value-type="float" office:value="57">
            <text:p>57</text:p>
          </table:table-cell>
          <table:table-cell office:value-type="string">
            <text:p>Rybnik,Polska</text:p>
          </table:table-cell>
          <table:table-cell office:value-type="string">
            <text:p>50.1021742 18.5462847</text:p>
          </table:table-cell>
          <table:table-cell office:value-type="string">
            <text:p>PiS</text:p>
          </table:table-cell>
          <table:table-cell office:value-type="float" office:value="34520">
            <text:p>34520</text:p>
          </table:table-cell>
          <table:table-cell office:value-type="string">
            <text:p>lekarz medycyny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5462847,50.1021742 18.5462847,50.1021742&lt;/coordinates&gt;&lt;/LineString&gt;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</text:p>
          </table:table-cell>
          <table:table-cell office:value-type="string">
            <text:p>Stanisław Pięta</text:p>
          </table:table-cell>
          <table:table-cell office:value-type="string">
            <text:p>09-05-1971</text:p>
          </table:table-cell>
          <table:table-cell office:value-type="float" office:value="40">
            <text:p>40</text:p>
          </table:table-cell>
          <table:table-cell office:value-type="string">
            <text:p>Bielsko-Biała,Polska</text:p>
          </table:table-cell>
          <table:table-cell office:value-type="string">
            <text:p>49.8223768 19.0583845</text:p>
          </table:table-cell>
          <table:table-cell office:value-type="string">
            <text:p>PiS</text:p>
          </table:table-cell>
          <table:table-cell office:value-type="float" office:value="12708">
            <text:p>12708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583845,49.8223768 19.0583845,49.8223768&lt;/coordinates&gt;&lt;/LineString&gt;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M</text:p>
          </table:table-cell>
          <table:table-cell office:value-type="string">
            <text:p>Dariusz Piontkowski</text:p>
          </table:table-cell>
          <table:table-cell office:value-type="string">
            <text:p>17-12-1964</text:p>
          </table:table-cell>
          <table:table-cell office:value-type="float" office:value="47">
            <text:p>47</text:p>
          </table:table-cell>
          <table:table-cell office:value-type="string">
            <text:p>Sielc,Polska</text:p>
          </table:table-cell>
          <table:table-cell office:value-type="string">
            <text:p>51.4382901 22.0926775</text:p>
          </table:table-cell>
          <table:table-cell office:value-type="string">
            <text:p>PiS</text:p>
          </table:table-cell>
          <table:table-cell office:value-type="float" office:value="14439">
            <text:p>14439</text:p>
          </table:table-cell>
          <table:table-cell office:value-type="string">
            <text:p>nauczyciel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0926775,51.4382901 23.1688403,53.1324886&lt;/coordinates&gt;&lt;/LineString&gt;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</text:p>
          </table:table-cell>
          <table:table-cell office:value-type="string">
            <text:p>Stanisław Piotrowicz</text:p>
          </table:table-cell>
          <table:table-cell office:value-type="string">
            <text:p>19-07-1952</text:p>
          </table:table-cell>
          <table:table-cell office:value-type="float" office:value="59">
            <text:p>59</text:p>
          </table:table-cell>
          <table:table-cell office:value-type="string">
            <text:p>Bochnia,Polska</text:p>
          </table:table-cell>
          <table:table-cell office:value-type="string">
            <text:p>49.9684577 20.4303285</text:p>
          </table:table-cell>
          <table:table-cell office:value-type="string">
            <text:p>PiS</text:p>
          </table:table-cell>
          <table:table-cell office:value-type="float" office:value="12325">
            <text:p>12325</text:p>
          </table:table-cell>
          <table:table-cell office:value-type="string">
            <text:p>prokurator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0.4303285,49.9684577 21.7660531,49.6824761&lt;/coordinates&gt;&lt;/LineString&gt;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</text:p>
          </table:table-cell>
          <table:table-cell office:value-type="string">
            <text:p>Jerzy Polaczek</text:p>
          </table:table-cell>
          <table:table-cell office:value-type="string">
            <text:p>24-08-1961</text:p>
          </table:table-cell>
          <table:table-cell office:value-type="float" office:value="50">
            <text:p>50</text:p>
          </table:table-cell>
          <table:table-cell office:value-type="string">
            <text:p>Piekary Śląskie,Polska</text:p>
          </table:table-cell>
          <table:table-cell office:value-type="string">
            <text:p>50.3789108 18.9270475</text:p>
          </table:table-cell>
          <table:table-cell office:value-type="string">
            <text:p>PiS</text:p>
          </table:table-cell>
          <table:table-cell office:value-type="float" office:value="22310">
            <text:p>22310</text:p>
          </table:table-cell>
          <table:table-cell office:value-type="string">
            <text:p>prawnik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270475,50.3789108 18.6713802,50.2944923&lt;/coordinates&gt;&lt;/LineString&gt;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</text:p>
          </table:table-cell>
          <table:table-cell office:value-type="string">
            <text:p>Marek Polak</text:p>
          </table:table-cell>
          <table:table-cell office:value-type="string">
            <text:p>19-11-1963</text:p>
          </table:table-cell>
          <table:table-cell office:value-type="float" office:value="48">
            <text:p>48</text:p>
          </table:table-cell>
          <table:table-cell office:value-type="string">
            <text:p>Wadowice,Polska</text:p>
          </table:table-cell>
          <table:table-cell office:value-type="string">
            <text:p>49.8827856 19.4939579</text:p>
          </table:table-cell>
          <table:table-cell office:value-type="string">
            <text:p>PiS</text:p>
          </table:table-cell>
          <table:table-cell office:value-type="float" office:value="6341">
            <text:p>6341</text:p>
          </table:table-cell>
          <table:table-cell office:value-type="string">
            <text:p>technik mechanik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4939579,49.8827856 19.3995292,50.1441846&lt;/coordinates&gt;&lt;/LineString&gt;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</text:p>
          </table:table-cell>
          <table:table-cell office:value-type="string">
            <text:p>Piotr Polak</text:p>
          </table:table-cell>
          <table:table-cell office:value-type="string">
            <text:p>20-01-1961</text:p>
          </table:table-cell>
          <table:table-cell office:value-type="float" office:value="50">
            <text:p>50</text:p>
          </table:table-cell>
          <table:table-cell office:value-type="string">
            <text:p>Grabinka,Polska</text:p>
          </table:table-cell>
          <table:table-cell office:value-type="string">
            <text:p>53.6577786 16.1521266</text:p>
          </table:table-cell>
          <table:table-cell office:value-type="string">
            <text:p>PiS</text:p>
          </table:table-cell>
          <table:table-cell office:value-type="float" office:value="9022">
            <text:p>902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6.1521266,53.6577786 18.7302994,51.5956014&lt;/coordinates&gt;&lt;/LineString&gt;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M</text:p>
          </table:table-cell>
          <table:table-cell office:value-type="string">
            <text:p>Krzysztof Popiołek</text:p>
          </table:table-cell>
          <table:table-cell office:value-type="string">
            <text:p>16-02-1956</text:p>
          </table:table-cell>
          <table:table-cell office:value-type="float" office:value="55">
            <text:p>55</text:p>
          </table:table-cell>
          <table:table-cell office:value-type="string">
            <text:p>Babule,Polska</text:p>
          </table:table-cell>
          <table:table-cell office:value-type="string">
            <text:p>50.3974373 21.5394963</text:p>
          </table:table-cell>
          <table:table-cell office:value-type="string">
            <text:p>PiS</text:p>
          </table:table-cell>
          <table:table-cell office:value-type="float" office:value="12755">
            <text:p>12755</text:p>
          </table:table-cell>
          <table:table-cell office:value-type="string">
            <text:p>inżynier elektry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5394963,50.3974373 21.9992806,50.0409469&lt;/coordinates&gt;&lt;/LineString&gt;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</text:p>
          </table:table-cell>
          <table:table-cell office:value-type="string">
            <text:p>Piotr Pyzik</text:p>
          </table:table-cell>
          <table:table-cell office:value-type="string">
            <text:p>01-01-1959</text:p>
          </table:table-cell>
          <table:table-cell office:value-type="float" office:value="52">
            <text:p>52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iS</text:p>
          </table:table-cell>
          <table:table-cell office:value-type="float" office:value="12039">
            <text:p>120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21.969309,51.4164431 18.6713802,50.2944923&lt;/coordinates&gt;&lt;/LineString&gt;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K</text:p>
          </table:table-cell>
          <table:table-cell office:value-type="string">
            <text:p>Elżbieta Rafalska</text:p>
          </table:table-cell>
          <table:table-cell office:value-type="string">
            <text:p>22-06-1955</text:p>
          </table:table-cell>
          <table:table-cell office:value-type="float" office:value="56">
            <text:p>56</text:p>
          </table:table-cell>
          <table:table-cell office:value-type="string">
            <text:p>Wschowa,Polska</text:p>
          </table:table-cell>
          <table:table-cell office:value-type="string">
            <text:p>51.8071084 16.3164767</text:p>
          </table:table-cell>
          <table:table-cell office:value-type="string">
            <text:p>PiS</text:p>
          </table:table-cell>
          <table:table-cell office:value-type="float" office:value="14812">
            <text:p>14812</text:p>
          </table:table-cell>
          <table:table-cell office:value-type="string">
            <text:p>nauczyciel akademicki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6.3164767,51.8071084 15.5061862,51.9356214&lt;/coordinates&gt;&lt;/LineString&gt;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</text:p>
          </table:table-cell>
          <table:table-cell office:value-type="string">
            <text:p>Adam Rogacki</text:p>
          </table:table-cell>
          <table:table-cell office:value-type="string">
            <text:p>20-02-1976</text:p>
          </table:table-cell>
          <table:table-cell office:value-type="float" office:value="35">
            <text:p>35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iS</text:p>
          </table:table-cell>
          <table:table-cell office:value-type="float" office:value="14903">
            <text:p>14903</text:p>
          </table:table-cell>
          <table:table-cell office:value-type="string">
            <text:p>praw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0853462,51.7672799 18.0853462,51.7672799&lt;/coordinates&gt;&lt;/LineString&gt;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M</text:p>
          </table:table-cell>
          <table:table-cell office:value-type="string">
            <text:p>Jarosław Rusiecki</text:p>
          </table:table-cell>
          <table:table-cell office:value-type="string">
            <text:p>20-07-1961</text:p>
          </table:table-cell>
          <table:table-cell office:value-type="float" office:value="50">
            <text:p>50</text:p>
          </table:table-cell>
          <table:table-cell office:value-type="string">
            <text:p>Nieskurzów Stary,Polska</text:p>
          </table:table-cell>
          <table:table-cell office:value-type="string">
            <text:p>50.8047544 21.2040596</text:p>
          </table:table-cell>
          <table:table-cell office:value-type="string">
            <text:p>PiS</text:p>
          </table:table-cell>
          <table:table-cell office:value-type="float" office:value="7323">
            <text:p>7323</text:p>
          </table:table-cell>
          <table:table-cell office:value-type="string">
            <text:p>socj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2040596,50.8047544 20.6285677,50.8660773&lt;/coordinates&gt;&lt;/LineString&gt;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</text:p>
          </table:table-cell>
          <table:table-cell office:value-type="string">
            <text:p>Bogdan Rzońca</text:p>
          </table:table-cell>
          <table:table-cell office:value-type="string">
            <text:p>01-02-1961</text:p>
          </table:table-cell>
          <table:table-cell office:value-type="float" office:value="50">
            <text:p>50</text:p>
          </table:table-cell>
          <table:table-cell office:value-type="string">
            <text:p>Zarzecze,Polska</text:p>
          </table:table-cell>
          <table:table-cell office:value-type="string">
            <text:p>49.986084 22.5370202</text:p>
          </table:table-cell>
          <table:table-cell office:value-type="string">
            <text:p>PiS</text:p>
          </table:table-cell>
          <table:table-cell office:value-type="float" office:value="15623">
            <text:p>15623</text:p>
          </table:table-cell>
          <table:table-cell office:value-type="string">
            <text:p>nauczyciel historii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5370202,49.986084 21.7660531,49.6824761&lt;/coordinates&gt;&lt;/LineString&gt;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K</text:p>
          </table:table-cell>
          <table:table-cell office:value-type="string">
            <text:p>Małgorzata Sadurska</text:p>
          </table:table-cell>
          <table:table-cell office:value-type="string">
            <text:p>03-12-1975</text:p>
          </table:table-cell>
          <table:table-cell office:value-type="float" office:value="36">
            <text:p>36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iS</text:p>
          </table:table-cell>
          <table:table-cell office:value-type="float" office:value="15946">
            <text:p>15946</text:p>
          </table:table-cell>
          <table:table-cell office:value-type="string">
            <text:p>praw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69309,51.4164431 22.5684463,51.2464536&lt;/coordinates&gt;&lt;/LineString&gt;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M</text:p>
          </table:table-cell>
          <table:table-cell office:value-type="string">
            <text:p>Jacek Sasin</text:p>
          </table:table-cell>
          <table:table-cell office:value-type="string">
            <text:p>06-11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29134">
            <text:p>29134</text:p>
          </table:table-cell>
          <table:table-cell office:value-type="string">
            <text:p>historyk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M</text:p>
          </table:table-cell>
          <table:table-cell office:value-type="string">
            <text:p>Grzegorz Schreiber</text:p>
          </table:table-cell>
          <table:table-cell office:value-type="string">
            <text:p>14-02-1961</text:p>
          </table:table-cell>
          <table:table-cell office:value-type="float" office:value="50">
            <text:p>5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iS</text:p>
          </table:table-cell>
          <table:table-cell office:value-type="float" office:value="17808">
            <text:p>17808</text:p>
          </table:table-cell>
          <table:table-cell office:value-type="string">
            <text:p>filolog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8.0084378,53.1234804 18.7302994,51.5956014&lt;/coordinates&gt;&lt;/LineString&gt;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</text:p>
          </table:table-cell>
          <table:table-cell office:value-type="string">
            <text:p>Dariusz Seliga</text:p>
          </table:table-cell>
          <table:table-cell office:value-type="string">
            <text:p>10-04-1969</text:p>
          </table:table-cell>
          <table:table-cell office:value-type="float" office:value="42">
            <text:p>42</text:p>
          </table:table-cell>
          <table:table-cell office:value-type="string">
            <text:p>Skierniewice,Polska</text:p>
          </table:table-cell>
          <table:table-cell office:value-type="string">
            <text:p>51.9547169 20.1583303</text:p>
          </table:table-cell>
          <table:table-cell office:value-type="string">
            <text:p>PiS</text:p>
          </table:table-cell>
          <table:table-cell office:value-type="float" office:value="8129">
            <text:p>8129</text:p>
          </table:table-cell>
          <table:table-cell office:value-type="string">
            <text:p>administratywist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1583303,51.9547169 19.7030244,51.4051721&lt;/coordinates&gt;&lt;/LineString&gt;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</text:p>
          </table:table-cell>
          <table:table-cell office:value-type="string">
            <text:p>Jarosław Sellin</text:p>
          </table:table-cell>
          <table:table-cell office:value-type="string">
            <text:p>01-05-1963</text:p>
          </table:table-cell>
          <table:table-cell office:value-type="float" office:value="48">
            <text:p>48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iS</text:p>
          </table:table-cell>
          <table:table-cell office:value-type="float" office:value="9932">
            <text:p>9932</text:p>
          </table:table-cell>
          <table:table-cell office:value-type="string">
            <text:p>urzędnik państwowy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305409,54.5188898 18.5305409,54.5188898&lt;/coordinates&gt;&lt;/LineString&gt;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K</text:p>
          </table:table-cell>
          <table:table-cell office:value-type="string">
            <text:p>Anna Elżbieta Sobecka</text:p>
          </table:table-cell>
          <table:table-cell office:value-type="string">
            <text:p>27-03-1951</text:p>
          </table:table-cell>
          <table:table-cell office:value-type="float" office:value="60">
            <text:p>60</text:p>
          </table:table-cell>
          <table:table-cell office:value-type="string">
            <text:p>Piotrków Kujawski,Polska</text:p>
          </table:table-cell>
          <table:table-cell office:value-type="string">
            <text:p>52.55106 18.49897</text:p>
          </table:table-cell>
          <table:table-cell office:value-type="string">
            <text:p>PiS</text:p>
          </table:table-cell>
          <table:table-cell office:value-type="float" office:value="6990">
            <text:p>6990</text:p>
          </table:table-cell>
          <table:table-cell office:value-type="string">
            <text:p>nauczyciel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49897,52.55106 18.5984437,53.0137902&lt;/coordinates&gt;&lt;/LineString&gt;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M</text:p>
          </table:table-cell>
          <table:table-cell office:value-type="string">
            <text:p>Lech Sprawka</text:p>
          </table:table-cell>
          <table:table-cell office:value-type="string">
            <text:p>09-08-1955</text:p>
          </table:table-cell>
          <table:table-cell office:value-type="float" office:value="56">
            <text:p>56</text:p>
          </table:table-cell>
          <table:table-cell office:value-type="string">
            <text:p>Radawczyk Kolonia,Polska</text:p>
          </table:table-cell>
          <table:table-cell office:value-type="string">
            <text:p>51.1658835 22.3748702</text:p>
          </table:table-cell>
          <table:table-cell office:value-type="string">
            <text:p>PiS</text:p>
          </table:table-cell>
          <table:table-cell office:value-type="float" office:value="23848">
            <text:p>23848</text:p>
          </table:table-cell>
          <table:table-cell office:value-type="string">
            <text:p>nauczyciel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748702,51.1658835 22.5684463,51.2464536&lt;/coordinates&gt;&lt;/LineString&gt;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M</text:p>
          </table:table-cell>
          <table:table-cell office:value-type="string">
            <text:p>Stefan Strzałkowski</text:p>
          </table:table-cell>
          <table:table-cell office:value-type="string">
            <text:p>31-08-1957</text:p>
          </table:table-cell>
          <table:table-cell office:value-type="float" office:value="54">
            <text:p>54</text:p>
          </table:table-cell>
          <table:table-cell office:value-type="string">
            <text:p>Białogard,Polska</text:p>
          </table:table-cell>
          <table:table-cell office:value-type="string">
            <text:p>54.0029007 15.9921375</text:p>
          </table:table-cell>
          <table:table-cell office:value-type="string">
            <text:p>PiS</text:p>
          </table:table-cell>
          <table:table-cell office:value-type="float" office:value="4840">
            <text:p>4840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5.9921375,54.0029007 16.1714908,54.1943219&lt;/coordinates&gt;&lt;/LineString&gt;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</text:p>
          </table:table-cell>
          <table:table-cell office:value-type="string">
            <text:p>Marek Suski</text:p>
          </table:table-cell>
          <table:table-cell office:value-type="string">
            <text:p>11-06-1958</text:p>
          </table:table-cell>
          <table:table-cell office:value-type="float" office:value="53">
            <text:p>53</text:p>
          </table:table-cell>
          <table:table-cell office:value-type="string">
            <text:p>Grójec,Polska</text:p>
          </table:table-cell>
          <table:table-cell office:value-type="string">
            <text:p>51.8655118 20.8666034</text:p>
          </table:table-cell>
          <table:table-cell office:value-type="string">
            <text:p>PiS</text:p>
          </table:table-cell>
          <table:table-cell office:value-type="float" office:value="17251">
            <text:p>17251</text:p>
          </table:table-cell>
          <table:table-cell office:value-type="string">
            <text:p>poseł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0.8666034,51.8655118 21.1471333,51.4027236&lt;/coordinates&gt;&lt;/LineString&gt;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M</text:p>
          </table:table-cell>
          <table:table-cell office:value-type="string">
            <text:p>Paweł Szałamacha</text:p>
          </table:table-cell>
          <table:table-cell office:value-type="string">
            <text:p>24-01-1969</text:p>
          </table:table-cell>
          <table:table-cell office:value-type="float" office:value="42">
            <text:p>42</text:p>
          </table:table-cell>
          <table:table-cell office:value-type="string">
            <text:p>Gorzów Wlkp.,Polska</text:p>
          </table:table-cell>
          <table:table-cell office:value-type="string">
            <text:p>52.7325285 15.2369305</text:p>
          </table:table-cell>
          <table:table-cell office:value-type="string">
            <text:p>PiS</text:p>
          </table:table-cell>
          <table:table-cell office:value-type="float" office:value="12009">
            <text:p>12009</text:p>
          </table:table-cell>
          <table:table-cell office:value-type="string">
            <text:p>radca prawny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5.2369305,52.7325285 16.7382266,53.1509671&lt;/coordinates&gt;&lt;/LineString&gt;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</text:p>
          </table:table-cell>
          <table:table-cell office:value-type="string">
            <text:p>Wojciech Szarama</text:p>
          </table:table-cell>
          <table:table-cell office:value-type="string">
            <text:p>16-12-1955</text:p>
          </table:table-cell>
          <table:table-cell office:value-type="float" office:value="56">
            <text:p>56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iS</text:p>
          </table:table-cell>
          <table:table-cell office:value-type="float" office:value="27541">
            <text:p>27541</text:p>
          </table:table-cell>
          <table:table-cell office:value-type="string">
            <text:p>prawnik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157175,50.3483816 19.0237815,50.2648919&lt;/coordinates&gt;&lt;/LineString&gt;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</text:p>
          </table:table-cell>
          <table:table-cell office:value-type="string">
            <text:p>Krzysztof Szczerski</text:p>
          </table:table-cell>
          <table:table-cell office:value-type="string">
            <text:p>15-04-1973</text:p>
          </table:table-cell>
          <table:table-cell office:value-type="float" office:value="38">
            <text:p>38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4751">
            <text:p>4751</text:p>
          </table:table-cell>
          <table:table-cell office:value-type="string">
            <text:p>nauczyciel akademicki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449799,50.0646501 19.3995292,50.1441846&lt;/coordinates&gt;&lt;/LineString&gt;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K</text:p>
          </table:table-cell>
          <table:table-cell office:value-type="string">
            <text:p>Jolanta Szczypińska</text:p>
          </table:table-cell>
          <table:table-cell office:value-type="string">
            <text:p>24-06-1957</text:p>
          </table:table-cell>
          <table:table-cell office:value-type="float" office:value="54">
            <text:p>54</text:p>
          </table:table-cell>
          <table:table-cell office:value-type="string">
            <text:p>Słupsk,Polska</text:p>
          </table:table-cell>
          <table:table-cell office:value-type="string">
            <text:p>54.464148 17.0284824</text:p>
          </table:table-cell>
          <table:table-cell office:value-type="string">
            <text:p>PiS</text:p>
          </table:table-cell>
          <table:table-cell office:value-type="float" office:value="19819">
            <text:p>19819</text:p>
          </table:table-cell>
          <table:table-cell office:value-type="string">
            <text:p>pielęgniarka dyplomowan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0284824,54.464148 18.5305409,54.5188898&lt;/coordinates&gt;&lt;/LineString&gt;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</text:p>
          </table:table-cell>
          <table:table-cell office:value-type="string">
            <text:p>Andrzej Szlachta</text:p>
          </table:table-cell>
          <table:table-cell office:value-type="string">
            <text:p>19-01-1947</text:p>
          </table:table-cell>
          <table:table-cell office:value-type="float" office:value="64">
            <text:p>64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PiS</text:p>
          </table:table-cell>
          <table:table-cell office:value-type="float" office:value="13717">
            <text:p>13717</text:p>
          </table:table-cell>
          <table:table-cell office:value-type="string">
            <text:p>nauczyciel akademicki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M</text:p>
          </table:table-cell>
          <table:table-cell office:value-type="string">
            <text:p>Jerzy Szmit</text:p>
          </table:table-cell>
          <table:table-cell office:value-type="string">
            <text:p>08-09-1960</text:p>
          </table:table-cell>
          <table:table-cell office:value-type="float" office:value="51">
            <text:p>51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iS</text:p>
          </table:table-cell>
          <table:table-cell office:value-type="float" office:value="17234">
            <text:p>17234</text:p>
          </table:table-cell>
          <table:table-cell office:value-type="string">
            <text:p>geode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</text:p>
          </table:table-cell>
          <table:table-cell office:value-type="string">
            <text:p>Stanisław Szwed</text:p>
          </table:table-cell>
          <table:table-cell office:value-type="string">
            <text:p>12-04-1955</text:p>
          </table:table-cell>
          <table:table-cell office:value-type="float" office:value="56">
            <text:p>56</text:p>
          </table:table-cell>
          <table:table-cell office:value-type="string">
            <text:p>Bielsko-Biała,Polska</text:p>
          </table:table-cell>
          <table:table-cell office:value-type="string">
            <text:p>49.8223768 19.0583845</text:p>
          </table:table-cell>
          <table:table-cell office:value-type="string">
            <text:p>PiS</text:p>
          </table:table-cell>
          <table:table-cell office:value-type="float" office:value="32416">
            <text:p>32416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583845,49.8223768 19.0583845,49.8223768&lt;/coordinates&gt;&lt;/LineString&gt;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K</text:p>
          </table:table-cell>
          <table:table-cell office:value-type="string">
            <text:p>Beata Szydło</text:p>
          </table:table-cell>
          <table:table-cell office:value-type="string">
            <text:p>15-04-1963</text:p>
          </table:table-cell>
          <table:table-cell office:value-type="float" office:value="48">
            <text:p>48</text:p>
          </table:table-cell>
          <table:table-cell office:value-type="string">
            <text:p>Oświęcim,Polska</text:p>
          </table:table-cell>
          <table:table-cell office:value-type="string">
            <text:p>50.0343982 19.2097782</text:p>
          </table:table-cell>
          <table:table-cell office:value-type="string">
            <text:p>PiS</text:p>
          </table:table-cell>
          <table:table-cell office:value-type="float" office:value="43612">
            <text:p>43612</text:p>
          </table:table-cell>
          <table:table-cell office:value-type="string">
            <text:p>etnograf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097782,50.0343982 19.3995292,50.1441846&lt;/coordinates&gt;&lt;/LineString&gt;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</text:p>
          </table:table-cell>
          <table:table-cell office:value-type="string">
            <text:p>Jan Szyszko</text:p>
          </table:table-cell>
          <table:table-cell office:value-type="string">
            <text:p>19-04-1944</text:p>
          </table:table-cell>
          <table:table-cell office:value-type="float" office:value="67">
            <text:p>67</text:p>
          </table:table-cell>
          <table:table-cell office:value-type="string">
            <text:p>Stara Miłosna,Polska</text:p>
          </table:table-cell>
          <table:table-cell office:value-type="string">
            <text:p>51.7216374 19.4287833</text:p>
          </table:table-cell>
          <table:table-cell office:value-type="string">
            <text:p>PiS</text:p>
          </table:table-cell>
          <table:table-cell office:value-type="float" office:value="13636">
            <text:p>13636</text:p>
          </table:table-cell>
          <table:table-cell office:value-type="string">
            <text:p>nauczyciel akademicki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19.4287833,51.7216374 21.0122287,52.2296756&lt;/coordinates&gt;&lt;/LineString&gt;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M</text:p>
          </table:table-cell>
          <table:table-cell office:value-type="string">
            <text:p>Janusz Śniadek</text:p>
          </table:table-cell>
          <table:table-cell office:value-type="string">
            <text:p>26-05-1955</text:p>
          </table:table-cell>
          <table:table-cell office:value-type="float" office:value="56">
            <text:p>56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iS</text:p>
          </table:table-cell>
          <table:table-cell office:value-type="float" office:value="26440">
            <text:p>26440</text:p>
          </table:table-cell>
          <table:table-cell office:value-type="string">
            <text:p>inżynier mecha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M</text:p>
          </table:table-cell>
          <table:table-cell office:value-type="string">
            <text:p>Jacek Świat</text:p>
          </table:table-cell>
          <table:table-cell office:value-type="string">
            <text:p>16-12-1955</text:p>
          </table:table-cell>
          <table:table-cell office:value-type="float" office:value="56">
            <text:p>56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14904">
            <text:p>14904</text:p>
          </table:table-cell>
          <table:table-cell office:value-type="string">
            <text:p>specjalista marketingu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M</text:p>
          </table:table-cell>
          <table:table-cell office:value-type="string">
            <text:p>Krzysztof Tchórzewski</text:p>
          </table:table-cell>
          <table:table-cell office:value-type="string">
            <text:p>19-05-1950</text:p>
          </table:table-cell>
          <table:table-cell office:value-type="float" office:value="61">
            <text:p>61</text:p>
          </table:table-cell>
          <table:table-cell office:value-type="string">
            <text:p>Rzążew,Polska</text:p>
          </table:table-cell>
          <table:table-cell office:value-type="string">
            <text:p>52.1247335 22.475169</text:p>
          </table:table-cell>
          <table:table-cell office:value-type="string">
            <text:p>PiS</text:p>
          </table:table-cell>
          <table:table-cell office:value-type="float" office:value="22787">
            <text:p>22787</text:p>
          </table:table-cell>
          <table:table-cell office:value-type="string">
            <text:p>elektry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475169,52.1247335 22.2901645,52.1676031&lt;/coordinates&gt;&lt;/LineString&gt;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</text:p>
          </table:table-cell>
          <table:table-cell office:value-type="string">
            <text:p>Robert Telus</text:p>
          </table:table-cell>
          <table:table-cell office:value-type="string">
            <text:p>18-04-1969</text:p>
          </table:table-cell>
          <table:table-cell office:value-type="float" office:value="42">
            <text:p>42</text:p>
          </table:table-cell>
          <table:table-cell office:value-type="string">
            <text:p>Opoczno,Polska</text:p>
          </table:table-cell>
          <table:table-cell office:value-type="string">
            <text:p>51.3753379 20.2787631</text:p>
          </table:table-cell>
          <table:table-cell office:value-type="string">
            <text:p>PiS</text:p>
          </table:table-cell>
          <table:table-cell office:value-type="float" office:value="11305">
            <text:p>11305</text:p>
          </table:table-cell>
          <table:table-cell office:value-type="string">
            <text:p>inżynier środowisk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2787631,51.3753379 19.7030244,51.4051721&lt;/coordinates&gt;&lt;/LineString&gt;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</text:p>
          </table:table-cell>
          <table:table-cell office:value-type="string">
            <text:p>Ryszard Terlecki</text:p>
          </table:table-cell>
          <table:table-cell office:value-type="string">
            <text:p>02-09-1949</text:p>
          </table:table-cell>
          <table:table-cell office:value-type="float" office:value="62">
            <text:p>62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14726">
            <text:p>14726</text:p>
          </table:table-cell>
          <table:table-cell office:value-type="string">
            <text:p>historyk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</text:p>
          </table:table-cell>
          <table:table-cell office:value-type="string">
            <text:p>Grzegorz Tobiszowski</text:p>
          </table:table-cell>
          <table:table-cell office:value-type="string">
            <text:p>01-11-1965</text:p>
          </table:table-cell>
          <table:table-cell office:value-type="float" office:value="46">
            <text:p>46</text:p>
          </table:table-cell>
          <table:table-cell office:value-type="string">
            <text:p>Ruda Śląska,Polska</text:p>
          </table:table-cell>
          <table:table-cell office:value-type="string">
            <text:p>50.2558286 18.8555704</text:p>
          </table:table-cell>
          <table:table-cell office:value-type="string">
            <text:p>PiS</text:p>
          </table:table-cell>
          <table:table-cell office:value-type="float" office:value="13268">
            <text:p>13268</text:p>
          </table:table-cell>
          <table:table-cell office:value-type="string">
            <text:p>ekonomista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8555704,50.2558286 19.0237815,50.2648919&lt;/coordinates&gt;&lt;/LineString&gt;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office:value-type="string">
            <text:p>Jan Tomaszewski</text:p>
          </table:table-cell>
          <table:table-cell office:value-type="string">
            <text:p>09-01-1948</text:p>
          </table:table-cell>
          <table:table-cell office:value-type="float" office:value="63">
            <text:p>63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8114">
            <text:p>8114</text:p>
          </table:table-cell>
          <table:table-cell office:value-type="string">
            <text:p>komentator sportowy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7.0385376,51.1078852 19.4559833,51.7592485&lt;/coordinates&gt;&lt;/LineString&gt;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</text:p>
          </table:table-cell>
          <table:table-cell office:value-type="string">
            <text:p>Kazimierz Michał Ujazdowski</text:p>
          </table:table-cell>
          <table:table-cell office:value-type="string">
            <text:p>28-07-1964</text:p>
          </table:table-cell>
          <table:table-cell office:value-type="float" office:value="47">
            <text:p>47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iS</text:p>
          </table:table-cell>
          <table:table-cell office:value-type="float" office:value="26221">
            <text:p>26221</text:p>
          </table:table-cell>
          <table:table-cell office:value-type="string">
            <text:p>nauczyciel akademicki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0.6285677,50.8660773 17.0385376,51.1078852&lt;/coordinates&gt;&lt;/LineString&gt;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</text:p>
          </table:table-cell>
          <table:table-cell office:value-type="string">
            <text:p>Jan Warzecha</text:p>
          </table:table-cell>
          <table:table-cell office:value-type="string">
            <text:p>21-04-1959</text:p>
          </table:table-cell>
          <table:table-cell office:value-type="float" office:value="52">
            <text:p>52</text:p>
          </table:table-cell>
          <table:table-cell office:value-type="string">
            <text:p>Jodłowa,Polska</text:p>
          </table:table-cell>
          <table:table-cell office:value-type="string">
            <text:p>49.8716474 21.2785797</text:p>
          </table:table-cell>
          <table:table-cell office:value-type="string">
            <text:p>PiS</text:p>
          </table:table-cell>
          <table:table-cell office:value-type="float" office:value="12588">
            <text:p>12588</text:p>
          </table:table-cell>
          <table:table-cell office:value-type="string">
            <text:p>ekonomis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2785797,49.8716474 21.9992806,50.0409469&lt;/coordinates&gt;&lt;/LineString&gt;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M</text:p>
          </table:table-cell>
          <table:table-cell office:value-type="string">
            <text:p>Witold Waszczykowski</text:p>
          </table:table-cell>
          <table:table-cell office:value-type="string">
            <text:p>05-05-1957</text:p>
          </table:table-cell>
          <table:table-cell office:value-type="float" office:value="54">
            <text:p>54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PiS</text:p>
          </table:table-cell>
          <table:table-cell office:value-type="float" office:value="36854">
            <text:p>36854</text:p>
          </table:table-cell>
          <table:table-cell office:value-type="string">
            <text:p>nauczyciel akademicki - nauki humanistyczne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7030244,51.4051721 19.4559833,51.7592485&lt;/coordinates&gt;&lt;/LineString&gt;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M</text:p>
          </table:table-cell>
          <table:table-cell office:value-type="string">
            <text:p>Przemysław Wipler</text:p>
          </table:table-cell>
          <table:table-cell office:value-type="string">
            <text:p>15-07-1978</text:p>
          </table:table-cell>
          <table:table-cell office:value-type="float" office:value="33">
            <text:p>33</text:p>
          </table:table-cell>
          <table:table-cell office:value-type="string">
            <text:p>Piekary Śląskie,Polska</text:p>
          </table:table-cell>
          <table:table-cell office:value-type="string">
            <text:p>50.3789108 18.9270475</text:p>
          </table:table-cell>
          <table:table-cell office:value-type="string">
            <text:p>PiS</text:p>
          </table:table-cell>
          <table:table-cell office:value-type="float" office:value="4615">
            <text:p>4615</text:p>
          </table:table-cell>
          <table:table-cell office:value-type="string">
            <text:p>praw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9270475,50.3789108 21.0122287,52.2296756&lt;/coordinates&gt;&lt;/LineString&gt;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K</text:p>
          </table:table-cell>
          <table:table-cell office:value-type="string">
            <text:p>Jadwiga Wiśniewska</text:p>
          </table:table-cell>
          <table:table-cell office:value-type="string">
            <text:p>02-07-1963</text:p>
          </table:table-cell>
          <table:table-cell office:value-type="float" office:value="48">
            <text:p>48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PiS</text:p>
          </table:table-cell>
          <table:table-cell office:value-type="float" office:value="34491">
            <text:p>34491</text:p>
          </table:table-cell>
          <table:table-cell office:value-type="string">
            <text:p>pedagog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K</text:p>
          </table:table-cell>
          <table:table-cell office:value-type="string">
            <text:p>Elżbieta Witek</text:p>
          </table:table-cell>
          <table:table-cell office:value-type="string">
            <text:p>17-12-1957</text:p>
          </table:table-cell>
          <table:table-cell office:value-type="float" office:value="54">
            <text:p>54</text:p>
          </table:table-cell>
          <table:table-cell office:value-type="string">
            <text:p>Jawor,Polska</text:p>
          </table:table-cell>
          <table:table-cell office:value-type="string">
            <text:p>51.0545282 16.1863231</text:p>
          </table:table-cell>
          <table:table-cell office:value-type="string">
            <text:p>PiS</text:p>
          </table:table-cell>
          <table:table-cell office:value-type="float" office:value="9381">
            <text:p>9381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6.1863231,51.0545282 16.1553231,51.2070067&lt;/coordinates&gt;&lt;/LineString&gt;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</text:p>
          </table:table-cell>
          <table:table-cell office:value-type="string">
            <text:p>Marcin Witko</text:p>
          </table:table-cell>
          <table:table-cell office:value-type="string">
            <text:p>23-07-1971</text:p>
          </table:table-cell>
          <table:table-cell office:value-type="float" office:value="40">
            <text:p>40</text:p>
          </table:table-cell>
          <table:table-cell office:value-type="string">
            <text:p>Głowno,Polska</text:p>
          </table:table-cell>
          <table:table-cell office:value-type="string">
            <text:p>51.9643 19.71565</text:p>
          </table:table-cell>
          <table:table-cell office:value-type="string">
            <text:p>PiS</text:p>
          </table:table-cell>
          <table:table-cell office:value-type="float" office:value="6535">
            <text:p>6535</text:p>
          </table:table-cell>
          <table:table-cell office:value-type="string">
            <text:p>nauczyciel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1565,51.9643 19.7030244,51.4051721&lt;/coordinates&gt;&lt;/LineString&gt;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M</text:p>
          </table:table-cell>
          <table:table-cell office:value-type="string">
            <text:p>Michał Wojtkiewicz</text:p>
          </table:table-cell>
          <table:table-cell office:value-type="string">
            <text:p>24-06-1946</text:p>
          </table:table-cell>
          <table:table-cell office:value-type="float" office:value="65">
            <text:p>65</text:p>
          </table:table-cell>
          <table:table-cell office:value-type="string">
            <text:p>Tuchów,Polska</text:p>
          </table:table-cell>
          <table:table-cell office:value-type="string">
            <text:p>49.89477 21.05416</text:p>
          </table:table-cell>
          <table:table-cell office:value-type="string">
            <text:p>PiS</text:p>
          </table:table-cell>
          <table:table-cell office:value-type="float" office:value="9403">
            <text:p>9403</text:p>
          </table:table-cell>
          <table:table-cell office:value-type="string">
            <text:p>inżynier geode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05416,49.89477 20.9858407,50.0121011&lt;/coordinates&gt;&lt;/LineString&gt;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M</text:p>
          </table:table-cell>
          <table:table-cell office:value-type="string">
            <text:p>Grzegorz Adam Woźniak</text:p>
          </table:table-cell>
          <table:table-cell office:value-type="string">
            <text:p>18-12-1968</text:p>
          </table:table-cell>
          <table:table-cell office:value-type="float" office:value="43">
            <text:p>43</text:p>
          </table:table-cell>
          <table:table-cell office:value-type="string">
            <text:p>Garwolin,Polska</text:p>
          </table:table-cell>
          <table:table-cell office:value-type="string">
            <text:p>51.8971987 21.6149393</text:p>
          </table:table-cell>
          <table:table-cell office:value-type="string">
            <text:p>PiS</text:p>
          </table:table-cell>
          <table:table-cell office:value-type="float" office:value="8550">
            <text:p>8550</text:p>
          </table:table-cell>
          <table:table-cell office:value-type="string">
            <text:p>geograf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6149393,51.8971987 22.2901645,52.1676031&lt;/coordinates&gt;&lt;/LineString&gt;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K</text:p>
          </table:table-cell>
          <table:table-cell office:value-type="string">
            <text:p>Anna Zalewska</text:p>
          </table:table-cell>
          <table:table-cell office:value-type="string">
            <text:p>06-07-1965</text:p>
          </table:table-cell>
          <table:table-cell office:value-type="float" office:value="46">
            <text:p>46</text:p>
          </table:table-cell>
          <table:table-cell office:value-type="string">
            <text:p>Świebodzice,Polska</text:p>
          </table:table-cell>
          <table:table-cell office:value-type="string">
            <text:p>50.8575475 16.3213376</text:p>
          </table:table-cell>
          <table:table-cell office:value-type="string">
            <text:p>PiS</text:p>
          </table:table-cell>
          <table:table-cell office:value-type="float" office:value="14999">
            <text:p>14999</text:p>
          </table:table-cell>
          <table:table-cell office:value-type="string">
            <text:p>parlamentarzy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3213376,50.8575475 16.2843553,50.7840092&lt;/coordinates&gt;&lt;/LineString&gt;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</text:p>
          </table:table-cell>
          <table:table-cell office:value-type="string">
            <text:p>Sławomir Zawiślak</text:p>
          </table:table-cell>
          <table:table-cell office:value-type="string">
            <text:p>09-06-1963</text:p>
          </table:table-cell>
          <table:table-cell office:value-type="float" office:value="48">
            <text:p>48</text:p>
          </table:table-cell>
          <table:table-cell office:value-type="string">
            <text:p>Krasnobród,Polska</text:p>
          </table:table-cell>
          <table:table-cell office:value-type="string">
            <text:p>50.5453129 23.213387</text:p>
          </table:table-cell>
          <table:table-cell office:value-type="string">
            <text:p>PiS</text:p>
          </table:table-cell>
          <table:table-cell office:value-type="float" office:value="24478">
            <text:p>24478</text:p>
          </table:table-cell>
          <table:table-cell office:value-type="string">
            <text:p>history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213387,50.5453129 23.4711986,51.1431232&lt;/coordinates&gt;&lt;/LineString&gt;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M</text:p>
          </table:table-cell>
          <table:table-cell office:value-type="string">
            <text:p>Łukasz Zbonikowski</text:p>
          </table:table-cell>
          <table:table-cell office:value-type="string">
            <text:p>20-02-1978</text:p>
          </table:table-cell>
          <table:table-cell office:value-type="float" office:value="33">
            <text:p>33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PiS</text:p>
          </table:table-cell>
          <table:table-cell office:value-type="float" office:value="17327">
            <text:p>17327</text:p>
          </table:table-cell>
          <table:table-cell office:value-type="string">
            <text:p>prawnik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M</text:p>
          </table:table-cell>
          <table:table-cell office:value-type="string">
            <text:p>Jarosław Zieliński</text:p>
          </table:table-cell>
          <table:table-cell office:value-type="string">
            <text:p>20-09-1960</text:p>
          </table:table-cell>
          <table:table-cell office:value-type="float" office:value="51">
            <text:p>51</text:p>
          </table:table-cell>
          <table:table-cell office:value-type="string">
            <text:p>Szwajcaria,Suwałki,Polska</text:p>
          </table:table-cell>
          <table:table-cell office:value-type="string">
            <text:p>54.1386037 22.955588</text:p>
          </table:table-cell>
          <table:table-cell office:value-type="string">
            <text:p>PiS</text:p>
          </table:table-cell>
          <table:table-cell office:value-type="float" office:value="21015">
            <text:p>21015</text:p>
          </table:table-cell>
          <table:table-cell office:value-type="string">
            <text:p>nauczyciel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55588,54.1386037 23.1688403,53.1324886&lt;/coordinates&gt;&lt;/LineString&gt;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M</text:p>
          </table:table-cell>
          <table:table-cell office:value-type="string">
            <text:p>Kosma Złotowski</text:p>
          </table:table-cell>
          <table:table-cell office:value-type="string">
            <text:p>14-01-1964</text:p>
          </table:table-cell>
          <table:table-cell office:value-type="float" office:value="47">
            <text:p>4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iS</text:p>
          </table:table-cell>
          <table:table-cell office:value-type="float" office:value="21607">
            <text:p>21607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K</text:p>
          </table:table-cell>
          <table:table-cell office:value-type="string">
            <text:p>Maria Zuba</text:p>
          </table:table-cell>
          <table:table-cell office:value-type="string">
            <text:p>06-04-1951</text:p>
          </table:table-cell>
          <table:table-cell office:value-type="float" office:value="60">
            <text:p>60</text:p>
          </table:table-cell>
          <table:table-cell office:value-type="string">
            <text:p>Suchedniów,Polska</text:p>
          </table:table-cell>
          <table:table-cell office:value-type="string">
            <text:p>51.04762 20.82927</text:p>
          </table:table-cell>
          <table:table-cell office:value-type="string">
            <text:p>PiS</text:p>
          </table:table-cell>
          <table:table-cell office:value-type="float" office:value="6222">
            <text:p>6222</text:p>
          </table:table-cell>
          <table:table-cell office:value-type="string">
            <text:p>inżynier elektryk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2927,51.04762 20.6285677,50.8660773&lt;/coordinates&gt;&lt;/LineString&gt;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M</text:p>
          </table:table-cell>
          <table:table-cell office:value-type="string">
            <text:p>Wojciech Zubowski</text:p>
          </table:table-cell>
          <table:table-cell office:value-type="string">
            <text:p>12-11-1979</text:p>
          </table:table-cell>
          <table:table-cell office:value-type="float" office:value="32">
            <text:p>32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6800">
            <text:p>6800</text:p>
          </table:table-cell>
          <table:table-cell office:value-type="string">
            <text:p>specjalista do spraw zarządzania i organizacji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0385376,51.1078852 16.1553231,51.2070067&lt;/coordinates&gt;&lt;/LineString&gt;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M</text:p>
          </table:table-cell>
          <table:table-cell office:value-type="string">
            <text:p>Jerzy Żyżyński</text:p>
          </table:table-cell>
          <table:table-cell office:value-type="string">
            <text:p>06-08-1949</text:p>
          </table:table-cell>
          <table:table-cell office:value-type="float" office:value="62">
            <text:p>62</text:p>
          </table:table-cell>
          <table:table-cell office:value-type="string">
            <text:p>Łomża,Polska</text:p>
          </table:table-cell>
          <table:table-cell office:value-type="string">
            <text:p>53.1781197 22.0590321</text:p>
          </table:table-cell>
          <table:table-cell office:value-type="string">
            <text:p>PiS</text:p>
          </table:table-cell>
          <table:table-cell office:value-type="float" office:value="9872">
            <text:p>9872</text:p>
          </table:table-cell>
          <table:table-cell office:value-type="string">
            <text:p>nauczyciel akademicki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2.0590321,53.1781197 17.9244381,50.670428&lt;/coordinates&gt;&lt;/LineString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</text:p>
          </table:table-cell>
          <table:table-cell office:value-type="string">
            <text:p>Małgorzata Adamczak</text:p>
          </table:table-cell>
          <table:table-cell office:value-type="string">
            <text:p>27-03-1971</text:p>
          </table:table-cell>
          <table:table-cell office:value-type="float" office:value="40">
            <text:p>40</text:p>
          </table:table-cell>
          <table:table-cell office:value-type="string">
            <text:p>Kościan,Polska</text:p>
          </table:table-cell>
          <table:table-cell office:value-type="string">
            <text:p>52.0816122 16.6385474</text:p>
          </table:table-cell>
          <table:table-cell office:value-type="string">
            <text:p>PO</text:p>
          </table:table-cell>
          <table:table-cell office:value-type="float" office:value="18119">
            <text:p>18119</text:p>
          </table:table-cell>
          <table:table-cell office:value-type="string">
            <text:p>nauczyciel wychowania fizycznego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6385474,52.0816122 18.0853462,51.7672799&lt;/coordinates&gt;&lt;/LineString&gt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office:value-type="string">
            <text:p>Tadeusz Arkit</text:p>
          </table:table-cell>
          <table:table-cell office:value-type="string">
            <text:p>10-11-1955</text:p>
          </table:table-cell>
          <table:table-cell office:value-type="float" office:value="56">
            <text:p>56</text:p>
          </table:table-cell>
          <table:table-cell office:value-type="string">
            <text:p>Tenczynek,Polska</text:p>
          </table:table-cell>
          <table:table-cell office:value-type="string">
            <text:p>50.1194927 19.6151947</text:p>
          </table:table-cell>
          <table:table-cell office:value-type="string">
            <text:p>PO</text:p>
          </table:table-cell>
          <table:table-cell office:value-type="float" office:value="12458">
            <text:p>12458</text:p>
          </table:table-cell>
          <table:table-cell office:value-type="string">
            <text:p>inżynier górnik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6151947,50.1194927 19.3995292,50.1441846&lt;/coordinates&gt;&lt;/LineString&gt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string">
            <text:p>Bartosz Arłukowicz</text:p>
          </table:table-cell>
          <table:table-cell office:value-type="string">
            <text:p>30-12-1971</text:p>
          </table:table-cell>
          <table:table-cell office:value-type="float" office:value="40">
            <text:p>40</text:p>
          </table:table-cell>
          <table:table-cell office:value-type="string">
            <text:p>Resko,Polska</text:p>
          </table:table-cell>
          <table:table-cell office:value-type="string">
            <text:p>53.77304 15.40611</text:p>
          </table:table-cell>
          <table:table-cell office:value-type="string">
            <text:p>PO</text:p>
          </table:table-cell>
          <table:table-cell office:value-type="float" office:value="101746">
            <text:p>101746</text:p>
          </table:table-cell>
          <table:table-cell office:value-type="string">
            <text:p>lekarz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40611,53.77304 14.5528116,53.4285438&lt;/coordinates&gt;&lt;/LineString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string">
            <text:p>Paweł Arndt</text:p>
          </table:table-cell>
          <table:table-cell office:value-type="string">
            <text:p>21-01-1954</text:p>
          </table:table-cell>
          <table:table-cell office:value-type="float" office:value="57">
            <text:p>57</text:p>
          </table:table-cell>
          <table:table-cell office:value-type="string">
            <text:p>Gniezno,Polska</text:p>
          </table:table-cell>
          <table:table-cell office:value-type="string">
            <text:p>52.5349253 17.5826575</text:p>
          </table:table-cell>
          <table:table-cell office:value-type="string">
            <text:p>PO</text:p>
          </table:table-cell>
          <table:table-cell office:value-type="float" office:value="12627">
            <text:p>12627</text:p>
          </table:table-cell>
          <table:table-cell office:value-type="string">
            <text:p>poseł na Sejm RP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5826575,52.5349253 18.2510729,52.2230334&lt;/coordinates&gt;&lt;/LineString&gt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</text:p>
          </table:table-cell>
          <table:table-cell office:value-type="string">
            <text:p>Urszula Augustyn</text:p>
          </table:table-cell>
          <table:table-cell office:value-type="string">
            <text:p>01-09-1964</text:p>
          </table:table-cell>
          <table:table-cell office:value-type="float" office:value="47">
            <text:p>47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O</text:p>
          </table:table-cell>
          <table:table-cell office:value-type="float" office:value="9724">
            <text:p>9724</text:p>
          </table:table-cell>
          <table:table-cell office:value-type="string">
            <text:p>dziennikark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string">
            <text:p>Tadeusz Aziewicz</text:p>
          </table:table-cell>
          <table:table-cell office:value-type="string">
            <text:p>31-10-1960</text:p>
          </table:table-cell>
          <table:table-cell office:value-type="float" office:value="51">
            <text:p>51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O</text:p>
          </table:table-cell>
          <table:table-cell office:value-type="float" office:value="14013">
            <text:p>14013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</text:p>
          </table:table-cell>
          <table:table-cell office:value-type="string">
            <text:p>Marek Biernacki</text:p>
          </table:table-cell>
          <table:table-cell office:value-type="string">
            <text:p>28-04-1959</text:p>
          </table:table-cell>
          <table:table-cell office:value-type="float" office:value="52">
            <text:p>52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O</text:p>
          </table:table-cell>
          <table:table-cell office:value-type="float" office:value="66019">
            <text:p>66019</text:p>
          </table:table-cell>
          <table:table-cell office:value-type="string">
            <text:p>praw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</text:p>
          </table:table-cell>
          <table:table-cell office:value-type="string">
            <text:p>Andrzej Biernat</text:p>
          </table:table-cell>
          <table:table-cell office:value-type="string">
            <text:p>11-08-1960</text:p>
          </table:table-cell>
          <table:table-cell office:value-type="float" office:value="51">
            <text:p>51</text:p>
          </table:table-cell>
          <table:table-cell office:value-type="string">
            <text:p>Urzędów,Polska</text:p>
          </table:table-cell>
          <table:table-cell office:value-type="string">
            <text:p>50.9930804 22.1422527</text:p>
          </table:table-cell>
          <table:table-cell office:value-type="string">
            <text:p>PO</text:p>
          </table:table-cell>
          <table:table-cell office:value-type="float" office:value="25721">
            <text:p>25721</text:p>
          </table:table-cell>
          <table:table-cell office:value-type="string">
            <text:p>nauczyciel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22.1422527,50.9930804 18.7302994,51.5956014&lt;/coordinates&gt;&lt;/LineString&gt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string">
            <text:p>Leszek Blanik</text:p>
          </table:table-cell>
          <table:table-cell office:value-type="string">
            <text:p>01-03-1977</text:p>
          </table:table-cell>
          <table:table-cell office:value-type="float" office:value="34">
            <text:p>34</text:p>
          </table:table-cell>
          <table:table-cell office:value-type="string">
            <text:p>Wodzisław Śląski,Polska</text:p>
          </table:table-cell>
          <table:table-cell office:value-type="string">
            <text:p>50.003137 18.4719102</text:p>
          </table:table-cell>
          <table:table-cell office:value-type="string">
            <text:p>PO</text:p>
          </table:table-cell>
          <table:table-cell office:value-type="float" office:value="15031">
            <text:p>15031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4719102,50.003137 18.6466384,54.3520252&lt;/coordinates&gt;&lt;/LineString&gt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</text:p>
          </table:table-cell>
          <table:table-cell office:value-type="string">
            <text:p>Joanna Bobowska</text:p>
          </table:table-cell>
          <table:table-cell office:value-type="string">
            <text:p>17-04-1967</text:p>
          </table:table-cell>
          <table:table-cell office:value-type="float" office:value="44">
            <text:p>44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7976">
            <text:p>7976</text:p>
          </table:table-cell>
          <table:table-cell office:value-type="string">
            <text:p>dziennikarka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449799,50.0646501 19.3995292,50.1441846&lt;/coordinates&gt;&lt;/LineString&gt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Jerzy Borowczak</text:p>
          </table:table-cell>
          <table:table-cell office:value-type="string">
            <text:p>15-11-1957</text:p>
          </table:table-cell>
          <table:table-cell office:value-type="float" office:value="54">
            <text:p>54</text:p>
          </table:table-cell>
          <table:table-cell office:value-type="string">
            <text:p>Białogard,Polska</text:p>
          </table:table-cell>
          <table:table-cell office:value-type="string">
            <text:p>54.0029007 15.9921375</text:p>
          </table:table-cell>
          <table:table-cell office:value-type="string">
            <text:p>PO</text:p>
          </table:table-cell>
          <table:table-cell office:value-type="float" office:value="10504">
            <text:p>10504</text:p>
          </table:table-cell>
          <table:table-cell office:value-type="string">
            <text:p>parlamentarzy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5.9921375,54.0029007 18.6466384,54.3520252&lt;/coordinates&gt;&lt;/LineString&gt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</text:p>
          </table:table-cell>
          <table:table-cell office:value-type="string">
            <text:p>Łukasz Borowiak</text:p>
          </table:table-cell>
          <table:table-cell office:value-type="string">
            <text:p>11-04-1975</text:p>
          </table:table-cell>
          <table:table-cell office:value-type="float" office:value="36">
            <text:p>36</text:p>
          </table:table-cell>
          <table:table-cell office:value-type="string">
            <text:p>Leszno,Polska</text:p>
          </table:table-cell>
          <table:table-cell office:value-type="string">
            <text:p>51.8419861 16.5937545</text:p>
          </table:table-cell>
          <table:table-cell office:value-type="string">
            <text:p>PO</text:p>
          </table:table-cell>
          <table:table-cell office:value-type="float" office:value="11545">
            <text:p>11545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5937545,51.8419861 18.0853462,51.7672799&lt;/coordinates&gt;&lt;/LineString&gt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</text:p>
          </table:table-cell>
          <table:table-cell office:value-type="string">
            <text:p>Krzysztof Brejza</text:p>
          </table:table-cell>
          <table:table-cell office:value-type="string">
            <text:p>16-05-1983</text:p>
          </table:table-cell>
          <table:table-cell office:value-type="float" office:value="28">
            <text:p>28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12600">
            <text:p>12600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</text:p>
          </table:table-cell>
          <table:table-cell office:value-type="string">
            <text:p>Jacek Brzezinka</text:p>
          </table:table-cell>
          <table:table-cell office:value-type="string">
            <text:p>30-08-1966</text:p>
          </table:table-cell>
          <table:table-cell office:value-type="float" office:value="45">
            <text:p>45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O</text:p>
          </table:table-cell>
          <table:table-cell office:value-type="float" office:value="10775">
            <text:p>10775</text:p>
          </table:table-cell>
          <table:table-cell office:value-type="string">
            <text:p>menadżer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</text:p>
          </table:table-cell>
          <table:table-cell office:value-type="string">
            <text:p>Beata Bublewicz</text:p>
          </table:table-cell>
          <table:table-cell office:value-type="string">
            <text:p>26-02-1975</text:p>
          </table:table-cell>
          <table:table-cell office:value-type="float" office:value="36">
            <text:p>36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O</text:p>
          </table:table-cell>
          <table:table-cell office:value-type="float" office:value="23262">
            <text:p>23262</text:p>
          </table:table-cell>
          <table:table-cell office:value-type="string">
            <text:p>socjolog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</text:p>
          </table:table-cell>
          <table:table-cell office:value-type="string">
            <text:p>Borys Budka</text:p>
          </table:table-cell>
          <table:table-cell office:value-type="string">
            <text:p>11-03-1978</text:p>
          </table:table-cell>
          <table:table-cell office:value-type="float" office:value="33">
            <text:p>33</text:p>
          </table:table-cell>
          <table:table-cell office:value-type="string">
            <text:p>Czeladź,Polska</text:p>
          </table:table-cell>
          <table:table-cell office:value-type="string">
            <text:p>50.317273 19.0704415</text:p>
          </table:table-cell>
          <table:table-cell office:value-type="string">
            <text:p>PO</text:p>
          </table:table-cell>
          <table:table-cell office:value-type="float" office:value="10260">
            <text:p>10260</text:p>
          </table:table-cell>
          <table:table-cell office:value-type="string">
            <text:p>radca prawny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0704415,50.317273 18.6713802,50.2944923&lt;/coordinates&gt;&lt;/LineString&gt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</text:p>
          </table:table-cell>
          <table:table-cell office:value-type="string">
            <text:p>Jerzy Budnik</text:p>
          </table:table-cell>
          <table:table-cell office:value-type="string">
            <text:p>30-05-1951</text:p>
          </table:table-cell>
          <table:table-cell office:value-type="float" office:value="60">
            <text:p>60</text:p>
          </table:table-cell>
          <table:table-cell office:value-type="string">
            <text:p>Wejherowo,Polska</text:p>
          </table:table-cell>
          <table:table-cell office:value-type="string">
            <text:p>54.6003216 18.2330487</text:p>
          </table:table-cell>
          <table:table-cell office:value-type="string">
            <text:p>PO</text:p>
          </table:table-cell>
          <table:table-cell office:value-type="float" office:value="8546">
            <text:p>8546</text:p>
          </table:table-cell>
          <table:table-cell office:value-type="string">
            <text:p>administratyw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330487,54.6003216 18.5305409,54.5188898&lt;/coordinates&gt;&lt;/LineString&gt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K</text:p>
          </table:table-cell>
          <table:table-cell office:value-type="string">
            <text:p>Bożenna Bukiewicz</text:p>
          </table:table-cell>
          <table:table-cell office:value-type="string">
            <text:p>14-02-1952</text:p>
          </table:table-cell>
          <table:table-cell office:value-type="float" office:value="59">
            <text:p>59</text:p>
          </table:table-cell>
          <table:table-cell office:value-type="string">
            <text:p>Żary,Polska</text:p>
          </table:table-cell>
          <table:table-cell office:value-type="string">
            <text:p>51.6420121 15.1369992</text:p>
          </table:table-cell>
          <table:table-cell office:value-type="string">
            <text:p>PO</text:p>
          </table:table-cell>
          <table:table-cell office:value-type="float" office:value="38017">
            <text:p>38017</text:p>
          </table:table-cell>
          <table:table-cell office:value-type="string">
            <text:p>inż. mechanik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1369992,51.6420121 15.5061862,51.9356214&lt;/coordinates&gt;&lt;/LineString&gt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</text:p>
          </table:table-cell>
          <table:table-cell office:value-type="string">
            <text:p>Andrzej Buła</text:p>
          </table:table-cell>
          <table:table-cell office:value-type="string">
            <text:p>28-08-1965</text:p>
          </table:table-cell>
          <table:table-cell office:value-type="float" office:value="46">
            <text:p>46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PO</text:p>
          </table:table-cell>
          <table:table-cell office:value-type="float" office:value="9167">
            <text:p>9167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</text:p>
          </table:table-cell>
          <table:table-cell office:value-type="string">
            <text:p>Renata Butryn</text:p>
          </table:table-cell>
          <table:table-cell office:value-type="string">
            <text:p>31-05-1959</text:p>
          </table:table-cell>
          <table:table-cell office:value-type="float" office:value="52">
            <text:p>52</text:p>
          </table:table-cell>
          <table:table-cell office:value-type="string">
            <text:p>Dębica,Polska</text:p>
          </table:table-cell>
          <table:table-cell office:value-type="string">
            <text:p>50.0516417 21.4116964</text:p>
          </table:table-cell>
          <table:table-cell office:value-type="string">
            <text:p>PO</text:p>
          </table:table-cell>
          <table:table-cell office:value-type="float" office:value="8941">
            <text:p>8941</text:p>
          </table:table-cell>
          <table:table-cell office:value-type="string">
            <text:p>nauczyciel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4116964,50.0516417 21.9992806,50.0409469&lt;/coordinates&gt;&lt;/LineString&gt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</text:p>
          </table:table-cell>
          <table:table-cell office:value-type="string">
            <text:p>Jarosław Charłampowicz</text:p>
          </table:table-cell>
          <table:table-cell office:value-type="string">
            <text:p>19-12-1969</text:p>
          </table:table-cell>
          <table:table-cell office:value-type="float" office:value="42">
            <text:p>42</text:p>
          </table:table-cell>
          <table:table-cell office:value-type="string">
            <text:p>Brzeg Dolny,Polska</text:p>
          </table:table-cell>
          <table:table-cell office:value-type="string">
            <text:p>51.2728265 16.708557</text:p>
          </table:table-cell>
          <table:table-cell office:value-type="string">
            <text:p>PO</text:p>
          </table:table-cell>
          <table:table-cell office:value-type="float" office:value="8399">
            <text:p>8399</text:p>
          </table:table-cell>
          <table:table-cell office:value-type="string">
            <text:p>politolog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708557,51.2728265 17.0385376,51.1078852&lt;/coordinates&gt;&lt;/LineString&gt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</text:p>
          </table:table-cell>
          <table:table-cell office:value-type="string">
            <text:p>Janusz Cichoń</text:p>
          </table:table-cell>
          <table:table-cell office:value-type="string">
            <text:p>07-01-1957</text:p>
          </table:table-cell>
          <table:table-cell office:value-type="float" office:value="54">
            <text:p>54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O</text:p>
          </table:table-cell>
          <table:table-cell office:value-type="float" office:value="13902">
            <text:p>13902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8.9157175,50.3483816 20.4801193,53.778422&lt;/coordinates&gt;&lt;/LineString&gt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</text:p>
          </table:table-cell>
          <table:table-cell office:value-type="string">
            <text:p>Piotr Cieśliński</text:p>
          </table:table-cell>
          <table:table-cell office:value-type="string">
            <text:p>08-08-1978</text:p>
          </table:table-cell>
          <table:table-cell office:value-type="float" office:value="33">
            <text:p>33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O</text:p>
          </table:table-cell>
          <table:table-cell office:value-type="float" office:value="15547">
            <text:p>15547</text:p>
          </table:table-cell>
          <table:table-cell office:value-type="string">
            <text:p>ekonomist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4801193,53.778422 19.4044897,54.1560613&lt;/coordinates&gt;&lt;/LineString&gt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</text:p>
          </table:table-cell>
          <table:table-cell office:value-type="string">
            <text:p>Marian Cycoń</text:p>
          </table:table-cell>
          <table:table-cell office:value-type="string">
            <text:p>17-07-1940</text:p>
          </table:table-cell>
          <table:table-cell office:value-type="float" office:value="71">
            <text:p>71</text:p>
          </table:table-cell>
          <table:table-cell office:value-type="string">
            <text:p>Barcice,Polska</text:p>
          </table:table-cell>
          <table:table-cell office:value-type="string">
            <text:p>53.880978 18.9386858</text:p>
          </table:table-cell>
          <table:table-cell office:value-type="string">
            <text:p>PO</text:p>
          </table:table-cell>
          <table:table-cell office:value-type="float" office:value="10678">
            <text:p>10678</text:p>
          </table:table-cell>
          <table:table-cell office:value-type="string">
            <text:p>wyższy urzędnik samorządow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8.9386858,53.880978 20.7153326,49.6174535&lt;/coordinates&gt;&lt;/LineString&gt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K</text:p>
          </table:table-cell>
          <table:table-cell office:value-type="string">
            <text:p>Barbara Czaplicka</text:p>
          </table:table-cell>
          <table:table-cell office:value-type="string">
            <text:p>22-11-1948</text:p>
          </table:table-cell>
          <table:table-cell office:value-type="float" office:value="63">
            <text:p>6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8340">
            <text:p>8340</text:p>
          </table:table-cell>
          <table:table-cell office:value-type="string">
            <text:p>lekarz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</text:p>
          </table:table-cell>
          <table:table-cell office:value-type="string">
            <text:p>Czesław Czechyra</text:p>
          </table:table-cell>
          <table:table-cell office:value-type="string">
            <text:p>12-01-1954</text:p>
          </table:table-cell>
          <table:table-cell office:value-type="float" office:value="57">
            <text:p>57</text:p>
          </table:table-cell>
          <table:table-cell office:value-type="string">
            <text:p>Potok Górny,Polska</text:p>
          </table:table-cell>
          <table:table-cell office:value-type="string">
            <text:p>50.3854622 22.5624781</text:p>
          </table:table-cell>
          <table:table-cell office:value-type="string">
            <text:p>PO</text:p>
          </table:table-cell>
          <table:table-cell office:value-type="float" office:value="4347">
            <text:p>4347</text:p>
          </table:table-cell>
          <table:table-cell office:value-type="string">
            <text:p>lekarz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2.5624781,50.3854622 21.1471333,51.4027236&lt;/coordinates&gt;&lt;/LineString&gt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K</text:p>
          </table:table-cell>
          <table:table-cell office:value-type="string">
            <text:p>Zofia Czernow</text:p>
          </table:table-cell>
          <table:table-cell office:value-type="string">
            <text:p>30-09-1950</text:p>
          </table:table-cell>
          <table:table-cell office:value-type="float" office:value="61">
            <text:p>61</text:p>
          </table:table-cell>
          <table:table-cell office:value-type="string">
            <text:p>Wola Obszańska,Polska</text:p>
          </table:table-cell>
          <table:table-cell office:value-type="string">
            <text:p>50.317594 22.8903659</text:p>
          </table:table-cell>
          <table:table-cell office:value-type="string">
            <text:p>PO</text:p>
          </table:table-cell>
          <table:table-cell office:value-type="float" office:value="7740">
            <text:p>7740</text:p>
          </table:table-cell>
          <table:table-cell office:value-type="string">
            <text:p>ekonomi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2.8903659,50.317594 16.1553231,51.2070067&lt;/coordinates&gt;&lt;/LineString&gt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</text:p>
          </table:table-cell>
          <table:table-cell office:value-type="string">
            <text:p>Andrzej Czerwiński</text:p>
          </table:table-cell>
          <table:table-cell office:value-type="string">
            <text:p>08-11-1954</text:p>
          </table:table-cell>
          <table:table-cell office:value-type="float" office:value="57">
            <text:p>57</text:p>
          </table:table-cell>
          <table:table-cell office:value-type="string">
            <text:p>Nowy Sącz,Polska</text:p>
          </table:table-cell>
          <table:table-cell office:value-type="string">
            <text:p>49.6174535 20.7153326</text:p>
          </table:table-cell>
          <table:table-cell office:value-type="string">
            <text:p>PO</text:p>
          </table:table-cell>
          <table:table-cell office:value-type="float" office:value="16723">
            <text:p>16723</text:p>
          </table:table-cell>
          <table:table-cell office:value-type="string">
            <text:p>inżynier elektryk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7153326,49.6174535 20.7153326,49.6174535&lt;/coordinates&gt;&lt;/LineString&gt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K</text:p>
          </table:table-cell>
          <table:table-cell office:value-type="string">
            <text:p>Alicja Dąbrowska</text:p>
          </table:table-cell>
          <table:table-cell office:value-type="string">
            <text:p>28-06-1956</text:p>
          </table:table-cell>
          <table:table-cell office:value-type="float" office:value="55">
            <text:p>55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O</text:p>
          </table:table-cell>
          <table:table-cell office:value-type="float" office:value="4622">
            <text:p>4622</text:p>
          </table:table-cell>
          <table:table-cell office:value-type="string">
            <text:p>lekarz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3851915,50.9295234 21.0122287,52.2296756&lt;/coordinates&gt;&lt;/LineString&gt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K</text:p>
          </table:table-cell>
          <table:table-cell office:value-type="string">
            <text:p>Ewa Drozd</text:p>
          </table:table-cell>
          <table:table-cell office:value-type="string">
            <text:p>08-10-1963</text:p>
          </table:table-cell>
          <table:table-cell office:value-type="float" office:value="48">
            <text:p>48</text:p>
          </table:table-cell>
          <table:table-cell office:value-type="string">
            <text:p>Stąporków,Polska</text:p>
          </table:table-cell>
          <table:table-cell office:value-type="string">
            <text:p>51.13737 20.57188</text:p>
          </table:table-cell>
          <table:table-cell office:value-type="string">
            <text:p>PO</text:p>
          </table:table-cell>
          <table:table-cell office:value-type="float" office:value="14205">
            <text:p>14205</text:p>
          </table:table-cell>
          <table:table-cell office:value-type="string">
            <text:p>nauczyciel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0.57188,51.13737 16.1553231,51.2070067&lt;/coordinates&gt;&lt;/LineString&gt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</text:p>
          </table:table-cell>
          <table:table-cell office:value-type="string">
            <text:p>Artur Dunin</text:p>
          </table:table-cell>
          <table:table-cell office:value-type="string">
            <text:p>10-03-1969</text:p>
          </table:table-cell>
          <table:table-cell office:value-type="float" office:value="42">
            <text:p>4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O</text:p>
          </table:table-cell>
          <table:table-cell office:value-type="float" office:value="9595">
            <text:p>9595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22.5684463,51.2464536 18.7302994,51.5956014&lt;/coordinates&gt;&lt;/LineString&gt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</text:p>
          </table:table-cell>
          <table:table-cell office:value-type="string">
            <text:p>Zenon Durka</text:p>
          </table:table-cell>
          <table:table-cell office:value-type="string">
            <text:p>21-10-1958</text:p>
          </table:table-cell>
          <table:table-cell office:value-type="float" office:value="53">
            <text:p>53</text:p>
          </table:table-cell>
          <table:table-cell office:value-type="string">
            <text:p>Legionowo,Polska</text:p>
          </table:table-cell>
          <table:table-cell office:value-type="string">
            <text:p>52.4044483 20.9499697</text:p>
          </table:table-cell>
          <table:table-cell office:value-type="string">
            <text:p>PO</text:p>
          </table:table-cell>
          <table:table-cell office:value-type="float" office:value="7988">
            <text:p>7988</text:p>
          </table:table-cell>
          <table:table-cell office:value-type="string">
            <text:p>prawnik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9499697,52.4044483 21.0122287,52.2296756&lt;/coordinates&gt;&lt;/LineString&gt;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</text:p>
          </table:table-cell>
          <table:table-cell office:value-type="string">
            <text:p>Janusz Dzięcioł</text:p>
          </table:table-cell>
          <table:table-cell office:value-type="string">
            <text:p>11-12-1953</text:p>
          </table:table-cell>
          <table:table-cell office:value-type="float" office:value="58">
            <text:p>58</text:p>
          </table:table-cell>
          <table:table-cell office:value-type="string">
            <text:p>Dąbrowa Chełmińska,Polska</text:p>
          </table:table-cell>
          <table:table-cell office:value-type="string">
            <text:p>53.1752247 18.3057099</text:p>
          </table:table-cell>
          <table:table-cell office:value-type="string">
            <text:p>PO</text:p>
          </table:table-cell>
          <table:table-cell office:value-type="float" office:value="13907">
            <text:p>13907</text:p>
          </table:table-cell>
          <table:table-cell office:value-type="string">
            <text:p>poseł na Sejm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3057099,53.1752247 18.5984437,53.0137902&lt;/coordinates&gt;&lt;/LineString&gt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</text:p>
          </table:table-cell>
          <table:table-cell office:value-type="string">
            <text:p>Waldy Dzikowski</text:p>
          </table:table-cell>
          <table:table-cell office:value-type="string">
            <text:p>23-07-1959</text:p>
          </table:table-cell>
          <table:table-cell office:value-type="float" office:value="52">
            <text:p>52</text:p>
          </table:table-cell>
          <table:table-cell office:value-type="string">
            <text:p>Wschowa,Polska</text:p>
          </table:table-cell>
          <table:table-cell office:value-type="string">
            <text:p>51.8071084 16.3164767</text:p>
          </table:table-cell>
          <table:table-cell office:value-type="string">
            <text:p>PO</text:p>
          </table:table-cell>
          <table:table-cell office:value-type="float" office:value="54647">
            <text:p>54647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3164767,51.8071084 16.9251681,52.406374&lt;/coordinates&gt;&lt;/LineString&gt;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K</text:p>
          </table:table-cell>
          <table:table-cell office:value-type="string">
            <text:p>Joanna Fabisiak</text:p>
          </table:table-cell>
          <table:table-cell office:value-type="string">
            <text:p>07-07-1950</text:p>
          </table:table-cell>
          <table:table-cell office:value-type="float" office:value="61">
            <text:p>61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6739">
            <text:p>6739</text:p>
          </table:table-cell>
          <table:table-cell office:value-type="string">
            <text:p>nauczyciel akademic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</text:p>
          </table:table-cell>
          <table:table-cell office:value-type="string">
            <text:p>Jerzy Fedorowicz</text:p>
          </table:table-cell>
          <table:table-cell office:value-type="string">
            <text:p>29-10-1947</text:p>
          </table:table-cell>
          <table:table-cell office:value-type="float" office:value="64">
            <text:p>64</text:p>
          </table:table-cell>
          <table:table-cell office:value-type="string">
            <text:p>Polanica-Zdrój,Polska</text:p>
          </table:table-cell>
          <table:table-cell office:value-type="string">
            <text:p>50.4045608 16.512893</text:p>
          </table:table-cell>
          <table:table-cell office:value-type="string">
            <text:p>PO</text:p>
          </table:table-cell>
          <table:table-cell office:value-type="float" office:value="28383">
            <text:p>28383</text:p>
          </table:table-cell>
          <table:table-cell office:value-type="string">
            <text:p>aktor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6.512893,50.4045608 19.9449799,50.0646501&lt;/coordinates&gt;&lt;/LineString&gt;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</text:p>
          </table:table-cell>
          <table:table-cell office:value-type="string">
            <text:p>Arkady Fiedler</text:p>
          </table:table-cell>
          <table:table-cell office:value-type="string">
            <text:p>23-03-1945</text:p>
          </table:table-cell>
          <table:table-cell office:value-type="float" office:value="66">
            <text:p>66</text:p>
          </table:table-cell>
          <table:table-cell office:value-type="string">
            <text:p>Londyn,Wielka Brytania</text:p>
          </table:table-cell>
          <table:table-cell office:value-type="string">
            <text:p>51.508129 -0.128005</text:p>
          </table:table-cell>
          <table:table-cell office:value-type="string">
            <text:p>PO</text:p>
          </table:table-cell>
          <table:table-cell office:value-type="float" office:value="17467">
            <text:p>17467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-0.128005,51.508129 16.9251681,52.406374&lt;/coordinates&gt;&lt;/LineString&gt;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</text:p>
          </table:table-cell>
          <table:table-cell office:value-type="string">
            <text:p>Krzysztof Gadowski</text:p>
          </table:table-cell>
          <table:table-cell office:value-type="string">
            <text:p>14-08-1962</text:p>
          </table:table-cell>
          <table:table-cell office:value-type="float" office:value="49">
            <text:p>49</text:p>
          </table:table-cell>
          <table:table-cell office:value-type="string">
            <text:p>Bochnia,Polska</text:p>
          </table:table-cell>
          <table:table-cell office:value-type="string">
            <text:p>49.9684577 20.4303285</text:p>
          </table:table-cell>
          <table:table-cell office:value-type="string">
            <text:p>PO</text:p>
          </table:table-cell>
          <table:table-cell office:value-type="float" office:value="15326">
            <text:p>15326</text:p>
          </table:table-cell>
          <table:table-cell office:value-type="string">
            <text:p>inżynier transportu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20.4303285,49.9684577 18.5462847,50.1021742&lt;/coordinates&gt;&lt;/LineString&gt;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</text:p>
          </table:table-cell>
          <table:table-cell office:value-type="string">
            <text:p>Andrzej Gałażewski</text:p>
          </table:table-cell>
          <table:table-cell office:value-type="string">
            <text:p>20-04-1944</text:p>
          </table:table-cell>
          <table:table-cell office:value-type="float" office:value="67">
            <text:p>67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11746">
            <text:p>11746</text:p>
          </table:table-cell>
          <table:table-cell office:value-type="string">
            <text:p>inż. mechanik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9449799,50.0646501 18.6713802,50.2944923&lt;/coordinates&gt;&lt;/LineString&gt;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K</text:p>
          </table:table-cell>
          <table:table-cell office:value-type="string">
            <text:p>Elżbieta Gapińska</text:p>
          </table:table-cell>
          <table:table-cell office:value-type="string">
            <text:p>03-10-1960</text:p>
          </table:table-cell>
          <table:table-cell office:value-type="float" office:value="51">
            <text:p>51</text:p>
          </table:table-cell>
          <table:table-cell office:value-type="string">
            <text:p>Płock,Polska</text:p>
          </table:table-cell>
          <table:table-cell office:value-type="string">
            <text:p>52.5463446 19.7065364</text:p>
          </table:table-cell>
          <table:table-cell office:value-type="string">
            <text:p>PO</text:p>
          </table:table-cell>
          <table:table-cell office:value-type="float" office:value="10794">
            <text:p>10794</text:p>
          </table:table-cell>
          <table:table-cell office:value-type="string">
            <text:p>pedagog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65364,52.5463446 19.7065364,52.5463446&lt;/coordinates&gt;&lt;/LineString&gt;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</text:p>
          </table:table-cell>
          <table:table-cell office:value-type="string">
            <text:p>Stanisław Gawłowski</text:p>
          </table:table-cell>
          <table:table-cell office:value-type="string">
            <text:p>27-11-1968</text:p>
          </table:table-cell>
          <table:table-cell office:value-type="float" office:value="43">
            <text:p>43</text:p>
          </table:table-cell>
          <table:table-cell office:value-type="string">
            <text:p>Brzeg,Polska</text:p>
          </table:table-cell>
          <table:table-cell office:value-type="string">
            <text:p>50.8608509 17.4668311</text:p>
          </table:table-cell>
          <table:table-cell office:value-type="string">
            <text:p>PO</text:p>
          </table:table-cell>
          <table:table-cell office:value-type="float" office:value="27047">
            <text:p>27047</text:p>
          </table:table-cell>
          <table:table-cell office:value-type="string">
            <text:p>ekonomista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7.4668311,50.8608509 16.1714908,54.1943219&lt;/coordinates&gt;&lt;/LineString&gt;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K</text:p>
          </table:table-cell>
          <table:table-cell office:value-type="string">
            <text:p>Lidia Gądek</text:p>
          </table:table-cell>
          <table:table-cell office:value-type="string">
            <text:p>11-01-1967</text:p>
          </table:table-cell>
          <table:table-cell office:value-type="float" office:value="44">
            <text:p>44</text:p>
          </table:table-cell>
          <table:table-cell office:value-type="string">
            <text:p>Wolbrom,Polska</text:p>
          </table:table-cell>
          <table:table-cell office:value-type="string">
            <text:p>50.37939 19.7584</text:p>
          </table:table-cell>
          <table:table-cell office:value-type="string">
            <text:p>PO</text:p>
          </table:table-cell>
          <table:table-cell office:value-type="float" office:value="7191">
            <text:p>7191</text:p>
          </table:table-cell>
          <table:table-cell office:value-type="string">
            <text:p>lekarz medycyny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7584,50.37939 19.9449799,50.0646501&lt;/coordinates&gt;&lt;/LineString&gt;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K</text:p>
          </table:table-cell>
          <table:table-cell office:value-type="string">
            <text:p>Magdalena Gąsior-Marek</text:p>
          </table:table-cell>
          <table:table-cell office:value-type="string">
            <text:p>17-12-1983</text:p>
          </table:table-cell>
          <table:table-cell office:value-type="float" office:value="28">
            <text:p>28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O</text:p>
          </table:table-cell>
          <table:table-cell office:value-type="float" office:value="14676">
            <text:p>14676</text:p>
          </table:table-cell>
          <table:table-cell office:value-type="string">
            <text:p>ekonom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K</text:p>
          </table:table-cell>
          <table:table-cell office:value-type="string">
            <text:p>Elżbieta Gelert</text:p>
          </table:table-cell>
          <table:table-cell office:value-type="string">
            <text:p>22-04-1955</text:p>
          </table:table-cell>
          <table:table-cell office:value-type="float" office:value="56">
            <text:p>56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15901">
            <text:p>15901</text:p>
          </table:table-cell>
          <table:table-cell office:value-type="string">
            <text:p>menadżer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8.6466384,54.3520252 19.4044897,54.1560613&lt;/coordinates&gt;&lt;/LineString&gt;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 office:value-type="string">
            <text:p>Łukasz Gibała</text:p>
          </table:table-cell>
          <table:table-cell office:value-type="string">
            <text:p>10-09-1977</text:p>
          </table:table-cell>
          <table:table-cell office:value-type="float" office:value="34">
            <text:p>34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18583">
            <text:p>18583</text:p>
          </table:table-cell>
          <table:table-cell office:value-type="string">
            <text:p>poseł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string">
            <text:p>Artur Gierada</text:p>
          </table:table-cell>
          <table:table-cell office:value-type="string">
            <text:p>21-04-1979</text:p>
          </table:table-cell>
          <table:table-cell office:value-type="float" office:value="32">
            <text:p>32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O</text:p>
          </table:table-cell>
          <table:table-cell office:value-type="float" office:value="11679">
            <text:p>11679</text:p>
          </table:table-cell>
          <table:table-cell office:value-type="string">
            <text:p>polit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</text:p>
          </table:table-cell>
          <table:table-cell office:value-type="string">
            <text:p>Czesław Gluza</text:p>
          </table:table-cell>
          <table:table-cell office:value-type="string">
            <text:p>11-06-1956</text:p>
          </table:table-cell>
          <table:table-cell office:value-type="float" office:value="55">
            <text:p>55</text:p>
          </table:table-cell>
          <table:table-cell office:value-type="string">
            <text:p>Wisła,Polska</text:p>
          </table:table-cell>
          <table:table-cell office:value-type="string">
            <text:p>49.6473215 18.867739</text:p>
          </table:table-cell>
          <table:table-cell office:value-type="string">
            <text:p>PO</text:p>
          </table:table-cell>
          <table:table-cell office:value-type="float" office:value="13334">
            <text:p>13334</text:p>
          </table:table-cell>
          <table:table-cell office:value-type="string">
            <text:p>socjolog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8.867739,49.6473215 19.0583845,49.8223768&lt;/coordinates&gt;&lt;/LineString&gt;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</text:p>
          </table:table-cell>
          <table:table-cell office:value-type="string">
            <text:p>Tomasz Głogowski</text:p>
          </table:table-cell>
          <table:table-cell office:value-type="string">
            <text:p>30-12-1974</text:p>
          </table:table-cell>
          <table:table-cell office:value-type="float" office:value="37">
            <text:p>37</text:p>
          </table:table-cell>
          <table:table-cell office:value-type="string">
            <text:p>Tarnowskie Góry,Polska</text:p>
          </table:table-cell>
          <table:table-cell office:value-type="string">
            <text:p>50.4359468 18.8460247</text:p>
          </table:table-cell>
          <table:table-cell office:value-type="string">
            <text:p>PO</text:p>
          </table:table-cell>
          <table:table-cell office:value-type="float" office:value="15649">
            <text:p>15649</text:p>
          </table:table-cell>
          <table:table-cell office:value-type="string">
            <text:p>nauczyciel akademicki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8460247,50.4359468 18.6713802,50.2944923&lt;/coordinates&gt;&lt;/LineString&gt;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</text:p>
          </table:table-cell>
          <table:table-cell office:value-type="string">
            <text:p>John Abraham Godson</text:p>
          </table:table-cell>
          <table:table-cell office:value-type="string">
            <text:p>25-11-1970</text:p>
          </table:table-cell>
          <table:table-cell office:value-type="float" office:value="41">
            <text:p>41</text:p>
          </table:table-cell>
          <table:table-cell office:value-type="string">
            <text:p>Umuahia,Nigeria</text:p>
          </table:table-cell>
          <table:table-cell office:value-type="string">
            <text:p>5.5333333 7.4833333</text:p>
          </table:table-cell>
          <table:table-cell office:value-type="string">
            <text:p>PO</text:p>
          </table:table-cell>
          <table:table-cell office:value-type="float" office:value="29832">
            <text:p>29832</text:p>
          </table:table-cell>
          <table:table-cell office:value-type="string">
            <text:p>nauczyciel akademicki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7.4833333,5.5333333 19.4559833,51.7592485&lt;/coordinates&gt;&lt;/LineString&gt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</text:p>
          </table:table-cell>
          <table:table-cell office:value-type="string">
            <text:p>Jarosław Gowin</text:p>
          </table:table-cell>
          <table:table-cell office:value-type="string">
            <text:p>04-12-1961</text:p>
          </table:table-cell>
          <table:table-cell office:value-type="float" office:value="50">
            <text:p>50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62570">
            <text:p>62570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M</text:p>
          </table:table-cell>
          <table:table-cell office:value-type="string">
            <text:p>Cezary Grabarczyk</text:p>
          </table:table-cell>
          <table:table-cell office:value-type="string">
            <text:p>26-04-1960</text:p>
          </table:table-cell>
          <table:table-cell office:value-type="float" office:value="51">
            <text:p>51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PO</text:p>
          </table:table-cell>
          <table:table-cell office:value-type="float" office:value="24582">
            <text:p>24582</text:p>
          </table:table-cell>
          <table:table-cell office:value-type="string">
            <text:p>adwokat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</text:p>
          </table:table-cell>
          <table:table-cell office:value-type="string">
            <text:p>Aleksander Grad</text:p>
          </table:table-cell>
          <table:table-cell office:value-type="string">
            <text:p>01-05-1962</text:p>
          </table:table-cell>
          <table:table-cell office:value-type="float" office:value="49">
            <text:p>49</text:p>
          </table:table-cell>
          <table:table-cell office:value-type="string">
            <text:p>Łosiniec,Polska</text:p>
          </table:table-cell>
          <table:table-cell office:value-type="string">
            <text:p>50.012262 20.985575</text:p>
          </table:table-cell>
          <table:table-cell office:value-type="string">
            <text:p>PO</text:p>
          </table:table-cell>
          <table:table-cell office:value-type="float" office:value="23671">
            <text:p>23671</text:p>
          </table:table-cell>
          <table:table-cell office:value-type="string">
            <text:p>inżynier geode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575,50.012262 20.9858407,50.0121011&lt;/coordinates&gt;&lt;/LineString&gt;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</text:p>
          </table:table-cell>
          <table:table-cell office:value-type="string">
            <text:p>Mariusz Grad</text:p>
          </table:table-cell>
          <table:table-cell office:value-type="string">
            <text:p>18-05-1973</text:p>
          </table:table-cell>
          <table:table-cell office:value-type="float" office:value="38">
            <text:p>38</text:p>
          </table:table-cell>
          <table:table-cell office:value-type="string">
            <text:p>Tomaszów Lubelski,Polska</text:p>
          </table:table-cell>
          <table:table-cell office:value-type="string">
            <text:p>50.447024 23.4163099</text:p>
          </table:table-cell>
          <table:table-cell office:value-type="string">
            <text:p>PO</text:p>
          </table:table-cell>
          <table:table-cell office:value-type="float" office:value="9962">
            <text:p>9962</text:p>
          </table:table-cell>
          <table:table-cell office:value-type="string">
            <text:p>ekonomist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4163099,50.447024 23.4711986,51.1431232&lt;/coordinates&gt;&lt;/LineString&gt;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</text:p>
          </table:table-cell>
          <table:table-cell office:value-type="string">
            <text:p>Paweł Graś</text:p>
          </table:table-cell>
          <table:table-cell office:value-type="string">
            <text:p>23-02-1964</text:p>
          </table:table-cell>
          <table:table-cell office:value-type="float" office:value="47">
            <text:p>47</text:p>
          </table:table-cell>
          <table:table-cell office:value-type="string">
            <text:p>Kęty,Polska</text:p>
          </table:table-cell>
          <table:table-cell office:value-type="string">
            <text:p>49.8807299 19.2228003</text:p>
          </table:table-cell>
          <table:table-cell office:value-type="string">
            <text:p>PO</text:p>
          </table:table-cell>
          <table:table-cell office:value-type="float" office:value="36992">
            <text:p>36992</text:p>
          </table:table-cell>
          <table:table-cell office:value-type="string">
            <text:p>politolog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228003,49.8807299 19.3995292,50.1441846&lt;/coordinates&gt;&lt;/LineString&gt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</text:p>
          </table:table-cell>
          <table:table-cell office:value-type="string">
            <text:p>Rafał Grupiński</text:p>
          </table:table-cell>
          <table:table-cell office:value-type="string">
            <text:p>26-09-1952</text:p>
          </table:table-cell>
          <table:table-cell office:value-type="float" office:value="59">
            <text:p>59</text:p>
          </table:table-cell>
          <table:table-cell office:value-type="string">
            <text:p>Wronki,Polska</text:p>
          </table:table-cell>
          <table:table-cell office:value-type="string">
            <text:p>52.7103395 16.3803948</text:p>
          </table:table-cell>
          <table:table-cell office:value-type="string">
            <text:p>PO</text:p>
          </table:table-cell>
          <table:table-cell office:value-type="float" office:value="40510">
            <text:p>40510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3803948,52.7103395 16.9251681,52.406374&lt;/coordinates&gt;&lt;/LineString&gt;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</text:p>
          </table:table-cell>
          <table:table-cell office:value-type="string">
            <text:p>Andrzej Gut-Mostowy</text:p>
          </table:table-cell>
          <table:table-cell office:value-type="string">
            <text:p>30-10-1960</text:p>
          </table:table-cell>
          <table:table-cell office:value-type="float" office:value="51">
            <text:p>51</text:p>
          </table:table-cell>
          <table:table-cell office:value-type="string">
            <text:p>Zakopane,Polska</text:p>
          </table:table-cell>
          <table:table-cell office:value-type="string">
            <text:p>49.299181 19.9495621</text:p>
          </table:table-cell>
          <table:table-cell office:value-type="string">
            <text:p>PO</text:p>
          </table:table-cell>
          <table:table-cell office:value-type="float" office:value="15345">
            <text:p>15345</text:p>
          </table:table-cell>
          <table:table-cell office:value-type="string">
            <text:p>ekonomi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9.9495621,49.299181 20.7153326,49.6174535&lt;/coordinates&gt;&lt;/LineString&gt;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K</text:p>
          </table:table-cell>
          <table:table-cell office:value-type="string">
            <text:p>Iwona Guzowska</text:p>
          </table:table-cell>
          <table:table-cell office:value-type="string">
            <text:p>07-02-1974</text:p>
          </table:table-cell>
          <table:table-cell office:value-type="float" office:value="37">
            <text:p>37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22616">
            <text:p>22616</text:p>
          </table:table-cell>
          <table:table-cell office:value-type="string">
            <text:p>parlamentarzy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</text:p>
          </table:table-cell>
          <table:table-cell office:value-type="string">
            <text:p>Andrzej Halicki</text:p>
          </table:table-cell>
          <table:table-cell office:value-type="string">
            <text:p>26-11-1961</text:p>
          </table:table-cell>
          <table:table-cell office:value-type="float" office:value="50">
            <text:p>5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0002">
            <text:p>40002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K</text:p>
          </table:table-cell>
          <table:table-cell office:value-type="string">
            <text:p>Katarzyna Hall</text:p>
          </table:table-cell>
          <table:table-cell office:value-type="string">
            <text:p>15-03-1957</text:p>
          </table:table-cell>
          <table:table-cell office:value-type="float" office:value="54">
            <text:p>5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9898">
            <text:p>9898</text:p>
          </table:table-cell>
          <table:table-cell office:value-type="string">
            <text:p>nauczyciel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K</text:p>
          </table:table-cell>
          <table:table-cell office:value-type="string">
            <text:p>Agnieszka Hanajczyk</text:p>
          </table:table-cell>
          <table:table-cell office:value-type="string">
            <text:p>12-01-1963</text:p>
          </table:table-cell>
          <table:table-cell office:value-type="float" office:value="48">
            <text:p>48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O</text:p>
          </table:table-cell>
          <table:table-cell office:value-type="float" office:value="16484">
            <text:p>16484</text:p>
          </table:table-cell>
          <table:table-cell office:value-type="string">
            <text:p>praw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4060704,51.8550576 18.7302994,51.5956014&lt;/coordinates&gt;&lt;/LineString&gt;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</text:p>
          </table:table-cell>
          <table:table-cell office:value-type="string">
            <text:p>Marek Hok</text:p>
          </table:table-cell>
          <table:table-cell office:value-type="string">
            <text:p>15-06-1953</text:p>
          </table:table-cell>
          <table:table-cell office:value-type="float" office:value="58">
            <text:p>58</text:p>
          </table:table-cell>
          <table:table-cell office:value-type="string">
            <text:p>Koszalin,Polska</text:p>
          </table:table-cell>
          <table:table-cell office:value-type="string">
            <text:p>54.1943219 16.1714908</text:p>
          </table:table-cell>
          <table:table-cell office:value-type="string">
            <text:p>PO</text:p>
          </table:table-cell>
          <table:table-cell office:value-type="float" office:value="16364">
            <text:p>16364</text:p>
          </table:table-cell>
          <table:table-cell office:value-type="string">
            <text:p>lekarz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1714908,54.1943219 16.1714908,54.1943219&lt;/coordinates&gt;&lt;/LineString&gt;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K</text:p>
          </table:table-cell>
          <table:table-cell office:value-type="string">
            <text:p>Teresa Hoppe</text:p>
          </table:table-cell>
          <table:table-cell office:value-type="string">
            <text:p>13-09-1947</text:p>
          </table:table-cell>
          <table:table-cell office:value-type="float" office:value="64">
            <text:p>64</text:p>
          </table:table-cell>
          <table:table-cell office:value-type="string">
            <text:p>Kowalewo,Polska</text:p>
          </table:table-cell>
          <table:table-cell office:value-type="string">
            <text:p>54.4378396 18.2554742</text:p>
          </table:table-cell>
          <table:table-cell office:value-type="string">
            <text:p>PO</text:p>
          </table:table-cell>
          <table:table-cell office:value-type="float" office:value="7552">
            <text:p>7552</text:p>
          </table:table-cell>
          <table:table-cell office:value-type="string">
            <text:p>inżynier ogrod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554742,54.4378396 18.5305409,54.5188898&lt;/coordinates&gt;&lt;/LineString&gt;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</text:p>
          </table:table-cell>
          <table:table-cell office:value-type="string">
            <text:p>Stanisław Huskowski</text:p>
          </table:table-cell>
          <table:table-cell office:value-type="string">
            <text:p>24-04-1953</text:p>
          </table:table-cell>
          <table:table-cell office:value-type="float" office:value="58">
            <text:p>58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7164">
            <text:p>7164</text:p>
          </table:table-cell>
          <table:table-cell office:value-type="string">
            <text:p>fiz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K</text:p>
          </table:table-cell>
          <table:table-cell office:value-type="string">
            <text:p>Maria Małgorzata Janyska</text:p>
          </table:table-cell>
          <table:table-cell office:value-type="string">
            <text:p>16-01-1962</text:p>
          </table:table-cell>
          <table:table-cell office:value-type="float" office:value="49">
            <text:p>49</text:p>
          </table:table-cell>
          <table:table-cell office:value-type="string">
            <text:p>Wyrzysk,Polska</text:p>
          </table:table-cell>
          <table:table-cell office:value-type="string">
            <text:p>53.15244 17.26802</text:p>
          </table:table-cell>
          <table:table-cell office:value-type="string">
            <text:p>PO</text:p>
          </table:table-cell>
          <table:table-cell office:value-type="float" office:value="12132">
            <text:p>12132</text:p>
          </table:table-cell>
          <table:table-cell office:value-type="string">
            <text:p>ekonomist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26802,53.15244 16.7382266,53.1509671&lt;/coordinates&gt;&lt;/LineString&gt;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M</text:p>
          </table:table-cell>
          <table:table-cell office:value-type="string">
            <text:p>Tadeusz Jarmuziewicz</text:p>
          </table:table-cell>
          <table:table-cell office:value-type="string">
            <text:p>21-09-1957</text:p>
          </table:table-cell>
          <table:table-cell office:value-type="float" office:value="54">
            <text:p>54</text:p>
          </table:table-cell>
          <table:table-cell office:value-type="string">
            <text:p>Piława Górna,Polska</text:p>
          </table:table-cell>
          <table:table-cell office:value-type="string">
            <text:p>50.6828036 16.7434759</text:p>
          </table:table-cell>
          <table:table-cell office:value-type="string">
            <text:p>PO</text:p>
          </table:table-cell>
          <table:table-cell office:value-type="float" office:value="14022">
            <text:p>14022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7434759,50.6828036 17.9244381,50.670428&lt;/coordinates&gt;&lt;/LineString&gt;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</text:p>
          </table:table-cell>
          <table:table-cell office:value-type="string">
            <text:p>Michał Jaros</text:p>
          </table:table-cell>
          <table:table-cell office:value-type="string">
            <text:p>26-01-1981</text:p>
          </table:table-cell>
          <table:table-cell office:value-type="float" office:value="30">
            <text:p>30</text:p>
          </table:table-cell>
          <table:table-cell office:value-type="string">
            <text:p>Aleksandrów Kujawski,Polska</text:p>
          </table:table-cell>
          <table:table-cell office:value-type="string">
            <text:p>52.8765762 18.6934503</text:p>
          </table:table-cell>
          <table:table-cell office:value-type="string">
            <text:p>PO</text:p>
          </table:table-cell>
          <table:table-cell office:value-type="float" office:value="9635">
            <text:p>9635</text:p>
          </table:table-cell>
          <table:table-cell office:value-type="string">
            <text:p>ekonomist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8.6934503,52.8765762 17.0385376,51.1078852&lt;/coordinates&gt;&lt;/LineString&gt;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M</text:p>
          </table:table-cell>
          <table:table-cell office:value-type="string">
            <text:p>Leszek Jastrzębski</text:p>
          </table:table-cell>
          <table:table-cell office:value-type="string">
            <text:p>20-08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075">
            <text:p>3075</text:p>
          </table:table-cell>
          <table:table-cell office:value-type="string">
            <text:p>dziennikarz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</text:p>
          </table:table-cell>
          <table:table-cell office:value-type="string">
            <text:p>Roman Kaczor</text:p>
          </table:table-cell>
          <table:table-cell office:value-type="string">
            <text:p>03-09-1956</text:p>
          </table:table-cell>
          <table:table-cell office:value-type="float" office:value="55">
            <text:p>55</text:p>
          </table:table-cell>
          <table:table-cell office:value-type="string">
            <text:p>Oława,Polska</text:p>
          </table:table-cell>
          <table:table-cell office:value-type="string">
            <text:p>50.9459276 17.2924017</text:p>
          </table:table-cell>
          <table:table-cell office:value-type="string">
            <text:p>PO</text:p>
          </table:table-cell>
          <table:table-cell office:value-type="float" office:value="5302">
            <text:p>5302</text:p>
          </table:table-cell>
          <table:table-cell office:value-type="string">
            <text:p>parlamentarzyst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2924017,50.9459276 17.0385376,51.1078852&lt;/coordinates&gt;&lt;/LineString&gt;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K</text:p>
          </table:table-cell>
          <table:table-cell office:value-type="string">
            <text:p>Bożena Kamińska</text:p>
          </table:table-cell>
          <table:table-cell office:value-type="string">
            <text:p>27-08-1965</text:p>
          </table:table-cell>
          <table:table-cell office:value-type="float" office:value="46">
            <text:p>46</text:p>
          </table:table-cell>
          <table:table-cell office:value-type="string">
            <text:p>Gołdap,Polska</text:p>
          </table:table-cell>
          <table:table-cell office:value-type="string">
            <text:p>54.3069111 22.3034476</text:p>
          </table:table-cell>
          <table:table-cell office:value-type="string">
            <text:p>PO</text:p>
          </table:table-cell>
          <table:table-cell office:value-type="float" office:value="10019">
            <text:p>10019</text:p>
          </table:table-cell>
          <table:table-cell office:value-type="string">
            <text:p>ekonomist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3034476,54.3069111 23.1688403,53.1324886&lt;/coordinates&gt;&lt;/LineString&gt;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M</text:p>
          </table:table-cell>
          <table:table-cell office:value-type="string">
            <text:p>Andrzej Kania</text:p>
          </table:table-cell>
          <table:table-cell office:value-type="string">
            <text:p>04-05-1963</text:p>
          </table:table-cell>
          <table:table-cell office:value-type="float" office:value="48">
            <text:p>48</text:p>
          </table:table-cell>
          <table:table-cell office:value-type="string">
            <text:p>Przasnysz,Polska</text:p>
          </table:table-cell>
          <table:table-cell office:value-type="string">
            <text:p>53.018984 20.880358</text:p>
          </table:table-cell>
          <table:table-cell office:value-type="string">
            <text:p>PO</text:p>
          </table:table-cell>
          <table:table-cell office:value-type="float" office:value="5212">
            <text:p>5212</text:p>
          </table:table-cell>
          <table:table-cell office:value-type="string">
            <text:p>przedsiębiorc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0.880358,53.018984 22.2901645,52.1676031&lt;/coordinates&gt;&lt;/LineString&gt;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</text:p>
          </table:table-cell>
          <table:table-cell office:value-type="string">
            <text:p>Włodzimierz Karpiński</text:p>
          </table:table-cell>
          <table:table-cell office:value-type="string">
            <text:p>16-11-1961</text:p>
          </table:table-cell>
          <table:table-cell office:value-type="float" office:value="50">
            <text:p>50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O</text:p>
          </table:table-cell>
          <table:table-cell office:value-type="float" office:value="16498">
            <text:p>16498</text:p>
          </table:table-cell>
          <table:table-cell office:value-type="string">
            <text:p>chem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69309,51.4164431 22.5684463,51.2464536&lt;/coordinates&gt;&lt;/LineString&gt;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</text:p>
          </table:table-cell>
          <table:table-cell office:value-type="string">
            <text:p>Jarosław Katulski</text:p>
          </table:table-cell>
          <table:table-cell office:value-type="string">
            <text:p>16-10-1961</text:p>
          </table:table-cell>
          <table:table-cell office:value-type="float" office:value="50">
            <text:p>50</text:p>
          </table:table-cell>
          <table:table-cell office:value-type="string">
            <text:p>Koronowo,Polska</text:p>
          </table:table-cell>
          <table:table-cell office:value-type="string">
            <text:p>53.3155945 17.924967</text:p>
          </table:table-cell>
          <table:table-cell office:value-type="string">
            <text:p>PO</text:p>
          </table:table-cell>
          <table:table-cell office:value-type="float" office:value="5872">
            <text:p>5872</text:p>
          </table:table-cell>
          <table:table-cell office:value-type="string">
            <text:p>lekarz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924967,53.3155945 18.0084378,53.1234804&lt;/coordinates&gt;&lt;/LineString&gt;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</text:p>
          </table:table-cell>
          <table:table-cell office:value-type="string">
            <text:p>Jan Kaźmierczak</text:p>
          </table:table-cell>
          <table:table-cell office:value-type="string">
            <text:p>04-04-1950</text:p>
          </table:table-cell>
          <table:table-cell office:value-type="float" office:value="61">
            <text:p>61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8155">
            <text:p>8155</text:p>
          </table:table-cell>
          <table:table-cell office:value-type="string">
            <text:p>nauczyciel akademicki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0237815,50.2648919 18.6713802,50.2944923&lt;/coordinates&gt;&lt;/LineString&gt;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K</text:p>
          </table:table-cell>
          <table:table-cell office:value-type="string">
            <text:p>Małgorzata Kidawa-Błońska</text:p>
          </table:table-cell>
          <table:table-cell office:value-type="string">
            <text:p>05-05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5027">
            <text:p>45027</text:p>
          </table:table-cell>
          <table:table-cell office:value-type="string">
            <text:p>producent filmow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M</text:p>
          </table:table-cell>
          <table:table-cell office:value-type="string">
            <text:p>Marcin Kierwiński</text:p>
          </table:table-cell>
          <table:table-cell office:value-type="string">
            <text:p>22-08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580">
            <text:p>3580</text:p>
          </table:table-cell>
          <table:table-cell office:value-type="string">
            <text:p>mgr inż. elektro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K</text:p>
          </table:table-cell>
          <table:table-cell office:value-type="string">
            <text:p>Joanna Kluzik-Rostkowska</text:p>
          </table:table-cell>
          <table:table-cell office:value-type="string">
            <text:p>14-12-1963</text:p>
          </table:table-cell>
          <table:table-cell office:value-type="float" office:value="48">
            <text:p>48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22418">
            <text:p>22418</text:p>
          </table:table-cell>
          <table:table-cell office:value-type="string">
            <text:p>dziennikarka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9.0237815,50.2648919 18.5462847,50.1021742&lt;/coordinates&gt;&lt;/LineString&gt;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K</text:p>
          </table:table-cell>
          <table:table-cell office:value-type="string">
            <text:p>Krystyna Kłosin</text:p>
          </table:table-cell>
          <table:table-cell office:value-type="string">
            <text:p>14-07-1954</text:p>
          </table:table-cell>
          <table:table-cell office:value-type="float" office:value="57">
            <text:p>57</text:p>
          </table:table-cell>
          <table:table-cell office:value-type="string">
            <text:p>Minkowice,Polska</text:p>
          </table:table-cell>
          <table:table-cell office:value-type="string">
            <text:p>51.2251685 22.7687917</text:p>
          </table:table-cell>
          <table:table-cell office:value-type="string">
            <text:p>PO</text:p>
          </table:table-cell>
          <table:table-cell office:value-type="float" office:value="16187">
            <text:p>16187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2.7687917,51.2251685 18.5305409,54.5188898&lt;/coordinates&gt;&lt;/LineString&gt;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K</text:p>
          </table:table-cell>
          <table:table-cell office:value-type="string">
            <text:p>Magdalena Kochan</text:p>
          </table:table-cell>
          <table:table-cell office:value-type="string">
            <text:p>28-01-1950</text:p>
          </table:table-cell>
          <table:table-cell office:value-type="float" office:value="61">
            <text:p>61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14198">
            <text:p>14198</text:p>
          </table:table-cell>
          <table:table-cell office:value-type="string">
            <text:p>mgr sztuk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K</text:p>
          </table:table-cell>
          <table:table-cell office:value-type="string">
            <text:p>Brygida Kolenda-Łabuś</text:p>
          </table:table-cell>
          <table:table-cell office:value-type="string">
            <text:p>12-05-1950</text:p>
          </table:table-cell>
          <table:table-cell office:value-type="float" office:value="61">
            <text:p>61</text:p>
          </table:table-cell>
          <table:table-cell office:value-type="string">
            <text:p>Polanica Zdrój,Polska</text:p>
          </table:table-cell>
          <table:table-cell office:value-type="string">
            <text:p>50.4045608 16.512893</text:p>
          </table:table-cell>
          <table:table-cell office:value-type="string">
            <text:p>PO</text:p>
          </table:table-cell>
          <table:table-cell office:value-type="float" office:value="10411">
            <text:p>10411</text:p>
          </table:table-cell>
          <table:table-cell office:value-type="string">
            <text:p>prawni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512893,50.4045608 17.9244381,50.670428&lt;/coordinates&gt;&lt;/LineString&gt;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K</text:p>
          </table:table-cell>
          <table:table-cell office:value-type="string">
            <text:p>Agnieszka Kołacz-Leszczyńska</text:p>
          </table:table-cell>
          <table:table-cell office:value-type="string">
            <text:p>19-10-1972</text:p>
          </table:table-cell>
          <table:table-cell office:value-type="float" office:value="39">
            <text:p>39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6762">
            <text:p>6762</text:p>
          </table:table-cell>
          <table:table-cell office:value-type="string">
            <text:p>pracownik samorządowy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2843553,50.7840092 16.2843553,50.7840092&lt;/coordinates&gt;&lt;/LineString&gt;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K</text:p>
          </table:table-cell>
          <table:table-cell office:value-type="string">
            <text:p>Ewa Kołodziej</text:p>
          </table:table-cell>
          <table:table-cell office:value-type="string">
            <text:p>02-09-1978</text:p>
          </table:table-cell>
          <table:table-cell office:value-type="float" office:value="33">
            <text:p>33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4149">
            <text:p>14149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Zbigniew Konwiński</text:p>
          </table:table-cell>
          <table:table-cell office:value-type="string">
            <text:p>24-03-1974</text:p>
          </table:table-cell>
          <table:table-cell office:value-type="float" office:value="37">
            <text:p>37</text:p>
          </table:table-cell>
          <table:table-cell office:value-type="string">
            <text:p>Słupsk,Polska</text:p>
          </table:table-cell>
          <table:table-cell office:value-type="string">
            <text:p>54.464148 17.0284824</text:p>
          </table:table-cell>
          <table:table-cell office:value-type="string">
            <text:p>PO</text:p>
          </table:table-cell>
          <table:table-cell office:value-type="float" office:value="18548">
            <text:p>18548</text:p>
          </table:table-cell>
          <table:table-cell office:value-type="string">
            <text:p>menadżer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0284824,54.464148 18.5305409,54.5188898&lt;/coordinates&gt;&lt;/LineString&gt;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K</text:p>
          </table:table-cell>
          <table:table-cell office:value-type="string">
            <text:p>Ewa Kopacz</text:p>
          </table:table-cell>
          <table:table-cell office:value-type="string">
            <text:p>03-12-1956</text:p>
          </table:table-cell>
          <table:table-cell office:value-type="float" office:value="55">
            <text:p>55</text:p>
          </table:table-cell>
          <table:table-cell office:value-type="string">
            <text:p>Skaryszew,Polska</text:p>
          </table:table-cell>
          <table:table-cell office:value-type="string">
            <text:p>51.3106091 21.2523841</text:p>
          </table:table-cell>
          <table:table-cell office:value-type="string">
            <text:p>PO</text:p>
          </table:table-cell>
          <table:table-cell office:value-type="float" office:value="41554">
            <text:p>41554</text:p>
          </table:table-cell>
          <table:table-cell office:value-type="string">
            <text:p>lekarz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2523841,51.3106091 21.1471333,51.4027236&lt;/coordinates&gt;&lt;/LineString&gt;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K</text:p>
          </table:table-cell>
          <table:table-cell office:value-type="string">
            <text:p>Domicela Kopaczewska</text:p>
          </table:table-cell>
          <table:table-cell office:value-type="string">
            <text:p>04-10-1958</text:p>
          </table:table-cell>
          <table:table-cell office:value-type="float" office:value="53">
            <text:p>53</text:p>
          </table:table-cell>
          <table:table-cell office:value-type="string">
            <text:p>Aleksandrów Kujawski,Polska</text:p>
          </table:table-cell>
          <table:table-cell office:value-type="string">
            <text:p>52.8765762 18.6934503</text:p>
          </table:table-cell>
          <table:table-cell office:value-type="string">
            <text:p>PO</text:p>
          </table:table-cell>
          <table:table-cell office:value-type="float" office:value="16992">
            <text:p>16992</text:p>
          </table:table-cell>
          <table:table-cell office:value-type="string">
            <text:p>pedagog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6934503,52.8765762 18.5984437,53.0137902&lt;/coordinates&gt;&lt;/LineString&gt;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Leszek Korzeniowski</text:p>
          </table:table-cell>
          <table:table-cell office:value-type="string">
            <text:p>01-01-1955</text:p>
          </table:table-cell>
          <table:table-cell office:value-type="float" office:value="56">
            <text:p>56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0454">
            <text:p>30454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1.0122287,52.2296756 17.9244381,50.670428&lt;/coordinates&gt;&lt;/LineString&gt;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oman Jacek Kosecki</text:p>
          </table:table-cell>
          <table:table-cell office:value-type="string">
            <text:p>15-02-1966</text:p>
          </table:table-cell>
          <table:table-cell office:value-type="float" office:value="45">
            <text:p>45</text:p>
          </table:table-cell>
          <table:table-cell office:value-type="string">
            <text:p>Piaseczno,Polska</text:p>
          </table:table-cell>
          <table:table-cell office:value-type="string">
            <text:p>52.0811536 21.0238602</text:p>
          </table:table-cell>
          <table:table-cell office:value-type="string">
            <text:p>PO</text:p>
          </table:table-cell>
          <table:table-cell office:value-type="float" office:value="4603">
            <text:p>4603</text:p>
          </table:table-cell>
          <table:table-cell office:value-type="string">
            <text:p>trener piłkars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238602,52.0811536 21.0122287,52.2296756&lt;/coordinates&gt;&lt;/LineString&gt;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Sławomir Kowalski</text:p>
          </table:table-cell>
          <table:table-cell office:value-type="string">
            <text:p>14-04-1961</text:p>
          </table:table-cell>
          <table:table-cell office:value-type="float" office:value="50">
            <text:p>50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3389">
            <text:p>13389</text:p>
          </table:table-cell>
          <table:table-cell office:value-type="string">
            <text:p>nauczyciel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237815,50.2648919 19.0583845,49.8223768&lt;/coordinates&gt;&lt;/LineString&gt;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M</text:p>
          </table:table-cell>
          <table:table-cell office:value-type="string">
            <text:p>Jacek Kozaczyński</text:p>
          </table:table-cell>
          <table:table-cell office:value-type="string">
            <text:p>31-01-1968</text:p>
          </table:table-cell>
          <table:table-cell office:value-type="float" office:value="43">
            <text:p>43</text:p>
          </table:table-cell>
          <table:table-cell office:value-type="string">
            <text:p>Siedlce,Polska</text:p>
          </table:table-cell>
          <table:table-cell office:value-type="string">
            <text:p>52.1676031 22.2901645</text:p>
          </table:table-cell>
          <table:table-cell office:value-type="string">
            <text:p>PO</text:p>
          </table:table-cell>
          <table:table-cell office:value-type="float" office:value="6804">
            <text:p>6804</text:p>
          </table:table-cell>
          <table:table-cell office:value-type="string">
            <text:p>samorządowiec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2901645,52.1676031 22.2901645,52.1676031&lt;/coordinates&gt;&lt;/LineString&gt;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</text:p>
          </table:table-cell>
          <table:table-cell office:value-type="string">
            <text:p>Jerzy Kozdroń</text:p>
          </table:table-cell>
          <table:table-cell office:value-type="string">
            <text:p>23-10-1950</text:p>
          </table:table-cell>
          <table:table-cell office:value-type="float" office:value="61">
            <text:p>61</text:p>
          </table:table-cell>
          <table:table-cell office:value-type="string">
            <text:p>Mrągowo,Polska</text:p>
          </table:table-cell>
          <table:table-cell office:value-type="string">
            <text:p>53.8641596 21.3048734</text:p>
          </table:table-cell>
          <table:table-cell office:value-type="string">
            <text:p>PO</text:p>
          </table:table-cell>
          <table:table-cell office:value-type="float" office:value="9913">
            <text:p>9913</text:p>
          </table:table-cell>
          <table:table-cell office:value-type="string">
            <text:p>prawnik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21.3048734,53.8641596 18.6466384,54.3520252&lt;/coordinates&gt;&lt;/LineString&gt;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K</text:p>
          </table:table-cell>
          <table:table-cell office:value-type="string">
            <text:p>Iwona Kozłowska</text:p>
          </table:table-cell>
          <table:table-cell office:value-type="string">
            <text:p>11-08-1963</text:p>
          </table:table-cell>
          <table:table-cell office:value-type="float" office:value="48">
            <text:p>48</text:p>
          </table:table-cell>
          <table:table-cell office:value-type="string">
            <text:p>Więcbork,Polska</text:p>
          </table:table-cell>
          <table:table-cell office:value-type="string">
            <text:p>53.3536745 17.490565</text:p>
          </table:table-cell>
          <table:table-cell office:value-type="string">
            <text:p>PO</text:p>
          </table:table-cell>
          <table:table-cell office:value-type="float" office:value="4668">
            <text:p>4668</text:p>
          </table:table-cell>
          <table:table-cell office:value-type="string">
            <text:p>nauczyciel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490565,53.3536745 18.0084378,53.1234804&lt;/coordinates&gt;&lt;/LineString&gt;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K</text:p>
          </table:table-cell>
          <table:table-cell office:value-type="string">
            <text:p>Agnieszka Kozłowska-Rajewicz</text:p>
          </table:table-cell>
          <table:table-cell office:value-type="string">
            <text:p>04-12-1969</text:p>
          </table:table-cell>
          <table:table-cell office:value-type="float" office:value="42">
            <text:p>42</text:p>
          </table:table-cell>
          <table:table-cell office:value-type="string">
            <text:p>Kętrzyn,Polska</text:p>
          </table:table-cell>
          <table:table-cell office:value-type="string">
            <text:p>54.07657 21.37504</text:p>
          </table:table-cell>
          <table:table-cell office:value-type="string">
            <text:p>PO</text:p>
          </table:table-cell>
          <table:table-cell office:value-type="float" office:value="27807">
            <text:p>27807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21.37504,54.07657 16.9251681,52.406374&lt;/coordinates&gt;&lt;/LineString&gt;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</text:p>
          </table:table-cell>
          <table:table-cell office:value-type="string">
            <text:p>Mirosław Koźlakiewicz</text:p>
          </table:table-cell>
          <table:table-cell office:value-type="string">
            <text:p>11-06-1957</text:p>
          </table:table-cell>
          <table:table-cell office:value-type="float" office:value="54">
            <text:p>54</text:p>
          </table:table-cell>
          <table:table-cell office:value-type="string">
            <text:p>Kunki,Polska</text:p>
          </table:table-cell>
          <table:table-cell office:value-type="string">
            <text:p>50.4486057 23.2646094</text:p>
          </table:table-cell>
          <table:table-cell office:value-type="string">
            <text:p>PO</text:p>
          </table:table-cell>
          <table:table-cell office:value-type="float" office:value="11000">
            <text:p>11000</text:p>
          </table:table-cell>
          <table:table-cell office:value-type="string">
            <text:p>ekonomista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3.2646094,50.4486057 19.7065364,52.5463446&lt;/coordinates&gt;&lt;/LineString&gt;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K</text:p>
          </table:table-cell>
          <table:table-cell office:value-type="string">
            <text:p>Ligia Krajewska</text:p>
          </table:table-cell>
          <table:table-cell office:value-type="string">
            <text:p>12-02-1949</text:p>
          </table:table-cell>
          <table:table-cell office:value-type="float" office:value="62">
            <text:p>62</text:p>
          </table:table-cell>
          <table:table-cell office:value-type="string">
            <text:p>Usza Mała,Polska</text:p>
          </table:table-cell>
          <table:table-cell office:value-type="string">
            <text:p>52.7376484 22.464943</text:p>
          </table:table-cell>
          <table:table-cell office:value-type="string">
            <text:p>PO</text:p>
          </table:table-cell>
          <table:table-cell office:value-type="float" office:value="3590">
            <text:p>3590</text:p>
          </table:table-cell>
          <table:table-cell office:value-type="string">
            <text:p>psycholog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464943,52.7376484 21.0122287,52.2296756&lt;/coordinates&gt;&lt;/LineString&gt;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</text:p>
          </table:table-cell>
          <table:table-cell office:value-type="string">
            <text:p>Robert Kropiwnicki</text:p>
          </table:table-cell>
          <table:table-cell office:value-type="string">
            <text:p>23-07-1974</text:p>
          </table:table-cell>
          <table:table-cell office:value-type="float" office:value="37">
            <text:p>37</text:p>
          </table:table-cell>
          <table:table-cell office:value-type="string">
            <text:p>Legnica,Polska</text:p>
          </table:table-cell>
          <table:table-cell office:value-type="string">
            <text:p>51.2070067 16.1553231</text:p>
          </table:table-cell>
          <table:table-cell office:value-type="string">
            <text:p>PO</text:p>
          </table:table-cell>
          <table:table-cell office:value-type="float" office:value="6029">
            <text:p>6029</text:p>
          </table:table-cell>
          <table:table-cell office:value-type="string">
            <text:p>nauczyciel akademicki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6.1553231,51.2070067 16.1553231,51.2070067&lt;/coordinates&gt;&lt;/LineString&gt;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</text:p>
          </table:table-cell>
          <table:table-cell office:value-type="string">
            <text:p>Marek Krząkała</text:p>
          </table:table-cell>
          <table:table-cell office:value-type="string">
            <text:p>22-10-1967</text:p>
          </table:table-cell>
          <table:table-cell office:value-type="float" office:value="44">
            <text:p>44</text:p>
          </table:table-cell>
          <table:table-cell office:value-type="string">
            <text:p>Rybnik,Polska</text:p>
          </table:table-cell>
          <table:table-cell office:value-type="string">
            <text:p>50.1021742 18.5462847</text:p>
          </table:table-cell>
          <table:table-cell office:value-type="string">
            <text:p>PO</text:p>
          </table:table-cell>
          <table:table-cell office:value-type="float" office:value="25938">
            <text:p>25938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5462847,50.1021742 18.5462847,50.1021742&lt;/coordinates&gt;&lt;/LineString&gt;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</text:p>
          </table:table-cell>
          <table:table-cell office:value-type="string">
            <text:p>Cezary Kucharski</text:p>
          </table:table-cell>
          <table:table-cell office:value-type="string">
            <text:p>17-02-1972</text:p>
          </table:table-cell>
          <table:table-cell office:value-type="float" office:value="39">
            <text:p>39</text:p>
          </table:table-cell>
          <table:table-cell office:value-type="string">
            <text:p>Łuków,Polska</text:p>
          </table:table-cell>
          <table:table-cell office:value-type="string">
            <text:p>51.927158 22.3830241</text:p>
          </table:table-cell>
          <table:table-cell office:value-type="string">
            <text:p>PO</text:p>
          </table:table-cell>
          <table:table-cell office:value-type="float" office:value="7910">
            <text:p>7910</text:p>
          </table:table-cell>
          <table:table-cell office:value-type="string">
            <text:p>przedsiębiorc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830241,51.927158 22.5684463,51.2464536&lt;/coordinates&gt;&lt;/LineString&gt;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K</text:p>
          </table:table-cell>
          <table:table-cell office:value-type="string">
            <text:p>Barbara Kudrycka</text:p>
          </table:table-cell>
          <table:table-cell office:value-type="string">
            <text:p>22-01-1956</text:p>
          </table:table-cell>
          <table:table-cell office:value-type="float" office:value="55">
            <text:p>55</text:p>
          </table:table-cell>
          <table:table-cell office:value-type="string">
            <text:p>Kolno,Polska</text:p>
          </table:table-cell>
          <table:table-cell office:value-type="string">
            <text:p>53.4077753 21.9326486</text:p>
          </table:table-cell>
          <table:table-cell office:value-type="string">
            <text:p>PO</text:p>
          </table:table-cell>
          <table:table-cell office:value-type="float" office:value="41047">
            <text:p>41047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1.9326486,53.4077753 23.1688403,53.1324886&lt;/coordinates&gt;&lt;/LineString&gt;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</text:p>
          </table:table-cell>
          <table:table-cell office:value-type="string">
            <text:p>Krzysztof Kwiatkowski</text:p>
          </table:table-cell>
          <table:table-cell office:value-type="string">
            <text:p>14-05-1971</text:p>
          </table:table-cell>
          <table:table-cell office:value-type="float" office:value="40">
            <text:p>40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O</text:p>
          </table:table-cell>
          <table:table-cell office:value-type="float" office:value="68814">
            <text:p>68814</text:p>
          </table:table-cell>
          <table:table-cell office:value-type="string">
            <text:p>prawnik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060704,51.8550576 19.4559833,51.7592485&lt;/coordinates&gt;&lt;/LineString&gt;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</text:p>
          </table:table-cell>
          <table:table-cell office:value-type="string">
            <text:p>Stanisław Lamczyk</text:p>
          </table:table-cell>
          <table:table-cell office:value-type="string">
            <text:p>12-08-1957</text:p>
          </table:table-cell>
          <table:table-cell office:value-type="float" office:value="54">
            <text:p>54</text:p>
          </table:table-cell>
          <table:table-cell office:value-type="string">
            <text:p>Brusy,Polska</text:p>
          </table:table-cell>
          <table:table-cell office:value-type="string">
            <text:p>53.88655 17.71915</text:p>
          </table:table-cell>
          <table:table-cell office:value-type="string">
            <text:p>PO</text:p>
          </table:table-cell>
          <table:table-cell office:value-type="float" office:value="12664">
            <text:p>12664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71915,53.88655 18.5305409,54.5188898&lt;/coordinates&gt;&lt;/LineString&gt;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</text:p>
          </table:table-cell>
          <table:table-cell office:value-type="string">
            <text:p>Józef Lassota</text:p>
          </table:table-cell>
          <table:table-cell office:value-type="string">
            <text:p>24-10-1943</text:p>
          </table:table-cell>
          <table:table-cell office:value-type="float" office:value="68">
            <text:p>68</text:p>
          </table:table-cell>
          <table:table-cell office:value-type="string">
            <text:p>Siedliska,Polska</text:p>
          </table:table-cell>
          <table:table-cell office:value-type="string">
            <text:p>52.9862012 16.3859451</text:p>
          </table:table-cell>
          <table:table-cell office:value-type="string">
            <text:p>PO</text:p>
          </table:table-cell>
          <table:table-cell office:value-type="float" office:value="10241">
            <text:p>10241</text:p>
          </table:table-cell>
          <table:table-cell office:value-type="string">
            <text:p>inżynier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6.3859451,52.9862012 19.9449799,50.0646501&lt;/coordinates&gt;&lt;/LineString&gt;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</text:p>
          </table:table-cell>
          <table:table-cell office:value-type="string">
            <text:p>Tomasz Lenz</text:p>
          </table:table-cell>
          <table:table-cell office:value-type="string">
            <text:p>08-12-1968</text:p>
          </table:table-cell>
          <table:table-cell office:value-type="float" office:value="43">
            <text:p>43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PO</text:p>
          </table:table-cell>
          <table:table-cell office:value-type="float" office:value="28998">
            <text:p>28998</text:p>
          </table:table-cell>
          <table:table-cell office:value-type="string">
            <text:p>historyk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7.9556925,52.6577648 18.5984437,53.0137902&lt;/coordinates&gt;&lt;/LineString&gt;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K</text:p>
          </table:table-cell>
          <table:table-cell office:value-type="string">
            <text:p>Izabela Leszczyna</text:p>
          </table:table-cell>
          <table:table-cell office:value-type="string">
            <text:p>03-09-1962</text:p>
          </table:table-cell>
          <table:table-cell office:value-type="float" office:value="49">
            <text:p>49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18737">
            <text:p>18737</text:p>
          </table:table-cell>
          <table:table-cell office:value-type="string">
            <text:p>nauczyciel konsultant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</text:p>
          </table:table-cell>
          <table:table-cell office:value-type="string">
            <text:p>Arkadiusz Litwiński</text:p>
          </table:table-cell>
          <table:table-cell office:value-type="string">
            <text:p>31-07-1970</text:p>
          </table:table-cell>
          <table:table-cell office:value-type="float" office:value="41">
            <text:p>41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9396">
            <text:p>9396</text:p>
          </table:table-cell>
          <table:table-cell office:value-type="string">
            <text:p>mgr administracj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</text:p>
          </table:table-cell>
          <table:table-cell office:value-type="string">
            <text:p>Marek Łapiński</text:p>
          </table:table-cell>
          <table:table-cell office:value-type="string">
            <text:p>19-07-1971</text:p>
          </table:table-cell>
          <table:table-cell office:value-type="float" office:value="40">
            <text:p>40</text:p>
          </table:table-cell>
          <table:table-cell office:value-type="string">
            <text:p>Trzebnica,Polska</text:p>
          </table:table-cell>
          <table:table-cell office:value-type="string">
            <text:p>51.3104211 17.0632716</text:p>
          </table:table-cell>
          <table:table-cell office:value-type="string">
            <text:p>PO</text:p>
          </table:table-cell>
          <table:table-cell office:value-type="float" office:value="6357">
            <text:p>6357</text:p>
          </table:table-cell>
          <table:table-cell office:value-type="string">
            <text:p>nauczyciel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632716,51.3104211 17.0385376,51.1078852&lt;/coordinates&gt;&lt;/LineString&gt;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K</text:p>
          </table:table-cell>
          <table:table-cell office:value-type="string">
            <text:p>Zofia Ławrynowicz</text:p>
          </table:table-cell>
          <table:table-cell office:value-type="string">
            <text:p>26-04-1964</text:p>
          </table:table-cell>
          <table:table-cell office:value-type="float" office:value="47">
            <text:p>47</text:p>
          </table:table-cell>
          <table:table-cell office:value-type="string">
            <text:p>Stargard Szczeciński,Polska</text:p>
          </table:table-cell>
          <table:table-cell office:value-type="string">
            <text:p>53.3364746 15.0503771</text:p>
          </table:table-cell>
          <table:table-cell office:value-type="string">
            <text:p>PO</text:p>
          </table:table-cell>
          <table:table-cell office:value-type="float" office:value="5057">
            <text:p>5057</text:p>
          </table:table-cell>
          <table:table-cell office:value-type="string">
            <text:p>nauczyciel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0503771,53.3364746 14.5528116,53.4285438&lt;/coordinates&gt;&lt;/LineString&gt;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K</text:p>
          </table:table-cell>
          <table:table-cell office:value-type="string">
            <text:p>Beata Małecka-Libera</text:p>
          </table:table-cell>
          <table:table-cell office:value-type="string">
            <text:p>17-05-1954</text:p>
          </table:table-cell>
          <table:table-cell office:value-type="float" office:value="57">
            <text:p>57</text:p>
          </table:table-cell>
          <table:table-cell office:value-type="string">
            <text:p>Dąbrowa Górnicza,Polska</text:p>
          </table:table-cell>
          <table:table-cell office:value-type="string">
            <text:p>50.3182923 19.2372329</text:p>
          </table:table-cell>
          <table:table-cell office:value-type="string">
            <text:p>PO</text:p>
          </table:table-cell>
          <table:table-cell office:value-type="float" office:value="23822">
            <text:p>23822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2372329,50.3182923 19.1040791,50.2862638&lt;/coordinates&gt;&lt;/LineString&gt;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K</text:p>
          </table:table-cell>
          <table:table-cell office:value-type="string">
            <text:p>Jagna Marczułajtis-Walczak</text:p>
          </table:table-cell>
          <table:table-cell office:value-type="string">
            <text:p>15-12-1978</text:p>
          </table:table-cell>
          <table:table-cell office:value-type="float" office:value="33">
            <text:p>33</text:p>
          </table:table-cell>
          <table:table-cell office:value-type="string">
            <text:p>Zakopane,Polska</text:p>
          </table:table-cell>
          <table:table-cell office:value-type="string">
            <text:p>49.299181 19.9495621</text:p>
          </table:table-cell>
          <table:table-cell office:value-type="string">
            <text:p>PO</text:p>
          </table:table-cell>
          <table:table-cell office:value-type="float" office:value="7289">
            <text:p>7289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95621,49.299181 19.9449799,50.0646501&lt;/coordinates&gt;&lt;/LineString&gt;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K</text:p>
          </table:table-cell>
          <table:table-cell office:value-type="string">
            <text:p>Katarzyna Matusik-Lipiec</text:p>
          </table:table-cell>
          <table:table-cell office:value-type="string">
            <text:p>29-06-1975</text:p>
          </table:table-cell>
          <table:table-cell office:value-type="float" office:value="36">
            <text:p>36</text:p>
          </table:table-cell>
          <table:table-cell office:value-type="string">
            <text:p>Gorlice,Polska</text:p>
          </table:table-cell>
          <table:table-cell office:value-type="string">
            <text:p>49.6546159 21.1596321</text:p>
          </table:table-cell>
          <table:table-cell office:value-type="string">
            <text:p>PO</text:p>
          </table:table-cell>
          <table:table-cell office:value-type="float" office:value="22178">
            <text:p>22178</text:p>
          </table:table-cell>
          <table:table-cell office:value-type="string">
            <text:p>poseł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1596321,49.6546159 19.9449799,50.0646501&lt;/coordinates&gt;&lt;/LineString&gt;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</text:p>
          </table:table-cell>
          <table:table-cell office:value-type="string">
            <text:p>Antoni Mężydło</text:p>
          </table:table-cell>
          <table:table-cell office:value-type="string">
            <text:p>23-08-1954</text:p>
          </table:table-cell>
          <table:table-cell office:value-type="float" office:value="57">
            <text:p>57</text:p>
          </table:table-cell>
          <table:table-cell office:value-type="string">
            <text:p>Lubawa,Polska</text:p>
          </table:table-cell>
          <table:table-cell office:value-type="string">
            <text:p>53.50316 19.75203</text:p>
          </table:table-cell>
          <table:table-cell office:value-type="string">
            <text:p>PO</text:p>
          </table:table-cell>
          <table:table-cell office:value-type="float" office:value="17077">
            <text:p>17077</text:p>
          </table:table-cell>
          <table:table-cell office:value-type="string">
            <text:p>poseł na Sejm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75203,53.50316 18.5984437,53.0137902&lt;/coordinates&gt;&lt;/LineString&gt;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</text:p>
          </table:table-cell>
          <table:table-cell office:value-type="string">
            <text:p>Rajmund Miller</text:p>
          </table:table-cell>
          <table:table-cell office:value-type="string">
            <text:p>16-07-1954</text:p>
          </table:table-cell>
          <table:table-cell office:value-type="float" office:value="57">
            <text:p>57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O</text:p>
          </table:table-cell>
          <table:table-cell office:value-type="float" office:value="8901">
            <text:p>8901</text:p>
          </table:table-cell>
          <table:table-cell office:value-type="string">
            <text:p>lekarz medycyny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0.6285677,50.8660773 17.9244381,50.670428&lt;/coordinates&gt;&lt;/LineString&gt;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</text:p>
          </table:table-cell>
          <table:table-cell office:value-type="string">
            <text:p>Konstanty Miodowicz</text:p>
          </table:table-cell>
          <table:table-cell office:value-type="string">
            <text:p>09-01-1951</text:p>
          </table:table-cell>
          <table:table-cell office:value-type="float" office:value="60">
            <text:p>60</text:p>
          </table:table-cell>
          <table:table-cell office:value-type="string">
            <text:p>Gniewkowo,Polska</text:p>
          </table:table-cell>
          <table:table-cell office:value-type="string">
            <text:p>52.89463 18.40746</text:p>
          </table:table-cell>
          <table:table-cell office:value-type="string">
            <text:p>PO</text:p>
          </table:table-cell>
          <table:table-cell office:value-type="float" office:value="14202">
            <text:p>14202</text:p>
          </table:table-cell>
          <table:table-cell office:value-type="string">
            <text:p>etnograf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8.40746,52.89463 20.6285677,50.8660773&lt;/coordinates&gt;&lt;/LineString&gt;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</text:p>
          </table:table-cell>
          <table:table-cell office:value-type="string">
            <text:p>Czesław Mroczek</text:p>
          </table:table-cell>
          <table:table-cell office:value-type="string">
            <text:p>20-07-1964</text:p>
          </table:table-cell>
          <table:table-cell office:value-type="float" office:value="47">
            <text:p>47</text:p>
          </table:table-cell>
          <table:table-cell office:value-type="string">
            <text:p>Kałuszyn,Polska</text:p>
          </table:table-cell>
          <table:table-cell office:value-type="string">
            <text:p>52.2067049 21.808426</text:p>
          </table:table-cell>
          <table:table-cell office:value-type="string">
            <text:p>PO</text:p>
          </table:table-cell>
          <table:table-cell office:value-type="float" office:value="22985">
            <text:p>22985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808426,52.2067049 22.2901645,52.1676031&lt;/coordinates&gt;&lt;/LineString&gt;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K</text:p>
          </table:table-cell>
          <table:table-cell office:value-type="string">
            <text:p>Izabela Katarzyna Mrzygłocka</text:p>
          </table:table-cell>
          <table:table-cell office:value-type="string">
            <text:p>20-05-1959</text:p>
          </table:table-cell>
          <table:table-cell office:value-type="float" office:value="52">
            <text:p>52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31697">
            <text:p>31697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2843553,50.7840092 16.2843553,50.7840092&lt;/coordinates&gt;&lt;/LineString&gt;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K</text:p>
          </table:table-cell>
          <table:table-cell office:value-type="string">
            <text:p>Joanna Mucha</text:p>
          </table:table-cell>
          <table:table-cell office:value-type="string">
            <text:p>12-04-1976</text:p>
          </table:table-cell>
          <table:table-cell office:value-type="float" office:value="35">
            <text:p>35</text:p>
          </table:table-cell>
          <table:table-cell office:value-type="string">
            <text:p>Płońsk,Polska</text:p>
          </table:table-cell>
          <table:table-cell office:value-type="string">
            <text:p>52.6230132 20.3753589</text:p>
          </table:table-cell>
          <table:table-cell office:value-type="string">
            <text:p>PO</text:p>
          </table:table-cell>
          <table:table-cell office:value-type="float" office:value="45568">
            <text:p>45568</text:p>
          </table:table-cell>
          <table:table-cell office:value-type="string">
            <text:p>nauczyciel akademicki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0.3753589,52.6230132 22.5684463,51.2464536&lt;/coordinates&gt;&lt;/LineString&gt;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M</text:p>
          </table:table-cell>
          <table:table-cell office:value-type="string">
            <text:p>Killion Munyama</text:p>
          </table:table-cell>
          <table:table-cell office:value-type="string">
            <text:p>10-07-1961</text:p>
          </table:table-cell>
          <table:table-cell office:value-type="float" office:value="50">
            <text:p>50</text:p>
          </table:table-cell>
          <table:table-cell office:value-type="string">
            <text:p>Makala,Zambia</text:p>
          </table:table-cell>
          <table:table-cell office:value-type="string">
            <text:p>-4.3751095 15.2865382</text:p>
          </table:table-cell>
          <table:table-cell office:value-type="string">
            <text:p>PO</text:p>
          </table:table-cell>
          <table:table-cell office:value-type="float" office:value="7925">
            <text:p>7925</text:p>
          </table:table-cell>
          <table:table-cell office:value-type="string">
            <text:p>nauczyciel akademicki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5.2865382,-4.3751095 16.7382266,53.1509671&lt;/coordinates&gt;&lt;/LineString&gt;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K</text:p>
          </table:table-cell>
          <table:table-cell office:value-type="string">
            <text:p>Anna Nemś</text:p>
          </table:table-cell>
          <table:table-cell office:value-type="string">
            <text:p>19-03-1964</text:p>
          </table:table-cell>
          <table:table-cell office:value-type="float" office:value="47">
            <text:p>47</text:p>
          </table:table-cell>
          <table:table-cell office:value-type="string">
            <text:p>Ogrodzieniec,Polska</text:p>
          </table:table-cell>
          <table:table-cell office:value-type="string">
            <text:p>50.45125 19.51903</text:p>
          </table:table-cell>
          <table:table-cell office:value-type="string">
            <text:p>PO</text:p>
          </table:table-cell>
          <table:table-cell office:value-type="float" office:value="9086">
            <text:p>9086</text:p>
          </table:table-cell>
          <table:table-cell office:value-type="string">
            <text:p>pracownik samorządowy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51903,50.45125 19.1040791,50.2862638&lt;/coordinates&gt;&lt;/LineString&gt;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M</text:p>
          </table:table-cell>
          <table:table-cell office:value-type="string">
            <text:p>Sławomir Neumann</text:p>
          </table:table-cell>
          <table:table-cell office:value-type="string">
            <text:p>30-04-1968</text:p>
          </table:table-cell>
          <table:table-cell office:value-type="float" office:value="43">
            <text:p>43</text:p>
          </table:table-cell>
          <table:table-cell office:value-type="string">
            <text:p>Starogard Gdański,Polska</text:p>
          </table:table-cell>
          <table:table-cell office:value-type="string">
            <text:p>53.965614 18.5162736</text:p>
          </table:table-cell>
          <table:table-cell office:value-type="string">
            <text:p>PO</text:p>
          </table:table-cell>
          <table:table-cell office:value-type="float" office:value="14346">
            <text:p>14346</text:p>
          </table:table-cell>
          <table:table-cell office:value-type="string">
            <text:p>ekonomi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5162736,53.965614 18.6466384,54.3520252&lt;/coordinates&gt;&lt;/LineString&gt;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K</text:p>
          </table:table-cell>
          <table:table-cell office:value-type="string">
            <text:p>Dorota Niedziela</text:p>
          </table:table-cell>
          <table:table-cell office:value-type="string">
            <text:p>20-08-1964</text:p>
          </table:table-cell>
          <table:table-cell office:value-type="float" office:value="47">
            <text:p>47</text:p>
          </table:table-cell>
          <table:table-cell office:value-type="string">
            <text:p>Oświęcim,Polska</text:p>
          </table:table-cell>
          <table:table-cell office:value-type="string">
            <text:p>50.0343982 19.2097782</text:p>
          </table:table-cell>
          <table:table-cell office:value-type="string">
            <text:p>PO</text:p>
          </table:table-cell>
          <table:table-cell office:value-type="float" office:value="6166">
            <text:p>6166</text:p>
          </table:table-cell>
          <table:table-cell office:value-type="string">
            <text:p>lekarz weterynarii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097782,50.0343982 19.3995292,50.1441846&lt;/coordinates&gt;&lt;/LineString&gt;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K</text:p>
          </table:table-cell>
          <table:table-cell office:value-type="string">
            <text:p>Małgorzata Niemczyk</text:p>
          </table:table-cell>
          <table:table-cell office:value-type="string">
            <text:p>25-10-1969</text:p>
          </table:table-cell>
          <table:table-cell office:value-type="float" office:value="42">
            <text:p>4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PO</text:p>
          </table:table-cell>
          <table:table-cell office:value-type="float" office:value="10959">
            <text:p>10959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</text:p>
          </table:table-cell>
          <table:table-cell office:value-type="string">
            <text:p>Stefan Niesiołowski</text:p>
          </table:table-cell>
          <table:table-cell office:value-type="string">
            <text:p>04-02-1944</text:p>
          </table:table-cell>
          <table:table-cell office:value-type="float" office:value="67">
            <text:p>67</text:p>
          </table:table-cell>
          <table:table-cell office:value-type="string">
            <text:p>Kałęczew,Polska</text:p>
          </table:table-cell>
          <table:table-cell office:value-type="string">
            <text:p>51.9244261 19.7938456</text:p>
          </table:table-cell>
          <table:table-cell office:value-type="string">
            <text:p>PO</text:p>
          </table:table-cell>
          <table:table-cell office:value-type="float" office:value="36993">
            <text:p>36993</text:p>
          </table:table-cell>
          <table:table-cell office:value-type="string">
            <text:p>biolog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9.7938456,51.9244261 15.5061862,51.9356214&lt;/coordinates&gt;&lt;/LineString&gt;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</text:p>
          </table:table-cell>
          <table:table-cell office:value-type="string">
            <text:p>Sławomir Nowak</text:p>
          </table:table-cell>
          <table:table-cell office:value-type="string">
            <text:p>11-12-1974</text:p>
          </table:table-cell>
          <table:table-cell office:value-type="float" office:value="37">
            <text:p>37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65629">
            <text:p>65629</text:p>
          </table:table-cell>
          <table:table-cell office:value-type="string">
            <text:p>polit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M</text:p>
          </table:table-cell>
          <table:table-cell office:value-type="string">
            <text:p>Tomasz Piotr Nowak</text:p>
          </table:table-cell>
          <table:table-cell office:value-type="string">
            <text:p>22-12-1956</text:p>
          </table:table-cell>
          <table:table-cell office:value-type="float" office:value="55">
            <text:p>55</text:p>
          </table:table-cell>
          <table:table-cell office:value-type="string">
            <text:p>Kwidzyn,Polska</text:p>
          </table:table-cell>
          <table:table-cell office:value-type="string">
            <text:p>53.7263529 18.9323043</text:p>
          </table:table-cell>
          <table:table-cell office:value-type="string">
            <text:p>PO</text:p>
          </table:table-cell>
          <table:table-cell office:value-type="float" office:value="24346">
            <text:p>24346</text:p>
          </table:table-cell>
          <table:table-cell office:value-type="string">
            <text:p>poseł na Sejm RP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9323043,53.7263529 18.2510729,52.2230334&lt;/coordinates&gt;&lt;/LineString&gt;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K</text:p>
          </table:table-cell>
          <table:table-cell office:value-type="string">
            <text:p>Mirosława Nykiel</text:p>
          </table:table-cell>
          <table:table-cell office:value-type="string">
            <text:p>23-09-1953</text:p>
          </table:table-cell>
          <table:table-cell office:value-type="float" office:value="58">
            <text:p>58</text:p>
          </table:table-cell>
          <table:table-cell office:value-type="string">
            <text:p>Wańkowa,Polska</text:p>
          </table:table-cell>
          <table:table-cell office:value-type="string">
            <text:p>49.5110107 22.4778554</text:p>
          </table:table-cell>
          <table:table-cell office:value-type="string">
            <text:p>PO</text:p>
          </table:table-cell>
          <table:table-cell office:value-type="float" office:value="43329">
            <text:p>43329</text:p>
          </table:table-cell>
          <table:table-cell office:value-type="string">
            <text:p>przedsiębiorca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2.4778554,49.5110107 19.0583845,49.8223768&lt;/coordinates&gt;&lt;/LineString&gt;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K</text:p>
          </table:table-cell>
          <table:table-cell office:value-type="string">
            <text:p>Marzena Okła-Drewnowicz</text:p>
          </table:table-cell>
          <table:table-cell office:value-type="string">
            <text:p>20-05-1972</text:p>
          </table:table-cell>
          <table:table-cell office:value-type="float" office:value="39">
            <text:p>39</text:p>
          </table:table-cell>
          <table:table-cell office:value-type="string">
            <text:p>Skarżysko-Kamienna,Polska</text:p>
          </table:table-cell>
          <table:table-cell office:value-type="string">
            <text:p>51.114294 20.8477827</text:p>
          </table:table-cell>
          <table:table-cell office:value-type="string">
            <text:p>PO</text:p>
          </table:table-cell>
          <table:table-cell office:value-type="float" office:value="34745">
            <text:p>34745</text:p>
          </table:table-cell>
          <table:table-cell office:value-type="string">
            <text:p>poseł na Sejm RP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477827,51.114294 20.6285677,50.8660773&lt;/coordinates&gt;&lt;/LineString&gt;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K</text:p>
          </table:table-cell>
          <table:table-cell office:value-type="string">
            <text:p>Janina Okrągły</text:p>
          </table:table-cell>
          <table:table-cell office:value-type="string">
            <text:p>27-06-1955</text:p>
          </table:table-cell>
          <table:table-cell office:value-type="float" office:value="56">
            <text:p>56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11418">
            <text:p>11418</text:p>
          </table:table-cell>
          <table:table-cell office:value-type="string">
            <text:p>lekarz medycyny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9.1040791,50.2862638 17.9244381,50.670428&lt;/coordinates&gt;&lt;/LineString&gt;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K</text:p>
          </table:table-cell>
          <table:table-cell office:value-type="string">
            <text:p>Alicja Olechowska</text:p>
          </table:table-cell>
          <table:table-cell office:value-type="string">
            <text:p>10-02-1956</text:p>
          </table:table-cell>
          <table:table-cell office:value-type="float" office:value="55">
            <text:p>55</text:p>
          </table:table-cell>
          <table:table-cell office:value-type="string">
            <text:p>Grodzisk Mazowiecki,Polska</text:p>
          </table:table-cell>
          <table:table-cell office:value-type="string">
            <text:p>52.1044383 20.6350923</text:p>
          </table:table-cell>
          <table:table-cell office:value-type="string">
            <text:p>PO</text:p>
          </table:table-cell>
          <table:table-cell office:value-type="float" office:value="10884">
            <text:p>10884</text:p>
          </table:table-cell>
          <table:table-cell office:value-type="string">
            <text:p>inspektor nadzoru budowlanego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6350923,52.1044383 21.0122287,52.2296756&lt;/coordinates&gt;&lt;/LineString&gt;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</text:p>
          </table:table-cell>
          <table:table-cell office:value-type="string">
            <text:p>Paweł Olszewski</text:p>
          </table:table-cell>
          <table:table-cell office:value-type="string">
            <text:p>11-12-1979</text:p>
          </table:table-cell>
          <table:table-cell office:value-type="float" office:value="32">
            <text:p>32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9257">
            <text:p>9257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</text:p>
          </table:table-cell>
          <table:table-cell office:value-type="string">
            <text:p>Andrzej Orzechowski</text:p>
          </table:table-cell>
          <table:table-cell office:value-type="string">
            <text:p>10-11-1962</text:p>
          </table:table-cell>
          <table:table-cell office:value-type="float" office:value="49">
            <text:p>49</text:p>
          </table:table-cell>
          <table:table-cell office:value-type="string">
            <text:p>Rutki,Polska</text:p>
          </table:table-cell>
          <table:table-cell office:value-type="string">
            <text:p>53.2173737 22.3472014</text:p>
          </table:table-cell>
          <table:table-cell office:value-type="string">
            <text:p>PO</text:p>
          </table:table-cell>
          <table:table-cell office:value-type="float" office:value="12046">
            <text:p>12046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472014,53.2173737 20.4801193,53.778422&lt;/coordinates&gt;&lt;/LineString&gt;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</text:p>
          </table:table-cell>
          <table:table-cell office:value-type="string">
            <text:p>Maciej Orzechowski</text:p>
          </table:table-cell>
          <table:table-cell office:value-type="string">
            <text:p>04-05-1971</text:p>
          </table:table-cell>
          <table:table-cell office:value-type="float" office:value="40">
            <text:p>40</text:p>
          </table:table-cell>
          <table:table-cell office:value-type="string">
            <text:p>Krotoszyn,Polska</text:p>
          </table:table-cell>
          <table:table-cell office:value-type="string">
            <text:p>51.6965283 17.4359425</text:p>
          </table:table-cell>
          <table:table-cell office:value-type="string">
            <text:p>PO</text:p>
          </table:table-cell>
          <table:table-cell office:value-type="float" office:value="14123">
            <text:p>14123</text:p>
          </table:table-cell>
          <table:table-cell office:value-type="string">
            <text:p>lekarz ginek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4359425,51.6965283 18.0853462,51.7672799&lt;/coordinates&gt;&lt;/LineString&gt;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</text:p>
          </table:table-cell>
          <table:table-cell office:value-type="string">
            <text:p>Konstanty Oświęcimski</text:p>
          </table:table-cell>
          <table:table-cell office:value-type="string">
            <text:p>19-09-1964</text:p>
          </table:table-cell>
          <table:table-cell office:value-type="float" office:value="47">
            <text:p>47</text:p>
          </table:table-cell>
          <table:table-cell office:value-type="string">
            <text:p>Trzebiatów,Polska</text:p>
          </table:table-cell>
          <table:table-cell office:value-type="string">
            <text:p>54.0611912 15.2647391</text:p>
          </table:table-cell>
          <table:table-cell office:value-type="string">
            <text:p>PO</text:p>
          </table:table-cell>
          <table:table-cell office:value-type="float" office:value="7459">
            <text:p>7459</text:p>
          </table:table-cell>
          <table:table-cell office:value-type="string">
            <text:p>mgr administracj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2647391,54.0611912 14.5528116,53.4285438&lt;/coordinates&gt;&lt;/LineString&gt;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</text:p>
          </table:table-cell>
          <table:table-cell office:value-type="string">
            <text:p>Zbigniew Pacelt</text:p>
          </table:table-cell>
          <table:table-cell office:value-type="string">
            <text:p>26-08-1951</text:p>
          </table:table-cell>
          <table:table-cell office:value-type="float" office:value="60">
            <text:p>60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O</text:p>
          </table:table-cell>
          <table:table-cell office:value-type="float" office:value="8842">
            <text:p>8842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3851915,50.9295234 20.6285677,50.8660773&lt;/coordinates&gt;&lt;/LineString&gt;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</text:p>
          </table:table-cell>
          <table:table-cell office:value-type="string">
            <text:p>Witold Pahl</text:p>
          </table:table-cell>
          <table:table-cell office:value-type="string">
            <text:p>07-12-1961</text:p>
          </table:table-cell>
          <table:table-cell office:value-type="float" office:value="50">
            <text:p>50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7235">
            <text:p>7235</text:p>
          </table:table-cell>
          <table:table-cell office:value-type="string">
            <text:p>radca prawny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7.0385376,51.1078852 15.5061862,51.9356214&lt;/coordinates&gt;&lt;/LineString&gt;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</text:p>
          </table:table-cell>
          <table:table-cell office:value-type="string">
            <text:p>Paweł Papke</text:p>
          </table:table-cell>
          <table:table-cell office:value-type="string">
            <text:p>13-02-1977</text:p>
          </table:table-cell>
          <table:table-cell office:value-type="float" office:value="34">
            <text:p>34</text:p>
          </table:table-cell>
          <table:table-cell office:value-type="string">
            <text:p>Starogard Gdański,Polska</text:p>
          </table:table-cell>
          <table:table-cell office:value-type="string">
            <text:p>53.965614 18.5162736</text:p>
          </table:table-cell>
          <table:table-cell office:value-type="string">
            <text:p>PO</text:p>
          </table:table-cell>
          <table:table-cell office:value-type="float" office:value="10132">
            <text:p>10132</text:p>
          </table:table-cell>
          <table:table-cell office:value-type="string">
            <text:p>instruktor piłki siatkowej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8.5162736,53.965614 20.4801193,53.778422&lt;/coordinates&gt;&lt;/LineString&gt;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K</text:p>
          </table:table-cell>
          <table:table-cell office:value-type="string">
            <text:p>Małgorzata Pępek</text:p>
          </table:table-cell>
          <table:table-cell office:value-type="string">
            <text:p>10-06-1961</text:p>
          </table:table-cell>
          <table:table-cell office:value-type="float" office:value="50">
            <text:p>50</text:p>
          </table:table-cell>
          <table:table-cell office:value-type="string">
            <text:p>Kocierz Rychwałdzki,Polska</text:p>
          </table:table-cell>
          <table:table-cell office:value-type="string">
            <text:p>49.7628718 19.3268604</text:p>
          </table:table-cell>
          <table:table-cell office:value-type="string">
            <text:p>PO</text:p>
          </table:table-cell>
          <table:table-cell office:value-type="float" office:value="12723">
            <text:p>12723</text:p>
          </table:table-cell>
          <table:table-cell office:value-type="string">
            <text:p>ekonomista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3268604,49.7628718 19.0583845,49.8223768&lt;/coordinates&gt;&lt;/LineString&gt;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</text:p>
          </table:table-cell>
          <table:table-cell office:value-type="string">
            <text:p>Sławomir Jan Piechota</text:p>
          </table:table-cell>
          <table:table-cell office:value-type="string">
            <text:p>01-01-1960</text:p>
          </table:table-cell>
          <table:table-cell office:value-type="float" office:value="51">
            <text:p>51</text:p>
          </table:table-cell>
          <table:table-cell office:value-type="string">
            <text:p>Tomaszów Mazowiecki,Polska</text:p>
          </table:table-cell>
          <table:table-cell office:value-type="string">
            <text:p>51.5311945 20.0086471</text:p>
          </table:table-cell>
          <table:table-cell office:value-type="string">
            <text:p>PO</text:p>
          </table:table-cell>
          <table:table-cell office:value-type="float" office:value="11750">
            <text:p>11750</text:p>
          </table:table-cell>
          <table:table-cell office:value-type="string">
            <text:p>radca prawny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0.0086471,51.5311945 17.0385376,51.1078852&lt;/coordinates&gt;&lt;/LineString&gt;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K</text:p>
          </table:table-cell>
          <table:table-cell office:value-type="string">
            <text:p>Elżbieta Apolonia Pierzchała</text:p>
          </table:table-cell>
          <table:table-cell office:value-type="string">
            <text:p>05-07-1954</text:p>
          </table:table-cell>
          <table:table-cell office:value-type="float" office:value="57">
            <text:p>57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14557">
            <text:p>14557</text:p>
          </table:table-cell>
          <table:table-cell office:value-type="string">
            <text:p>inżynier transportu kolejowego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040791,50.2862638 19.0237815,50.2648919&lt;/coordinates&gt;&lt;/LineString&gt;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K</text:p>
          </table:table-cell>
          <table:table-cell office:value-type="string">
            <text:p>Danuta Pietraszewska</text:p>
          </table:table-cell>
          <table:table-cell office:value-type="string">
            <text:p>08-05-1947</text:p>
          </table:table-cell>
          <table:table-cell office:value-type="float" office:value="64">
            <text:p>64</text:p>
          </table:table-cell>
          <table:table-cell office:value-type="string">
            <text:p>Ruda Śląska,Polska</text:p>
          </table:table-cell>
          <table:table-cell office:value-type="string">
            <text:p>50.2558286 18.8555704</text:p>
          </table:table-cell>
          <table:table-cell office:value-type="string">
            <text:p>PO</text:p>
          </table:table-cell>
          <table:table-cell office:value-type="float" office:value="25496">
            <text:p>25496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8555704,50.2558286 19.0237815,50.2648919&lt;/coordinates&gt;&lt;/LineString&gt;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</text:p>
          </table:table-cell>
          <table:table-cell office:value-type="string">
            <text:p>Lucjan Marek Pietrzczyk</text:p>
          </table:table-cell>
          <table:table-cell office:value-type="string">
            <text:p>24-03-1960</text:p>
          </table:table-cell>
          <table:table-cell office:value-type="float" office:value="51">
            <text:p>51</text:p>
          </table:table-cell>
          <table:table-cell office:value-type="string">
            <text:p>Bilcza,Polska</text:p>
          </table:table-cell>
          <table:table-cell office:value-type="string">
            <text:p>50.786736 20.6198208</text:p>
          </table:table-cell>
          <table:table-cell office:value-type="string">
            <text:p>PO</text:p>
          </table:table-cell>
          <table:table-cell office:value-type="float" office:value="6057">
            <text:p>6057</text:p>
          </table:table-cell>
          <table:table-cell office:value-type="string">
            <text:p>urzędnik państw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198208,50.786736 20.6285677,50.8660773&lt;/coordinates&gt;&lt;/LineString&gt;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</text:p>
          </table:table-cell>
          <table:table-cell office:value-type="string">
            <text:p>Jarosław Pięta</text:p>
          </table:table-cell>
          <table:table-cell office:value-type="string">
            <text:p>27-12-1964</text:p>
          </table:table-cell>
          <table:table-cell office:value-type="float" office:value="47">
            <text:p>47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9309">
            <text:p>9309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1040791,50.2862638 19.1040791,50.2862638&lt;/coordinates&gt;&lt;/LineString&gt;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</text:p>
          </table:table-cell>
          <table:table-cell office:value-type="string">
            <text:p>Teresa Piotrowska</text:p>
          </table:table-cell>
          <table:table-cell office:value-type="string">
            <text:p>05-02-1955</text:p>
          </table:table-cell>
          <table:table-cell office:value-type="float" office:value="56">
            <text:p>56</text:p>
          </table:table-cell>
          <table:table-cell office:value-type="string">
            <text:p>Tczew,Polska</text:p>
          </table:table-cell>
          <table:table-cell office:value-type="string">
            <text:p>54.0919269 18.7773072</text:p>
          </table:table-cell>
          <table:table-cell office:value-type="string">
            <text:p>PO</text:p>
          </table:table-cell>
          <table:table-cell office:value-type="float" office:value="10009">
            <text:p>10009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7773072,54.0919269 18.0084378,53.1234804&lt;/coordinates&gt;&lt;/LineString&gt;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</text:p>
          </table:table-cell>
          <table:table-cell office:value-type="string">
            <text:p>Julia Pitera</text:p>
          </table:table-cell>
          <table:table-cell office:value-type="string">
            <text:p>26-05-1953</text:p>
          </table:table-cell>
          <table:table-cell office:value-type="float" office:value="58">
            <text:p>58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29095">
            <text:p>29095</text:p>
          </table:table-cell>
          <table:table-cell office:value-type="string">
            <text:p>polonista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</text:p>
          </table:table-cell>
          <table:table-cell office:value-type="string">
            <text:p>Kazimierz Plocke</text:p>
          </table:table-cell>
          <table:table-cell office:value-type="string">
            <text:p>03-05-1958</text:p>
          </table:table-cell>
          <table:table-cell office:value-type="float" office:value="53">
            <text:p>53</text:p>
          </table:table-cell>
          <table:table-cell office:value-type="string">
            <text:p>Domatowo,Polska</text:p>
          </table:table-cell>
          <table:table-cell office:value-type="string">
            <text:p>54.7119226 18.2252399</text:p>
          </table:table-cell>
          <table:table-cell office:value-type="string">
            <text:p>PO</text:p>
          </table:table-cell>
          <table:table-cell office:value-type="float" office:value="18452">
            <text:p>18452</text:p>
          </table:table-cell>
          <table:table-cell office:value-type="string">
            <text:p>inżynier rol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252399,54.7119226 18.5305409,54.5188898&lt;/coordinates&gt;&lt;/LineString&gt;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</text:p>
          </table:table-cell>
          <table:table-cell office:value-type="string">
            <text:p>Marek Plura</text:p>
          </table:table-cell>
          <table:table-cell office:value-type="string">
            <text:p>18-07-1970</text:p>
          </table:table-cell>
          <table:table-cell office:value-type="float" office:value="41">
            <text:p>41</text:p>
          </table:table-cell>
          <table:table-cell office:value-type="string">
            <text:p>Racibórz,Polska</text:p>
          </table:table-cell>
          <table:table-cell office:value-type="string">
            <text:p>50.0971137 18.209238</text:p>
          </table:table-cell>
          <table:table-cell office:value-type="string">
            <text:p>PO</text:p>
          </table:table-cell>
          <table:table-cell office:value-type="float" office:value="22795">
            <text:p>22795</text:p>
          </table:table-cell>
          <table:table-cell office:value-type="string">
            <text:p>pedag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209238,50.0971137 19.0237815,50.2648919&lt;/coordinates&gt;&lt;/LineString&gt;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</text:p>
          </table:table-cell>
          <table:table-cell office:value-type="string">
            <text:p>Mirosław Pluta</text:p>
          </table:table-cell>
          <table:table-cell office:value-type="string">
            <text:p>09-03-1960</text:p>
          </table:table-cell>
          <table:table-cell office:value-type="float" office:value="51">
            <text:p>51</text:p>
          </table:table-cell>
          <table:table-cell office:value-type="string">
            <text:p>Baranów Sandomierski,Polska</text:p>
          </table:table-cell>
          <table:table-cell office:value-type="string">
            <text:p>50.498985 21.5417402</text:p>
          </table:table-cell>
          <table:table-cell office:value-type="string">
            <text:p>PO</text:p>
          </table:table-cell>
          <table:table-cell office:value-type="float" office:value="12812">
            <text:p>12812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5417402,50.498985 21.9992806,50.0409469&lt;/coordinates&gt;&lt;/LineString&gt;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K</text:p>
          </table:table-cell>
          <table:table-cell office:value-type="string">
            <text:p>Agnieszka Pomaska</text:p>
          </table:table-cell>
          <table:table-cell office:value-type="string">
            <text:p>08-01-1980</text:p>
          </table:table-cell>
          <table:table-cell office:value-type="float" office:value="31">
            <text:p>31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O</text:p>
          </table:table-cell>
          <table:table-cell office:value-type="float" office:value="16117">
            <text:p>16117</text:p>
          </table:table-cell>
          <table:table-cell office:value-type="string">
            <text:p>polit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5305409,54.5188898 18.6466384,54.3520252&lt;/coordinates&gt;&lt;/LineString&gt;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K</text:p>
          </table:table-cell>
          <table:table-cell office:value-type="string">
            <text:p>Krystyna Poślednia</text:p>
          </table:table-cell>
          <table:table-cell office:value-type="string">
            <text:p>15-03-1957</text:p>
          </table:table-cell>
          <table:table-cell office:value-type="float" office:value="54">
            <text:p>54</text:p>
          </table:table-cell>
          <table:table-cell office:value-type="string">
            <text:p>Września,Polska</text:p>
          </table:table-cell>
          <table:table-cell office:value-type="string">
            <text:p>52.32382 17.56654</text:p>
          </table:table-cell>
          <table:table-cell office:value-type="string">
            <text:p>PO</text:p>
          </table:table-cell>
          <table:table-cell office:value-type="float" office:value="8714">
            <text:p>8714</text:p>
          </table:table-cell>
          <table:table-cell office:value-type="string">
            <text:p>samorządowiec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56654,52.32382 18.2510729,52.2230334&lt;/coordinates&gt;&lt;/LineString&gt;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</text:p>
          </table:table-cell>
          <table:table-cell office:value-type="string">
            <text:p>Damian Raczkowski</text:p>
          </table:table-cell>
          <table:table-cell office:value-type="string">
            <text:p>11-04-1975</text:p>
          </table:table-cell>
          <table:table-cell office:value-type="float" office:value="36">
            <text:p>36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10271">
            <text:p>10271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K</text:p>
          </table:table-cell>
          <table:table-cell office:value-type="string">
            <text:p>Elżbieta Radziszewska</text:p>
          </table:table-cell>
          <table:table-cell office:value-type="string">
            <text:p>06-01-1958</text:p>
          </table:table-cell>
          <table:table-cell office:value-type="float" office:value="53">
            <text:p>53</text:p>
          </table:table-cell>
          <table:table-cell office:value-type="string">
            <text:p>Białocin,Polska</text:p>
          </table:table-cell>
          <table:table-cell office:value-type="string">
            <text:p>52.2804858 19.9757097</text:p>
          </table:table-cell>
          <table:table-cell office:value-type="string">
            <text:p>PO</text:p>
          </table:table-cell>
          <table:table-cell office:value-type="float" office:value="19269">
            <text:p>19269</text:p>
          </table:table-cell>
          <table:table-cell office:value-type="string">
            <text:p>lekarz medycyny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9757097,52.2804858 19.7030244,51.4051721&lt;/coordinates&gt;&lt;/LineString&gt;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</text:p>
          </table:table-cell>
          <table:table-cell office:value-type="string">
            <text:p>Grzegorz Raniewicz</text:p>
          </table:table-cell>
          <table:table-cell office:value-type="string">
            <text:p>09-07-1970</text:p>
          </table:table-cell>
          <table:table-cell office:value-type="float" office:value="41">
            <text:p>41</text:p>
          </table:table-cell>
          <table:table-cell office:value-type="string">
            <text:p>Chełm,Polska</text:p>
          </table:table-cell>
          <table:table-cell office:value-type="string">
            <text:p>51.1431232 23.4711986</text:p>
          </table:table-cell>
          <table:table-cell office:value-type="string">
            <text:p>PO</text:p>
          </table:table-cell>
          <table:table-cell office:value-type="float" office:value="7907">
            <text:p>7907</text:p>
          </table:table-cell>
          <table:table-cell office:value-type="string">
            <text:p>przedsiębiorc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4711986,51.1431232 23.4711986,51.1431232&lt;/coordinates&gt;&lt;/LineString&gt;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</text:p>
          </table:table-cell>
          <table:table-cell office:value-type="string">
            <text:p>Ireneusz Raś</text:p>
          </table:table-cell>
          <table:table-cell office:value-type="string">
            <text:p>30-09-1972</text:p>
          </table:table-cell>
          <table:table-cell office:value-type="float" office:value="39">
            <text:p>39</text:p>
          </table:table-cell>
          <table:table-cell office:value-type="string">
            <text:p>Proszowice,Polska</text:p>
          </table:table-cell>
          <table:table-cell office:value-type="string">
            <text:p>50.1921916 20.2890751</text:p>
          </table:table-cell>
          <table:table-cell office:value-type="string">
            <text:p>PO</text:p>
          </table:table-cell>
          <table:table-cell office:value-type="float" office:value="31455">
            <text:p>31455</text:p>
          </table:table-cell>
          <table:table-cell office:value-type="string">
            <text:p>historyk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0.2890751,50.1921916 19.9449799,50.0646501&lt;/coordinates&gt;&lt;/LineString&gt;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</text:p>
          </table:table-cell>
          <table:table-cell office:value-type="string">
            <text:p>Dariusz Rosati</text:p>
          </table:table-cell>
          <table:table-cell office:value-type="string">
            <text:p>08-08-1946</text:p>
          </table:table-cell>
          <table:table-cell office:value-type="float" office:value="65">
            <text:p>65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PO</text:p>
          </table:table-cell>
          <table:table-cell office:value-type="float" office:value="59562">
            <text:p>59562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1471333,51.4027236 21.0122287,52.2296756&lt;/coordinates&gt;&lt;/LineString&gt;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K</text:p>
          </table:table-cell>
          <table:table-cell office:value-type="string">
            <text:p>Halina Rozpondek</text:p>
          </table:table-cell>
          <table:table-cell office:value-type="string">
            <text:p>25-05-1950</text:p>
          </table:table-cell>
          <table:table-cell office:value-type="float" office:value="61">
            <text:p>61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23722">
            <text:p>23722</text:p>
          </table:table-cell>
          <table:table-cell office:value-type="string">
            <text:p>bibliotekoznawc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K</text:p>
          </table:table-cell>
          <table:table-cell office:value-type="string">
            <text:p>Dorota Rutkowska</text:p>
          </table:table-cell>
          <table:table-cell office:value-type="string">
            <text:p>24-01-1962</text:p>
          </table:table-cell>
          <table:table-cell office:value-type="float" office:value="49">
            <text:p>49</text:p>
          </table:table-cell>
          <table:table-cell office:value-type="string">
            <text:p>Skierniewice,Polska</text:p>
          </table:table-cell>
          <table:table-cell office:value-type="string">
            <text:p>51.9547169 20.1583303</text:p>
          </table:table-cell>
          <table:table-cell office:value-type="string">
            <text:p>PO</text:p>
          </table:table-cell>
          <table:table-cell office:value-type="float" office:value="10268">
            <text:p>10268</text:p>
          </table:table-cell>
          <table:table-cell office:value-type="string">
            <text:p>socj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1583303,51.9547169 19.7030244,51.4051721&lt;/coordinates&gt;&lt;/LineString&gt;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M</text:p>
          </table:table-cell>
          <table:table-cell office:value-type="string">
            <text:p>Jakub Rutnicki</text:p>
          </table:table-cell>
          <table:table-cell office:value-type="string">
            <text:p>03-12-1978</text:p>
          </table:table-cell>
          <table:table-cell office:value-type="float" office:value="33">
            <text:p>33</text:p>
          </table:table-cell>
          <table:table-cell office:value-type="string">
            <text:p>Szamotuły,Polska</text:p>
          </table:table-cell>
          <table:table-cell office:value-type="string">
            <text:p>52.6116547 16.5779047</text:p>
          </table:table-cell>
          <table:table-cell office:value-type="string">
            <text:p>PO</text:p>
          </table:table-cell>
          <table:table-cell office:value-type="float" office:value="19784">
            <text:p>19784</text:p>
          </table:table-cell>
          <table:table-cell office:value-type="string">
            <text:p>politolog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5779047,52.6116547 16.7382266,53.1509671&lt;/coordinates&gt;&lt;/LineString&gt;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</text:p>
          </table:table-cell>
          <table:table-cell office:value-type="string">
            <text:p>Zbigniew Rynasiewicz</text:p>
          </table:table-cell>
          <table:table-cell office:value-type="string">
            <text:p>04-10-1963</text:p>
          </table:table-cell>
          <table:table-cell office:value-type="float" office:value="48">
            <text:p>48</text:p>
          </table:table-cell>
          <table:table-cell office:value-type="string">
            <text:p>Grodzisko Dolne,Polska</text:p>
          </table:table-cell>
          <table:table-cell office:value-type="string">
            <text:p>50.162787 22.4628616</text:p>
          </table:table-cell>
          <table:table-cell office:value-type="string">
            <text:p>PO</text:p>
          </table:table-cell>
          <table:table-cell office:value-type="float" office:value="27510">
            <text:p>27510</text:p>
          </table:table-cell>
          <table:table-cell office:value-type="string">
            <text:p>history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4628616,50.162787 21.9992806,50.0409469&lt;/coordinates&gt;&lt;/LineString&gt;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M</text:p>
          </table:table-cell>
          <table:table-cell office:value-type="string">
            <text:p>Marek Rząsa</text:p>
          </table:table-cell>
          <table:table-cell office:value-type="string">
            <text:p>04-10-1957</text:p>
          </table:table-cell>
          <table:table-cell office:value-type="float" office:value="54">
            <text:p>54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PO</text:p>
          </table:table-cell>
          <table:table-cell office:value-type="float" office:value="9204">
            <text:p>9204</text:p>
          </table:table-cell>
          <table:table-cell office:value-type="string">
            <text:p>nauczyciel dyplomowany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1.9992806,50.0409469 21.7660531,49.6824761&lt;/coordinates&gt;&lt;/LineString&gt;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M</text:p>
          </table:table-cell>
          <table:table-cell office:value-type="string">
            <text:p>Wojciech Saługa</text:p>
          </table:table-cell>
          <table:table-cell office:value-type="string">
            <text:p>27-03-1969</text:p>
          </table:table-cell>
          <table:table-cell office:value-type="float" office:value="42">
            <text:p>42</text:p>
          </table:table-cell>
          <table:table-cell office:value-type="string">
            <text:p>Jaworzno,Polska</text:p>
          </table:table-cell>
          <table:table-cell office:value-type="string">
            <text:p>50.204987 19.2739314</text:p>
          </table:table-cell>
          <table:table-cell office:value-type="string">
            <text:p>PO</text:p>
          </table:table-cell>
          <table:table-cell office:value-type="float" office:value="26368">
            <text:p>26368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2739314,50.204987 19.1040791,50.2862638&lt;/coordinates&gt;&lt;/LineString&gt;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</text:p>
          </table:table-cell>
          <table:table-cell office:value-type="string">
            <text:p>Grzegorz Schetyna</text:p>
          </table:table-cell>
          <table:table-cell office:value-type="string">
            <text:p>18-02-1963</text:p>
          </table:table-cell>
          <table:table-cell office:value-type="float" office:value="48">
            <text:p>48</text:p>
          </table:table-cell>
          <table:table-cell office:value-type="string">
            <text:p>Opole,Polska</text:p>
          </table:table-cell>
          <table:table-cell office:value-type="string">
            <text:p>50.670428 17.9244381</text:p>
          </table:table-cell>
          <table:table-cell office:value-type="string">
            <text:p>PO</text:p>
          </table:table-cell>
          <table:table-cell office:value-type="float" office:value="67670">
            <text:p>67670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9244381,50.670428 16.1553231,51.2070067&lt;/coordinates&gt;&lt;/LineString&gt;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K</text:p>
          </table:table-cell>
          <table:table-cell office:value-type="string">
            <text:p>Krystyna Sibińska</text:p>
          </table:table-cell>
          <table:table-cell office:value-type="string">
            <text:p>12-06-1962</text:p>
          </table:table-cell>
          <table:table-cell office:value-type="float" office:value="49">
            <text:p>49</text:p>
          </table:table-cell>
          <table:table-cell office:value-type="string">
            <text:p>Złocieniec,Polska</text:p>
          </table:table-cell>
          <table:table-cell office:value-type="string">
            <text:p>53.5326 16.01056</text:p>
          </table:table-cell>
          <table:table-cell office:value-type="string">
            <text:p>PO</text:p>
          </table:table-cell>
          <table:table-cell office:value-type="float" office:value="8756">
            <text:p>8756</text:p>
          </table:table-cell>
          <table:table-cell office:value-type="string">
            <text:p>inż. budownictw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6.01056,53.5326 15.5061862,51.9356214&lt;/coordinates&gt;&lt;/LineString&gt;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M</text:p>
          </table:table-cell>
          <table:table-cell office:value-type="string">
            <text:p>Henryk Siedlaczek</text:p>
          </table:table-cell>
          <table:table-cell office:value-type="string">
            <text:p>30-01-1956</text:p>
          </table:table-cell>
          <table:table-cell office:value-type="float" office:value="55">
            <text:p>55</text:p>
          </table:table-cell>
          <table:table-cell office:value-type="string">
            <text:p>Wodzisław Śląski,Polska</text:p>
          </table:table-cell>
          <table:table-cell office:value-type="string">
            <text:p>50.003137 18.4719102</text:p>
          </table:table-cell>
          <table:table-cell office:value-type="string">
            <text:p>PO</text:p>
          </table:table-cell>
          <table:table-cell office:value-type="float" office:value="20019">
            <text:p>20019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4719102,50.003137 18.5462847,50.1021742&lt;/coordinates&gt;&lt;/LineString&gt;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</text:p>
          </table:table-cell>
          <table:table-cell office:value-type="string">
            <text:p>Radosław Sikorski</text:p>
          </table:table-cell>
          <table:table-cell office:value-type="string">
            <text:p>23-02-1963</text:p>
          </table:table-cell>
          <table:table-cell office:value-type="float" office:value="48">
            <text:p>48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91720">
            <text:p>91720</text:p>
          </table:table-cell>
          <table:table-cell office:value-type="string">
            <text:p>politolog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K</text:p>
          </table:table-cell>
          <table:table-cell office:value-type="string">
            <text:p>Krystyna Skowrońska</text:p>
          </table:table-cell>
          <table:table-cell office:value-type="string">
            <text:p>22-07-1954</text:p>
          </table:table-cell>
          <table:table-cell office:value-type="float" office:value="57">
            <text:p>57</text:p>
          </table:table-cell>
          <table:table-cell office:value-type="string">
            <text:p>Mielec,Polska</text:p>
          </table:table-cell>
          <table:table-cell office:value-type="string">
            <text:p>50.287063 21.4238101</text:p>
          </table:table-cell>
          <table:table-cell office:value-type="string">
            <text:p>PO</text:p>
          </table:table-cell>
          <table:table-cell office:value-type="float" office:value="25174">
            <text:p>25174</text:p>
          </table:table-cell>
          <table:table-cell office:value-type="string">
            <text:p>bankowiec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4238101,50.287063 21.9992806,50.0409469&lt;/coordinates&gt;&lt;/LineString&gt;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K</text:p>
          </table:table-cell>
          <table:table-cell office:value-type="string">
            <text:p>Bożena Sławiak</text:p>
          </table:table-cell>
          <table:table-cell office:value-type="string">
            <text:p>28-05-1948</text:p>
          </table:table-cell>
          <table:table-cell office:value-type="float" office:value="63">
            <text:p>63</text:p>
          </table:table-cell>
          <table:table-cell office:value-type="string">
            <text:p>Sulęcin,Polska</text:p>
          </table:table-cell>
          <table:table-cell office:value-type="string">
            <text:p>52.44387 15.11697</text:p>
          </table:table-cell>
          <table:table-cell office:value-type="string">
            <text:p>PO</text:p>
          </table:table-cell>
          <table:table-cell office:value-type="float" office:value="6673">
            <text:p>6673</text:p>
          </table:table-cell>
          <table:table-cell office:value-type="string">
            <text:p>pedagog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11697,52.44387 15.5061862,51.9356214&lt;/coordinates&gt;&lt;/LineString&gt;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</text:p>
          </table:table-cell>
          <table:table-cell office:value-type="string">
            <text:p>Waldemar Sługocki</text:p>
          </table:table-cell>
          <table:table-cell office:value-type="string">
            <text:p>09-09-1971</text:p>
          </table:table-cell>
          <table:table-cell office:value-type="float" office:value="40">
            <text:p>40</text:p>
          </table:table-cell>
          <table:table-cell office:value-type="string">
            <text:p>Sulechów,Polska</text:p>
          </table:table-cell>
          <table:table-cell office:value-type="string">
            <text:p>52.0831645 15.6253179</text:p>
          </table:table-cell>
          <table:table-cell office:value-type="string">
            <text:p>PO</text:p>
          </table:table-cell>
          <table:table-cell office:value-type="float" office:value="6465">
            <text:p>6465</text:p>
          </table:table-cell>
          <table:table-cell office:value-type="string">
            <text:p>urzędnik, nauczyciel akademicki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6253179,52.0831645 15.5061862,51.9356214&lt;/coordinates&gt;&lt;/LineString&gt;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</text:p>
          </table:table-cell>
          <table:table-cell office:value-type="string">
            <text:p>Tomasz Smolarz</text:p>
          </table:table-cell>
          <table:table-cell office:value-type="string">
            <text:p>06-08-1966</text:p>
          </table:table-cell>
          <table:table-cell office:value-type="float" office:value="45">
            <text:p>45</text:p>
          </table:table-cell>
          <table:table-cell office:value-type="string">
            <text:p>Bielawa,Polska</text:p>
          </table:table-cell>
          <table:table-cell office:value-type="string">
            <text:p>50.6907986 16.6229286</text:p>
          </table:table-cell>
          <table:table-cell office:value-type="string">
            <text:p>PO</text:p>
          </table:table-cell>
          <table:table-cell office:value-type="float" office:value="9893">
            <text:p>9893</text:p>
          </table:table-cell>
          <table:table-cell office:value-type="string">
            <text:p>inżynier budownictw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6229286,50.6907986 16.2843553,50.7840092&lt;/coordinates&gt;&lt;/LineString&gt;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K</text:p>
          </table:table-cell>
          <table:table-cell office:value-type="string">
            <text:p>Lidia Staroń</text:p>
          </table:table-cell>
          <table:table-cell office:value-type="string">
            <text:p>07-06-1960</text:p>
          </table:table-cell>
          <table:table-cell office:value-type="float" office:value="51">
            <text:p>51</text:p>
          </table:table-cell>
          <table:table-cell office:value-type="string">
            <text:p>Morąg,Polska</text:p>
          </table:table-cell>
          <table:table-cell office:value-type="string">
            <text:p>53.9160398 19.9279338</text:p>
          </table:table-cell>
          <table:table-cell office:value-type="string">
            <text:p>PO</text:p>
          </table:table-cell>
          <table:table-cell office:value-type="float" office:value="16091">
            <text:p>16091</text:p>
          </table:table-cell>
          <table:table-cell office:value-type="string">
            <text:p>inżynier budownictw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9.9279338,53.9160398 20.4801193,53.778422&lt;/coordinates&gt;&lt;/LineString&gt;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</text:p>
          </table:table-cell>
          <table:table-cell office:value-type="string">
            <text:p>Wiesław Suchowiejko</text:p>
          </table:table-cell>
          <table:table-cell office:value-type="string">
            <text:p>15-05-1957</text:p>
          </table:table-cell>
          <table:table-cell office:value-type="float" office:value="54">
            <text:p>54</text:p>
          </table:table-cell>
          <table:table-cell office:value-type="string">
            <text:p>Szczecinek,Polska</text:p>
          </table:table-cell>
          <table:table-cell office:value-type="string">
            <text:p>53.7100713 16.6993602</text:p>
          </table:table-cell>
          <table:table-cell office:value-type="string">
            <text:p>PO</text:p>
          </table:table-cell>
          <table:table-cell office:value-type="float" office:value="8724">
            <text:p>8724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6993602,53.7100713 16.1714908,54.1943219&lt;/coordinates&gt;&lt;/LineString&gt;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</text:p>
          </table:table-cell>
          <table:table-cell office:value-type="string">
            <text:p>Paweł Suski</text:p>
          </table:table-cell>
          <table:table-cell office:value-type="string">
            <text:p>10-06-1964</text:p>
          </table:table-cell>
          <table:table-cell office:value-type="float" office:value="47">
            <text:p>47</text:p>
          </table:table-cell>
          <table:table-cell office:value-type="string">
            <text:p>Wałcz,Polska</text:p>
          </table:table-cell>
          <table:table-cell office:value-type="string">
            <text:p>53.2734739 16.4752847</text:p>
          </table:table-cell>
          <table:table-cell office:value-type="string">
            <text:p>PO</text:p>
          </table:table-cell>
          <table:table-cell office:value-type="float" office:value="7741">
            <text:p>7741</text:p>
          </table:table-cell>
          <table:table-cell office:value-type="string">
            <text:p>przedsiębiorca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752847,53.2734739 16.1714908,54.1943219&lt;/coordinates&gt;&lt;/LineString&gt;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M</text:p>
          </table:table-cell>
          <table:table-cell office:value-type="string">
            <text:p>Miron Sycz</text:p>
          </table:table-cell>
          <table:table-cell office:value-type="string">
            <text:p>03-01-1960</text:p>
          </table:table-cell>
          <table:table-cell office:value-type="float" office:value="51">
            <text:p>51</text:p>
          </table:table-cell>
          <table:table-cell office:value-type="string">
            <text:p>Ostre Bardo,Polska</text:p>
          </table:table-cell>
          <table:table-cell office:value-type="string">
            <text:p>54.345065 20.9871271</text:p>
          </table:table-cell>
          <table:table-cell office:value-type="string">
            <text:p>PO</text:p>
          </table:table-cell>
          <table:table-cell office:value-type="float" office:value="8884">
            <text:p>8884</text:p>
          </table:table-cell>
          <table:table-cell office:value-type="string">
            <text:p>poseł na Sejm RP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9871271,54.345065 19.4044897,54.1560613&lt;/coordinates&gt;&lt;/LineString&gt;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</text:p>
          </table:table-cell>
          <table:table-cell office:value-type="string">
            <text:p>Michał Szczerba</text:p>
          </table:table-cell>
          <table:table-cell office:value-type="string">
            <text:p>14-12-1977</text:p>
          </table:table-cell>
          <table:table-cell office:value-type="float" office:value="34">
            <text:p>3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137">
            <text:p>4137</text:p>
          </table:table-cell>
          <table:table-cell office:value-type="string">
            <text:p>poseł na Sejm RP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</text:p>
          </table:table-cell>
          <table:table-cell office:value-type="string">
            <text:p>Adam Szejnfeld</text:p>
          </table:table-cell>
          <table:table-cell office:value-type="string">
            <text:p>13-11-1958</text:p>
          </table:table-cell>
          <table:table-cell office:value-type="float" office:value="53">
            <text:p>53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O</text:p>
          </table:table-cell>
          <table:table-cell office:value-type="float" office:value="45764">
            <text:p>45764</text:p>
          </table:table-cell>
          <table:table-cell office:value-type="string">
            <text:p>praw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8.0853462,51.7672799 16.7382266,53.1509671&lt;/coordinates&gt;&lt;/LineString&gt;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M</text:p>
          </table:table-cell>
          <table:table-cell office:value-type="string">
            <text:p>Grzegorz Sztolcman</text:p>
          </table:table-cell>
          <table:table-cell office:value-type="string">
            <text:p>23-05-1962</text:p>
          </table:table-cell>
          <table:table-cell office:value-type="float" office:value="49">
            <text:p>49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8926">
            <text:p>8926</text:p>
          </table:table-cell>
          <table:table-cell office:value-type="string">
            <text:p>lekarz medycyny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</text:p>
          </table:table-cell>
          <table:table-cell office:value-type="string">
            <text:p>Jakub Szulc</text:p>
          </table:table-cell>
          <table:table-cell office:value-type="string">
            <text:p>21-12-1973</text:p>
          </table:table-cell>
          <table:table-cell office:value-type="float" office:value="38">
            <text:p>38</text:p>
          </table:table-cell>
          <table:table-cell office:value-type="string">
            <text:p>Kłodzko,Polska</text:p>
          </table:table-cell>
          <table:table-cell office:value-type="string">
            <text:p>50.4345636 16.6613941</text:p>
          </table:table-cell>
          <table:table-cell office:value-type="string">
            <text:p>PO</text:p>
          </table:table-cell>
          <table:table-cell office:value-type="float" office:value="17230">
            <text:p>17230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6613941,50.4345636 16.2843553,50.7840092&lt;/coordinates&gt;&lt;/LineString&gt;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K</text:p>
          </table:table-cell>
          <table:table-cell office:value-type="string">
            <text:p>Krystyna Szumilas</text:p>
          </table:table-cell>
          <table:table-cell office:value-type="string">
            <text:p>28-06-1956</text:p>
          </table:table-cell>
          <table:table-cell office:value-type="float" office:value="55">
            <text:p>55</text:p>
          </table:table-cell>
          <table:table-cell office:value-type="string">
            <text:p>Knurów,Polska</text:p>
          </table:table-cell>
          <table:table-cell office:value-type="string">
            <text:p>50.2219315 18.6706468</text:p>
          </table:table-cell>
          <table:table-cell office:value-type="string">
            <text:p>PO</text:p>
          </table:table-cell>
          <table:table-cell office:value-type="float" office:value="42200">
            <text:p>42200</text:p>
          </table:table-cell>
          <table:table-cell office:value-type="string">
            <text:p>nauczyciel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6706468,50.2219315 18.6713802,50.2944923&lt;/coordinates&gt;&lt;/LineString&gt;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K</text:p>
          </table:table-cell>
          <table:table-cell office:value-type="string">
            <text:p>Bożena Szydłowska</text:p>
          </table:table-cell>
          <table:table-cell office:value-type="string">
            <text:p>11-04-1951</text:p>
          </table:table-cell>
          <table:table-cell office:value-type="float" office:value="60">
            <text:p>60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O</text:p>
          </table:table-cell>
          <table:table-cell office:value-type="float" office:value="14352">
            <text:p>14352</text:p>
          </table:table-cell>
          <table:table-cell office:value-type="string">
            <text:p>doradca podatkowy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</text:p>
          </table:table-cell>
          <table:table-cell office:value-type="string">
            <text:p>Tomasz Szymański</text:p>
          </table:table-cell>
          <table:table-cell office:value-type="string">
            <text:p>24-04-1978</text:p>
          </table:table-cell>
          <table:table-cell office:value-type="float" office:value="33">
            <text:p>33</text:p>
          </table:table-cell>
          <table:table-cell office:value-type="string">
            <text:p>Grudziądz,Polska</text:p>
          </table:table-cell>
          <table:table-cell office:value-type="string">
            <text:p>53.4837486 18.753565</text:p>
          </table:table-cell>
          <table:table-cell office:value-type="string">
            <text:p>PO</text:p>
          </table:table-cell>
          <table:table-cell office:value-type="float" office:value="7510">
            <text:p>7510</text:p>
          </table:table-cell>
          <table:table-cell office:value-type="string">
            <text:p>pracownik samorządowy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753565,53.4837486 18.5984437,53.0137902&lt;/coordinates&gt;&lt;/LineString&gt;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K</text:p>
          </table:table-cell>
          <table:table-cell office:value-type="string">
            <text:p>Iwona Śledzińska-Katarasińska</text:p>
          </table:table-cell>
          <table:table-cell office:value-type="string">
            <text:p>03-01-1941</text:p>
          </table:table-cell>
          <table:table-cell office:value-type="float" office:value="70">
            <text:p>70</text:p>
          </table:table-cell>
          <table:table-cell office:value-type="string">
            <text:p>Komorniki,Polska</text:p>
          </table:table-cell>
          <table:table-cell office:value-type="string">
            <text:p>52.3389813 16.8154629</text:p>
          </table:table-cell>
          <table:table-cell office:value-type="string">
            <text:p>PO</text:p>
          </table:table-cell>
          <table:table-cell office:value-type="float" office:value="16279">
            <text:p>16279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6.8154629,52.3389813 19.4559833,51.7592485&lt;/coordinates&gt;&lt;/LineString&gt;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M</text:p>
          </table:table-cell>
          <table:table-cell office:value-type="string">
            <text:p>Marcin Święcicki</text:p>
          </table:table-cell>
          <table:table-cell office:value-type="string">
            <text:p>17-04-1947</text:p>
          </table:table-cell>
          <table:table-cell office:value-type="float" office:value="64">
            <text:p>6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6246">
            <text:p>6246</text:p>
          </table:table-cell>
          <table:table-cell office:value-type="string">
            <text:p>ekonomista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M</text:p>
          </table:table-cell>
          <table:table-cell office:value-type="string">
            <text:p>Piotr Tomański</text:p>
          </table:table-cell>
          <table:table-cell office:value-type="string">
            <text:p>25-06-1969</text:p>
          </table:table-cell>
          <table:table-cell office:value-type="float" office:value="42">
            <text:p>42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PO</text:p>
          </table:table-cell>
          <table:table-cell office:value-type="float" office:value="9621">
            <text:p>9621</text:p>
          </table:table-cell>
          <table:table-cell office:value-type="string">
            <text:p>ekonomi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M</text:p>
          </table:table-cell>
          <table:table-cell office:value-type="string">
            <text:p>Jacek Tomczak</text:p>
          </table:table-cell>
          <table:table-cell office:value-type="string">
            <text:p>27-07-1973</text:p>
          </table:table-cell>
          <table:table-cell office:value-type="float" office:value="38">
            <text:p>38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O</text:p>
          </table:table-cell>
          <table:table-cell office:value-type="float" office:value="14547">
            <text:p>14547</text:p>
          </table:table-cell>
          <table:table-cell office:value-type="string">
            <text:p>notariusz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</text:p>
          </table:table-cell>
          <table:table-cell office:value-type="string">
            <text:p>Cezary Tomczyk</text:p>
          </table:table-cell>
          <table:table-cell office:value-type="string">
            <text:p>25-08-1984</text:p>
          </table:table-cell>
          <table:table-cell office:value-type="float" office:value="27">
            <text:p>27</text:p>
          </table:table-cell>
          <table:table-cell office:value-type="string">
            <text:p>Gryfice,Polska</text:p>
          </table:table-cell>
          <table:table-cell office:value-type="string">
            <text:p>53.91666 15.1998891</text:p>
          </table:table-cell>
          <table:table-cell office:value-type="string">
            <text:p>PO</text:p>
          </table:table-cell>
          <table:table-cell office:value-type="float" office:value="12748">
            <text:p>12748</text:p>
          </table:table-cell>
          <table:table-cell office:value-type="string">
            <text:p>politolog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5.1998891,53.91666 18.7302994,51.5956014&lt;/coordinates&gt;&lt;/LineString&gt;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M</text:p>
          </table:table-cell>
          <table:table-cell office:value-type="string">
            <text:p>Tomasz Tomczykiewicz</text:p>
          </table:table-cell>
          <table:table-cell office:value-type="string">
            <text:p>02-03-1961</text:p>
          </table:table-cell>
          <table:table-cell office:value-type="float" office:value="50">
            <text:p>50</text:p>
          </table:table-cell>
          <table:table-cell office:value-type="string">
            <text:p>Pszczyna,Polska</text:p>
          </table:table-cell>
          <table:table-cell office:value-type="string">
            <text:p>49.9857805 18.9477092</text:p>
          </table:table-cell>
          <table:table-cell office:value-type="string">
            <text:p>PO</text:p>
          </table:table-cell>
          <table:table-cell office:value-type="float" office:value="57323">
            <text:p>57323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477092,49.9857805 19.0237815,50.2648919&lt;/coordinates&gt;&lt;/LineString&gt;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K</text:p>
          </table:table-cell>
          <table:table-cell office:value-type="string">
            <text:p>Aleksandra Trybuś</text:p>
          </table:table-cell>
          <table:table-cell office:value-type="string">
            <text:p>23-06-1967</text:p>
          </table:table-cell>
          <table:table-cell office:value-type="float" office:value="44">
            <text:p>44</text:p>
          </table:table-cell>
          <table:table-cell office:value-type="string">
            <text:p>Cieszyn,Polska</text:p>
          </table:table-cell>
          <table:table-cell office:value-type="string">
            <text:p>49.7497638 18.6354709</text:p>
          </table:table-cell>
          <table:table-cell office:value-type="string">
            <text:p>PO</text:p>
          </table:table-cell>
          <table:table-cell office:value-type="float" office:value="10061">
            <text:p>10061</text:p>
          </table:table-cell>
          <table:table-cell office:value-type="string">
            <text:p>nauczyciel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8.6354709,49.7497638 19.0583845,49.8223768&lt;/coordinates&gt;&lt;/LineString&gt;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M</text:p>
          </table:table-cell>
          <table:table-cell office:value-type="string">
            <text:p>Donald Tusk</text:p>
          </table:table-cell>
          <table:table-cell office:value-type="string">
            <text:p>22-04-1957</text:p>
          </table:table-cell>
          <table:table-cell office:value-type="float" office:value="54">
            <text:p>5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374920">
            <text:p>374920</text:p>
          </table:table-cell>
          <table:table-cell office:value-type="string">
            <text:p>history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6466384,54.3520252 21.0122287,52.2296756&lt;/coordinates&gt;&lt;/LineString&gt;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M</text:p>
          </table:table-cell>
          <table:table-cell office:value-type="string">
            <text:p>Robert Tyszkiewicz</text:p>
          </table:table-cell>
          <table:table-cell office:value-type="string">
            <text:p>07-06-1963</text:p>
          </table:table-cell>
          <table:table-cell office:value-type="float" office:value="48">
            <text:p>48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10465">
            <text:p>10465</text:p>
          </table:table-cell>
          <table:table-cell office:value-type="string">
            <text:p>wydaw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M</text:p>
          </table:table-cell>
          <table:table-cell office:value-type="string">
            <text:p>Piotr Van der Coghen</text:p>
          </table:table-cell>
          <table:table-cell office:value-type="string">
            <text:p>23-02-1953</text:p>
          </table:table-cell>
          <table:table-cell office:value-type="float" office:value="58">
            <text:p>58</text:p>
          </table:table-cell>
          <table:table-cell office:value-type="string">
            <text:p>Krynica-Zdrój,Polska</text:p>
          </table:table-cell>
          <table:table-cell office:value-type="string">
            <text:p>49.4215158 20.9594208</text:p>
          </table:table-cell>
          <table:table-cell office:value-type="string">
            <text:p>PO</text:p>
          </table:table-cell>
          <table:table-cell office:value-type="float" office:value="12171">
            <text:p>12171</text:p>
          </table:table-cell>
          <table:table-cell office:value-type="string">
            <text:p>ratownik górski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0.9594208,49.4215158 19.1040791,50.2862638&lt;/coordinates&gt;&lt;/LineString&gt;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M</text:p>
          </table:table-cell>
          <table:table-cell office:value-type="string">
            <text:p>Jan Vincent-Rostowski</text:p>
          </table:table-cell>
          <table:table-cell office:value-type="string">
            <text:p>30-04-1951</text:p>
          </table:table-cell>
          <table:table-cell office:value-type="float" office:value="60">
            <text:p>60</text:p>
          </table:table-cell>
          <table:table-cell office:value-type="string">
            <text:p>Londyn,Wielka Brytania</text:p>
          </table:table-cell>
          <table:table-cell office:value-type="string">
            <text:p>51.508129 -0.128005</text:p>
          </table:table-cell>
          <table:table-cell office:value-type="string">
            <text:p>PO</text:p>
          </table:table-cell>
          <table:table-cell office:value-type="float" office:value="10743">
            <text:p>10743</text:p>
          </table:table-cell>
          <table:table-cell office:value-type="string">
            <text:p>ekonomista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-0.128005,51.508129 21.0122287,52.2296756&lt;/coordinates&gt;&lt;/LineString&gt;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M</text:p>
          </table:table-cell>
          <table:table-cell office:value-type="string">
            <text:p>Robert Wardzała</text:p>
          </table:table-cell>
          <table:table-cell office:value-type="string">
            <text:p>12-10-1975</text:p>
          </table:table-cell>
          <table:table-cell office:value-type="float" office:value="36">
            <text:p>36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O</text:p>
          </table:table-cell>
          <table:table-cell office:value-type="float" office:value="10437">
            <text:p>10437</text:p>
          </table:table-cell>
          <table:table-cell office:value-type="string">
            <text:p>przedsiębiorc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K</text:p>
          </table:table-cell>
          <table:table-cell office:value-type="string">
            <text:p>Monika Wielichowska</text:p>
          </table:table-cell>
          <table:table-cell office:value-type="string">
            <text:p>04-10-1973</text:p>
          </table:table-cell>
          <table:table-cell office:value-type="float" office:value="38">
            <text:p>38</text:p>
          </table:table-cell>
          <table:table-cell office:value-type="string">
            <text:p>Nowa Ruda,Polska</text:p>
          </table:table-cell>
          <table:table-cell office:value-type="string">
            <text:p>50.5797139 16.5037092</text:p>
          </table:table-cell>
          <table:table-cell office:value-type="string">
            <text:p>PO</text:p>
          </table:table-cell>
          <table:table-cell office:value-type="float" office:value="10589">
            <text:p>10589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5037092,50.5797139 16.2843553,50.7840092&lt;/coordinates&gt;&lt;/LineString&gt;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M</text:p>
          </table:table-cell>
          <table:table-cell office:value-type="string">
            <text:p>Mariusz Witczak</text:p>
          </table:table-cell>
          <table:table-cell office:value-type="string">
            <text:p>14-04-1971</text:p>
          </table:table-cell>
          <table:table-cell office:value-type="float" office:value="40">
            <text:p>40</text:p>
          </table:table-cell>
          <table:table-cell office:value-type="string">
            <text:p>Koźminek,Polska</text:p>
          </table:table-cell>
          <table:table-cell office:value-type="string">
            <text:p>51.7986649 18.3390271</text:p>
          </table:table-cell>
          <table:table-cell office:value-type="string">
            <text:p>PO</text:p>
          </table:table-cell>
          <table:table-cell office:value-type="float" office:value="31263">
            <text:p>31263</text:p>
          </table:table-cell>
          <table:table-cell office:value-type="string">
            <text:p>polit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3390271,51.7986649 18.0853462,51.7672799&lt;/coordinates&gt;&lt;/LineString&gt;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M</text:p>
          </table:table-cell>
          <table:table-cell office:value-type="string">
            <text:p>Radosław Witkowski</text:p>
          </table:table-cell>
          <table:table-cell office:value-type="string">
            <text:p>04-06-1974</text:p>
          </table:table-cell>
          <table:table-cell office:value-type="float" office:value="37">
            <text:p>37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PO</text:p>
          </table:table-cell>
          <table:table-cell office:value-type="float" office:value="7285">
            <text:p>7285</text:p>
          </table:table-cell>
          <table:table-cell office:value-type="string">
            <text:p>przedsiębiorc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1471333,51.4027236 21.1471333,51.4027236&lt;/coordinates&gt;&lt;/LineString&gt;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</text:p>
          </table:table-cell>
          <table:table-cell office:value-type="string">
            <text:p>Norbert Wojnarowski</text:p>
          </table:table-cell>
          <table:table-cell office:value-type="string">
            <text:p>12-11-1976</text:p>
          </table:table-cell>
          <table:table-cell office:value-type="float" office:value="35">
            <text:p>35</text:p>
          </table:table-cell>
          <table:table-cell office:value-type="string">
            <text:p>Dobre Miasto,Polska</text:p>
          </table:table-cell>
          <table:table-cell office:value-type="string">
            <text:p>53.9867 20.39746</text:p>
          </table:table-cell>
          <table:table-cell office:value-type="string">
            <text:p>PO</text:p>
          </table:table-cell>
          <table:table-cell office:value-type="float" office:value="5981">
            <text:p>5981</text:p>
          </table:table-cell>
          <table:table-cell office:value-type="string">
            <text:p>ekonomi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0.39746,53.9867 16.1553231,51.2070067&lt;/coordinates&gt;&lt;/LineString&gt;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M</text:p>
          </table:table-cell>
          <table:table-cell office:value-type="string">
            <text:p>Marek Wojtkowski</text:p>
          </table:table-cell>
          <table:table-cell office:value-type="string">
            <text:p>26-02-1968</text:p>
          </table:table-cell>
          <table:table-cell office:value-type="float" office:value="43">
            <text:p>43</text:p>
          </table:table-cell>
          <table:table-cell office:value-type="string">
            <text:p>Lubraniec,Polska</text:p>
          </table:table-cell>
          <table:table-cell office:value-type="string">
            <text:p>52.5413225 18.8315208</text:p>
          </table:table-cell>
          <table:table-cell office:value-type="string">
            <text:p>PO</text:p>
          </table:table-cell>
          <table:table-cell office:value-type="float" office:value="7352">
            <text:p>7352</text:p>
          </table:table-cell>
          <table:table-cell office:value-type="string">
            <text:p>nauczyciel akademick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8315208,52.5413225 18.5984437,53.0137902&lt;/coordinates&gt;&lt;/LineString&gt;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K</text:p>
          </table:table-cell>
          <table:table-cell office:value-type="string">
            <text:p>Ewa Wolak</text:p>
          </table:table-cell>
          <table:table-cell office:value-type="string">
            <text:p>01-06-1960</text:p>
          </table:table-cell>
          <table:table-cell office:value-type="float" office:value="51">
            <text:p>51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11554">
            <text:p>11554</text:p>
          </table:table-cell>
          <table:table-cell office:value-type="string">
            <text:p>nauczyciel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M</text:p>
          </table:table-cell>
          <table:table-cell office:value-type="string">
            <text:p>Marek Wójcik</text:p>
          </table:table-cell>
          <table:table-cell office:value-type="string">
            <text:p>24-03-1980</text:p>
          </table:table-cell>
          <table:table-cell office:value-type="float" office:value="31">
            <text:p>31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0753">
            <text:p>10753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K</text:p>
          </table:table-cell>
          <table:table-cell office:value-type="string">
            <text:p>Jadwiga Zakrzewska</text:p>
          </table:table-cell>
          <table:table-cell office:value-type="string">
            <text:p>04-11-1950</text:p>
          </table:table-cell>
          <table:table-cell office:value-type="float" office:value="61">
            <text:p>61</text:p>
          </table:table-cell>
          <table:table-cell office:value-type="string">
            <text:p>Płońsk,Polska</text:p>
          </table:table-cell>
          <table:table-cell office:value-type="string">
            <text:p>52.6230132 20.3753589</text:p>
          </table:table-cell>
          <table:table-cell office:value-type="string">
            <text:p>PO</text:p>
          </table:table-cell>
          <table:table-cell office:value-type="float" office:value="11383">
            <text:p>11383</text:p>
          </table:table-cell>
          <table:table-cell office:value-type="string">
            <text:p>poseł na Sejm RP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3753589,52.6230132 21.0122287,52.2296756&lt;/coordinates&gt;&lt;/LineString&gt;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K</text:p>
          </table:table-cell>
          <table:table-cell office:value-type="string">
            <text:p>Renata Zaremba</text:p>
          </table:table-cell>
          <table:table-cell office:value-type="string">
            <text:p>11-06-1967</text:p>
          </table:table-cell>
          <table:table-cell office:value-type="float" office:value="44">
            <text:p>44</text:p>
          </table:table-cell>
          <table:table-cell office:value-type="string">
            <text:p>Resko,Polska</text:p>
          </table:table-cell>
          <table:table-cell office:value-type="string">
            <text:p>53.77304 15.40611</text:p>
          </table:table-cell>
          <table:table-cell office:value-type="string">
            <text:p>PO</text:p>
          </table:table-cell>
          <table:table-cell office:value-type="float" office:value="6355">
            <text:p>6355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40611,53.77304 14.5528116,53.4285438&lt;/coordinates&gt;&lt;/LineString&gt;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M</text:p>
          </table:table-cell>
          <table:table-cell office:value-type="string">
            <text:p>Ryszard Zawadzki</text:p>
          </table:table-cell>
          <table:table-cell office:value-type="string">
            <text:p>24-08-1951</text:p>
          </table:table-cell>
          <table:table-cell office:value-type="float" office:value="60">
            <text:p>60</text:p>
          </table:table-cell>
          <table:table-cell office:value-type="string">
            <text:p>Nysa,Polska</text:p>
          </table:table-cell>
          <table:table-cell office:value-type="string">
            <text:p>50.4809563 17.335461</text:p>
          </table:table-cell>
          <table:table-cell office:value-type="string">
            <text:p>PO</text:p>
          </table:table-cell>
          <table:table-cell office:value-type="float" office:value="10108">
            <text:p>10108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7.335461,50.4809563 18.5462847,50.1021742&lt;/coordinates&gt;&lt;/LineString&gt;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M</text:p>
          </table:table-cell>
          <table:table-cell office:value-type="string">
            <text:p>Bogdan Zdrojewski</text:p>
          </table:table-cell>
          <table:table-cell office:value-type="string">
            <text:p>18-05-1957</text:p>
          </table:table-cell>
          <table:table-cell office:value-type="float" office:value="54">
            <text:p>54</text:p>
          </table:table-cell>
          <table:table-cell office:value-type="string">
            <text:p>Kłodzko,Polska</text:p>
          </table:table-cell>
          <table:table-cell office:value-type="string">
            <text:p>50.4345636 16.6613941</text:p>
          </table:table-cell>
          <table:table-cell office:value-type="string">
            <text:p>PO</text:p>
          </table:table-cell>
          <table:table-cell office:value-type="float" office:value="149962">
            <text:p>149962</text:p>
          </table:table-cell>
          <table:table-cell office:value-type="string">
            <text:p>kulturoznawc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6613941,50.4345636 17.0385376,51.1078852&lt;/coordinates&gt;&lt;/LineString&gt;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M</text:p>
          </table:table-cell>
          <table:table-cell office:value-type="string">
            <text:p>Maciej Zieliński</text:p>
          </table:table-cell>
          <table:table-cell office:value-type="string">
            <text:p>05-01-1971</text:p>
          </table:table-cell>
          <table:table-cell office:value-type="float" office:value="40">
            <text:p>40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6099">
            <text:p>6099</text:p>
          </table:table-cell>
          <table:table-cell office:value-type="string">
            <text:p>koszykarz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2843553,50.7840092 17.0385376,51.1078852&lt;/coordinates&gt;&lt;/LineString&gt;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M</text:p>
          </table:table-cell>
          <table:table-cell office:value-type="string">
            <text:p>Wojciech Ziemniak</text:p>
          </table:table-cell>
          <table:table-cell office:value-type="string">
            <text:p>25-03-1956</text:p>
          </table:table-cell>
          <table:table-cell office:value-type="float" office:value="55">
            <text:p>55</text:p>
          </table:table-cell>
          <table:table-cell office:value-type="string">
            <text:p>Czempiń,Polska</text:p>
          </table:table-cell>
          <table:table-cell office:value-type="string">
            <text:p>52.1426031 16.7591522</text:p>
          </table:table-cell>
          <table:table-cell office:value-type="string">
            <text:p>PO</text:p>
          </table:table-cell>
          <table:table-cell office:value-type="float" office:value="12713">
            <text:p>12713</text:p>
          </table:table-cell>
          <table:table-cell office:value-type="string">
            <text:p>nauczyciel wychowania fizycznego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7591522,52.1426031 18.0853462,51.7672799&lt;/coordinates&gt;&lt;/LineString&gt;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M</text:p>
          </table:table-cell>
          <table:table-cell office:value-type="string">
            <text:p>Jerzy Ziętek</text:p>
          </table:table-cell>
          <table:table-cell office:value-type="string">
            <text:p>01-12-1956</text:p>
          </table:table-cell>
          <table:table-cell office:value-type="float" office:value="55">
            <text:p>55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8960">
            <text:p>8960</text:p>
          </table:table-cell>
          <table:table-cell office:value-type="string">
            <text:p>lekarz ginek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</text:p>
          </table:table-cell>
          <table:table-cell office:value-type="string">
            <text:p>Jacek Żalek</text:p>
          </table:table-cell>
          <table:table-cell office:value-type="string">
            <text:p>13-01-1973</text:p>
          </table:table-cell>
          <table:table-cell office:value-type="float" office:value="38">
            <text:p>38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8103">
            <text:p>8103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M</text:p>
          </table:table-cell>
          <table:table-cell office:value-type="string">
            <text:p>Stanisław Żmijan</text:p>
          </table:table-cell>
          <table:table-cell office:value-type="string">
            <text:p>13-12-1956</text:p>
          </table:table-cell>
          <table:table-cell office:value-type="float" office:value="55">
            <text:p>55</text:p>
          </table:table-cell>
          <table:table-cell office:value-type="string">
            <text:p>Tarnogród,Polska</text:p>
          </table:table-cell>
          <table:table-cell office:value-type="string">
            <text:p>50.3610555 22.7406397</text:p>
          </table:table-cell>
          <table:table-cell office:value-type="string">
            <text:p>PO</text:p>
          </table:table-cell>
          <table:table-cell office:value-type="float" office:value="14202">
            <text:p>14202</text:p>
          </table:table-cell>
          <table:table-cell office:value-type="string">
            <text:p>inż. budownictw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406397,50.3610555 23.4711986,51.1431232&lt;/coordinates&gt;&lt;/LineString&gt;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K</text:p>
          </table:table-cell>
          <table:table-cell office:value-type="string">
            <text:p>Ewa Żmuda-Trzebiatowska</text:p>
          </table:table-cell>
          <table:table-cell office:value-type="string">
            <text:p>08-09-1956</text:p>
          </table:table-cell>
          <table:table-cell office:value-type="float" office:value="55">
            <text:p>55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4906">
            <text:p>4906</text:p>
          </table:table-cell>
          <table:table-cell office:value-type="string">
            <text:p>nauczyciel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M</text:p>
          </table:table-cell>
          <table:table-cell office:value-type="string">
            <text:p>Tomasz Kulesza</text:p>
          </table:table-cell>
          <table:table-cell office:value-type="string">
            <text:p>14-06-1959</text:p>
          </table:table-cell>
          <table:table-cell office:value-type="float" office:value="52">
            <text:p>52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PO</text:p>
          </table:table-cell>
          <table:table-cell office:value-type="float" office:value="6976">
            <text:p>6976</text:p>
          </table:table-cell>
          <table:table-cell office:value-type="string">
            <text:p>nauczyciel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M</text:p>
          </table:table-cell>
          <table:table-cell office:value-type="string">
            <text:p>Adam Żyliński</text:p>
          </table:table-cell>
          <table:table-cell office:value-type="string">
            <text:p>10-02-1958</text:p>
          </table:table-cell>
          <table:table-cell office:value-type="float" office:value="53">
            <text:p>53</text:p>
          </table:table-cell>
          <table:table-cell office:value-type="string">
            <text:p>Lidzbark Warmiński,Polska</text:p>
          </table:table-cell>
          <table:table-cell office:value-type="string">
            <text:p>54.1249116 20.5859507</text:p>
          </table:table-cell>
          <table:table-cell office:value-type="string">
            <text:p>PO</text:p>
          </table:table-cell>
          <table:table-cell office:value-type="float" office:value="6588">
            <text:p>6588</text:p>
          </table:table-cell>
          <table:table-cell office:value-type="string">
            <text:p>administratywist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5859507,54.1249116 19.4044897,54.1560613&lt;/coordinates&gt;&lt;/LineString&gt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</text:p>
          </table:table-cell>
          <table:table-cell office:value-type="string">
            <text:p>Edmund Borawski</text:p>
          </table:table-cell>
          <table:table-cell office:value-type="string">
            <text:p>17-04-1946</text:p>
          </table:table-cell>
          <table:table-cell office:value-type="float" office:value="65">
            <text:p>65</text:p>
          </table:table-cell>
          <table:table-cell office:value-type="string">
            <text:p>Świdry Podleśne,Polska</text:p>
          </table:table-cell>
          <table:table-cell office:value-type="string">
            <text:p>53.4698687 22.1952705</text:p>
          </table:table-cell>
          <table:table-cell office:value-type="string">
            <text:p>PSL</text:p>
          </table:table-cell>
          <table:table-cell office:value-type="float" office:value="11759">
            <text:p>11759</text:p>
          </table:table-cell>
          <table:table-cell office:value-type="string">
            <text:p>technolog żywności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1952705,53.4698687 23.1688403,53.1324886&lt;/coordinates&gt;&lt;/LineString&gt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</text:p>
          </table:table-cell>
          <table:table-cell office:value-type="string">
            <text:p>Krzysztof Borkowski</text:p>
          </table:table-cell>
          <table:table-cell office:value-type="string">
            <text:p>10-08-1964</text:p>
          </table:table-cell>
          <table:table-cell office:value-type="float" office:value="47">
            <text:p>47</text:p>
          </table:table-cell>
          <table:table-cell office:value-type="string">
            <text:p>Siedlce,Polska</text:p>
          </table:table-cell>
          <table:table-cell office:value-type="string">
            <text:p>52.1676031 22.2901645</text:p>
          </table:table-cell>
          <table:table-cell office:value-type="string">
            <text:p>PSL</text:p>
          </table:table-cell>
          <table:table-cell office:value-type="float" office:value="6868">
            <text:p>6868</text:p>
          </table:table-cell>
          <table:table-cell office:value-type="string">
            <text:p>przedsiębiorc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2901645,52.1676031 22.2901645,52.1676031&lt;/coordinates&gt;&lt;/LineString&gt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Jan Bury</text:p>
          </table:table-cell>
          <table:table-cell office:value-type="string">
            <text:p>01-10-1963</text:p>
          </table:table-cell>
          <table:table-cell office:value-type="float" office:value="48">
            <text:p>48</text:p>
          </table:table-cell>
          <table:table-cell office:value-type="string">
            <text:p>Przeworsk,Polska</text:p>
          </table:table-cell>
          <table:table-cell office:value-type="string">
            <text:p>50.0587 22.49377</text:p>
          </table:table-cell>
          <table:table-cell office:value-type="string">
            <text:p>PSL</text:p>
          </table:table-cell>
          <table:table-cell office:value-type="float" office:value="15649">
            <text:p>15649</text:p>
          </table:table-cell>
          <table:table-cell office:value-type="string">
            <text:p>prawni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49377,50.0587 21.9992806,50.0409469&lt;/coordinates&gt;&lt;/LineString&gt;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</text:p>
          </table:table-cell>
          <table:table-cell office:value-type="string">
            <text:p>Jarosław Górczyński</text:p>
          </table:table-cell>
          <table:table-cell office:value-type="string">
            <text:p>09-02-1971</text:p>
          </table:table-cell>
          <table:table-cell office:value-type="float" office:value="40">
            <text:p>40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SL</text:p>
          </table:table-cell>
          <table:table-cell office:value-type="float" office:value="4814">
            <text:p>4814</text:p>
          </table:table-cell>
          <table:table-cell office:value-type="string">
            <text:p>urzędnik samorząd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3851915,50.9295234 20.6285677,50.8660773&lt;/coordinates&gt;&lt;/LineString&gt;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</text:p>
          </table:table-cell>
          <table:table-cell office:value-type="string">
            <text:p>Eugeniusz Tomasz Grzeszczak</text:p>
          </table:table-cell>
          <table:table-cell office:value-type="string">
            <text:p>29-12-1954</text:p>
          </table:table-cell>
          <table:table-cell office:value-type="float" office:value="57">
            <text:p>57</text:p>
          </table:table-cell>
          <table:table-cell office:value-type="string">
            <text:p>Kowalewo Opactwo,Polska</text:p>
          </table:table-cell>
          <table:table-cell office:value-type="string">
            <text:p>52.249361 17.9110278</text:p>
          </table:table-cell>
          <table:table-cell office:value-type="string">
            <text:p>PSL</text:p>
          </table:table-cell>
          <table:table-cell office:value-type="float" office:value="9648">
            <text:p>9648</text:p>
          </table:table-cell>
          <table:table-cell office:value-type="string">
            <text:p>magister inżynier rol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9110278,52.249361 18.2510729,52.2230334&lt;/coordinates&gt;&lt;/LineString&gt;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M</text:p>
          </table:table-cell>
          <table:table-cell office:value-type="string">
            <text:p>Stanisław Kalemba</text:p>
          </table:table-cell>
          <table:table-cell office:value-type="string">
            <text:p>25-10-1947</text:p>
          </table:table-cell>
          <table:table-cell office:value-type="float" office:value="64">
            <text:p>64</text:p>
          </table:table-cell>
          <table:table-cell office:value-type="string">
            <text:p>Piekary,Polska</text:p>
          </table:table-cell>
          <table:table-cell office:value-type="string">
            <text:p>50.3789108 18.9270475</text:p>
          </table:table-cell>
          <table:table-cell office:value-type="string">
            <text:p>PSL</text:p>
          </table:table-cell>
          <table:table-cell office:value-type="float" office:value="10597">
            <text:p>10597</text:p>
          </table:table-cell>
          <table:table-cell office:value-type="string">
            <text:p>inż. 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8.9270475,50.3789108 16.7382266,53.1509671&lt;/coordinates&gt;&lt;/LineString&gt;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</text:p>
          </table:table-cell>
          <table:table-cell office:value-type="string">
            <text:p>Mieczysław Kasprzak</text:p>
          </table:table-cell>
          <table:table-cell office:value-type="string">
            <text:p>30-03-1953</text:p>
          </table:table-cell>
          <table:table-cell office:value-type="float" office:value="58">
            <text:p>58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PSL</text:p>
          </table:table-cell>
          <table:table-cell office:value-type="float" office:value="6854">
            <text:p>6854</text:p>
          </table:table-cell>
          <table:table-cell office:value-type="string">
            <text:p>ekonomi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</text:p>
          </table:table-cell>
          <table:table-cell office:value-type="string">
            <text:p>Eugeniusz Kłopotek</text:p>
          </table:table-cell>
          <table:table-cell office:value-type="string">
            <text:p>15-11-1953</text:p>
          </table:table-cell>
          <table:table-cell office:value-type="float" office:value="58">
            <text:p>58</text:p>
          </table:table-cell>
          <table:table-cell office:value-type="string">
            <text:p>Chojnice,Polska</text:p>
          </table:table-cell>
          <table:table-cell office:value-type="string">
            <text:p>53.6944002 17.5569252</text:p>
          </table:table-cell>
          <table:table-cell office:value-type="string">
            <text:p>PSL</text:p>
          </table:table-cell>
          <table:table-cell office:value-type="float" office:value="13287">
            <text:p>13287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5569252,53.6944002 18.0084378,53.1234804&lt;/coordinates&gt;&lt;/LineString&gt;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M</text:p>
          </table:table-cell>
          <table:table-cell office:value-type="string">
            <text:p>Jan Łopata</text:p>
          </table:table-cell>
          <table:table-cell office:value-type="string">
            <text:p>16-08-1954</text:p>
          </table:table-cell>
          <table:table-cell office:value-type="float" office:value="57">
            <text:p>57</text:p>
          </table:table-cell>
          <table:table-cell office:value-type="string">
            <text:p>Motycz,Polska</text:p>
          </table:table-cell>
          <table:table-cell office:value-type="string">
            <text:p>51.2393839 22.37902</text:p>
          </table:table-cell>
          <table:table-cell office:value-type="string">
            <text:p>PSL</text:p>
          </table:table-cell>
          <table:table-cell office:value-type="float" office:value="8725">
            <text:p>8725</text:p>
          </table:table-cell>
          <table:table-cell office:value-type="string">
            <text:p>inż rol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7902,51.2393839 22.5684463,51.2464536&lt;/coordinates&gt;&lt;/LineString&gt;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M</text:p>
          </table:table-cell>
          <table:table-cell office:value-type="string">
            <text:p>Mieczysław Marcin Łuczak</text:p>
          </table:table-cell>
          <table:table-cell office:value-type="string">
            <text:p>09-07-1955</text:p>
          </table:table-cell>
          <table:table-cell office:value-type="float" office:value="56">
            <text:p>56</text:p>
          </table:table-cell>
          <table:table-cell office:value-type="string">
            <text:p>Wieluń,Polska</text:p>
          </table:table-cell>
          <table:table-cell office:value-type="string">
            <text:p>51.2186 18.56892</text:p>
          </table:table-cell>
          <table:table-cell office:value-type="string">
            <text:p>PSL</text:p>
          </table:table-cell>
          <table:table-cell office:value-type="float" office:value="9373">
            <text:p>9373</text:p>
          </table:table-cell>
          <table:table-cell office:value-type="string">
            <text:p>pracownik administracji samorządowej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8.56892,51.2186 18.7302994,51.5956014&lt;/coordinates&gt;&lt;/LineString&gt;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</text:p>
          </table:table-cell>
          <table:table-cell office:value-type="string">
            <text:p>Mirosław Maliszewski</text:p>
          </table:table-cell>
          <table:table-cell office:value-type="string">
            <text:p>28-02-1968</text:p>
          </table:table-cell>
          <table:table-cell office:value-type="float" office:value="43">
            <text:p>4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SL</text:p>
          </table:table-cell>
          <table:table-cell office:value-type="float" office:value="9815">
            <text:p>9815</text:p>
          </table:table-cell>
          <table:table-cell office:value-type="string">
            <text:p>rolnik/ogrodnik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K</text:p>
          </table:table-cell>
          <table:table-cell office:value-type="string">
            <text:p>Krystyna Ozga</text:p>
          </table:table-cell>
          <table:table-cell office:value-type="string">
            <text:p>20-06-1944</text:p>
          </table:table-cell>
          <table:table-cell office:value-type="float" office:value="67">
            <text:p>67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SL</text:p>
          </table:table-cell>
          <table:table-cell office:value-type="float" office:value="9207">
            <text:p>9207</text:p>
          </table:table-cell>
          <table:table-cell office:value-type="string">
            <text:p>inżynier rolnik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1185308,50.8173871 19.7030244,51.4051721&lt;/coordinates&gt;&lt;/LineString&gt;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</text:p>
          </table:table-cell>
          <table:table-cell office:value-type="string">
            <text:p>Mirosław Pawlak</text:p>
          </table:table-cell>
          <table:table-cell office:value-type="string">
            <text:p>02-04-1942</text:p>
          </table:table-cell>
          <table:table-cell office:value-type="float" office:value="69">
            <text:p>69</text:p>
          </table:table-cell>
          <table:table-cell office:value-type="string">
            <text:p>Zielonki,Polska</text:p>
          </table:table-cell>
          <table:table-cell office:value-type="string">
            <text:p>52.3034398 21.1607239</text:p>
          </table:table-cell>
          <table:table-cell office:value-type="string">
            <text:p>PSL</text:p>
          </table:table-cell>
          <table:table-cell office:value-type="float" office:value="6317">
            <text:p>6317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1607239,52.3034398 20.6285677,50.8660773&lt;/coordinates&gt;&lt;/LineString&gt;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</text:p>
          </table:table-cell>
          <table:table-cell office:value-type="string">
            <text:p>Waldemar Pawlak</text:p>
          </table:table-cell>
          <table:table-cell office:value-type="string">
            <text:p>05-09-1959</text:p>
          </table:table-cell>
          <table:table-cell office:value-type="float" office:value="52">
            <text:p>52</text:p>
          </table:table-cell>
          <table:table-cell office:value-type="string">
            <text:p>Model,Polska</text:p>
          </table:table-cell>
          <table:table-cell office:value-type="string">
            <text:p>52.290948,19.708257</text:p>
          </table:table-cell>
          <table:table-cell office:value-type="string">
            <text:p>PSL</text:p>
          </table:table-cell>
          <table:table-cell office:value-type="float" office:value="24491">
            <text:p>24491</text:p>
          </table:table-cell>
          <table:table-cell office:value-type="string">
            <text:p>rol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8257,52.290948 19.7065364,52.5463446&lt;/coordinates&gt;&lt;/LineString&gt;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</text:p>
          </table:table-cell>
          <table:table-cell office:value-type="string">
            <text:p>Janusz Piechociński</text:p>
          </table:table-cell>
          <table:table-cell office:value-type="string">
            <text:p>15-03-1960</text:p>
          </table:table-cell>
          <table:table-cell office:value-type="float" office:value="51">
            <text:p>51</text:p>
          </table:table-cell>
          <table:table-cell office:value-type="string">
            <text:p>Studzianki Pancerne,Polska</text:p>
          </table:table-cell>
          <table:table-cell office:value-type="string">
            <text:p>51.6885692 21.3253067</text:p>
          </table:table-cell>
          <table:table-cell office:value-type="string">
            <text:p>PSL</text:p>
          </table:table-cell>
          <table:table-cell office:value-type="float" office:value="11638">
            <text:p>11638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3253067,51.6885692 21.0122287,52.2296756&lt;/coordinates&gt;&lt;/LineString&gt;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</text:p>
          </table:table-cell>
          <table:table-cell office:value-type="string">
            <text:p>Józef Racki</text:p>
          </table:table-cell>
          <table:table-cell office:value-type="string">
            <text:p>28-03-1943</text:p>
          </table:table-cell>
          <table:table-cell office:value-type="float" office:value="68">
            <text:p>68</text:p>
          </table:table-cell>
          <table:table-cell office:value-type="string">
            <text:p>Mdzewko,Polska</text:p>
          </table:table-cell>
          <table:table-cell office:value-type="string">
            <text:p>52.9512106 20.2617139</text:p>
          </table:table-cell>
          <table:table-cell office:value-type="string">
            <text:p>PSL</text:p>
          </table:table-cell>
          <table:table-cell office:value-type="float" office:value="6179">
            <text:p>6179</text:p>
          </table:table-cell>
          <table:table-cell office:value-type="string">
            <text:p>inż. geode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20.2617139,52.9512106 18.0853462,51.7672799&lt;/coordinates&gt;&lt;/LineString&gt;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M</text:p>
          </table:table-cell>
          <table:table-cell office:value-type="string">
            <text:p>Marek Sawicki</text:p>
          </table:table-cell>
          <table:table-cell office:value-type="string">
            <text:p>08-04-1958</text:p>
          </table:table-cell>
          <table:table-cell office:value-type="float" office:value="53">
            <text:p>53</text:p>
          </table:table-cell>
          <table:table-cell office:value-type="string">
            <text:p>Sawice,Polska</text:p>
          </table:table-cell>
          <table:table-cell office:value-type="string">
            <text:p>53.5723553 20.8866559</text:p>
          </table:table-cell>
          <table:table-cell office:value-type="string">
            <text:p>PSL</text:p>
          </table:table-cell>
          <table:table-cell office:value-type="float" office:value="23901">
            <text:p>23901</text:p>
          </table:table-cell>
          <table:table-cell office:value-type="string">
            <text:p>inżynier rolnictw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0.8866559,53.5723553 22.2901645,52.1676031&lt;/coordinates&gt;&lt;/LineString&gt;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M</text:p>
          </table:table-cell>
          <table:table-cell office:value-type="string">
            <text:p>Zbigniew Sosnowski</text:p>
          </table:table-cell>
          <table:table-cell office:value-type="string">
            <text:p>10-12-1963</text:p>
          </table:table-cell>
          <table:table-cell office:value-type="float" office:value="48">
            <text:p>48</text:p>
          </table:table-cell>
          <table:table-cell office:value-type="string">
            <text:p>Rypin,Polska</text:p>
          </table:table-cell>
          <table:table-cell office:value-type="string">
            <text:p>53.0657106 19.4094097</text:p>
          </table:table-cell>
          <table:table-cell office:value-type="string">
            <text:p>PSL</text:p>
          </table:table-cell>
          <table:table-cell office:value-type="float" office:value="7354">
            <text:p>7354</text:p>
          </table:table-cell>
          <table:table-cell office:value-type="string">
            <text:p>mgr histori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4094097,53.0657106 18.5984437,53.0137902&lt;/coordinates&gt;&lt;/LineString&gt;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</text:p>
          </table:table-cell>
          <table:table-cell office:value-type="string">
            <text:p>Franciszek Jerzy Stefaniuk</text:p>
          </table:table-cell>
          <table:table-cell office:value-type="string">
            <text:p>04-06-1944</text:p>
          </table:table-cell>
          <table:table-cell office:value-type="float" office:value="67">
            <text:p>67</text:p>
          </table:table-cell>
          <table:table-cell office:value-type="string">
            <text:p>Drelów,Polska</text:p>
          </table:table-cell>
          <table:table-cell office:value-type="string">
            <text:p>51.91194 22.8715659</text:p>
          </table:table-cell>
          <table:table-cell office:value-type="string">
            <text:p>PSL</text:p>
          </table:table-cell>
          <table:table-cell office:value-type="float" office:value="10527">
            <text:p>10527</text:p>
          </table:table-cell>
          <table:table-cell office:value-type="string">
            <text:p>ekonomist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8715659,51.91194 23.4711986,51.1431232&lt;/coordinates&gt;&lt;/LineString&gt;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</text:p>
          </table:table-cell>
          <table:table-cell office:value-type="string">
            <text:p>Andrzej Sztorc</text:p>
          </table:table-cell>
          <table:table-cell office:value-type="string">
            <text:p>09-08-1953</text:p>
          </table:table-cell>
          <table:table-cell office:value-type="float" office:value="58">
            <text:p>58</text:p>
          </table:table-cell>
          <table:table-cell office:value-type="string">
            <text:p>Wola Rzędzińska,Polska</text:p>
          </table:table-cell>
          <table:table-cell office:value-type="string">
            <text:p>50.0374431 21.0671357</text:p>
          </table:table-cell>
          <table:table-cell office:value-type="string">
            <text:p>PSL</text:p>
          </table:table-cell>
          <table:table-cell office:value-type="float" office:value="7087">
            <text:p>7087</text:p>
          </table:table-cell>
          <table:table-cell office:value-type="string">
            <text:p>rolnik, przedsiębiorc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0671357,50.0374431 20.9858407,50.0121011&lt;/coordinates&gt;&lt;/LineString&gt;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K</text:p>
          </table:table-cell>
          <table:table-cell office:value-type="string">
            <text:p>Genowefa Tokarska</text:p>
          </table:table-cell>
          <table:table-cell office:value-type="string">
            <text:p>05-08-1949</text:p>
          </table:table-cell>
          <table:table-cell office:value-type="float" office:value="62">
            <text:p>62</text:p>
          </table:table-cell>
          <table:table-cell office:value-type="string">
            <text:p>Biszcza,Polska</text:p>
          </table:table-cell>
          <table:table-cell office:value-type="string">
            <text:p>50.4011251 22.6533016</text:p>
          </table:table-cell>
          <table:table-cell office:value-type="string">
            <text:p>PSL</text:p>
          </table:table-cell>
          <table:table-cell office:value-type="float" office:value="8906">
            <text:p>8906</text:p>
          </table:table-cell>
          <table:table-cell office:value-type="string">
            <text:p>pracownik administracji rządowej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6533016,50.4011251 23.4711986,51.1431232&lt;/coordinates&gt;&lt;/LineString&gt;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</text:p>
          </table:table-cell>
          <table:table-cell office:value-type="string">
            <text:p>Piotr Walkowski</text:p>
          </table:table-cell>
          <table:table-cell office:value-type="string">
            <text:p>16-11-1963</text:p>
          </table:table-cell>
          <table:table-cell office:value-type="float" office:value="48">
            <text:p>48</text:p>
          </table:table-cell>
          <table:table-cell office:value-type="string">
            <text:p>Boguszów-Gorce,Polska</text:p>
          </table:table-cell>
          <table:table-cell office:value-type="string">
            <text:p>50.7559487 16.2042958</text:p>
          </table:table-cell>
          <table:table-cell office:value-type="string">
            <text:p>PSL</text:p>
          </table:table-cell>
          <table:table-cell office:value-type="float" office:value="6331">
            <text:p>6331</text:p>
          </table:table-cell>
          <table:table-cell office:value-type="string">
            <text:p>inż. zootech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2042958,50.7559487 18.0853462,51.7672799&lt;/coordinates&gt;&lt;/LineString&gt;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</text:p>
          </table:table-cell>
          <table:table-cell office:value-type="string">
            <text:p>Zbigniew Włodkowski</text:p>
          </table:table-cell>
          <table:table-cell office:value-type="string">
            <text:p>30-04-1961</text:p>
          </table:table-cell>
          <table:table-cell office:value-type="float" office:value="50">
            <text:p>50</text:p>
          </table:table-cell>
          <table:table-cell office:value-type="string">
            <text:p>Pisz,Polska</text:p>
          </table:table-cell>
          <table:table-cell office:value-type="string">
            <text:p>53.62894 21.81237</text:p>
          </table:table-cell>
          <table:table-cell office:value-type="string">
            <text:p>PSL</text:p>
          </table:table-cell>
          <table:table-cell office:value-type="float" office:value="8131">
            <text:p>8131</text:p>
          </table:table-cell>
          <table:table-cell office:value-type="string">
            <text:p>nauczyciel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1.81237,53.62894 20.4801193,53.778422&lt;/coordinates&gt;&lt;/LineString&gt;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M</text:p>
          </table:table-cell>
          <table:table-cell office:value-type="string">
            <text:p>Piotr Zgorzelski</text:p>
          </table:table-cell>
          <table:table-cell office:value-type="string">
            <text:p>17-09-1963</text:p>
          </table:table-cell>
          <table:table-cell office:value-type="float" office:value="48">
            <text:p>48</text:p>
          </table:table-cell>
          <table:table-cell office:value-type="string">
            <text:p>Płock,Polska</text:p>
          </table:table-cell>
          <table:table-cell office:value-type="string">
            <text:p>52.5463446 19.7065364</text:p>
          </table:table-cell>
          <table:table-cell office:value-type="string">
            <text:p>PSL</text:p>
          </table:table-cell>
          <table:table-cell office:value-type="float" office:value="4323">
            <text:p>4323</text:p>
          </table:table-cell>
          <table:table-cell office:value-type="string">
            <text:p>pracownik samorządowy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65364,52.5463446 19.7065364,52.5463446&lt;/coordinates&gt;&lt;/LineString&gt;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M</text:p>
          </table:table-cell>
          <table:table-cell office:value-type="string">
            <text:p>Józef Zych</text:p>
          </table:table-cell>
          <table:table-cell office:value-type="string">
            <text:p>23-03-1938</text:p>
          </table:table-cell>
          <table:table-cell office:value-type="float" office:value="73">
            <text:p>73</text:p>
          </table:table-cell>
          <table:table-cell office:value-type="string">
            <text:p>Giedlarowa,Polska</text:p>
          </table:table-cell>
          <table:table-cell office:value-type="string">
            <text:p>50.2274819 22.4030241</text:p>
          </table:table-cell>
          <table:table-cell office:value-type="string">
            <text:p>PSL</text:p>
          </table:table-cell>
          <table:table-cell office:value-type="float" office:value="6919">
            <text:p>6919</text:p>
          </table:table-cell>
          <table:table-cell office:value-type="string">
            <text:p>prawnik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22.4030241,50.2274819 15.5061862,51.9356214&lt;/coordinates&gt;&lt;/LineString&gt;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M</text:p>
          </table:table-cell>
          <table:table-cell office:value-type="string">
            <text:p>Stanisław Żelichowski</text:p>
          </table:table-cell>
          <table:table-cell office:value-type="string">
            <text:p>09-04-1944</text:p>
          </table:table-cell>
          <table:table-cell office:value-type="float" office:value="67">
            <text:p>67</text:p>
          </table:table-cell>
          <table:table-cell office:value-type="string">
            <text:p>Księżostany,Polska</text:p>
          </table:table-cell>
          <table:table-cell office:value-type="string">
            <text:p>50.6188521 23.4094451</text:p>
          </table:table-cell>
          <table:table-cell office:value-type="string">
            <text:p>PSL</text:p>
          </table:table-cell>
          <table:table-cell office:value-type="float" office:value="6458">
            <text:p>6458</text:p>
          </table:table-cell>
          <table:table-cell office:value-type="string">
            <text:p>leśnik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3.4094451,50.6188521 19.4044897,54.1560613&lt;/coordinates&gt;&lt;/LineString&gt;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M</text:p>
          </table:table-cell>
          <table:table-cell office:value-type="string">
            <text:p>Marek Gos</text:p>
          </table:table-cell>
          <table:table-cell office:value-type="string">
            <text:p>22-11-1969</text:p>
          </table:table-cell>
          <table:table-cell office:value-type="float" office:value="42">
            <text:p>42</text:p>
          </table:table-cell>
          <table:table-cell office:value-type="string">
            <text:p>Łopuszno,Polska</text:p>
          </table:table-cell>
          <table:table-cell office:value-type="string">
            <text:p>50.947893 20.2499121</text:p>
          </table:table-cell>
          <table:table-cell office:value-type="string">
            <text:p>PSL</text:p>
          </table:table-cell>
          <table:table-cell office:value-type="float" office:value="4131">
            <text:p>4131</text:p>
          </table:table-cell>
          <table:table-cell office:value-type="string">
            <text:p>urzędnik samorząd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2499121,50.947893 20.6285677,50.8660773&lt;/coordinates&gt;&lt;/LineString&gt;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M</text:p>
          </table:table-cell>
          <table:table-cell office:value-type="string">
            <text:p>Henryk Smolarz</text:p>
          </table:table-cell>
          <table:table-cell office:value-type="string">
            <text:p>03-09-1969</text:p>
          </table:table-cell>
          <table:table-cell office:value-type="float" office:value="42">
            <text:p>4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SL</text:p>
          </table:table-cell>
          <table:table-cell office:value-type="float" office:value="6191">
            <text:p>6191</text:p>
          </table:table-cell>
          <table:table-cell office:value-type="string">
            <text:p>inżynier rol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string">
            <text:p>Maciej Banaszak</text:p>
          </table:table-cell>
          <table:table-cell office:value-type="string">
            <text:p>13-06-1975</text:p>
          </table:table-cell>
          <table:table-cell office:value-type="float" office:value="36">
            <text:p>36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RP</text:p>
          </table:table-cell>
          <table:table-cell office:value-type="float" office:value="18837">
            <text:p>1883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string">
            <text:p>Piotr Paweł Bauć</text:p>
          </table:table-cell>
          <table:table-cell office:value-type="string">
            <text:p>29-06-1960</text:p>
          </table:table-cell>
          <table:table-cell office:value-type="float" office:value="51">
            <text:p>51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RP</text:p>
          </table:table-cell>
          <table:table-cell office:value-type="float" office:value="13398">
            <text:p>13398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string">
            <text:p>Robert Biedroń</text:p>
          </table:table-cell>
          <table:table-cell office:value-type="string">
            <text:p>13-04-1976</text:p>
          </table:table-cell>
          <table:table-cell office:value-type="float" office:value="35">
            <text:p>35</text:p>
          </table:table-cell>
          <table:table-cell office:value-type="string">
            <text:p>Rymanów,Polska</text:p>
          </table:table-cell>
          <table:table-cell office:value-type="string">
            <text:p>49.57642 21.86815</text:p>
          </table:table-cell>
          <table:table-cell office:value-type="string">
            <text:p>RP</text:p>
          </table:table-cell>
          <table:table-cell office:value-type="float" office:value="16919">
            <text:p>16919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1.86815,49.57642 18.5305409,54.5188898&lt;/coordinates&gt;&lt;/LineString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</text:p>
          </table:table-cell>
          <table:table-cell office:value-type="string">
            <text:p>Bartłomiej Bodio</text:p>
          </table:table-cell>
          <table:table-cell office:value-type="string">
            <text:p>24-08-1972</text:p>
          </table:table-cell>
          <table:table-cell office:value-type="float" office:value="39">
            <text:p>39</text:p>
          </table:table-cell>
          <table:table-cell office:value-type="string">
            <text:p>Kędzierzyn-Koźle,Polska</text:p>
          </table:table-cell>
          <table:table-cell office:value-type="string">
            <text:p>50.3498805 18.2261844</text:p>
          </table:table-cell>
          <table:table-cell office:value-type="string">
            <text:p>RP</text:p>
          </table:table-cell>
          <table:table-cell office:value-type="float" office:value="8740">
            <text:p>8740</text:p>
          </table:table-cell>
          <table:table-cell office:value-type="string">
            <text:p>ekonomist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8.2261844,50.3498805 22.2901645,52.1676031&lt;/coordinates&gt;&lt;/LineString&gt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</text:p>
          </table:table-cell>
          <table:table-cell office:value-type="string">
            <text:p>Jerzy Borkowski</text:p>
          </table:table-cell>
          <table:table-cell office:value-type="string">
            <text:p>29-08-1957</text:p>
          </table:table-cell>
          <table:table-cell office:value-type="float" office:value="54">
            <text:p>54</text:p>
          </table:table-cell>
          <table:table-cell office:value-type="string">
            <text:p>Lipnica,Polska</text:p>
          </table:table-cell>
          <table:table-cell office:value-type="string">
            <text:p>50.28912 21.888514</text:p>
          </table:table-cell>
          <table:table-cell office:value-type="string">
            <text:p>RP</text:p>
          </table:table-cell>
          <table:table-cell office:value-type="float" office:value="20292">
            <text:p>20292</text:p>
          </table:table-cell>
          <table:table-cell office:value-type="string">
            <text:p>przedsiębiorc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1.888514,50.28912 19.1040791,50.2862638&lt;/coordinates&gt;&lt;/LineString&gt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office:value-type="string">
            <text:p>Artur Bramora</text:p>
          </table:table-cell>
          <table:table-cell office:value-type="string">
            <text:p>10-10-1972</text:p>
          </table:table-cell>
          <table:table-cell office:value-type="float" office:value="39">
            <text:p>39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RP</text:p>
          </table:table-cell>
          <table:table-cell office:value-type="float" office:value="10610">
            <text:p>10610</text:p>
          </table:table-cell>
          <table:table-cell office:value-type="string">
            <text:p>optyk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</text:p>
          </table:table-cell>
          <table:table-cell office:value-type="string">
            <text:p>Jan Cedzyński</text:p>
          </table:table-cell>
          <table:table-cell office:value-type="string">
            <text:p>28-02-1961</text:p>
          </table:table-cell>
          <table:table-cell office:value-type="float" office:value="50">
            <text:p>50</text:p>
          </table:table-cell>
          <table:table-cell office:value-type="string">
            <text:p>Mąchocice Kapitulne,Polska</text:p>
          </table:table-cell>
          <table:table-cell office:value-type="string">
            <text:p>50.8901571 20.7806522</text:p>
          </table:table-cell>
          <table:table-cell office:value-type="string">
            <text:p>RP</text:p>
          </table:table-cell>
          <table:table-cell office:value-type="float" office:value="14796">
            <text:p>14796</text:p>
          </table:table-cell>
          <table:table-cell office:value-type="string">
            <text:p>inżynier budownictw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7806522,50.8901571 20.6285677,50.8660773&lt;/coordinates&gt;&lt;/LineString&gt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office:value-type="string">
            <text:p>Piotr Chmielowski</text:p>
          </table:table-cell>
          <table:table-cell office:value-type="string">
            <text:p>27-04-1965</text:p>
          </table:table-cell>
          <table:table-cell office:value-type="float" office:value="46">
            <text:p>46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RP</text:p>
          </table:table-cell>
          <table:table-cell office:value-type="float" office:value="9925">
            <text:p>9925</text:p>
          </table:table-cell>
          <table:table-cell office:value-type="string">
            <text:p>inżynier mechani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545728,50.2974884 18.5462847,50.1021742&lt;/coordinates&gt;&lt;/LineString&gt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</text:p>
          </table:table-cell>
          <table:table-cell office:value-type="string">
            <text:p>Artur Dębski</text:p>
          </table:table-cell>
          <table:table-cell office:value-type="string">
            <text:p>26-12-1969</text:p>
          </table:table-cell>
          <table:table-cell office:value-type="float" office:value="42">
            <text:p>42</text:p>
          </table:table-cell>
          <table:table-cell office:value-type="string">
            <text:p>Siestrzeń,Polska</text:p>
          </table:table-cell>
          <table:table-cell office:value-type="string">
            <text:p>52.0559158 20.718846</text:p>
          </table:table-cell>
          <table:table-cell office:value-type="string">
            <text:p>RP</text:p>
          </table:table-cell>
          <table:table-cell office:value-type="float" office:value="15269">
            <text:p>15269</text:p>
          </table:table-cell>
          <table:table-cell office:value-type="string">
            <text:p>przedsiębiorc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718846,52.0559158 21.0122287,52.2296756&lt;/coordinates&gt;&lt;/LineString&gt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</text:p>
          </table:table-cell>
          <table:table-cell office:value-type="string">
            <text:p>Marek Domaracki</text:p>
          </table:table-cell>
          <table:table-cell office:value-type="string">
            <text:p>11-10-1964</text:p>
          </table:table-cell>
          <table:table-cell office:value-type="float" office:value="47">
            <text:p>47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RP</text:p>
          </table:table-cell>
          <table:table-cell office:value-type="float" office:value="9986">
            <text:p>9986</text:p>
          </table:table-cell>
          <table:table-cell office:value-type="string">
            <text:p>przedsiębiorc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</text:p>
          </table:table-cell>
          <table:table-cell office:value-type="string">
            <text:p>Dariusz Cezar Dziadzio</text:p>
          </table:table-cell>
          <table:table-cell office:value-type="string">
            <text:p>25-02-1975</text:p>
          </table:table-cell>
          <table:table-cell office:value-type="float" office:value="36">
            <text:p>36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RP</text:p>
          </table:table-cell>
          <table:table-cell office:value-type="float" office:value="11091">
            <text:p>11091</text:p>
          </table:table-cell>
          <table:table-cell office:value-type="string">
            <text:p>fizjoterapeu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</text:p>
          </table:table-cell>
          <table:table-cell office:value-type="string">
            <text:p>Wincenty Elsner</text:p>
          </table:table-cell>
          <table:table-cell office:value-type="string">
            <text:p>03-01-1955</text:p>
          </table:table-cell>
          <table:table-cell office:value-type="float" office:value="56">
            <text:p>56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RP</text:p>
          </table:table-cell>
          <table:table-cell office:value-type="float" office:value="15969">
            <text:p>15969</text:p>
          </table:table-cell>
          <table:table-cell office:value-type="string">
            <text:p>informat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1.1471333,51.4027236 17.0385376,51.1078852&lt;/coordinates&gt;&lt;/LineString&gt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</text:p>
          </table:table-cell>
          <table:table-cell office:value-type="string">
            <text:p>Artur Górczyński</text:p>
          </table:table-cell>
          <table:table-cell office:value-type="string">
            <text:p>23-12-1972</text:p>
          </table:table-cell>
          <table:table-cell office:value-type="float" office:value="39">
            <text:p>39</text:p>
          </table:table-cell>
          <table:table-cell office:value-type="string">
            <text:p>Pińczów,Polska</text:p>
          </table:table-cell>
          <table:table-cell office:value-type="string">
            <text:p>50.52034 20.5264571</text:p>
          </table:table-cell>
          <table:table-cell office:value-type="string">
            <text:p>RP</text:p>
          </table:table-cell>
          <table:table-cell office:value-type="float" office:value="9980">
            <text:p>9980</text:p>
          </table:table-cell>
          <table:table-cell office:value-type="string">
            <text:p>pracownik socjalny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0.5264571,50.52034 19.0583845,49.8223768&lt;/coordinates&gt;&lt;/LineString&gt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K</text:p>
          </table:table-cell>
          <table:table-cell office:value-type="string">
            <text:p>Anna Grodzka</text:p>
          </table:table-cell>
          <table:table-cell office:value-type="string">
            <text:p>16-03-1954</text:p>
          </table:table-cell>
          <table:table-cell office:value-type="float" office:value="57">
            <text:p>57</text:p>
          </table:table-cell>
          <table:table-cell office:value-type="string">
            <text:p>Otwock,Polska</text:p>
          </table:table-cell>
          <table:table-cell office:value-type="string">
            <text:p>52.1053186 21.2616248</text:p>
          </table:table-cell>
          <table:table-cell office:value-type="string">
            <text:p>RP</text:p>
          </table:table-cell>
          <table:table-cell office:value-type="float" office:value="19451">
            <text:p>19451</text:p>
          </table:table-cell>
          <table:table-cell office:value-type="string">
            <text:p>przedsiębiorc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2616248,52.1053186 19.9449799,50.0646501&lt;/coordinates&gt;&lt;/LineString&gt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</text:p>
          </table:table-cell>
          <table:table-cell office:value-type="string">
            <text:p>Michał Kabaciński</text:p>
          </table:table-cell>
          <table:table-cell office:value-type="string">
            <text:p>05-04-1988</text:p>
          </table:table-cell>
          <table:table-cell office:value-type="float" office:value="23">
            <text:p>23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6984">
            <text:p>6984</text:p>
          </table:table-cell>
          <table:table-cell office:value-type="string">
            <text:p>student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Adam Kępiński</text:p>
          </table:table-cell>
          <table:table-cell office:value-type="string">
            <text:p>05-12-1975</text:p>
          </table:table-cell>
          <table:table-cell office:value-type="float" office:value="36">
            <text:p>36</text:p>
          </table:table-cell>
          <table:table-cell office:value-type="string">
            <text:p>Ozimek,Polska</text:p>
          </table:table-cell>
          <table:table-cell office:value-type="string">
            <text:p>50.6787 18.21379</text:p>
          </table:table-cell>
          <table:table-cell office:value-type="string">
            <text:p>RP</text:p>
          </table:table-cell>
          <table:table-cell office:value-type="float" office:value="11175">
            <text:p>11175</text:p>
          </table:table-cell>
          <table:table-cell office:value-type="string">
            <text:p>przedsiębiorc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379,50.6787 17.9244381,50.670428&lt;/coordinates&gt;&lt;/LineString&gt;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Krzysztof Kłosowski</text:p>
          </table:table-cell>
          <table:table-cell office:value-type="string">
            <text:p>14-12-1975</text:p>
          </table:table-cell>
          <table:table-cell office:value-type="float" office:value="36">
            <text:p>36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RP</text:p>
          </table:table-cell>
          <table:table-cell office:value-type="float" office:value="13080">
            <text:p>13080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9556925,52.6577648 18.0853462,51.7672799&lt;/coordinates&gt;&lt;/LineString&gt;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Henryk Kmiecik</text:p>
          </table:table-cell>
          <table:table-cell office:value-type="string">
            <text:p>01-12-1953</text:p>
          </table:table-cell>
          <table:table-cell office:value-type="float" office:value="58">
            <text:p>58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RP</text:p>
          </table:table-cell>
          <table:table-cell office:value-type="float" office:value="13015">
            <text:p>13015</text:p>
          </table:table-cell>
          <table:table-cell office:value-type="string">
            <text:p>mecha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Sławomir Kopyciński</text:p>
          </table:table-cell>
          <table:table-cell office:value-type="string">
            <text:p>29-12-1975</text:p>
          </table:table-cell>
          <table:table-cell office:value-type="float" office:value="36">
            <text:p>36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RP</text:p>
          </table:table-cell>
          <table:table-cell office:value-type="float" office:value="7003">
            <text:p>7003</text:p>
          </table:table-cell>
          <table:table-cell office:value-type="string">
            <text:p>ekonomist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oman Kotliński</text:p>
          </table:table-cell>
          <table:table-cell office:value-type="string">
            <text:p>15-03-1967</text:p>
          </table:table-cell>
          <table:table-cell office:value-type="float" office:value="44">
            <text:p>44</text:p>
          </table:table-cell>
          <table:table-cell office:value-type="string">
            <text:p>Koło,Polska</text:p>
          </table:table-cell>
          <table:table-cell office:value-type="string">
            <text:p>52.199927 18.63862</text:p>
          </table:table-cell>
          <table:table-cell office:value-type="string">
            <text:p>RP</text:p>
          </table:table-cell>
          <table:table-cell office:value-type="float" office:value="17720">
            <text:p>17720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8.63862,52.199927 19.4559833,51.7592485&lt;/coordinates&gt;&lt;/LineString&gt;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Łukasz Krupa</text:p>
          </table:table-cell>
          <table:table-cell office:value-type="string">
            <text:p>20-04-1981</text:p>
          </table:table-cell>
          <table:table-cell office:value-type="float" office:value="30">
            <text:p>3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8401">
            <text:p>18401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</text:p>
          </table:table-cell>
          <table:table-cell office:value-type="string">
            <text:p>Jacek Kwiatkowski</text:p>
          </table:table-cell>
          <table:table-cell office:value-type="string">
            <text:p>26-04-1970</text:p>
          </table:table-cell>
          <table:table-cell office:value-type="float" office:value="41">
            <text:p>41</text:p>
          </table:table-cell>
          <table:table-cell office:value-type="string">
            <text:p>Konin,Polska</text:p>
          </table:table-cell>
          <table:table-cell office:value-type="string">
            <text:p>52.2230334 18.2510729</text:p>
          </table:table-cell>
          <table:table-cell office:value-type="string">
            <text:p>RP</text:p>
          </table:table-cell>
          <table:table-cell office:value-type="float" office:value="13380">
            <text:p>13380</text:p>
          </table:table-cell>
          <table:table-cell office:value-type="string">
            <text:p>technik elektromecha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2510729,52.2230334 18.2510729,52.2230334&lt;/coordinates&gt;&lt;/LineString&gt;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</text:p>
          </table:table-cell>
          <table:table-cell office:value-type="string">
            <text:p>Andrzej Lewandowski</text:p>
          </table:table-cell>
          <table:table-cell office:value-type="string">
            <text:p>18-04-1954</text:p>
          </table:table-cell>
          <table:table-cell office:value-type="float" office:value="57">
            <text:p>57</text:p>
          </table:table-cell>
          <table:table-cell office:value-type="string">
            <text:p>Darłowo,Polska</text:p>
          </table:table-cell>
          <table:table-cell office:value-type="string">
            <text:p>54.4210664 16.410611</text:p>
          </table:table-cell>
          <table:table-cell office:value-type="string">
            <text:p>RP</text:p>
          </table:table-cell>
          <table:table-cell office:value-type="float" office:value="11128">
            <text:p>11128</text:p>
          </table:table-cell>
          <table:table-cell office:value-type="string">
            <text:p>mechanik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10611,54.4210664 16.1714908,54.1943219&lt;/coordinates&gt;&lt;/LineString&gt;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</text:p>
          </table:table-cell>
          <table:table-cell office:value-type="string">
            <text:p>Tomasz Makowski</text:p>
          </table:table-cell>
          <table:table-cell office:value-type="string">
            <text:p>01-03-1973</text:p>
          </table:table-cell>
          <table:table-cell office:value-type="float" office:value="38">
            <text:p>38</text:p>
          </table:table-cell>
          <table:table-cell office:value-type="string">
            <text:p>Ełk,Polska</text:p>
          </table:table-cell>
          <table:table-cell office:value-type="string">
            <text:p>53.8280529 22.3646629</text:p>
          </table:table-cell>
          <table:table-cell office:value-type="string">
            <text:p>RP</text:p>
          </table:table-cell>
          <table:table-cell office:value-type="float" office:value="7980">
            <text:p>7980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646629,53.8280529 20.4801193,53.778422&lt;/coordinates&gt;&lt;/LineString&gt;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K</text:p>
          </table:table-cell>
          <table:table-cell office:value-type="string">
            <text:p>Małgorzata Marcinkiewicz</text:p>
          </table:table-cell>
          <table:table-cell office:value-type="string">
            <text:p>26-01-1962</text:p>
          </table:table-cell>
          <table:table-cell office:value-type="float" office:value="49">
            <text:p>49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RP</text:p>
          </table:table-cell>
          <table:table-cell office:value-type="float" office:value="10058">
            <text:p>10058</text:p>
          </table:table-cell>
          <table:table-cell office:value-type="string">
            <text:p>chemi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</text:p>
          </table:table-cell>
          <table:table-cell office:value-type="string">
            <text:p>Maciej Mroczek</text:p>
          </table:table-cell>
          <table:table-cell office:value-type="string">
            <text:p>01-04-1973</text:p>
          </table:table-cell>
          <table:table-cell office:value-type="float" office:value="38">
            <text:p>38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RP</text:p>
          </table:table-cell>
          <table:table-cell office:value-type="float" office:value="15335">
            <text:p>15335</text:p>
          </table:table-cell>
          <table:table-cell office:value-type="string">
            <text:p>ekonomist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</text:p>
          </table:table-cell>
          <table:table-cell office:value-type="string">
            <text:p>Jacek Najder</text:p>
          </table:table-cell>
          <table:table-cell office:value-type="string">
            <text:p>20-03-1978</text:p>
          </table:table-cell>
          <table:table-cell office:value-type="float" office:value="33">
            <text:p>33</text:p>
          </table:table-cell>
          <table:table-cell office:value-type="string">
            <text:p>Wągrowiec,Polska</text:p>
          </table:table-cell>
          <table:table-cell office:value-type="string">
            <text:p>52.80848 17.19966</text:p>
          </table:table-cell>
          <table:table-cell office:value-type="string">
            <text:p>RP</text:p>
          </table:table-cell>
          <table:table-cell office:value-type="float" office:value="11701">
            <text:p>11701</text:p>
          </table:table-cell>
          <table:table-cell office:value-type="string">
            <text:p>przedsiębiorc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19966,52.80848 16.7382266,53.1509671&lt;/coordinates&gt;&lt;/LineString&gt;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K</text:p>
          </table:table-cell>
          <table:table-cell office:value-type="string">
            <text:p>Wanda Nowicka</text:p>
          </table:table-cell>
          <table:table-cell office:value-type="string">
            <text:p>21-11-1956</text:p>
          </table:table-cell>
          <table:table-cell office:value-type="float" office:value="55">
            <text:p>55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7065">
            <text:p>7065</text:p>
          </table:table-cell>
          <table:table-cell office:value-type="string">
            <text:p>filolog klasyczn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5684463,51.2464536 21.0122287,52.2296756&lt;/coordinates&gt;&lt;/LineString&gt;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</text:p>
          </table:table-cell>
          <table:table-cell office:value-type="string">
            <text:p>Michał Tomasz Pacholski</text:p>
          </table:table-cell>
          <table:table-cell office:value-type="string">
            <text:p>31-10-1985</text:p>
          </table:table-cell>
          <table:table-cell office:value-type="float" office:value="26">
            <text:p>26</text:p>
          </table:table-cell>
          <table:table-cell office:value-type="string">
            <text:p>Łęczyca,Polska</text:p>
          </table:table-cell>
          <table:table-cell office:value-type="string">
            <text:p>52.05959 19.19969</text:p>
          </table:table-cell>
          <table:table-cell office:value-type="string">
            <text:p>RP</text:p>
          </table:table-cell>
          <table:table-cell office:value-type="float" office:value="12918">
            <text:p>12918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19969,52.05959 18.7302994,51.5956014&lt;/coordinates&gt;&lt;/LineString&gt;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</text:p>
          </table:table-cell>
          <table:table-cell office:value-type="string">
            <text:p>Janusz Palikot</text:p>
          </table:table-cell>
          <table:table-cell office:value-type="string">
            <text:p>26-10-1964</text:p>
          </table:table-cell>
          <table:table-cell office:value-type="float" office:value="47">
            <text:p>47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RP</text:p>
          </table:table-cell>
          <table:table-cell office:value-type="float" office:value="94811">
            <text:p>94811</text:p>
          </table:table-cell>
          <table:table-cell office:value-type="string">
            <text:p>filozof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72198,50.54099 21.0122287,52.2296756&lt;/coordinates&gt;&lt;/LineString&gt;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</text:p>
          </table:table-cell>
          <table:table-cell office:value-type="string">
            <text:p>Wojciech Penkalski</text:p>
          </table:table-cell>
          <table:table-cell office:value-type="string">
            <text:p>17-05-1974</text:p>
          </table:table-cell>
          <table:table-cell office:value-type="float" office:value="37">
            <text:p>37</text:p>
          </table:table-cell>
          <table:table-cell office:value-type="string">
            <text:p>Braniewo,Polska</text:p>
          </table:table-cell>
          <table:table-cell office:value-type="string">
            <text:p>54.3797128 19.8200536</text:p>
          </table:table-cell>
          <table:table-cell office:value-type="string">
            <text:p>RP</text:p>
          </table:table-cell>
          <table:table-cell office:value-type="float" office:value="9255">
            <text:p>9255</text:p>
          </table:table-cell>
          <table:table-cell office:value-type="string">
            <text:p>przedsiębiorc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8200536,54.3797128 19.4044897,54.1560613&lt;/coordinates&gt;&lt;/LineString&gt;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</text:p>
          </table:table-cell>
          <table:table-cell office:value-type="string">
            <text:p>Andrzej Piątak</text:p>
          </table:table-cell>
          <table:table-cell office:value-type="string">
            <text:p>02-09-1969</text:p>
          </table:table-cell>
          <table:table-cell office:value-type="float" office:value="42">
            <text:p>42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RP</text:p>
          </table:table-cell>
          <table:table-cell office:value-type="float" office:value="15579">
            <text:p>15579</text:p>
          </table:table-cell>
          <table:table-cell office:value-type="string">
            <text:p>inżynier elektronik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</text:p>
          </table:table-cell>
          <table:table-cell office:value-type="string">
            <text:p>Zofia Popiołek</text:p>
          </table:table-cell>
          <table:table-cell office:value-type="string">
            <text:p>20-06-1952</text:p>
          </table:table-cell>
          <table:table-cell office:value-type="float" office:value="59">
            <text:p>59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18752">
            <text:p>18752</text:p>
          </table:table-cell>
          <table:table-cell office:value-type="string">
            <text:p>administratyw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</text:p>
          </table:table-cell>
          <table:table-cell office:value-type="string">
            <text:p>Marek Poznański</text:p>
          </table:table-cell>
          <table:table-cell office:value-type="string">
            <text:p>14-10-1984</text:p>
          </table:table-cell>
          <table:table-cell office:value-type="float" office:value="27">
            <text:p>27</text:p>
          </table:table-cell>
          <table:table-cell office:value-type="string">
            <text:p>Hrubieszów,Polska</text:p>
          </table:table-cell>
          <table:table-cell office:value-type="string">
            <text:p>50.80518 23.89091</text:p>
          </table:table-cell>
          <table:table-cell office:value-type="string">
            <text:p>RP</text:p>
          </table:table-cell>
          <table:table-cell office:value-type="float" office:value="16640">
            <text:p>16640</text:p>
          </table:table-cell>
          <table:table-cell office:value-type="string">
            <text:p>arche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89091,50.80518 23.4711986,51.1431232&lt;/coordinates&gt;&lt;/LineString&gt;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</text:p>
          </table:table-cell>
          <table:table-cell office:value-type="string">
            <text:p>Andrzej Rozenek</text:p>
          </table:table-cell>
          <table:table-cell office:value-type="string">
            <text:p>17-03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15793">
            <text:p>15793</text:p>
          </table:table-cell>
          <table:table-cell office:value-type="string">
            <text:p>dziennikarz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21.0122287,52.2296756 19.0237815,50.2648919&lt;/coordinates&gt;&lt;/LineString&gt;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</text:p>
          </table:table-cell>
          <table:table-cell office:value-type="string">
            <text:p>Adam Rybakowicz</text:p>
          </table:table-cell>
          <table:table-cell office:value-type="string">
            <text:p>04-04-1984</text:p>
          </table:table-cell>
          <table:table-cell office:value-type="float" office:value="27">
            <text:p>27</text:p>
          </table:table-cell>
          <table:table-cell office:value-type="string">
            <text:p>Augustów,Polska</text:p>
          </table:table-cell>
          <table:table-cell office:value-type="string">
            <text:p>53.8434431 22.9796023</text:p>
          </table:table-cell>
          <table:table-cell office:value-type="string">
            <text:p>RP</text:p>
          </table:table-cell>
          <table:table-cell office:value-type="float" office:value="11792">
            <text:p>1179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796023,53.8434431 23.1688403,53.1324886&lt;/coordinates&gt;&lt;/LineString&gt;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</text:p>
          </table:table-cell>
          <table:table-cell office:value-type="string">
            <text:p>Armand Kamil Ryfiński</text:p>
          </table:table-cell>
          <table:table-cell office:value-type="string">
            <text:p>29-11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7812">
            <text:p>7812</text:p>
          </table:table-cell>
          <table:table-cell office:value-type="string">
            <text:p>ekonomist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</text:p>
          </table:table-cell>
          <table:table-cell office:value-type="string">
            <text:p>Paweł Sajak</text:p>
          </table:table-cell>
          <table:table-cell office:value-type="string">
            <text:p>22-12-1977</text:p>
          </table:table-cell>
          <table:table-cell office:value-type="float" office:value="34">
            <text:p>34</text:p>
          </table:table-cell>
          <table:table-cell office:value-type="string">
            <text:p>Żyrardów,Polska</text:p>
          </table:table-cell>
          <table:table-cell office:value-type="string">
            <text:p>52.048652 20.445988</text:p>
          </table:table-cell>
          <table:table-cell office:value-type="string">
            <text:p>RP</text:p>
          </table:table-cell>
          <table:table-cell office:value-type="float" office:value="7747">
            <text:p>7747</text:p>
          </table:table-cell>
          <table:table-cell office:value-type="string">
            <text:p>elektro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445988,52.048652 19.7065364,52.5463446&lt;/coordinates&gt;&lt;/LineString&gt;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</text:p>
          </table:table-cell>
          <table:table-cell office:value-type="string">
            <text:p>Marek Stolarski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RP</text:p>
          </table:table-cell>
          <table:table-cell office:value-type="float" office:value="12739">
            <text:p>127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</text:p>
          </table:table-cell>
          <table:table-cell office:value-type="string">
            <text:p>Halina Szymiec-Raczyńska</text:p>
          </table:table-cell>
          <table:table-cell office:value-type="string">
            <text:p>14-04-1949</text:p>
          </table:table-cell>
          <table:table-cell office:value-type="float" office:value="62">
            <text:p>62</text:p>
          </table:table-cell>
          <table:table-cell office:value-type="string">
            <text:p>Łazy,Polska</text:p>
          </table:table-cell>
          <table:table-cell office:value-type="string">
            <text:p>50.427118 19.3948375</text:p>
          </table:table-cell>
          <table:table-cell office:value-type="string">
            <text:p>RP</text:p>
          </table:table-cell>
          <table:table-cell office:value-type="float" office:value="12654">
            <text:p>12654</text:p>
          </table:table-cell>
          <table:table-cell office:value-type="string">
            <text:p>lekarz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9.3948375,50.427118 16.2843553,50.7840092&lt;/coordinates&gt;&lt;/LineString&gt;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</text:p>
          </table:table-cell>
          <table:table-cell office:value-type="string">
            <text:p>Maciej Wydrzyński</text:p>
          </table:table-cell>
          <table:table-cell office:value-type="string">
            <text:p>15-12-1974</text:p>
          </table:table-cell>
          <table:table-cell office:value-type="float" office:value="37">
            <text:p>3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5311">
            <text:p>15311</text:p>
          </table:table-cell>
          <table:table-cell office:value-type="string">
            <text:p>przedsiębiorc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0084378,53.1234804 18.5984437,53.0137902&lt;/coordinates&gt;&lt;/LineString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string">
            <text:p>Romuald Ajchler</text:p>
          </table:table-cell>
          <table:table-cell office:value-type="string">
            <text:p>19-01-1949</text:p>
          </table:table-cell>
          <table:table-cell office:value-type="float" office:value="62">
            <text:p>62</text:p>
          </table:table-cell>
          <table:table-cell office:value-type="string">
            <text:p>Duszniki Wlkp.,Polska</text:p>
          </table:table-cell>
          <table:table-cell office:value-type="string">
            <text:p>52.4409114 16.4101614</text:p>
          </table:table-cell>
          <table:table-cell office:value-type="string">
            <text:p>SLD</text:p>
          </table:table-cell>
          <table:table-cell office:value-type="float" office:value="9362">
            <text:p>9362</text:p>
          </table:table-cell>
          <table:table-cell office:value-type="string">
            <text:p>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4101614,52.4409114 16.7382266,53.1509671&lt;/coordinates&gt;&lt;/LineString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string">
            <text:p>Leszek Aleksandrzak</text:p>
          </table:table-cell>
          <table:table-cell office:value-type="string">
            <text:p>08-08-1958</text:p>
          </table:table-cell>
          <table:table-cell office:value-type="float" office:value="53">
            <text:p>53</text:p>
          </table:table-cell>
          <table:table-cell office:value-type="string">
            <text:p>Opatówek,Polska</text:p>
          </table:table-cell>
          <table:table-cell office:value-type="string">
            <text:p>51.73896 18.2160409</text:p>
          </table:table-cell>
          <table:table-cell office:value-type="string">
            <text:p>SLD</text:p>
          </table:table-cell>
          <table:table-cell office:value-type="float" office:value="9941">
            <text:p>9941</text:p>
          </table:table-cell>
          <table:table-cell office:value-type="string">
            <text:p>history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2160409,51.73896 18.0853462,51.7672799&lt;/coordinates&gt;&lt;/LineString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Marek Balt</text:p>
          </table:table-cell>
          <table:table-cell office:value-type="string">
            <text:p>08-04-1973</text:p>
          </table:table-cell>
          <table:table-cell office:value-type="float" office:value="38">
            <text:p>38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SLD</text:p>
          </table:table-cell>
          <table:table-cell office:value-type="float" office:value="5378">
            <text:p>5378</text:p>
          </table:table-cell>
          <table:table-cell office:value-type="string">
            <text:p>inżynier ekonomist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</text:p>
          </table:table-cell>
          <table:table-cell office:value-type="string">
            <text:p>Anna Bańkowska</text:p>
          </table:table-cell>
          <table:table-cell office:value-type="string">
            <text:p>30-04-1946</text:p>
          </table:table-cell>
          <table:table-cell office:value-type="float" office:value="65">
            <text:p>65</text:p>
          </table:table-cell>
          <table:table-cell office:value-type="string">
            <text:p>Żnin,Polska</text:p>
          </table:table-cell>
          <table:table-cell office:value-type="string">
            <text:p>52.8493847 17.719477</text:p>
          </table:table-cell>
          <table:table-cell office:value-type="string">
            <text:p>SLD</text:p>
          </table:table-cell>
          <table:table-cell office:value-type="float" office:value="16203">
            <text:p>16203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719477,52.8493847 18.0084378,53.1234804&lt;/coordinates&gt;&lt;/LineString&gt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Jacek Czerniak</text:p>
          </table:table-cell>
          <table:table-cell office:value-type="string">
            <text:p>30-08-1964</text:p>
          </table:table-cell>
          <table:table-cell office:value-type="float" office:value="47">
            <text:p>47</text:p>
          </table:table-cell>
          <table:table-cell office:value-type="string">
            <text:p>Świdnik,Polska</text:p>
          </table:table-cell>
          <table:table-cell office:value-type="string">
            <text:p>51.2168207 22.6914272</text:p>
          </table:table-cell>
          <table:table-cell office:value-type="string">
            <text:p>SLD</text:p>
          </table:table-cell>
          <table:table-cell office:value-type="float" office:value="5965">
            <text:p>5965</text:p>
          </table:table-cell>
          <table:table-cell office:value-type="string">
            <text:p>polit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6914272,51.2168207 22.5684463,51.2464536&lt;/coordinates&gt;&lt;/LineString&gt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</text:p>
          </table:table-cell>
          <table:table-cell office:value-type="string">
            <text:p>Eugeniusz Czykwin</text:p>
          </table:table-cell>
          <table:table-cell office:value-type="string">
            <text:p>12-09-1949</text:p>
          </table:table-cell>
          <table:table-cell office:value-type="float" office:value="62">
            <text:p>62</text:p>
          </table:table-cell>
          <table:table-cell office:value-type="string">
            <text:p>Orla,Polska</text:p>
          </table:table-cell>
          <table:table-cell office:value-type="string">
            <text:p>52.704839 23.332286</text:p>
          </table:table-cell>
          <table:table-cell office:value-type="string">
            <text:p>SLD</text:p>
          </table:table-cell>
          <table:table-cell office:value-type="float" office:value="14286">
            <text:p>14286</text:p>
          </table:table-cell>
          <table:table-cell office:value-type="string">
            <text:p>dziennikarz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332286,52.704839 23.1688403,53.1324886&lt;/coordinates&gt;&lt;/LineString&gt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Tomasz Garbowski</text:p>
          </table:table-cell>
          <table:table-cell office:value-type="string">
            <text:p>07-01-1979</text:p>
          </table:table-cell>
          <table:table-cell office:value-type="float" office:value="32">
            <text:p>32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SLD</text:p>
          </table:table-cell>
          <table:table-cell office:value-type="float" office:value="6828">
            <text:p>6828</text:p>
          </table:table-cell>
          <table:table-cell office:value-type="string">
            <text:p>history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</text:p>
          </table:table-cell>
          <table:table-cell office:value-type="string">
            <text:p>Tadeusz Iwiński</text:p>
          </table:table-cell>
          <table:table-cell office:value-type="string">
            <text:p>28-10-1944</text:p>
          </table:table-cell>
          <table:table-cell office:value-type="float" office:value="67">
            <text:p>67</text:p>
          </table:table-cell>
          <table:table-cell office:value-type="string">
            <text:p>Piastów,Polska</text:p>
          </table:table-cell>
          <table:table-cell office:value-type="string">
            <text:p>52.1845184 20.8400429</text:p>
          </table:table-cell>
          <table:table-cell office:value-type="string">
            <text:p>SLD</text:p>
          </table:table-cell>
          <table:table-cell office:value-type="float" office:value="11025">
            <text:p>11025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8400429,52.1845184 20.4801193,53.778422&lt;/coordinates&gt;&lt;/LineString&gt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</text:p>
          </table:table-cell>
          <table:table-cell office:value-type="string">
            <text:p>Dariusz Joński</text:p>
          </table:table-cell>
          <table:table-cell office:value-type="string">
            <text:p>12-01-1979</text:p>
          </table:table-cell>
          <table:table-cell office:value-type="float" office:value="32">
            <text:p>3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SLD</text:p>
          </table:table-cell>
          <table:table-cell office:value-type="float" office:value="15164">
            <text:p>15164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</text:p>
          </table:table-cell>
          <table:table-cell office:value-type="string">
            <text:p>Ryszard Kalisz</text:p>
          </table:table-cell>
          <table:table-cell office:value-type="string">
            <text:p>26-02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53451">
            <text:p>53451</text:p>
          </table:table-cell>
          <table:table-cell office:value-type="string">
            <text:p>adwokat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</text:p>
          </table:table-cell>
          <table:table-cell office:value-type="string">
            <text:p>Tomasz Kamiński</text:p>
          </table:table-cell>
          <table:table-cell office:value-type="string">
            <text:p>27-10-1979</text:p>
          </table:table-cell>
          <table:table-cell office:value-type="float" office:value="32">
            <text:p>32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SLD</text:p>
          </table:table-cell>
          <table:table-cell office:value-type="float" office:value="8410">
            <text:p>8410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</text:p>
          </table:table-cell>
          <table:table-cell office:value-type="string">
            <text:p>Witold Klepacz</text:p>
          </table:table-cell>
          <table:table-cell office:value-type="string">
            <text:p>07-07-1953</text:p>
          </table:table-cell>
          <table:table-cell office:value-type="float" office:value="58">
            <text:p>58</text:p>
          </table:table-cell>
          <table:table-cell office:value-type="string">
            <text:p>Kłobuck,Polska</text:p>
          </table:table-cell>
          <table:table-cell office:value-type="string">
            <text:p>50.9009168 18.9367931</text:p>
          </table:table-cell>
          <table:table-cell office:value-type="string">
            <text:p>SLD</text:p>
          </table:table-cell>
          <table:table-cell office:value-type="float" office:value="6817">
            <text:p>6817</text:p>
          </table:table-cell>
          <table:table-cell office:value-type="string">
            <text:p>inżynier budownictw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8.9367931,50.9009168 19.1040791,50.2862638&lt;/coordinates&gt;&lt;/LineString&gt;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K</text:p>
          </table:table-cell>
          <table:table-cell office:value-type="string">
            <text:p>Krystyna Łybacka</text:p>
          </table:table-cell>
          <table:table-cell office:value-type="string">
            <text:p>10-02-1946</text:p>
          </table:table-cell>
          <table:table-cell office:value-type="float" office:value="65">
            <text:p>65</text:p>
          </table:table-cell>
          <table:table-cell office:value-type="string">
            <text:p>Jutrosin,Polska</text:p>
          </table:table-cell>
          <table:table-cell office:value-type="string">
            <text:p>51.6522585 17.1688525</text:p>
          </table:table-cell>
          <table:table-cell office:value-type="string">
            <text:p>SLD</text:p>
          </table:table-cell>
          <table:table-cell office:value-type="float" office:value="16616">
            <text:p>16616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7.1688525,51.6522585 16.9251681,52.406374&lt;/coordinates&gt;&lt;/LineString&gt;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</text:p>
          </table:table-cell>
          <table:table-cell office:value-type="string">
            <text:p>Zbigniew Matuszczak</text:p>
          </table:table-cell>
          <table:table-cell office:value-type="string">
            <text:p>21-09-1962</text:p>
          </table:table-cell>
          <table:table-cell office:value-type="float" office:value="49">
            <text:p>49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LD</text:p>
          </table:table-cell>
          <table:table-cell office:value-type="float" office:value="8017">
            <text:p>8017</text:p>
          </table:table-cell>
          <table:table-cell office:value-type="string">
            <text:p>prawni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</text:p>
          </table:table-cell>
          <table:table-cell office:value-type="string">
            <text:p>Leszek Miller</text:p>
          </table:table-cell>
          <table:table-cell office:value-type="string">
            <text:p>03-07-1946</text:p>
          </table:table-cell>
          <table:table-cell office:value-type="float" office:value="65">
            <text:p>65</text:p>
          </table:table-cell>
          <table:table-cell office:value-type="string">
            <text:p>Zyrardów,Polska</text:p>
          </table:table-cell>
          <table:table-cell office:value-type="string">
            <text:p>52.048652 20.445988</text:p>
          </table:table-cell>
          <table:table-cell office:value-type="string">
            <text:p>SLD</text:p>
          </table:table-cell>
          <table:table-cell office:value-type="float" office:value="18038">
            <text:p>18038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0.445988,52.048652 18.5305409,54.5188898&lt;/coordinates&gt;&lt;/LineString&gt;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</text:p>
          </table:table-cell>
          <table:table-cell office:value-type="string">
            <text:p>Grzegorz Napieralski</text:p>
          </table:table-cell>
          <table:table-cell office:value-type="string">
            <text:p>18-03-1974</text:p>
          </table:table-cell>
          <table:table-cell office:value-type="float" office:value="37">
            <text:p>3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SLD</text:p>
          </table:table-cell>
          <table:table-cell office:value-type="float" office:value="23940">
            <text:p>2394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</text:p>
          </table:table-cell>
          <table:table-cell office:value-type="string">
            <text:p>Cezary Olejniczak</text:p>
          </table:table-cell>
          <table:table-cell office:value-type="string">
            <text:p>12-10-1972</text:p>
          </table:table-cell>
          <table:table-cell office:value-type="float" office:value="39">
            <text:p>39</text:p>
          </table:table-cell>
          <table:table-cell office:value-type="string">
            <text:p>Łowicz,Polska</text:p>
          </table:table-cell>
          <table:table-cell office:value-type="string">
            <text:p>52.1067916 19.9453744</text:p>
          </table:table-cell>
          <table:table-cell office:value-type="string">
            <text:p>SLD</text:p>
          </table:table-cell>
          <table:table-cell office:value-type="float" office:value="7082">
            <text:p>708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9453744,52.1067916 18.7302994,51.5956014&lt;/coordinates&gt;&lt;/LineString&gt;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</text:p>
          </table:table-cell>
          <table:table-cell office:value-type="string">
            <text:p>Artur Ostrowski</text:p>
          </table:table-cell>
          <table:table-cell office:value-type="string">
            <text:p>29-08-1968</text:p>
          </table:table-cell>
          <table:table-cell office:value-type="float" office:value="43">
            <text:p>43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SLD</text:p>
          </table:table-cell>
          <table:table-cell office:value-type="float" office:value="7884">
            <text:p>7884</text:p>
          </table:table-cell>
          <table:table-cell office:value-type="string">
            <text:p>nauczyciel polit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K</text:p>
          </table:table-cell>
          <table:table-cell office:value-type="string">
            <text:p>Stanisława Prządka</text:p>
          </table:table-cell>
          <table:table-cell office:value-type="string">
            <text:p>06-05-1943</text:p>
          </table:table-cell>
          <table:table-cell office:value-type="float" office:value="68">
            <text:p>68</text:p>
          </table:table-cell>
          <table:table-cell office:value-type="string">
            <text:p>Karczmiska,Polska</text:p>
          </table:table-cell>
          <table:table-cell office:value-type="string">
            <text:p>53.3013393 23.190032</text:p>
          </table:table-cell>
          <table:table-cell office:value-type="string">
            <text:p>SLD</text:p>
          </table:table-cell>
          <table:table-cell office:value-type="float" office:value="8717">
            <text:p>8717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3.190032,53.3013393 22.2901645,52.1676031&lt;/coordinates&gt;&lt;/LineString&gt;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</text:p>
          </table:table-cell>
          <table:table-cell office:value-type="string">
            <text:p>Małgorzata Sekuła-Szmajdzińska</text:p>
          </table:table-cell>
          <table:table-cell office:value-type="string">
            <text:p>19-04-1956</text:p>
          </table:table-cell>
          <table:table-cell office:value-type="float" office:value="55">
            <text:p>5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15883">
            <text:p>15883</text:p>
          </table:table-cell>
          <table:table-cell office:value-type="string">
            <text:p>adwokat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1.0122287,52.2296756 16.1553231,51.2070067&lt;/coordinates&gt;&lt;/LineString&gt;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Tadeusz Tomaszewski</text:p>
          </table:table-cell>
          <table:table-cell office:value-type="string">
            <text:p>21-02-1959</text:p>
          </table:table-cell>
          <table:table-cell office:value-type="float" office:value="52">
            <text:p>52</text:p>
          </table:table-cell>
          <table:table-cell office:value-type="string">
            <text:p>Niechanowo,Polska</text:p>
          </table:table-cell>
          <table:table-cell office:value-type="string">
            <text:p>52.4648461 17.6781474</text:p>
          </table:table-cell>
          <table:table-cell office:value-type="string">
            <text:p>SLD</text:p>
          </table:table-cell>
          <table:table-cell office:value-type="float" office:value="11267">
            <text:p>11267</text:p>
          </table:table-cell>
          <table:table-cell office:value-type="string">
            <text:p>ekonomista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6781474,52.4648461 18.2510729,52.2230334&lt;/coordinates&gt;&lt;/LineString&gt;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</text:p>
          </table:table-cell>
          <table:table-cell office:value-type="string">
            <text:p>Jerzy Wenderlich</text:p>
          </table:table-cell>
          <table:table-cell office:value-type="string">
            <text:p>22-04-1954</text:p>
          </table:table-cell>
          <table:table-cell office:value-type="float" office:value="57">
            <text:p>57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SLD</text:p>
          </table:table-cell>
          <table:table-cell office:value-type="float" office:value="19078">
            <text:p>19078</text:p>
          </table:table-cell>
          <table:table-cell office:value-type="string">
            <text:p>dziennikarz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</text:p>
          </table:table-cell>
          <table:table-cell office:value-type="string">
            <text:p>Bogusław Wontor</text:p>
          </table:table-cell>
          <table:table-cell office:value-type="string">
            <text:p>29-09-1967</text:p>
          </table:table-cell>
          <table:table-cell office:value-type="float" office:value="44">
            <text:p>44</text:p>
          </table:table-cell>
          <table:table-cell office:value-type="string">
            <text:p>Słubice,Polska</text:p>
          </table:table-cell>
          <table:table-cell office:value-type="string">
            <text:p>52.351065 14.5604649</text:p>
          </table:table-cell>
          <table:table-cell office:value-type="string">
            <text:p>SLD</text:p>
          </table:table-cell>
          <table:table-cell office:value-type="float" office:value="8065">
            <text:p>8065</text:p>
          </table:table-cell>
          <table:table-cell office:value-type="string">
            <text:p>menadżer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4.5604649,52.351065 15.5061862,51.9356214&lt;/coordinates&gt;&lt;/LineString&gt;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</text:p>
          </table:table-cell>
          <table:table-cell office:value-type="string">
            <text:p>Stanisław Wziątek</text:p>
          </table:table-cell>
          <table:table-cell office:value-type="string">
            <text:p>13-11-1959</text:p>
          </table:table-cell>
          <table:table-cell office:value-type="float" office:value="52">
            <text:p>52</text:p>
          </table:table-cell>
          <table:table-cell office:value-type="string">
            <text:p>Połczyn Zdrój,Polska</text:p>
          </table:table-cell>
          <table:table-cell office:value-type="string">
            <text:p>53.767448 16.0917389</text:p>
          </table:table-cell>
          <table:table-cell office:value-type="string">
            <text:p>SLD</text:p>
          </table:table-cell>
          <table:table-cell office:value-type="float" office:value="8838">
            <text:p>8838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0917389,53.767448 16.1714908,54.1943219&lt;/coordinates&gt;&lt;/LineString&gt;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</text:p>
          </table:table-cell>
          <table:table-cell office:value-type="string">
            <text:p>Zbyszek Zaborowski</text:p>
          </table:table-cell>
          <table:table-cell office:value-type="string">
            <text:p>26-02-1958</text:p>
          </table:table-cell>
          <table:table-cell office:value-type="float" office:value="53">
            <text:p>53</text:p>
          </table:table-cell>
          <table:table-cell office:value-type="string">
            <text:p>Wilamowice,Polska</text:p>
          </table:table-cell>
          <table:table-cell office:value-type="string">
            <text:p>49.9166289 19.1520875</text:p>
          </table:table-cell>
          <table:table-cell office:value-type="string">
            <text:p>SLD</text:p>
          </table:table-cell>
          <table:table-cell office:value-type="float" office:value="9482">
            <text:p>9482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520875,49.9166289 19.0237815,50.2648919&lt;/coordinates&gt;&lt;/LineString&gt;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</text:p>
          </table:table-cell>
          <table:table-cell office:value-type="string">
            <text:p>Ryszard Zbrzyzny</text:p>
          </table:table-cell>
          <table:table-cell office:value-type="string">
            <text:p>04-05-1955</text:p>
          </table:table-cell>
          <table:table-cell office:value-type="float" office:value="56">
            <text:p>56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SLD</text:p>
          </table:table-cell>
          <table:table-cell office:value-type="float" office:value="11990">
            <text:p>11990</text:p>
          </table:table-cell>
          <table:table-cell office:value-type="string">
            <text:p>inż. gór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</text:p>
          </table:table-cell>
          <table:table-cell office:value-type="string">
            <text:p>Jacek Bogucki</text:p>
          </table:table-cell>
          <table:table-cell office:value-type="string">
            <text:p>13-02-1959</text:p>
          </table:table-cell>
          <table:table-cell office:value-type="float" office:value="52">
            <text:p>52</text:p>
          </table:table-cell>
          <table:table-cell office:value-type="string">
            <text:p>Wysokie Mazowieckie,Polska</text:p>
          </table:table-cell>
          <table:table-cell office:value-type="string">
            <text:p>52.9148 22.51003</text:p>
          </table:table-cell>
          <table:table-cell office:value-type="string">
            <text:p>SP</text:p>
          </table:table-cell>
          <table:table-cell office:value-type="float" office:value="10927">
            <text:p>10927</text:p>
          </table:table-cell>
          <table:table-cell office:value-type="string">
            <text:p>inżynier mecha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51003,52.9148 23.1688403,53.1324886&lt;/coordinates&gt;&lt;/LineString&gt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</text:p>
          </table:table-cell>
          <table:table-cell office:value-type="string">
            <text:p>Andrzej Dera</text:p>
          </table:table-cell>
          <table:table-cell office:value-type="string">
            <text:p>10-09-1961</text:p>
          </table:table-cell>
          <table:table-cell office:value-type="float" office:value="50">
            <text:p>50</text:p>
          </table:table-cell>
          <table:table-cell office:value-type="string">
            <text:p>Ostrów Wielkopolski,Polska</text:p>
          </table:table-cell>
          <table:table-cell office:value-type="string">
            <text:p>51.6549856 17.8068258</text:p>
          </table:table-cell>
          <table:table-cell office:value-type="string">
            <text:p>SP</text:p>
          </table:table-cell>
          <table:table-cell office:value-type="float" office:value="17606">
            <text:p>17606</text:p>
          </table:table-cell>
          <table:table-cell office:value-type="string">
            <text:p>praw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8068258,51.6549856 18.0853462,51.7672799&lt;/coordinates&gt;&lt;/LineString&gt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</text:p>
          </table:table-cell>
          <table:table-cell office:value-type="string">
            <text:p>Ludwik Dorn</text:p>
          </table:table-cell>
          <table:table-cell office:value-type="string">
            <text:p>05-06-1954</text:p>
          </table:table-cell>
          <table:table-cell office:value-type="float" office:value="57">
            <text:p>5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P</text:p>
          </table:table-cell>
          <table:table-cell office:value-type="float" office:value="18683">
            <text:p>18683</text:p>
          </table:table-cell>
          <table:table-cell office:value-type="string">
            <text:p>socjolog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</text:p>
          </table:table-cell>
          <table:table-cell office:value-type="string">
            <text:p>Mieczysław Golba</text:p>
          </table:table-cell>
          <table:table-cell office:value-type="string">
            <text:p>24-04-1966</text:p>
          </table:table-cell>
          <table:table-cell office:value-type="float" office:value="45">
            <text:p>45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SP</text:p>
          </table:table-cell>
          <table:table-cell office:value-type="float" office:value="12332">
            <text:p>12332</text:p>
          </table:table-cell>
          <table:table-cell office:value-type="string">
            <text:p>przedsiębiorc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</text:p>
          </table:table-cell>
          <table:table-cell office:value-type="string">
            <text:p>Patryk Jaki</text:p>
          </table:table-cell>
          <table:table-cell office:value-type="string">
            <text:p>11-05-1985</text:p>
          </table:table-cell>
          <table:table-cell office:value-type="float" office:value="26">
            <text:p>26</text:p>
          </table:table-cell>
          <table:table-cell office:value-type="string">
            <text:p>Opole,Polska</text:p>
          </table:table-cell>
          <table:table-cell office:value-type="string">
            <text:p>50.670428 17.9244381</text:p>
          </table:table-cell>
          <table:table-cell office:value-type="string">
            <text:p>SP</text:p>
          </table:table-cell>
          <table:table-cell office:value-type="float" office:value="8911">
            <text:p>8911</text:p>
          </table:table-cell>
          <table:table-cell office:value-type="string">
            <text:p>politolog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7.9244381,50.670428 17.9244381,50.670428&lt;/coordinates&gt;&lt;/LineString&gt;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</text:p>
          </table:table-cell>
          <table:table-cell office:value-type="string">
            <text:p>Mariusz Orion Jędrysek</text:p>
          </table:table-cell>
          <table:table-cell office:value-type="string">
            <text:p>28-04-1962</text:p>
          </table:table-cell>
          <table:table-cell office:value-type="float" office:value="49">
            <text:p>49</text:p>
          </table:table-cell>
          <table:table-cell office:value-type="string">
            <text:p>Głubczyce,Polska</text:p>
          </table:table-cell>
          <table:table-cell office:value-type="string">
            <text:p>50.20027 17.8287</text:p>
          </table:table-cell>
          <table:table-cell office:value-type="string">
            <text:p>SP</text:p>
          </table:table-cell>
          <table:table-cell office:value-type="float" office:value="22381">
            <text:p>22381</text:p>
          </table:table-cell>
          <table:table-cell office:value-type="string">
            <text:p>nauczyciel akademicki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8287,50.20027 17.0385376,51.1078852&lt;/coordinates&gt;&lt;/LineString&gt;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K</text:p>
          </table:table-cell>
          <table:table-cell office:value-type="string">
            <text:p>Beata Kempa</text:p>
          </table:table-cell>
          <table:table-cell office:value-type="string">
            <text:p>11-02-1966</text:p>
          </table:table-cell>
          <table:table-cell office:value-type="float" office:value="45">
            <text:p>45</text:p>
          </table:table-cell>
          <table:table-cell office:value-type="string">
            <text:p>Syców,Polska</text:p>
          </table:table-cell>
          <table:table-cell office:value-type="string">
            <text:p>51.30787 17.72016</text:p>
          </table:table-cell>
          <table:table-cell office:value-type="string">
            <text:p>SP</text:p>
          </table:table-cell>
          <table:table-cell office:value-type="float" office:value="70127">
            <text:p>70127</text:p>
          </table:table-cell>
          <table:table-cell office:value-type="string">
            <text:p>prawnik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7.72016,51.30787 20.6285677,50.8660773&lt;/coordinates&gt;&lt;/LineString&gt;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Bartosz Kownacki</text:p>
          </table:table-cell>
          <table:table-cell office:value-type="string">
            <text:p>11-08-1979</text:p>
          </table:table-cell>
          <table:table-cell office:value-type="float" office:value="32">
            <text:p>3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P</text:p>
          </table:table-cell>
          <table:table-cell office:value-type="float" office:value="7735">
            <text:p>7735</text:p>
          </table:table-cell>
          <table:table-cell office:value-type="string">
            <text:p>adwokat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21.0122287,52.2296756 18.0084378,53.1234804&lt;/coordinates&gt;&lt;/LineString&gt;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</text:p>
          </table:table-cell>
          <table:table-cell office:value-type="string">
            <text:p>Arkadiusz Mularczyk</text:p>
          </table:table-cell>
          <table:table-cell office:value-type="string">
            <text:p>04-02-1971</text:p>
          </table:table-cell>
          <table:table-cell office:value-type="float" office:value="40">
            <text:p>40</text:p>
          </table:table-cell>
          <table:table-cell office:value-type="string">
            <text:p>Racibórz,Polska</text:p>
          </table:table-cell>
          <table:table-cell office:value-type="string">
            <text:p>50.0971137 18.209238</text:p>
          </table:table-cell>
          <table:table-cell office:value-type="string">
            <text:p>SP</text:p>
          </table:table-cell>
          <table:table-cell office:value-type="float" office:value="45801">
            <text:p>45801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8.209238,50.0971137 20.7153326,49.6174535&lt;/coordinates&gt;&lt;/LineString&gt;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</text:p>
          </table:table-cell>
          <table:table-cell office:value-type="string">
            <text:p>Jerzy Rębek</text:p>
          </table:table-cell>
          <table:table-cell office:value-type="string">
            <text:p>10-02-1960</text:p>
          </table:table-cell>
          <table:table-cell office:value-type="float" office:value="51">
            <text:p>51</text:p>
          </table:table-cell>
          <table:table-cell office:value-type="string">
            <text:p>Radzyń Podlaski,Polska</text:p>
          </table:table-cell>
          <table:table-cell office:value-type="string">
            <text:p>51.7832025 22.6218532</text:p>
          </table:table-cell>
          <table:table-cell office:value-type="string">
            <text:p>SP</text:p>
          </table:table-cell>
          <table:table-cell office:value-type="float" office:value="7503">
            <text:p>7503</text:p>
          </table:table-cell>
          <table:table-cell office:value-type="string">
            <text:p>administrator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6218532,51.7832025 23.4711986,51.1431232&lt;/coordinates&gt;&lt;/LineString&gt;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M</text:p>
          </table:table-cell>
          <table:table-cell office:value-type="string">
            <text:p>Józef Rojek</text:p>
          </table:table-cell>
          <table:table-cell office:value-type="string">
            <text:p>20-03-1950</text:p>
          </table:table-cell>
          <table:table-cell office:value-type="float" office:value="61">
            <text:p>61</text:p>
          </table:table-cell>
          <table:table-cell office:value-type="string">
            <text:p>Ropczyce,Polska</text:p>
          </table:table-cell>
          <table:table-cell office:value-type="string">
            <text:p>50.05228 21.60887</text:p>
          </table:table-cell>
          <table:table-cell office:value-type="string">
            <text:p>SP</text:p>
          </table:table-cell>
          <table:table-cell office:value-type="float" office:value="15978">
            <text:p>15978</text:p>
          </table:table-cell>
          <table:table-cell office:value-type="string">
            <text:p>inżynier mechanik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60887,50.05228 20.9858407,50.0121011&lt;/coordinates&gt;&lt;/LineString&gt;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</text:p>
          </table:table-cell>
          <table:table-cell office:value-type="string">
            <text:p>Andrzej Romanek</text:p>
          </table:table-cell>
          <table:table-cell office:value-type="string">
            <text:p>01-11-1967</text:p>
          </table:table-cell>
          <table:table-cell office:value-type="float" office:value="44">
            <text:p>44</text:p>
          </table:table-cell>
          <table:table-cell office:value-type="string">
            <text:p>Grybów,Polska</text:p>
          </table:table-cell>
          <table:table-cell office:value-type="string">
            <text:p>49.62406 20.94789</text:p>
          </table:table-cell>
          <table:table-cell office:value-type="string">
            <text:p>SP</text:p>
          </table:table-cell>
          <table:table-cell office:value-type="float" office:value="9743">
            <text:p>9743</text:p>
          </table:table-cell>
          <table:table-cell office:value-type="string">
            <text:p>radca prawn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94789,49.62406 20.7153326,49.6174535&lt;/coordinates&gt;&lt;/LineString&gt;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M</text:p>
          </table:table-cell>
          <table:table-cell office:value-type="string">
            <text:p>Edward Siarka</text:p>
          </table:table-cell>
          <table:table-cell office:value-type="string">
            <text:p>07-07-1963</text:p>
          </table:table-cell>
          <table:table-cell office:value-type="float" office:value="48">
            <text:p>48</text:p>
          </table:table-cell>
          <table:table-cell office:value-type="string">
            <text:p>Rabka,Polska</text:p>
          </table:table-cell>
          <table:table-cell office:value-type="string">
            <text:p>49.6090128 19.9671769</text:p>
          </table:table-cell>
          <table:table-cell office:value-type="string">
            <text:p>SP</text:p>
          </table:table-cell>
          <table:table-cell office:value-type="float" office:value="13264">
            <text:p>13264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9.9671769,49.6090128 20.7153326,49.6174535&lt;/coordinates&gt;&lt;/LineString&gt;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</text:p>
          </table:table-cell>
          <table:table-cell office:value-type="string">
            <text:p>Piotr Szeliga</text:p>
          </table:table-cell>
          <table:table-cell office:value-type="string">
            <text:p>12-10-1977</text:p>
          </table:table-cell>
          <table:table-cell office:value-type="float" office:value="34">
            <text:p>34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P</text:p>
          </table:table-cell>
          <table:table-cell office:value-type="float" office:value="8222">
            <text:p>8222</text:p>
          </table:table-cell>
          <table:table-cell office:value-type="string">
            <text:p>nauczyciel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M</text:p>
          </table:table-cell>
          <table:table-cell office:value-type="string">
            <text:p>Tadeusz Woźniak</text:p>
          </table:table-cell>
          <table:table-cell office:value-type="string">
            <text:p>15-01-1960</text:p>
          </table:table-cell>
          <table:table-cell office:value-type="float" office:value="51">
            <text:p>51</text:p>
          </table:table-cell>
          <table:table-cell office:value-type="string">
            <text:p>Kutno,Polska</text:p>
          </table:table-cell>
          <table:table-cell office:value-type="string">
            <text:p>52.230618 19.364278</text:p>
          </table:table-cell>
          <table:table-cell office:value-type="string">
            <text:p>SP</text:p>
          </table:table-cell>
          <table:table-cell office:value-type="float" office:value="8996">
            <text:p>8996</text:p>
          </table:table-cell>
          <table:table-cell office:value-type="string">
            <text:p>history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364278,52.230618 18.7302994,51.5956014&lt;/coordinates&gt;&lt;/LineString&gt;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K</text:p>
          </table:table-cell>
          <table:table-cell office:value-type="string">
            <text:p>Marzena Dorota Wróbel</text:p>
          </table:table-cell>
          <table:table-cell office:value-type="string">
            <text:p>15-10-1963</text:p>
          </table:table-cell>
          <table:table-cell office:value-type="float" office:value="48">
            <text:p>48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SP</text:p>
          </table:table-cell>
          <table:table-cell office:value-type="float" office:value="11738">
            <text:p>11738</text:p>
          </table:table-cell>
          <table:table-cell office:value-type="string">
            <text:p>nauczyciel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1471333,51.4027236 21.1471333,51.4027236&lt;/coordinates&gt;&lt;/LineString&gt;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M</text:p>
          </table:table-cell>
          <table:table-cell office:value-type="string">
            <text:p>Jan Ziobro</text:p>
          </table:table-cell>
          <table:table-cell office:value-type="string">
            <text:p>04-09-1989</text:p>
          </table:table-cell>
          <table:table-cell office:value-type="float" office:value="22">
            <text:p>22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SP</text:p>
          </table:table-cell>
          <table:table-cell office:value-type="float" office:value="9347">
            <text:p>9347</text:p>
          </table:table-cell>
          <table:table-cell office:value-type="string">
            <text:p>logistyk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19.9449799,50.0646501 20.9858407,50.0121011&lt;/coordinates&gt;&lt;/LineString&gt;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M</text:p>
          </table:table-cell>
          <table:table-cell office:value-type="string">
            <text:p>Kazimierz Ziobro</text:p>
          </table:table-cell>
          <table:table-cell office:value-type="string">
            <text:p>12-07-1949</text:p>
          </table:table-cell>
          <table:table-cell office:value-type="float" office:value="62">
            <text:p>62</text:p>
          </table:table-cell>
          <table:table-cell office:value-type="string">
            <text:p>Nowa Wieś,Polska</text:p>
          </table:table-cell>
          <table:table-cell office:value-type="string">
            <text:p>52.6913536 16.3886027</text:p>
          </table:table-cell>
          <table:table-cell office:value-type="string">
            <text:p>SP</text:p>
          </table:table-cell>
          <table:table-cell office:value-type="float" office:value="8234">
            <text:p>8234</text:p>
          </table:table-cell>
          <table:table-cell office:value-type="string">
            <text:p>teolog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16.3886027,52.6913536 21.7660531,49.6824761&lt;/coordinates&gt;&lt;/LineString&gt;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M</text:p>
          </table:table-cell>
          <table:table-cell office:value-type="string">
            <text:p>Jarosław Żaczek</text:p>
          </table:table-cell>
          <table:table-cell office:value-type="string">
            <text:p>14-05-1967</text:p>
          </table:table-cell>
          <table:table-cell office:value-type="float" office:value="44">
            <text:p>44</text:p>
          </table:table-cell>
          <table:table-cell office:value-type="string">
            <text:p>Ryki,Polska</text:p>
          </table:table-cell>
          <table:table-cell office:value-type="string">
            <text:p>51.6256317 21.9326302</text:p>
          </table:table-cell>
          <table:table-cell office:value-type="string">
            <text:p>SP</text:p>
          </table:table-cell>
          <table:table-cell office:value-type="float" office:value="11278">
            <text:p>11278</text:p>
          </table:table-cell>
          <table:table-cell office:value-type="string">
            <text:p>inżynier rolnictw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326302,51.6256317 22.5684463,51.2464536&lt;/coordinates&gt;&lt;/LineString&gt;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M</text:p>
          </table:table-cell>
          <table:table-cell office:value-type="string">
            <text:p>Andrzej Dąbrowski</text:p>
          </table:table-cell>
          <table:table-cell office:value-type="string">
            <text:p>25-12-1972</text:p>
          </table:table-cell>
          <table:table-cell office:value-type="float" office:value="39">
            <text:p>39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SP</text:p>
          </table:table-cell>
          <table:table-cell office:value-type="float" office:value="4188">
            <text:p>4188</text:p>
          </table:table-cell>
          <table:table-cell office:value-type="string">
            <text:p>pracownik samorządowy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7.0385376,51.1078852 16.2843553,50.7840092&lt;/coordinates&gt;&lt;/LineString&gt;</text:p>
          </table:table-cell>
        </table:table-row>
      </table:table>
      <table:table table:name="Arkusz2" table:style-name="ta1" table:print="false">
        <table:shapes>
          <draw:frame draw:z-index="0" draw:style-name="gr1" svg:width="16.002cm" svg:height="9.606cm" svg:x="20.044cm" svg:y="32.527cm">
            <draw:object draw:notify-on-update-of-ranges="Arkusz2.B71:Arkusz2.B71 Arkusz2.B72:Arkusz2.B79 Arkusz2.C71:Arkusz2.C71 Arkusz2.C72:Arkusz2.C79 Arkusz2.D71:Arkusz2.D71 Arkusz2.D72:Arkusz2.D7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1.133cm" svg:y="41.489cm">
            <draw:object draw:notify-on-update-of-ranges="Arkusz2.B81:Arkusz2.B81 Arkusz2.B82:Arkusz2.B85 Arkusz2.C81:Arkusz2.C81 Arkusz2.C82:Arkusz2.C85 Arkusz2.D81:Arkusz2.D81 Arkusz2.D82:Arkusz2.D8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20.733cm" svg:y="51.834cm">
            <draw:object draw:notify-on-update-of-ranges="Arkusz2.B116:Arkusz2.B116 Arkusz2.B117:Arkusz2.B125 Arkusz2.C116:Arkusz2.C116 Arkusz2.C117:Arkusz2.C125 Arkusz2.D116:Arkusz2.D116 Arkusz2.D117:Arkusz2.D1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number-columns-repeated="3" table:default-cell-style-name="Default"/>
        <table:table-column table:style-name="co14" table:default-cell-style-name="ce1"/>
        <table:table-column table:style-name="co14" table:number-columns-repeated="9" table:default-cell-style-name="Default"/>
        <table:table-row table:style-name="ro1"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string">
            <text:p>Maciej Banaszak</text:p>
          </table:table-cell>
          <table:table-cell office:value-type="string">
            <text:p>13-06-1975</text:p>
          </table:table-cell>
          <table:table-cell office:value-type="float" office:value="36">
            <text:p>36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RP</text:p>
          </table:table-cell>
          <table:table-cell office:value-type="float" office:value="18837">
            <text:p>1883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string">
            <text:p>Piotr Paweł Bauć</text:p>
          </table:table-cell>
          <table:table-cell office:value-type="string">
            <text:p>29-06-1960</text:p>
          </table:table-cell>
          <table:table-cell office:value-type="float" office:value="51">
            <text:p>51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RP</text:p>
          </table:table-cell>
          <table:table-cell office:value-type="float" office:value="13398">
            <text:p>13398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string">
            <text:p>Robert Biedroń</text:p>
          </table:table-cell>
          <table:table-cell office:value-type="string">
            <text:p>13-04-1976</text:p>
          </table:table-cell>
          <table:table-cell office:value-type="float" office:value="35">
            <text:p>35</text:p>
          </table:table-cell>
          <table:table-cell office:value-type="string">
            <text:p>Rymanów,Polska</text:p>
          </table:table-cell>
          <table:table-cell office:value-type="string">
            <text:p>49.57642 21.86815</text:p>
          </table:table-cell>
          <table:table-cell office:value-type="string">
            <text:p>RP</text:p>
          </table:table-cell>
          <table:table-cell office:value-type="float" office:value="16919">
            <text:p>16919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1.86815,49.57642 18.5305409,54.5188898&lt;/coordinates&gt;&lt;/LineString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</text:p>
          </table:table-cell>
          <table:table-cell office:value-type="string">
            <text:p>Bartłomiej Bodio</text:p>
          </table:table-cell>
          <table:table-cell office:value-type="string">
            <text:p>24-08-1972</text:p>
          </table:table-cell>
          <table:table-cell office:value-type="float" office:value="39">
            <text:p>39</text:p>
          </table:table-cell>
          <table:table-cell office:value-type="string">
            <text:p>Kędzierzyn-Koźle,Polska</text:p>
          </table:table-cell>
          <table:table-cell office:value-type="string">
            <text:p>50.3498805 18.2261844</text:p>
          </table:table-cell>
          <table:table-cell office:value-type="string">
            <text:p>RP</text:p>
          </table:table-cell>
          <table:table-cell office:value-type="float" office:value="8740">
            <text:p>8740</text:p>
          </table:table-cell>
          <table:table-cell office:value-type="string">
            <text:p>ekonomist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8.2261844,50.3498805 22.2901645,52.1676031&lt;/coordinates&gt;&lt;/LineString&gt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</text:p>
          </table:table-cell>
          <table:table-cell office:value-type="string">
            <text:p>Jerzy Borkowski</text:p>
          </table:table-cell>
          <table:table-cell office:value-type="string">
            <text:p>29-08-1957</text:p>
          </table:table-cell>
          <table:table-cell office:value-type="float" office:value="54">
            <text:p>54</text:p>
          </table:table-cell>
          <table:table-cell office:value-type="string">
            <text:p>Lipnica,Polska</text:p>
          </table:table-cell>
          <table:table-cell office:value-type="string">
            <text:p>50.28912 21.888514</text:p>
          </table:table-cell>
          <table:table-cell office:value-type="string">
            <text:p>RP</text:p>
          </table:table-cell>
          <table:table-cell office:value-type="float" office:value="20292">
            <text:p>20292</text:p>
          </table:table-cell>
          <table:table-cell office:value-type="string">
            <text:p>przedsiębiorc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1.888514,50.28912 19.1040791,50.2862638&lt;/coordinates&gt;&lt;/LineString&gt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office:value-type="string">
            <text:p>Artur Bramora</text:p>
          </table:table-cell>
          <table:table-cell office:value-type="string">
            <text:p>10-10-1972</text:p>
          </table:table-cell>
          <table:table-cell office:value-type="float" office:value="39">
            <text:p>39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RP</text:p>
          </table:table-cell>
          <table:table-cell office:value-type="float" office:value="10610">
            <text:p>10610</text:p>
          </table:table-cell>
          <table:table-cell office:value-type="string">
            <text:p>optyk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</text:p>
          </table:table-cell>
          <table:table-cell office:value-type="string">
            <text:p>Jan Cedzyński</text:p>
          </table:table-cell>
          <table:table-cell office:value-type="string">
            <text:p>28-02-1961</text:p>
          </table:table-cell>
          <table:table-cell office:value-type="float" office:value="50">
            <text:p>50</text:p>
          </table:table-cell>
          <table:table-cell office:value-type="string">
            <text:p>Mąchocice Kapitulne,Polska</text:p>
          </table:table-cell>
          <table:table-cell office:value-type="string">
            <text:p>50.8901571 20.7806522</text:p>
          </table:table-cell>
          <table:table-cell office:value-type="string">
            <text:p>RP</text:p>
          </table:table-cell>
          <table:table-cell office:value-type="float" office:value="14796">
            <text:p>14796</text:p>
          </table:table-cell>
          <table:table-cell office:value-type="string">
            <text:p>inżynier budownictw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7806522,50.8901571 20.6285677,50.8660773&lt;/coordinates&gt;&lt;/LineString&gt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office:value-type="string">
            <text:p>Piotr Chmielowski</text:p>
          </table:table-cell>
          <table:table-cell office:value-type="string">
            <text:p>27-04-1965</text:p>
          </table:table-cell>
          <table:table-cell office:value-type="float" office:value="46">
            <text:p>46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RP</text:p>
          </table:table-cell>
          <table:table-cell office:value-type="float" office:value="9925">
            <text:p>9925</text:p>
          </table:table-cell>
          <table:table-cell office:value-type="string">
            <text:p>inżynier mechani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545728,50.2974884 18.5462847,50.1021742&lt;/coordinates&gt;&lt;/LineString&gt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</text:p>
          </table:table-cell>
          <table:table-cell office:value-type="string">
            <text:p>Artur Dębski</text:p>
          </table:table-cell>
          <table:table-cell office:value-type="string">
            <text:p>26-12-1969</text:p>
          </table:table-cell>
          <table:table-cell office:value-type="float" office:value="42">
            <text:p>42</text:p>
          </table:table-cell>
          <table:table-cell office:value-type="string">
            <text:p>Siestrzeń,Polska</text:p>
          </table:table-cell>
          <table:table-cell office:value-type="string">
            <text:p>52.0559158 20.718846</text:p>
          </table:table-cell>
          <table:table-cell office:value-type="string">
            <text:p>RP</text:p>
          </table:table-cell>
          <table:table-cell office:value-type="float" office:value="15269">
            <text:p>15269</text:p>
          </table:table-cell>
          <table:table-cell office:value-type="string">
            <text:p>przedsiębiorc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718846,52.0559158 21.0122287,52.2296756&lt;/coordinates&gt;&lt;/LineString&gt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</text:p>
          </table:table-cell>
          <table:table-cell office:value-type="string">
            <text:p>Marek Domaracki</text:p>
          </table:table-cell>
          <table:table-cell office:value-type="string">
            <text:p>11-10-1964</text:p>
          </table:table-cell>
          <table:table-cell office:value-type="float" office:value="47">
            <text:p>47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RP</text:p>
          </table:table-cell>
          <table:table-cell office:value-type="float" office:value="9986">
            <text:p>9986</text:p>
          </table:table-cell>
          <table:table-cell office:value-type="string">
            <text:p>przedsiębiorc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</text:p>
          </table:table-cell>
          <table:table-cell office:value-type="string">
            <text:p>Dariusz Cezar Dziadzio</text:p>
          </table:table-cell>
          <table:table-cell office:value-type="string">
            <text:p>25-02-1975</text:p>
          </table:table-cell>
          <table:table-cell office:value-type="float" office:value="36">
            <text:p>36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RP</text:p>
          </table:table-cell>
          <table:table-cell office:value-type="float" office:value="11091">
            <text:p>11091</text:p>
          </table:table-cell>
          <table:table-cell office:value-type="string">
            <text:p>fizjoterapeu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</text:p>
          </table:table-cell>
          <table:table-cell office:value-type="string">
            <text:p>Wincenty Elsner</text:p>
          </table:table-cell>
          <table:table-cell office:value-type="string">
            <text:p>03-01-1955</text:p>
          </table:table-cell>
          <table:table-cell office:value-type="float" office:value="56">
            <text:p>56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RP</text:p>
          </table:table-cell>
          <table:table-cell office:value-type="float" office:value="15969">
            <text:p>15969</text:p>
          </table:table-cell>
          <table:table-cell office:value-type="string">
            <text:p>informat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1.1471333,51.4027236 17.0385376,51.1078852&lt;/coordinates&gt;&lt;/LineString&gt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</text:p>
          </table:table-cell>
          <table:table-cell office:value-type="string">
            <text:p>Artur Górczyński</text:p>
          </table:table-cell>
          <table:table-cell office:value-type="string">
            <text:p>23-12-1972</text:p>
          </table:table-cell>
          <table:table-cell office:value-type="float" office:value="39">
            <text:p>39</text:p>
          </table:table-cell>
          <table:table-cell office:value-type="string">
            <text:p>Pińczów,Polska</text:p>
          </table:table-cell>
          <table:table-cell office:value-type="string">
            <text:p>50.52034 20.5264571</text:p>
          </table:table-cell>
          <table:table-cell office:value-type="string">
            <text:p>RP</text:p>
          </table:table-cell>
          <table:table-cell office:value-type="float" office:value="9980">
            <text:p>9980</text:p>
          </table:table-cell>
          <table:table-cell office:value-type="string">
            <text:p>pracownik socjalny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0.5264571,50.52034 19.0583845,49.8223768&lt;/coordinates&gt;&lt;/LineString&gt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K</text:p>
          </table:table-cell>
          <table:table-cell office:value-type="string">
            <text:p>Anna Grodzka</text:p>
          </table:table-cell>
          <table:table-cell office:value-type="string">
            <text:p>16-03-1954</text:p>
          </table:table-cell>
          <table:table-cell office:value-type="float" office:value="57">
            <text:p>57</text:p>
          </table:table-cell>
          <table:table-cell office:value-type="string">
            <text:p>Otwock,Polska</text:p>
          </table:table-cell>
          <table:table-cell office:value-type="string">
            <text:p>52.1053186 21.2616248</text:p>
          </table:table-cell>
          <table:table-cell office:value-type="string">
            <text:p>RP</text:p>
          </table:table-cell>
          <table:table-cell office:value-type="float" office:value="19451">
            <text:p>19451</text:p>
          </table:table-cell>
          <table:table-cell office:value-type="string">
            <text:p>przedsiębiorc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2616248,52.1053186 19.9449799,50.0646501&lt;/coordinates&gt;&lt;/LineString&gt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</text:p>
          </table:table-cell>
          <table:table-cell office:value-type="string">
            <text:p>Michał Kabaciński</text:p>
          </table:table-cell>
          <table:table-cell office:value-type="string">
            <text:p>05-04-1988</text:p>
          </table:table-cell>
          <table:table-cell office:value-type="float" office:value="23">
            <text:p>23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6984">
            <text:p>6984</text:p>
          </table:table-cell>
          <table:table-cell office:value-type="string">
            <text:p>student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Adam Kępiński</text:p>
          </table:table-cell>
          <table:table-cell office:value-type="string">
            <text:p>05-12-1975</text:p>
          </table:table-cell>
          <table:table-cell office:value-type="float" office:value="36">
            <text:p>36</text:p>
          </table:table-cell>
          <table:table-cell office:value-type="string">
            <text:p>Ozimek,Polska</text:p>
          </table:table-cell>
          <table:table-cell office:value-type="string">
            <text:p>50.6787 18.21379</text:p>
          </table:table-cell>
          <table:table-cell office:value-type="string">
            <text:p>RP</text:p>
          </table:table-cell>
          <table:table-cell office:value-type="float" office:value="11175">
            <text:p>11175</text:p>
          </table:table-cell>
          <table:table-cell office:value-type="string">
            <text:p>przedsiębiorc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379,50.6787 17.9244381,50.670428&lt;/coordinates&gt;&lt;/LineString&gt;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Krzysztof Kłosowski</text:p>
          </table:table-cell>
          <table:table-cell office:value-type="string">
            <text:p>14-12-1975</text:p>
          </table:table-cell>
          <table:table-cell office:value-type="float" office:value="36">
            <text:p>36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RP</text:p>
          </table:table-cell>
          <table:table-cell office:value-type="float" office:value="13080">
            <text:p>13080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9556925,52.6577648 18.0853462,51.7672799&lt;/coordinates&gt;&lt;/LineString&gt;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Henryk Kmiecik</text:p>
          </table:table-cell>
          <table:table-cell office:value-type="string">
            <text:p>01-12-1953</text:p>
          </table:table-cell>
          <table:table-cell office:value-type="float" office:value="58">
            <text:p>58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RP</text:p>
          </table:table-cell>
          <table:table-cell office:value-type="float" office:value="13015">
            <text:p>13015</text:p>
          </table:table-cell>
          <table:table-cell office:value-type="string">
            <text:p>mecha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Sławomir Kopyciński</text:p>
          </table:table-cell>
          <table:table-cell office:value-type="string">
            <text:p>29-12-1975</text:p>
          </table:table-cell>
          <table:table-cell office:value-type="float" office:value="36">
            <text:p>36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RP</text:p>
          </table:table-cell>
          <table:table-cell office:value-type="float" office:value="7003">
            <text:p>7003</text:p>
          </table:table-cell>
          <table:table-cell office:value-type="string">
            <text:p>ekonomist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oman Kotliński</text:p>
          </table:table-cell>
          <table:table-cell office:value-type="string">
            <text:p>15-03-1967</text:p>
          </table:table-cell>
          <table:table-cell office:value-type="float" office:value="44">
            <text:p>44</text:p>
          </table:table-cell>
          <table:table-cell office:value-type="string">
            <text:p>Koło,Polska</text:p>
          </table:table-cell>
          <table:table-cell office:value-type="string">
            <text:p>52.199927 18.63862</text:p>
          </table:table-cell>
          <table:table-cell office:value-type="string">
            <text:p>RP</text:p>
          </table:table-cell>
          <table:table-cell office:value-type="float" office:value="17720">
            <text:p>17720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8.63862,52.199927 19.4559833,51.7592485&lt;/coordinates&gt;&lt;/LineString&gt;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Łukasz Krupa</text:p>
          </table:table-cell>
          <table:table-cell office:value-type="string">
            <text:p>20-04-1981</text:p>
          </table:table-cell>
          <table:table-cell office:value-type="float" office:value="30">
            <text:p>3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8401">
            <text:p>18401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</text:p>
          </table:table-cell>
          <table:table-cell office:value-type="string">
            <text:p>Jacek Kwiatkowski</text:p>
          </table:table-cell>
          <table:table-cell office:value-type="string">
            <text:p>26-04-1970</text:p>
          </table:table-cell>
          <table:table-cell office:value-type="float" office:value="41">
            <text:p>41</text:p>
          </table:table-cell>
          <table:table-cell office:value-type="string">
            <text:p>Konin,Polska</text:p>
          </table:table-cell>
          <table:table-cell office:value-type="string">
            <text:p>52.2230334 18.2510729</text:p>
          </table:table-cell>
          <table:table-cell office:value-type="string">
            <text:p>RP</text:p>
          </table:table-cell>
          <table:table-cell office:value-type="float" office:value="13380">
            <text:p>13380</text:p>
          </table:table-cell>
          <table:table-cell office:value-type="string">
            <text:p>technik elektromecha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2510729,52.2230334 18.2510729,52.2230334&lt;/coordinates&gt;&lt;/LineString&gt;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</text:p>
          </table:table-cell>
          <table:table-cell office:value-type="string">
            <text:p>Andrzej Lewandowski</text:p>
          </table:table-cell>
          <table:table-cell office:value-type="string">
            <text:p>18-04-1954</text:p>
          </table:table-cell>
          <table:table-cell office:value-type="float" office:value="57">
            <text:p>57</text:p>
          </table:table-cell>
          <table:table-cell office:value-type="string">
            <text:p>Darłowo,Polska</text:p>
          </table:table-cell>
          <table:table-cell office:value-type="string">
            <text:p>54.4210664 16.410611</text:p>
          </table:table-cell>
          <table:table-cell office:value-type="string">
            <text:p>RP</text:p>
          </table:table-cell>
          <table:table-cell office:value-type="float" office:value="11128">
            <text:p>11128</text:p>
          </table:table-cell>
          <table:table-cell office:value-type="string">
            <text:p>mechanik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10611,54.4210664 16.1714908,54.1943219&lt;/coordinates&gt;&lt;/LineString&gt;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</text:p>
          </table:table-cell>
          <table:table-cell office:value-type="string">
            <text:p>Tomasz Makowski</text:p>
          </table:table-cell>
          <table:table-cell office:value-type="string">
            <text:p>01-03-1973</text:p>
          </table:table-cell>
          <table:table-cell office:value-type="float" office:value="38">
            <text:p>38</text:p>
          </table:table-cell>
          <table:table-cell office:value-type="string">
            <text:p>Ełk,Polska</text:p>
          </table:table-cell>
          <table:table-cell office:value-type="string">
            <text:p>53.8280529 22.3646629</text:p>
          </table:table-cell>
          <table:table-cell office:value-type="string">
            <text:p>RP</text:p>
          </table:table-cell>
          <table:table-cell office:value-type="float" office:value="7980">
            <text:p>7980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646629,53.8280529 20.4801193,53.778422&lt;/coordinates&gt;&lt;/LineString&gt;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K</text:p>
          </table:table-cell>
          <table:table-cell office:value-type="string">
            <text:p>Małgorzata Marcinkiewicz</text:p>
          </table:table-cell>
          <table:table-cell office:value-type="string">
            <text:p>26-01-1962</text:p>
          </table:table-cell>
          <table:table-cell office:value-type="float" office:value="49">
            <text:p>49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RP</text:p>
          </table:table-cell>
          <table:table-cell office:value-type="float" office:value="10058">
            <text:p>10058</text:p>
          </table:table-cell>
          <table:table-cell office:value-type="string">
            <text:p>chemi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</text:p>
          </table:table-cell>
          <table:table-cell office:value-type="string">
            <text:p>Maciej Mroczek</text:p>
          </table:table-cell>
          <table:table-cell office:value-type="string">
            <text:p>01-04-1973</text:p>
          </table:table-cell>
          <table:table-cell office:value-type="float" office:value="38">
            <text:p>38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RP</text:p>
          </table:table-cell>
          <table:table-cell office:value-type="float" office:value="15335">
            <text:p>15335</text:p>
          </table:table-cell>
          <table:table-cell office:value-type="string">
            <text:p>ekonomist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</text:p>
          </table:table-cell>
          <table:table-cell office:value-type="string">
            <text:p>Jacek Najder</text:p>
          </table:table-cell>
          <table:table-cell office:value-type="string">
            <text:p>20-03-1978</text:p>
          </table:table-cell>
          <table:table-cell office:value-type="float" office:value="33">
            <text:p>33</text:p>
          </table:table-cell>
          <table:table-cell office:value-type="string">
            <text:p>Wągrowiec,Polska</text:p>
          </table:table-cell>
          <table:table-cell office:value-type="string">
            <text:p>52.80848 17.19966</text:p>
          </table:table-cell>
          <table:table-cell office:value-type="string">
            <text:p>RP</text:p>
          </table:table-cell>
          <table:table-cell office:value-type="float" office:value="11701">
            <text:p>11701</text:p>
          </table:table-cell>
          <table:table-cell office:value-type="string">
            <text:p>przedsiębiorc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19966,52.80848 16.7382266,53.1509671&lt;/coordinates&gt;&lt;/LineString&gt;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K</text:p>
          </table:table-cell>
          <table:table-cell office:value-type="string">
            <text:p>Wanda Nowicka</text:p>
          </table:table-cell>
          <table:table-cell office:value-type="string">
            <text:p>21-11-1956</text:p>
          </table:table-cell>
          <table:table-cell office:value-type="float" office:value="55">
            <text:p>55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7065">
            <text:p>7065</text:p>
          </table:table-cell>
          <table:table-cell office:value-type="string">
            <text:p>filolog klasyczn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5684463,51.2464536 21.0122287,52.2296756&lt;/coordinates&gt;&lt;/LineString&gt;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</text:p>
          </table:table-cell>
          <table:table-cell office:value-type="string">
            <text:p>Michał Tomasz Pacholski</text:p>
          </table:table-cell>
          <table:table-cell office:value-type="string">
            <text:p>31-10-1985</text:p>
          </table:table-cell>
          <table:table-cell office:value-type="float" office:value="26">
            <text:p>26</text:p>
          </table:table-cell>
          <table:table-cell office:value-type="string">
            <text:p>Łęczyca,Polska</text:p>
          </table:table-cell>
          <table:table-cell office:value-type="string">
            <text:p>52.05959 19.19969</text:p>
          </table:table-cell>
          <table:table-cell office:value-type="string">
            <text:p>RP</text:p>
          </table:table-cell>
          <table:table-cell office:value-type="float" office:value="12918">
            <text:p>12918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19969,52.05959 18.7302994,51.5956014&lt;/coordinates&gt;&lt;/LineString&gt;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</text:p>
          </table:table-cell>
          <table:table-cell office:value-type="string">
            <text:p>Janusz Palikot</text:p>
          </table:table-cell>
          <table:table-cell office:value-type="string">
            <text:p>26-10-1964</text:p>
          </table:table-cell>
          <table:table-cell office:value-type="float" office:value="47">
            <text:p>47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RP</text:p>
          </table:table-cell>
          <table:table-cell office:value-type="float" office:value="94811">
            <text:p>94811</text:p>
          </table:table-cell>
          <table:table-cell office:value-type="string">
            <text:p>filozof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72198,50.54099 21.0122287,52.2296756&lt;/coordinates&gt;&lt;/LineString&gt;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</text:p>
          </table:table-cell>
          <table:table-cell office:value-type="string">
            <text:p>Wojciech Penkalski</text:p>
          </table:table-cell>
          <table:table-cell office:value-type="string">
            <text:p>17-05-1974</text:p>
          </table:table-cell>
          <table:table-cell office:value-type="float" office:value="37">
            <text:p>37</text:p>
          </table:table-cell>
          <table:table-cell office:value-type="string">
            <text:p>Braniewo,Polska</text:p>
          </table:table-cell>
          <table:table-cell office:value-type="string">
            <text:p>54.3797128 19.8200536</text:p>
          </table:table-cell>
          <table:table-cell office:value-type="string">
            <text:p>RP</text:p>
          </table:table-cell>
          <table:table-cell office:value-type="float" office:value="9255">
            <text:p>9255</text:p>
          </table:table-cell>
          <table:table-cell office:value-type="string">
            <text:p>przedsiębiorc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8200536,54.3797128 19.4044897,54.1560613&lt;/coordinates&gt;&lt;/LineString&gt;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</text:p>
          </table:table-cell>
          <table:table-cell office:value-type="string">
            <text:p>Andrzej Piątak</text:p>
          </table:table-cell>
          <table:table-cell office:value-type="string">
            <text:p>02-09-1969</text:p>
          </table:table-cell>
          <table:table-cell office:value-type="float" office:value="42">
            <text:p>42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RP</text:p>
          </table:table-cell>
          <table:table-cell office:value-type="float" office:value="15579">
            <text:p>15579</text:p>
          </table:table-cell>
          <table:table-cell office:value-type="string">
            <text:p>inżynier elektronik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</text:p>
          </table:table-cell>
          <table:table-cell office:value-type="string">
            <text:p>Zofia Popiołek</text:p>
          </table:table-cell>
          <table:table-cell office:value-type="string">
            <text:p>20-06-1952</text:p>
          </table:table-cell>
          <table:table-cell office:value-type="float" office:value="59">
            <text:p>59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18752">
            <text:p>18752</text:p>
          </table:table-cell>
          <table:table-cell office:value-type="string">
            <text:p>administratyw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</text:p>
          </table:table-cell>
          <table:table-cell office:value-type="string">
            <text:p>Marek Poznański</text:p>
          </table:table-cell>
          <table:table-cell office:value-type="string">
            <text:p>14-10-1984</text:p>
          </table:table-cell>
          <table:table-cell office:value-type="float" office:value="27">
            <text:p>27</text:p>
          </table:table-cell>
          <table:table-cell office:value-type="string">
            <text:p>Hrubieszów,Polska</text:p>
          </table:table-cell>
          <table:table-cell office:value-type="string">
            <text:p>50.80518 23.89091</text:p>
          </table:table-cell>
          <table:table-cell office:value-type="string">
            <text:p>RP</text:p>
          </table:table-cell>
          <table:table-cell office:value-type="float" office:value="16640">
            <text:p>16640</text:p>
          </table:table-cell>
          <table:table-cell office:value-type="string">
            <text:p>arche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89091,50.80518 23.4711986,51.1431232&lt;/coordinates&gt;&lt;/LineString&gt;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</text:p>
          </table:table-cell>
          <table:table-cell office:value-type="string">
            <text:p>Andrzej Rozenek</text:p>
          </table:table-cell>
          <table:table-cell office:value-type="string">
            <text:p>17-03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15793">
            <text:p>15793</text:p>
          </table:table-cell>
          <table:table-cell office:value-type="string">
            <text:p>dziennikarz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21.0122287,52.2296756 19.0237815,50.2648919&lt;/coordinates&gt;&lt;/LineString&gt;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</text:p>
          </table:table-cell>
          <table:table-cell office:value-type="string">
            <text:p>Adam Rybakowicz</text:p>
          </table:table-cell>
          <table:table-cell office:value-type="string">
            <text:p>04-04-1984</text:p>
          </table:table-cell>
          <table:table-cell office:value-type="float" office:value="27">
            <text:p>27</text:p>
          </table:table-cell>
          <table:table-cell office:value-type="string">
            <text:p>Augustów,Polska</text:p>
          </table:table-cell>
          <table:table-cell office:value-type="string">
            <text:p>53.8434431 22.9796023</text:p>
          </table:table-cell>
          <table:table-cell office:value-type="string">
            <text:p>RP</text:p>
          </table:table-cell>
          <table:table-cell office:value-type="float" office:value="11792">
            <text:p>1179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796023,53.8434431 23.1688403,53.1324886&lt;/coordinates&gt;&lt;/LineString&gt;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</text:p>
          </table:table-cell>
          <table:table-cell office:value-type="string">
            <text:p>Armand Kamil Ryfiński</text:p>
          </table:table-cell>
          <table:table-cell office:value-type="string">
            <text:p>29-11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7812">
            <text:p>7812</text:p>
          </table:table-cell>
          <table:table-cell office:value-type="string">
            <text:p>ekonomist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</text:p>
          </table:table-cell>
          <table:table-cell office:value-type="string">
            <text:p>Paweł Sajak</text:p>
          </table:table-cell>
          <table:table-cell office:value-type="string">
            <text:p>22-12-1977</text:p>
          </table:table-cell>
          <table:table-cell office:value-type="float" office:value="34">
            <text:p>34</text:p>
          </table:table-cell>
          <table:table-cell office:value-type="string">
            <text:p>Żyrardów,Polska</text:p>
          </table:table-cell>
          <table:table-cell office:value-type="string">
            <text:p>52.048652 20.445988</text:p>
          </table:table-cell>
          <table:table-cell office:value-type="string">
            <text:p>RP</text:p>
          </table:table-cell>
          <table:table-cell office:value-type="float" office:value="7747">
            <text:p>7747</text:p>
          </table:table-cell>
          <table:table-cell office:value-type="string">
            <text:p>elektro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445988,52.048652 19.7065364,52.5463446&lt;/coordinates&gt;&lt;/LineString&gt;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</text:p>
          </table:table-cell>
          <table:table-cell office:value-type="string">
            <text:p>Marek Stolarski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RP</text:p>
          </table:table-cell>
          <table:table-cell office:value-type="float" office:value="12739">
            <text:p>127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</text:p>
          </table:table-cell>
          <table:table-cell office:value-type="string">
            <text:p>Halina Szymiec-Raczyńska</text:p>
          </table:table-cell>
          <table:table-cell office:value-type="string">
            <text:p>14-04-1949</text:p>
          </table:table-cell>
          <table:table-cell office:value-type="float" office:value="62">
            <text:p>62</text:p>
          </table:table-cell>
          <table:table-cell office:value-type="string">
            <text:p>Łazy,Polska</text:p>
          </table:table-cell>
          <table:table-cell office:value-type="string">
            <text:p>50.427118 19.3948375</text:p>
          </table:table-cell>
          <table:table-cell office:value-type="string">
            <text:p>RP</text:p>
          </table:table-cell>
          <table:table-cell office:value-type="float" office:value="12654">
            <text:p>12654</text:p>
          </table:table-cell>
          <table:table-cell office:value-type="string">
            <text:p>lekarz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9.3948375,50.427118 16.2843553,50.7840092&lt;/coordinates&gt;&lt;/LineString&gt;</text:p>
          </table:table-cell>
        </table:table-row>
        <table:table-row table:style-name="ro1">
          <table:table-cell table:number-columns-repeated="8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</text:p>
          </table:table-cell>
          <table:table-cell office:value-type="string">
            <text:p>Maciej Wydrzyński</text:p>
          </table:table-cell>
          <table:table-cell office:value-type="string">
            <text:p>15-12-1974</text:p>
          </table:table-cell>
          <table:table-cell office:value-type="float" office:value="37">
            <text:p>3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5311">
            <text:p>15311</text:p>
          </table:table-cell>
          <table:table-cell office:value-type="string">
            <text:p>przedsiębiorc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0084378,53.1234804 18.5984437,53.0137902&lt;/coordinates&gt;&lt;/LineString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string">
            <text:p>Romuald Ajchler</text:p>
          </table:table-cell>
          <table:table-cell office:value-type="string">
            <text:p>19-01-1949</text:p>
          </table:table-cell>
          <table:table-cell office:value-type="float" office:value="62">
            <text:p>62</text:p>
          </table:table-cell>
          <table:table-cell office:value-type="string">
            <text:p>Duszniki Wlkp.,Polska</text:p>
          </table:table-cell>
          <table:table-cell office:value-type="string">
            <text:p>52.4409114 16.4101614</text:p>
          </table:table-cell>
          <table:table-cell office:value-type="string">
            <text:p>SLD</text:p>
          </table:table-cell>
          <table:table-cell office:value-type="float" office:value="9362">
            <text:p>9362</text:p>
          </table:table-cell>
          <table:table-cell office:value-type="string">
            <text:p>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4101614,52.4409114 16.7382266,53.1509671&lt;/coordinates&gt;&lt;/LineString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string">
            <text:p>Leszek Aleksandrzak</text:p>
          </table:table-cell>
          <table:table-cell office:value-type="string">
            <text:p>08-08-1958</text:p>
          </table:table-cell>
          <table:table-cell office:value-type="float" office:value="53">
            <text:p>53</text:p>
          </table:table-cell>
          <table:table-cell office:value-type="string">
            <text:p>Opatówek,Polska</text:p>
          </table:table-cell>
          <table:table-cell office:value-type="string">
            <text:p>51.73896 18.2160409</text:p>
          </table:table-cell>
          <table:table-cell office:value-type="string">
            <text:p>SLD</text:p>
          </table:table-cell>
          <table:table-cell office:value-type="float" office:value="9941">
            <text:p>9941</text:p>
          </table:table-cell>
          <table:table-cell office:value-type="string">
            <text:p>history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2160409,51.73896 18.0853462,51.7672799&lt;/coordinates&gt;&lt;/LineString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Marek Balt</text:p>
          </table:table-cell>
          <table:table-cell office:value-type="string">
            <text:p>08-04-1973</text:p>
          </table:table-cell>
          <table:table-cell office:value-type="float" office:value="38">
            <text:p>38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SLD</text:p>
          </table:table-cell>
          <table:table-cell office:value-type="float" office:value="5378">
            <text:p>5378</text:p>
          </table:table-cell>
          <table:table-cell office:value-type="string">
            <text:p>inżynier ekonomist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</text:p>
          </table:table-cell>
          <table:table-cell office:value-type="string">
            <text:p>Anna Bańkowska</text:p>
          </table:table-cell>
          <table:table-cell office:value-type="string">
            <text:p>30-04-1946</text:p>
          </table:table-cell>
          <table:table-cell office:value-type="float" office:value="65">
            <text:p>65</text:p>
          </table:table-cell>
          <table:table-cell office:value-type="string">
            <text:p>Żnin,Polska</text:p>
          </table:table-cell>
          <table:table-cell office:value-type="string">
            <text:p>52.8493847 17.719477</text:p>
          </table:table-cell>
          <table:table-cell office:value-type="string">
            <text:p>SLD</text:p>
          </table:table-cell>
          <table:table-cell office:value-type="float" office:value="16203">
            <text:p>16203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719477,52.8493847 18.0084378,53.1234804&lt;/coordinates&gt;&lt;/LineString&gt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Jacek Czerniak</text:p>
          </table:table-cell>
          <table:table-cell office:value-type="string">
            <text:p>30-08-1964</text:p>
          </table:table-cell>
          <table:table-cell office:value-type="float" office:value="47">
            <text:p>47</text:p>
          </table:table-cell>
          <table:table-cell office:value-type="string">
            <text:p>Świdnik,Polska</text:p>
          </table:table-cell>
          <table:table-cell office:value-type="string">
            <text:p>51.2168207 22.6914272</text:p>
          </table:table-cell>
          <table:table-cell office:value-type="string">
            <text:p>SLD</text:p>
          </table:table-cell>
          <table:table-cell office:value-type="float" office:value="5965">
            <text:p>5965</text:p>
          </table:table-cell>
          <table:table-cell office:value-type="string">
            <text:p>polit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6914272,51.2168207 22.5684463,51.2464536&lt;/coordinates&gt;&lt;/LineString&gt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</text:p>
          </table:table-cell>
          <table:table-cell office:value-type="string">
            <text:p>Eugeniusz Czykwin</text:p>
          </table:table-cell>
          <table:table-cell office:value-type="string">
            <text:p>12-09-1949</text:p>
          </table:table-cell>
          <table:table-cell office:value-type="float" office:value="62">
            <text:p>62</text:p>
          </table:table-cell>
          <table:table-cell office:value-type="string">
            <text:p>Orla,Polska</text:p>
          </table:table-cell>
          <table:table-cell office:value-type="string">
            <text:p>52.704839 23.332286</text:p>
          </table:table-cell>
          <table:table-cell office:value-type="string">
            <text:p>SLD</text:p>
          </table:table-cell>
          <table:table-cell office:value-type="float" office:value="14286">
            <text:p>14286</text:p>
          </table:table-cell>
          <table:table-cell office:value-type="string">
            <text:p>dziennikarz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332286,52.704839 23.1688403,53.1324886&lt;/coordinates&gt;&lt;/LineString&gt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Tomasz Garbowski</text:p>
          </table:table-cell>
          <table:table-cell office:value-type="string">
            <text:p>07-01-1979</text:p>
          </table:table-cell>
          <table:table-cell office:value-type="float" office:value="32">
            <text:p>32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SLD</text:p>
          </table:table-cell>
          <table:table-cell office:value-type="float" office:value="6828">
            <text:p>6828</text:p>
          </table:table-cell>
          <table:table-cell office:value-type="string">
            <text:p>history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</text:p>
          </table:table-cell>
          <table:table-cell office:value-type="string">
            <text:p>Tadeusz Iwiński</text:p>
          </table:table-cell>
          <table:table-cell office:value-type="string">
            <text:p>28-10-1944</text:p>
          </table:table-cell>
          <table:table-cell office:value-type="float" office:value="67">
            <text:p>67</text:p>
          </table:table-cell>
          <table:table-cell office:value-type="string">
            <text:p>Piastów,Polska</text:p>
          </table:table-cell>
          <table:table-cell office:value-type="string">
            <text:p>52.1845184 20.8400429</text:p>
          </table:table-cell>
          <table:table-cell office:value-type="string">
            <text:p>SLD</text:p>
          </table:table-cell>
          <table:table-cell office:value-type="float" office:value="11025">
            <text:p>11025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8400429,52.1845184 20.4801193,53.778422&lt;/coordinates&gt;&lt;/LineString&gt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</text:p>
          </table:table-cell>
          <table:table-cell office:value-type="string">
            <text:p>Dariusz Joński</text:p>
          </table:table-cell>
          <table:table-cell office:value-type="string">
            <text:p>12-01-1979</text:p>
          </table:table-cell>
          <table:table-cell office:value-type="float" office:value="32">
            <text:p>3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SLD</text:p>
          </table:table-cell>
          <table:table-cell office:value-type="float" office:value="15164">
            <text:p>15164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</text:p>
          </table:table-cell>
          <table:table-cell office:value-type="string">
            <text:p>Ryszard Kalisz</text:p>
          </table:table-cell>
          <table:table-cell office:value-type="string">
            <text:p>26-02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53451">
            <text:p>53451</text:p>
          </table:table-cell>
          <table:table-cell office:value-type="string">
            <text:p>adwokat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</text:p>
          </table:table-cell>
          <table:table-cell office:value-type="string">
            <text:p>Tomasz Kamiński</text:p>
          </table:table-cell>
          <table:table-cell office:value-type="string">
            <text:p>27-10-1979</text:p>
          </table:table-cell>
          <table:table-cell office:value-type="float" office:value="32">
            <text:p>32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SLD</text:p>
          </table:table-cell>
          <table:table-cell office:value-type="float" office:value="8410">
            <text:p>8410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</text:p>
          </table:table-cell>
          <table:table-cell office:value-type="string">
            <text:p>Witold Klepacz</text:p>
          </table:table-cell>
          <table:table-cell office:value-type="string">
            <text:p>07-07-1953</text:p>
          </table:table-cell>
          <table:table-cell office:value-type="float" office:value="58">
            <text:p>58</text:p>
          </table:table-cell>
          <table:table-cell office:value-type="string">
            <text:p>Kłobuck,Polska</text:p>
          </table:table-cell>
          <table:table-cell office:value-type="string">
            <text:p>50.9009168 18.9367931</text:p>
          </table:table-cell>
          <table:table-cell office:value-type="string">
            <text:p>SLD</text:p>
          </table:table-cell>
          <table:table-cell office:value-type="float" office:value="6817">
            <text:p>6817</text:p>
          </table:table-cell>
          <table:table-cell office:value-type="string">
            <text:p>inżynier budownictw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8.9367931,50.9009168 19.1040791,50.2862638&lt;/coordinates&gt;&lt;/LineString&gt;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K</text:p>
          </table:table-cell>
          <table:table-cell office:value-type="string">
            <text:p>Krystyna Łybacka</text:p>
          </table:table-cell>
          <table:table-cell office:value-type="string">
            <text:p>10-02-1946</text:p>
          </table:table-cell>
          <table:table-cell office:value-type="float" office:value="65">
            <text:p>65</text:p>
          </table:table-cell>
          <table:table-cell office:value-type="string">
            <text:p>Jutrosin,Polska</text:p>
          </table:table-cell>
          <table:table-cell office:value-type="string">
            <text:p>51.6522585 17.1688525</text:p>
          </table:table-cell>
          <table:table-cell office:value-type="string">
            <text:p>SLD</text:p>
          </table:table-cell>
          <table:table-cell office:value-type="float" office:value="16616">
            <text:p>16616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7.1688525,51.6522585 16.9251681,52.406374&lt;/coordinates&gt;&lt;/LineString&gt;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</text:p>
          </table:table-cell>
          <table:table-cell office:value-type="string">
            <text:p>Zbigniew Matuszczak</text:p>
          </table:table-cell>
          <table:table-cell office:value-type="string">
            <text:p>21-09-1962</text:p>
          </table:table-cell>
          <table:table-cell office:value-type="float" office:value="49">
            <text:p>49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LD</text:p>
          </table:table-cell>
          <table:table-cell office:value-type="float" office:value="8017">
            <text:p>8017</text:p>
          </table:table-cell>
          <table:table-cell office:value-type="string">
            <text:p>prawni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</text:p>
          </table:table-cell>
          <table:table-cell office:value-type="string">
            <text:p>Leszek Miller</text:p>
          </table:table-cell>
          <table:table-cell office:value-type="string">
            <text:p>03-07-1946</text:p>
          </table:table-cell>
          <table:table-cell office:value-type="float" office:value="65">
            <text:p>65</text:p>
          </table:table-cell>
          <table:table-cell office:value-type="string">
            <text:p>Zyrardów,Polska</text:p>
          </table:table-cell>
          <table:table-cell office:value-type="string">
            <text:p>52.048652 20.445988</text:p>
          </table:table-cell>
          <table:table-cell office:value-type="string">
            <text:p>SLD</text:p>
          </table:table-cell>
          <table:table-cell office:value-type="float" office:value="18038">
            <text:p>18038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0.445988,52.048652 18.5305409,54.5188898&lt;/coordinates&gt;&lt;/LineString&gt;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</text:p>
          </table:table-cell>
          <table:table-cell office:value-type="string">
            <text:p>Grzegorz Napieralski</text:p>
          </table:table-cell>
          <table:table-cell office:value-type="string">
            <text:p>18-03-1974</text:p>
          </table:table-cell>
          <table:table-cell office:value-type="float" office:value="37">
            <text:p>3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SLD</text:p>
          </table:table-cell>
          <table:table-cell office:value-type="float" office:value="23940">
            <text:p>2394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</text:p>
          </table:table-cell>
          <table:table-cell office:value-type="string">
            <text:p>Cezary Olejniczak</text:p>
          </table:table-cell>
          <table:table-cell office:value-type="string">
            <text:p>12-10-1972</text:p>
          </table:table-cell>
          <table:table-cell office:value-type="float" office:value="39">
            <text:p>39</text:p>
          </table:table-cell>
          <table:table-cell office:value-type="string">
            <text:p>Łowicz,Polska</text:p>
          </table:table-cell>
          <table:table-cell office:value-type="string">
            <text:p>52.1067916 19.9453744</text:p>
          </table:table-cell>
          <table:table-cell office:value-type="string">
            <text:p>SLD</text:p>
          </table:table-cell>
          <table:table-cell office:value-type="float" office:value="7082">
            <text:p>708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9453744,52.1067916 18.7302994,51.5956014&lt;/coordinates&gt;&lt;/LineString&gt;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</text:p>
          </table:table-cell>
          <table:table-cell office:value-type="string">
            <text:p>Artur Ostrowski</text:p>
          </table:table-cell>
          <table:table-cell office:value-type="string">
            <text:p>29-08-1968</text:p>
          </table:table-cell>
          <table:table-cell office:value-type="float" office:value="43">
            <text:p>43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SLD</text:p>
          </table:table-cell>
          <table:table-cell office:value-type="float" office:value="7884">
            <text:p>7884</text:p>
          </table:table-cell>
          <table:table-cell office:value-type="string">
            <text:p>nauczyciel polit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K</text:p>
          </table:table-cell>
          <table:table-cell office:value-type="string">
            <text:p>Stanisława Prządka</text:p>
          </table:table-cell>
          <table:table-cell office:value-type="string">
            <text:p>06-05-1943</text:p>
          </table:table-cell>
          <table:table-cell office:value-type="float" office:value="68">
            <text:p>68</text:p>
          </table:table-cell>
          <table:table-cell office:value-type="string">
            <text:p>Karczmiska,Polska</text:p>
          </table:table-cell>
          <table:table-cell office:value-type="string">
            <text:p>53.3013393 23.190032</text:p>
          </table:table-cell>
          <table:table-cell office:value-type="string">
            <text:p>SLD</text:p>
          </table:table-cell>
          <table:table-cell office:value-type="float" office:value="8717">
            <text:p>8717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3.190032,53.3013393 22.2901645,52.1676031&lt;/coordinates&gt;&lt;/LineString&gt;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</text:p>
          </table:table-cell>
          <table:table-cell office:value-type="string">
            <text:p>Małgorzata Sekuła-Szmajdzińska</text:p>
          </table:table-cell>
          <table:table-cell office:value-type="string">
            <text:p>19-04-1956</text:p>
          </table:table-cell>
          <table:table-cell office:value-type="float" office:value="55">
            <text:p>5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15883">
            <text:p>15883</text:p>
          </table:table-cell>
          <table:table-cell office:value-type="string">
            <text:p>adwokat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1.0122287,52.2296756 16.1553231,51.2070067&lt;/coordinates&gt;&lt;/LineString&gt;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Tadeusz Tomaszewski</text:p>
          </table:table-cell>
          <table:table-cell office:value-type="string">
            <text:p>21-02-1959</text:p>
          </table:table-cell>
          <table:table-cell office:value-type="float" office:value="52">
            <text:p>52</text:p>
          </table:table-cell>
          <table:table-cell office:value-type="string">
            <text:p>Niechanowo,Polska</text:p>
          </table:table-cell>
          <table:table-cell office:value-type="string">
            <text:p>52.4648461 17.6781474</text:p>
          </table:table-cell>
          <table:table-cell office:value-type="string">
            <text:p>SLD</text:p>
          </table:table-cell>
          <table:table-cell office:value-type="float" office:value="11267">
            <text:p>11267</text:p>
          </table:table-cell>
          <table:table-cell office:value-type="string">
            <text:p>ekonomista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6781474,52.4648461 18.2510729,52.2230334&lt;/coordinates&gt;&lt;/LineString&gt;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</text:p>
          </table:table-cell>
          <table:table-cell office:value-type="string">
            <text:p>Jerzy Wenderlich</text:p>
          </table:table-cell>
          <table:table-cell office:value-type="string">
            <text:p>22-04-1954</text:p>
          </table:table-cell>
          <table:table-cell office:value-type="float" office:value="57">
            <text:p>57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SLD</text:p>
          </table:table-cell>
          <table:table-cell office:value-type="float" office:value="19078">
            <text:p>19078</text:p>
          </table:table-cell>
          <table:table-cell office:value-type="string">
            <text:p>dziennikarz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</text:p>
          </table:table-cell>
          <table:table-cell office:value-type="string">
            <text:p>Bogusław Wontor</text:p>
          </table:table-cell>
          <table:table-cell office:value-type="string">
            <text:p>29-09-1967</text:p>
          </table:table-cell>
          <table:table-cell office:value-type="float" office:value="44">
            <text:p>44</text:p>
          </table:table-cell>
          <table:table-cell office:value-type="string">
            <text:p>Słubice,Polska</text:p>
          </table:table-cell>
          <table:table-cell office:value-type="string">
            <text:p>52.351065 14.5604649</text:p>
          </table:table-cell>
          <table:table-cell office:value-type="string">
            <text:p>SLD</text:p>
          </table:table-cell>
          <table:table-cell office:value-type="float" office:value="8065">
            <text:p>8065</text:p>
          </table:table-cell>
          <table:table-cell office:value-type="string">
            <text:p>menadżer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4.5604649,52.351065 15.5061862,51.9356214&lt;/coordinates&gt;&lt;/LineString&gt;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</text:p>
          </table:table-cell>
          <table:table-cell office:value-type="string">
            <text:p>Stanisław Wziątek</text:p>
          </table:table-cell>
          <table:table-cell office:value-type="string">
            <text:p>13-11-1959</text:p>
          </table:table-cell>
          <table:table-cell office:value-type="float" office:value="52">
            <text:p>52</text:p>
          </table:table-cell>
          <table:table-cell office:value-type="string">
            <text:p>Połczyn Zdrój,Polska</text:p>
          </table:table-cell>
          <table:table-cell office:value-type="string">
            <text:p>53.767448 16.0917389</text:p>
          </table:table-cell>
          <table:table-cell office:value-type="string">
            <text:p>SLD</text:p>
          </table:table-cell>
          <table:table-cell office:value-type="float" office:value="8838">
            <text:p>8838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0917389,53.767448 16.1714908,54.1943219&lt;/coordinates&gt;&lt;/LineString&gt;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</text:p>
          </table:table-cell>
          <table:table-cell office:value-type="string">
            <text:p>Zbyszek Zaborowski</text:p>
          </table:table-cell>
          <table:table-cell office:value-type="string">
            <text:p>26-02-1958</text:p>
          </table:table-cell>
          <table:table-cell office:value-type="float" office:value="53">
            <text:p>53</text:p>
          </table:table-cell>
          <table:table-cell office:value-type="string">
            <text:p>Wilamowice,Polska</text:p>
          </table:table-cell>
          <table:table-cell office:value-type="string">
            <text:p>49.9166289 19.1520875</text:p>
          </table:table-cell>
          <table:table-cell office:value-type="string">
            <text:p>SLD</text:p>
          </table:table-cell>
          <table:table-cell office:value-type="float" office:value="9482">
            <text:p>9482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520875,49.9166289 19.0237815,50.2648919&lt;/coordinates&gt;&lt;/LineString&gt;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</text:p>
          </table:table-cell>
          <table:table-cell office:value-type="string">
            <text:p>Ryszard Zbrzyzny</text:p>
          </table:table-cell>
          <table:table-cell office:value-type="string">
            <text:p>04-05-1955</text:p>
          </table:table-cell>
          <table:table-cell office:value-type="float" office:value="56">
            <text:p>56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SLD</text:p>
          </table:table-cell>
          <table:table-cell office:value-type="float" office:value="11990">
            <text:p>11990</text:p>
          </table:table-cell>
          <table:table-cell office:value-type="string">
            <text:p>inż. gór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wykres wariant #1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/>
          <table:table-cell office:value-type="string">
            <text:p>SLD</text:p>
          </table:table-cell>
          <table:table-cell table:style-name="Default" office:value-type="string">
            <text:p>R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7000">
            <text:p>7000</text:p>
          </table:table-cell>
          <table:table-cell table:number-matrix-columns-spanned="1" table:number-matrix-rows-spanned="8" table:formula="of:=FREQUENCY([.I42:.I68];[.A72:.A79])" office:value-type="float" office:value="4">
            <text:p>4</text:p>
          </table:table-cell>
          <table:table-cell table:style-name="Default" table:number-matrix-columns-spanned="1" table:number-matrix-rows-spanned="8" table:formula="of:=FREQUENCY([.I1:.I40];[.A72:.A79])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9500">
            <text:p>9500</text:p>
          </table:table-cell>
          <table:table-cell office:value-type="float" office:value="9">
            <text:p>9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500">
            <text:p>14500</text:p>
          </table:table-cell>
          <table:table-cell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000">
            <text:p>17000</text:p>
          </table:table-cell>
          <table:table-cell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500">
            <text:p>19500</text:p>
          </table:table-cell>
          <table:table-cell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000">
            <text:p>22000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999000">
            <text:p>999000</text:p>
          </table:table-cell>
          <table:table-cell office:value-type="string">
            <text:p>Pow 22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wykres wariant #2</text:p>
          </table:table-cell>
          <table:table-cell/>
          <table:table-cell office:value-type="string">
            <text:p>SLD</text:p>
          </table:table-cell>
          <table:table-cell table:style-name="Default" office:value-type="string">
            <text:p>R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00">
            <text:p>10000</text:p>
          </table:table-cell>
          <table:table-cell table:number-matrix-columns-spanned="1" table:number-matrix-rows-spanned="5" table:formula="of:=FREQUENCY([.I42:.I68];[.B82:.B85])" office:value-type="float" office:value="14">
            <text:p>14</text:p>
          </table:table-cell>
          <table:table-cell table:style-name="Default" table:number-matrix-columns-spanned="1" table:number-matrix-rows-spanned="5" table:formula="of:=FREQUENCY([.I1:.I40];[.B82:.B85])" office:value-type="float" office:value="11">
            <text:p>1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000">
            <text:p>15000</text:p>
          </table:table-cell>
          <table:table-cell office:value-type="float" office:value="4">
            <text:p>4</text:p>
          </table:table-cell>
          <table:table-cell table:style-name="Default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000">
            <text:p>20000</text:p>
          </table:table-cell>
          <table:table-cell office:value-type="float" office:value="7">
            <text:p>7</text:p>
          </table:table-cell>
          <table:table-cell table:style-name="Default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000">
            <text:p>100000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9"/>
        </table:table-row>
        <table:table-row table:style-name="ro1" table:number-rows-repeated="29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wykres wariant #3</text:p>
          </table:table-cell>
          <table:table-cell/>
          <table:table-cell office:value-type="string">
            <text:p>sld</text:p>
          </table:table-cell>
          <table:table-cell table:style-name="Default" office:value-type="string">
            <text:p>rp</text:p>
          </table:table-cell>
          <table:table-cell table:number-columns-repeated="9"/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6 i mniej</text:p>
          </table:table-cell>
          <table:table-cell table:number-matrix-columns-spanned="1" table:number-matrix-rows-spanned="9" table:formula="of:=FREQUENCY([.I42:.I68];[.A117:.A124])" office:value-type="float" office:value="2">
            <text:p>2</text:p>
          </table:table-cell>
          <table:table-cell table:style-name="Default" table:number-matrix-columns-spanned="1" table:number-matrix-rows-spanned="9" table:formula="of:=FREQUENCY([.I1:.I40];[.A117:.A124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Default"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20 i w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</table:table>
      <table:database-ranges>
        <table:database-range table:target-range-address="Arkusz1.A1:Arkusz1.AMJ104857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.05.2012</text:date>, <text:time>10:39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1T10:39:22</dc:date>
    <dc:creator>t.przechlewski </dc:creator>
    <meta:generator>LibreOffice/3.3$Linux LibreOffice_project/330m19$Build-401</meta:generator>
    <meta:editing-duration>PT44M45S</meta:editing-duration>
    <meta:editing-cycles>4</meta:editing-cycles>
    <meta:document-statistic meta:table-count="2" meta:cell-count="69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607cm" xlink:href=".." xlink:type="simple" chart:class="chart:bar" chart:style-name="ch1">
        <chart:legend chart:legend-position="end" svg:x="14.533cm" svg:y="4.283cm" chart:style-name="ch2"/>
        <chart:plot-area chart:style-name="ch3" table:cell-range-address="Arkusz2.B71:Arkusz2.D79" chart:data-source-has-labels="both" svg:x="4.282cm" svg:y="-0.2cm" svg:width="11.718cm" svg:height="8.208cm">
          <chartooo:coordinate-region svg:x="4.903cm" svg:y="-0.001cm" svg:width="11.097cm" svg:height="7.362cm"/>
          <chart:axis chart:dimension="x" chart:name="primary-x" chart:style-name="ch4">
            <chart:categories table:cell-range-address="Arkusz2.B72:Arkusz2.B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2.C72:Arkusz2.C79" chart:label-cell-address="Arkusz2.C71:Arkusz2.C71" chart:class="chart:bar">
            <chart:data-point chart:repeated="8"/>
          </chart:series>
          <chart:series chart:style-name="ch8" chart:values-cell-range-address="Arkusz2.D72:Arkusz2.D79" chart:label-cell-address="Arkusz2.D71:Arkusz2.D7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D</text:p>
                <draw:g>
                  <svg:desc>Arkusz2.C71:Arkusz2.C71</svg:desc>
                </draw:g>
              </table:table-cell>
              <table:table-cell office:value-type="string">
                <text:p>RP</text:p>
                <draw:g>
                  <svg:desc>Arkusz2.D71:Arkusz2.D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000</text:p>
                <draw:g>
                  <svg:desc>Arkusz2.B72:Arkusz2.B79</svg:desc>
                </draw:g>
              </table:table-cell>
              <table:table-cell office:value-type="float" office:value="4">
                <text:p>4</text:p>
                <draw:g>
                  <svg:desc>Arkusz2.C72:Arkusz2.C79</svg:desc>
                </draw:g>
              </table:table-cell>
              <table:table-cell office:value-type="float" office:value="1">
                <text:p>1</text:p>
                <draw:g>
                  <svg:desc>Arkusz2.D72:Arkusz2.D79</svg:desc>
                </draw:g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0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w 2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29cm" svg:y="3.98cm" chart:style-name="ch2"/>
        <chart:plot-area chart:style-name="ch3" table:cell-range-address="Arkusz2.B81:Arkusz2.D85" chart:data-source-has-labels="both" svg:x="0.248cm" svg:y="0.656cm" svg:width="13.74cm" svg:height="8.391cm">
          <chartooo:coordinate-region svg:x="0.869cm" svg:y="0.855cm" svg:width="13.119cm" svg:height="7.545cm"/>
          <chart:axis chart:dimension="x" chart:name="primary-x" chart:style-name="ch4">
            <chart:categories table:cell-range-address="Arkusz2.B82:Arkusz2.B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2.C82:Arkusz2.C85" chart:label-cell-address="Arkusz2.C81:Arkusz2.C81" chart:class="chart:bar">
            <chart:data-point chart:repeated="4"/>
          </chart:series>
          <chart:series chart:style-name="ch8" chart:values-cell-range-address="Arkusz2.D82:Arkusz2.D85" chart:label-cell-address="Arkusz2.D81:Arkusz2.D8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D</text:p>
                <draw:g>
                  <svg:desc>Arkusz2.C81:Arkusz2.C81</svg:desc>
                </draw:g>
              </table:table-cell>
              <table:table-cell office:value-type="string">
                <text:p>RP</text:p>
                <draw:g>
                  <svg:desc>Arkusz2.D81:Arkusz2.D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Arkusz2.B82:Arkusz2.B85</svg:desc>
                </draw:g>
              </table:table-cell>
              <table:table-cell office:value-type="float" office:value="14">
                <text:p>14</text:p>
                <draw:g>
                  <svg:desc>Arkusz2.C82:Arkusz2.C85</svg:desc>
                </draw:g>
              </table:table-cell>
              <table:table-cell office:value-type="float" office:value="11">
                <text:p>11</text:p>
                <draw:g>
                  <svg:desc>Arkusz2.D82:Arkusz2.D85</svg:desc>
                </draw:g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4cm" svg:y="3.98cm" chart:style-name="ch2"/>
        <chart:plot-area chart:style-name="ch3" table:cell-range-address="Arkusz2.B116:Arkusz2.D125" chart:data-source-has-labels="both" svg:x="0.77cm" svg:y="0.855cm" svg:width="13.331cm" svg:height="7.545cm">
          <chartooo:coordinate-region svg:x="1.206cm" svg:y="1.054cm" svg:width="12.895cm" svg:height="6.699cm"/>
          <chart:axis chart:dimension="x" chart:name="primary-x" chart:style-name="ch4">
            <chart:categories table:cell-range-address="Arkusz2.B117:Arkusz2.B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2.C117:Arkusz2.C125" chart:label-cell-address="Arkusz2.C116:Arkusz2.C116" chart:class="chart:bar">
            <chart:data-point chart:repeated="9"/>
          </chart:series>
          <chart:series chart:style-name="ch8" chart:values-cell-range-address="Arkusz2.D117:Arkusz2.D125" chart:label-cell-address="Arkusz2.D116:Arkusz2.D116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d</text:p>
                <draw:g>
                  <svg:desc>Arkusz2.C116:Arkusz2.C116</svg:desc>
                </draw:g>
              </table:table-cell>
              <table:table-cell office:value-type="string">
                <text:p>rp</text:p>
                <draw:g>
                  <svg:desc>Arkusz2.D116:Arkusz2.D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i mniej</text:p>
                <draw:g>
                  <svg:desc>Arkusz2.B117:Arkusz2.B125</svg:desc>
                </draw:g>
              </table:table-cell>
              <table:table-cell office:value-type="float" office:value="2">
                <text:p>2</text:p>
                <draw:g>
                  <svg:desc>Arkusz2.C117:Arkusz2.C125</svg:desc>
                </draw:g>
              </table:table-cell>
              <table:table-cell office:value-type="float" office:value="0">
                <text:p>0</text:p>
                <draw:g>
                  <svg:desc>Arkusz2.D117:Arkusz2.D125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 i w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